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굴림" svg:font-family="굴림" style:font-family-generic="modern" style:font-pitch="fixed"/>
    <style:font-face style:name="굴림체" svg:font-family="굴림체" style:font-family-generic="modern" style:font-pitch="fixed"/>
    <style:font-face style:name="돋움" svg:font-family="돋움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5.99cm"/>
    </style:style>
    <style:style style:name="co13" style:family="table-column">
      <style:table-column-properties fo:break-before="auto" style:column-width="8.177cm"/>
    </style:style>
    <style:style style:name="co14" style:family="table-column">
      <style:table-column-properties fo:break-before="auto" style:column-width="5.8cm"/>
    </style:style>
    <style:style style:name="co15" style:family="table-column">
      <style:table-column-properties fo:break-before="auto" style:column-width="4.637cm"/>
    </style:style>
    <style:style style:name="co16" style:family="table-column">
      <style:table-column-properties fo:break-before="auto" style:column-width="5.046cm"/>
    </style:style>
    <style:style style:name="co17" style:family="table-column">
      <style:table-column-properties fo:break-before="auto" style:column-width="5.509cm"/>
    </style:style>
    <style:style style:name="co18" style:family="table-column">
      <style:table-column-properties fo:break-before="auto" style:column-width="6.435cm"/>
    </style:style>
    <style:style style:name="co19" style:family="table-column">
      <style:table-column-properties fo:break-before="auto" style:column-width="7.415cm"/>
    </style:style>
    <style:style style:name="co20" style:family="table-column">
      <style:table-column-properties fo:break-before="auto" style:column-width="4.909cm"/>
    </style:style>
    <style:style style:name="co21" style:family="table-column">
      <style:table-column-properties fo:break-before="auto" style:column-width="3.411cm"/>
    </style:style>
    <style:style style:name="co22" style:family="table-column">
      <style:table-column-properties fo:break-before="auto" style:column-width="5.209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12.947cm"/>
    </style:style>
    <style:style style:name="co25" style:family="table-column">
      <style:table-column-properties fo:break-before="auto" style:column-width="3.14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8.504cm"/>
    </style:style>
    <style:style style:name="co28" style:family="table-column">
      <style:table-column-properties fo:break-before="auto" style:column-width="5.009cm"/>
    </style:style>
    <style:style style:name="co29" style:family="table-column">
      <style:table-column-properties fo:break-before="auto" style:column-width="5.2cm"/>
    </style:style>
    <style:style style:name="co30" style:family="table-column">
      <style:table-column-properties fo:break-before="auto" style:column-width="8.714cm"/>
    </style:style>
    <style:style style:name="co31" style:family="table-column">
      <style:table-column-properties fo:break-before="auto" style:column-width="4.547cm"/>
    </style:style>
    <style:style style:name="co32" style:family="table-column">
      <style:table-column-properties fo:break-before="auto" style:column-width="2.424cm"/>
    </style:style>
    <style:style style:name="co33" style:family="table-column">
      <style:table-column-properties fo:break-before="auto" style:column-width="5.292cm"/>
    </style:style>
    <style:style style:name="co34" style:family="table-column">
      <style:table-column-properties fo:break-before="auto" style:column-width="3.35cm"/>
    </style:style>
    <style:style style:name="co35" style:family="table-column">
      <style:table-column-properties fo:break-before="auto" style:column-width="2.914cm"/>
    </style:style>
    <style:style style:name="co36" style:family="table-column">
      <style:table-column-properties fo:break-before="auto" style:column-width="3.157cm"/>
    </style:style>
    <style:style style:name="co37" style:family="table-column">
      <style:table-column-properties fo:break-before="auto" style:column-width="4.12cm"/>
    </style:style>
    <style:style style:name="co38" style:family="table-column">
      <style:table-column-properties fo:break-before="auto" style:column-width="3.739cm"/>
    </style:style>
    <style:style style:name="co39" style:family="table-column">
      <style:table-column-properties fo:break-before="auto" style:column-width="2.514cm"/>
    </style:style>
    <style:style style:name="co40" style:family="table-column">
      <style:table-column-properties fo:break-before="auto" style:column-width="4.884cm"/>
    </style:style>
    <style:style style:name="co41" style:family="table-column">
      <style:table-column-properties fo:break-before="auto" style:column-width="6.537cm"/>
    </style:style>
    <style:style style:name="co42" style:family="table-column">
      <style:table-column-properties fo:break-before="auto" style:column-width="5.992cm"/>
    </style:style>
    <style:style style:name="co43" style:family="table-column">
      <style:table-column-properties fo:break-before="auto" style:column-width="10.866cm"/>
    </style:style>
    <style:style style:name="co44" style:family="table-column">
      <style:table-column-properties fo:break-before="auto" style:column-width="2.805cm"/>
    </style:style>
    <style:style style:name="co45" style:family="table-column">
      <style:table-column-properties fo:break-before="auto" style:column-width="6.025cm"/>
    </style:style>
    <style:style style:name="co46" style:family="table-column">
      <style:table-column-properties fo:break-before="auto" style:column-width="9.585cm"/>
    </style:style>
    <style:style style:name="co47" style:family="table-column">
      <style:table-column-properties fo:break-before="auto" style:column-width="13.951cm"/>
    </style:style>
    <style:style style:name="co48" style:family="table-column">
      <style:table-column-properties fo:break-before="auto" style:column-width="5.473cm"/>
    </style:style>
    <style:style style:name="co49" style:family="table-column">
      <style:table-column-properties fo:break-before="auto" style:column-width="4.928cm"/>
    </style:style>
    <style:style style:name="co50" style:family="table-column">
      <style:table-column-properties fo:break-before="auto" style:column-width="2.614cm"/>
    </style:style>
    <style:style style:name="co51" style:family="table-column">
      <style:table-column-properties fo:break-before="auto" style:column-width="8.659cm"/>
    </style:style>
    <style:style style:name="co52" style:family="table-column">
      <style:table-column-properties fo:break-before="auto" style:column-width="2.559cm"/>
    </style:style>
    <style:style style:name="co53" style:family="table-column">
      <style:table-column-properties fo:break-before="auto" style:column-width="5.935cm"/>
    </style:style>
    <style:style style:name="co54" style:family="table-column">
      <style:table-column-properties fo:break-before="auto" style:column-width="11.227cm"/>
    </style:style>
    <style:style style:name="co55" style:family="table-column">
      <style:table-column-properties fo:break-before="auto" style:column-width="5.309cm"/>
    </style:style>
    <style:style style:name="co56" style:family="table-column">
      <style:table-column-properties fo:break-before="auto" style:column-width="7.116cm"/>
    </style:style>
    <style:style style:name="co57" style:family="table-column">
      <style:table-column-properties fo:break-before="auto" style:column-width="8.477cm"/>
    </style:style>
    <style:style style:name="co58" style:family="table-column">
      <style:table-column-properties fo:break-before="auto" style:column-width="2.487cm"/>
    </style:style>
    <style:style style:name="co59" style:family="table-column">
      <style:table-column-properties fo:break-before="auto" style:column-width="0.924cm"/>
    </style:style>
    <style:style style:name="co60" style:family="table-column">
      <style:table-column-properties fo:break-before="auto" style:column-width="2.676cm"/>
    </style:style>
    <style:style style:name="co61" style:family="table-column">
      <style:table-column-properties fo:break-before="auto" style:column-width="7.516cm"/>
    </style:style>
    <style:style style:name="co62" style:family="table-column">
      <style:table-column-properties fo:break-before="auto" style:column-width="4.276cm"/>
    </style:style>
    <style:style style:name="co63" style:family="table-column">
      <style:table-column-properties fo:break-before="auto" style:column-width="5.609cm"/>
    </style:style>
    <style:style style:name="co64" style:family="table-column">
      <style:table-column-properties fo:break-before="auto" style:column-width="4.49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1" style:family="table-cell" style:parent-style-name="Default">
      <style:table-cell-properties fo:border="0.74pt solid #000000"/>
    </style:style>
    <style:style style:name="ce7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wrap-option="wrap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/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 style:data-style-name="N115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dddddd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#dddddd" fo:border="0.74pt solid #000000"/>
    </style:style>
    <style:style style:name="ce89" style:family="table-cell" style:parent-style-name="Default">
      <style:table-cell-properties fo:background-color="transparent" fo:border="0.74pt solid #000000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="none"/>
    </style:style>
    <style:style style:name="ce94" style:family="table-cell" style:parent-style-name="Default">
      <style:table-cell-properties style:diagonal-tl-br="none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wrap-option="wrap" fo:border="none"/>
    </style:style>
    <style:style style:name="ce9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ext-properties style:font-name="Liberation Sans1" fo:font-size="14pt" fo:font-weight="bold" style:font-name-asian="Noto Sans CJK SC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/>
    </style:style>
    <style:style style:name="ce114" style:family="table-cell" style:parent-style-name="Default">
      <style:table-cell-properties fo:border="0.74pt solid #000000"/>
      <style:text-properties fo:language="en" fo:country="US"/>
    </style:style>
    <style:style style:name="ce115" style:family="table-cell" style:parent-style-name="Default">
      <style:table-cell-properties fo:border="0.74pt solid #000000"/>
      <style:text-properties fo:language="ia" fo:country="non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ext-properties fo:language="en" fo:country="US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ext-properties style:text-outline="false" style:text-line-through-style="none" style:text-line-through-type="none" style:font-name="굴림체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굴림체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e0ffff"/>
    </style:style>
    <style:style style:name="ce128" style:family="table-cell" style:parent-style-name="Default">
      <style:text-properties fo:color="#999999"/>
    </style:style>
    <style:style style:name="ce129" style:family="table-cell" style:parent-style-name="Default">
      <style:table-cell-properties fo:background-color="transparent"/>
      <style:text-properties fo:color="#666666" fo:font-style="italic" style:font-style-asian="italic" style:font-style-complex="italic"/>
    </style:style>
    <style:style style:name="ce130" style:family="table-cell" style:parent-style-name="Default">
      <style:table-cell-properties fo:background-color="transparent"/>
      <style:text-properties fo:color="#666666" fo:font-style="italic" style:text-underline-style="none" fo:font-weight="normal" style:font-style-asian="italic" style:font-weight-asian="normal" style:font-style-complex="italic" style:font-weight-complex="normal"/>
    </style:style>
    <style:style style:name="ce13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cccccc" fo:border="0.74pt solid #000000"/>
    </style:style>
    <style:style style:name="ce133" style:family="table-cell" style:parent-style-name="Default">
      <style:table-cell-properties style:glyph-orientation-vertical="0" fo:background-color="#ffffd7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ackground-color="#cccccc" fo:border="none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999999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/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115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ddddd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fo:border="0.74pt solid #000000"/>
    </style:style>
    <style:style style:name="ce62" style:family="table-cell" style:parent-style-name="Default">
      <style:table-cell-properties fo:background-color="transparent" fo:border="0.74pt solid #000000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style:diagonal-tl-br="non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fo:border="none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ext-properties style:font-name="Liberation Sans1" fo:font-size="14pt" fo:font-weight="bold" style:font-name-asian="Noto Sans CJK SC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cccccc"/>
    </style:style>
    <style:style style:name="ce81" style:family="table-cell" style:parent-style-name="Default">
      <style:table-cell-properties fo:border="0.74pt solid #000000"/>
      <style:text-properties fo:language="en" fo:country="US"/>
    </style:style>
    <style:style style:name="ce84" style:family="table-cell" style:parent-style-name="Default">
      <style:table-cell-properties fo:border="0.74pt solid #000000"/>
      <style:text-properties fo:language="ia" fo:country="non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ext-properties fo:language="en" fo:country="US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>
      <style:text-properties style:text-outline="false" style:text-line-through-style="none" style:text-line-through-type="none" style:font-name="굴림체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굴림체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e0ffff"/>
    </style:style>
    <style:style style:name="ce103" style:family="table-cell" style:parent-style-name="Default">
      <style:text-properties fo:color="#999999"/>
    </style:style>
    <style:style style:name="ce104" style:family="table-cell" style:parent-style-name="Default">
      <style:table-cell-properties fo:background-color="transparent"/>
      <style:text-properties fo:color="#666666" fo:font-style="italic" style:font-style-asian="italic" style:font-style-complex="italic"/>
    </style:style>
    <style:style style:name="ce105" style:family="table-cell" style:parent-style-name="Default">
      <style:table-cell-properties fo:background-color="transparent"/>
      <style:text-properties fo:color="#666666" fo:font-style="italic" style:text-underline-style="none" fo:font-weight="normal" style:font-style-asian="italic" style:font-weight-asian="normal" style:font-style-complex="italic" style:font-weight-complex="normal"/>
    </style:style>
    <style:style style:name="ce10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cccccc" fo:border="0.74pt solid #000000"/>
    </style:style>
    <style:style style:name="ce108" style:family="table-cell" style:parent-style-name="Default">
      <style:table-cell-properties style:glyph-orientation-vertical="0" fo:background-color="#ffffd7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cccccc" fo:border="non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fo:color="#999999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9.8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2.60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3.54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5.88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fo:font-weight="bold" style:font-name-asian="Noto Sans CJK SC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8" style:family="text">
      <style:text-properties style:font-name-complex="Lohit Devanagari"/>
    </style:style>
    <style:style style:name="T9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fo:font-weight="bold" style:font-name-asian="Noto Sans CJK SC" style:font-size-asian="14pt" style:font-size-complex="14pt" style:font-weight-asian="bold" style:font-weight-complex="bold"/>
    </style:style>
    <style:style style:name="T11" style:family="text">
      <style:text-properties fo:font-size="14pt" fo:font-weight="bold" style:font-name-asian="Noto Sans CJK SC" style:font-size-asian="14pt" style:font-size-complex="14pt" style:font-weight-asian="bold" style:font-weight-complex="bold" style:font-name-complex="Lohit Devanagari"/>
    </style:style>
    <style:style style:name="T12" style:family="text">
      <style:text-properties style:font-name-complex="Lohit Devanagari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АналогВход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row table:style-name="ro1">
          <table:table-cell/>
          <table:table-cell office:value-type="string" calcext:value-type="string">
            <text:p><text:span text:style-name="T10">Класс ***.</text:span><text:span text:style-name="T11">AnalogChannel</text:span>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Название: Канал аналогового ввода</text:p>
          </table:table-cell>
          <table:table-cell table:number-columns-repeated="3"/>
          <table:table-cell table:formula="of:=CELL(&quot;col&quot;)-5" office:value-type="float" office:value="1" calcext:value-type="float">
            <text:p>1</text:p>
          </table:table-cell>
          <table:table-cell table:formula="of:=CELL(&quot;col&quot;)-5" office:value-type="float" office:value="2" calcext:value-type="float">
            <text:p>2</text:p>
          </table:table-cell>
          <table:table-cell table:formula="of:=CELL(&quot;col&quot;)-5" office:value-type="float" office:value="3" calcext:value-type="float">
            <text:p>3</text:p>
          </table:table-cell>
          <table:table-cell table:formula="of:=CELL(&quot;col&quot;)-5" office:value-type="float" office:value="4" calcext:value-type="float">
            <text:p>4</text:p>
          </table:table-cell>
          <table:table-cell table:formula="of:=CELL(&quot;col&quot;)-5" office:value-type="float" office:value="5" calcext:value-type="float">
            <text:p>5</text:p>
          </table:table-cell>
          <table:table-cell table:formula="of:=CELL(&quot;col&quot;)-5" office:value-type="float" office:value="6" calcext:value-type="float">
            <text:p>6</text:p>
          </table:table-cell>
          <table:table-cell table:formula="of:=CELL(&quot;col&quot;)-5" office:value-type="float" office:value="7" calcext:value-type="float">
            <text:p>7</text:p>
          </table:table-cell>
          <table:table-cell table:formula="of:=CELL(&quot;col&quot;)-5" office:value-type="float" office:value="8" calcext:value-type="float">
            <text:p>8</text:p>
          </table:table-cell>
          <table:table-cell table:formula="of:=CELL(&quot;col&quot;)-5" office:value-type="float" office:value="9" calcext:value-type="float">
            <text:p>9</text:p>
          </table:table-cell>
          <table:table-cell table:formula="of:=CELL(&quot;col&quot;)-5" office:value-type="float" office:value="10" calcext:value-type="float">
            <text:p>10</text:p>
          </table:table-cell>
          <table:table-cell table:formula="of:=CELL(&quot;col&quot;)-5" office:value-type="float" office:value="11" calcext:value-type="float">
            <text:p>11</text:p>
          </table:table-cell>
          <table:table-cell table:formula="of:=CELL(&quot;col&quot;)-5" office:value-type="float" office:value="12" calcext:value-type="float">
            <text:p>12</text:p>
          </table:table-cell>
          <table:table-cell table:formula="of:=CELL(&quot;col&quot;)-5" office:value-type="float" office:value="13" calcext:value-type="float">
            <text:p>13</text:p>
          </table:table-cell>
          <table:table-cell table:formula="of:=CELL(&quot;col&quot;)-5" office:value-type="float" office:value="14" calcext:value-type="float">
            <text:p>14</text:p>
          </table:table-cell>
          <table:table-cell table:formula="of:=CELL(&quot;col&quot;)-5" office:value-type="float" office:value="15" calcext:value-type="float">
            <text:p>15</text:p>
          </table:table-cell>
          <table:table-cell table:formula="of:=CELL(&quot;col&quot;)-5" office:value-type="float" office:value="16" calcext:value-type="float">
            <text:p>16</text:p>
          </table:table-cell>
          <table:table-cell table:formula="of:=CELL(&quot;col&quot;)-5" office:value-type="float" office:value="17" calcext:value-type="float">
            <text:p>17</text:p>
          </table:table-cell>
          <table:table-cell table:formula="of:=CELL(&quot;col&quot;)-5" office:value-type="float" office:value="18" calcext:value-type="float">
            <text:p>18</text:p>
          </table:table-cell>
          <table:table-cell table:formula="of:=CELL(&quot;col&quot;)-5" office:value-type="float" office:value="19" calcext:value-type="float">
            <text:p>19</text:p>
          </table:table-cell>
          <table:table-cell table:formula="of:=CELL(&quot;col&quot;)-5" office:value-type="float" office:value="20" calcext:value-type="float">
            <text:p>20</text:p>
          </table:table-cell>
          <table:table-cell table:formula="of:=CELL(&quot;col&quot;)-5" office:value-type="float" office:value="21" calcext:value-type="float">
            <text:p>21</text:p>
          </table:table-cell>
          <table:table-cell table:formula="of:=CELL(&quot;col&quot;)-5" office:value-type="float" office:value="22" calcext:value-type="float">
            <text:p>22</text:p>
          </table:table-cell>
          <table:table-cell table:formula="of:=CELL(&quot;col&quot;)-5" office:value-type="float" office:value="23" calcext:value-type="float">
            <text:p>23</text:p>
          </table:table-cell>
          <table:table-cell table:formula="of:=CELL(&quot;col&quot;)-5" office:value-type="float" office:value="24" calcext:value-type="float">
            <text:p>24</text:p>
          </table:table-cell>
          <table:table-cell table:formula="of:=CELL(&quot;col&quot;)-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Поля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 calcext:value-type="string">
            <text:p>Название рус.</text:p>
          </table:table-cell>
          <table:table-cell table:number-columns-repeated="2"/>
          <table:table-cell office:value-type="string" calcext:value-type="string">
            <text:p>ПоложениеНапрАпп</text:p>
          </table:table-cell>
          <table:table-cell office:value-type="string" calcext:value-type="string">
            <text:p>ПоложениеППК</text:p>
          </table:table-cell>
          <table:table-cell office:value-type="string" calcext:value-type="string">
            <text:p>СистемнДавл</text:p>
          </table:table-cell>
          <table:table-cell office:value-type="string" calcext:value-type="string">
            <text:p>Давл3Ступени</text:p>
          </table:table-cell>
          <table:table-cell office:value-type="string" calcext:value-type="string">
            <text:p>ДавлМасла</text:p>
          </table:table-cell>
          <table:table-cell office:value-type="string" calcext:value-type="string">
            <text:p>Вибр1Ступени</text:p>
          </table:table-cell>
          <table:table-cell office:value-type="string" calcext:value-type="string">
            <text:p>Вибр2Ступени</text:p>
          </table:table-cell>
          <table:table-cell office:value-type="string" calcext:value-type="string">
            <text:p>Вибр3Ступени</text:p>
          </table:table-cell>
          <table:table-cell office:value-type="string" calcext:value-type="string">
            <text:p>ПерепадФильтрМасла</text:p>
          </table:table-cell>
          <table:table-cell office:value-type="string" calcext:value-type="string">
            <text:p>ТокДвигателя</text:p>
          </table:table-cell>
          <table:table-cell office:value-type="string" calcext:value-type="string">
            <text:p>ДавлОхлаждВоды</text:p>
          </table:table-cell>
          <table:table-cell office:value-type="string" calcext:value-type="string">
            <text:p>ВибрПриводнПодшипнДвиг</text:p>
          </table:table-cell>
          <table:table-cell office:value-type="string" calcext:value-type="string">
            <text:p>ВибрНеприводнПодшипнДвиг</text:p>
          </table:table-cell>
          <table:table-cell office:value-type="string" calcext:value-type="string">
            <text:p>ТемпМасла</text:p>
          </table:table-cell>
          <table:table-cell office:value-type="string" calcext:value-type="string">
            <text:p>ТемпНаВходе3Ступени</text:p>
          </table:table-cell>
          <table:table-cell office:value-type="string" calcext:value-type="string">
            <text:p>ТемпМаслобак</text:p>
          </table:table-cell>
          <table:table-cell office:value-type="string" calcext:value-type="string">
            <text:p>ТемпОбмоткиR</text:p>
          </table:table-cell>
          <table:table-cell office:value-type="string" calcext:value-type="string">
            <text:p>ТемпПриводнПодшипнДвиг</text:p>
          </table:table-cell>
          <table:table-cell office:value-type="string" calcext:value-type="string">
            <text:p>ТемпНеприводнПодшипнДвиг</text:p>
          </table:table-cell>
          <table:table-cell office:value-type="string" calcext:value-type="string">
            <text:p>ТемпНаВходе2Ступени</text:p>
          </table:table-cell>
          <table:table-cell office:value-type="string" calcext:value-type="string">
            <text:p>ТемпНаВыходеСтуп1</text:p>
          </table:table-cell>
          <table:table-cell office:value-type="string" calcext:value-type="string">
            <text:p>ТемпНаВыходеСтуп2</text:p>
          </table:table-cell>
          <table:table-cell office:value-type="string" calcext:value-type="string">
            <text:p>ТемпНаВыходеСтуп3</text:p>
          </table:table-cell>
          <table:table-cell office:value-type="string" calcext:value-type="string">
            <text:p>ТемпОхлаждВоды</text:p>
          </table:table-cell>
          <table:table-cell office:value-type="string" calcext:value-type="string">
            <text:p>ТемпОбратнойВоды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Название анг.</text:p>
          </table:table-cell>
          <table:table-cell table:number-columns-repeated="2"/>
          <table:table-cell table:formula="of:=CONCATENATE(&quot;ai&quot;;[.F2];&quot;_&quot;;OFFSET([.F5];CELL(&quot;COL&quot;)+22;24-CELL(&quot;COL&quot;)))" office:value-type="string" office:string-value="ai1_IGVposition" calcext:value-type="string">
            <text:p>ai1_IGVposition</text:p>
          </table:table-cell>
          <table:table-cell table:formula="of:=CONCATENATE(&quot;ai&quot;;[.G2];&quot;_&quot;;OFFSET([.G5];CELL(&quot;COL&quot;)+22;24-CELL(&quot;COL&quot;)))" office:value-type="string" office:string-value="ai2_BOVposition" calcext:value-type="string">
            <text:p>ai2_BOVposition</text:p>
          </table:table-cell>
          <table:table-cell table:formula="of:=CONCATENATE(&quot;ai&quot;;[.H2];&quot;_&quot;;OFFSET([.H5];CELL(&quot;COL&quot;)+22;24-CELL(&quot;COL&quot;)))" office:value-type="string" office:string-value="ai3_SystemPressure" calcext:value-type="string">
            <text:p>ai3_SystemPressure</text:p>
          </table:table-cell>
          <table:table-cell table:formula="of:=CONCATENATE(&quot;ai&quot;;[.I2];&quot;_&quot;;OFFSET([.I5];CELL(&quot;COL&quot;)+22;24-CELL(&quot;COL&quot;)))" office:value-type="string" office:string-value="ai4_Stage3DischargePressure" calcext:value-type="string">
            <text:p>ai4_Stage3DischargePressure</text:p>
          </table:table-cell>
          <table:table-cell table:formula="of:=CONCATENATE(&quot;ai&quot;;[.J2];&quot;_&quot;;OFFSET([.J5];CELL(&quot;COL&quot;)+22;24-CELL(&quot;COL&quot;)))" office:value-type="string" office:string-value="ai5_OilSupplyPressure" calcext:value-type="string">
            <text:p>ai5_OilSupplyPressure</text:p>
          </table:table-cell>
          <table:table-cell table:formula="of:=CONCATENATE(&quot;ai&quot;;[.K2];&quot;_&quot;;OFFSET([.K5];CELL(&quot;COL&quot;)+22;24-CELL(&quot;COL&quot;)))" office:value-type="string" office:string-value="ai6_Stage1Vibration" calcext:value-type="string">
            <text:p>ai6_Stage1Vibration</text:p>
          </table:table-cell>
          <table:table-cell table:formula="of:=CONCATENATE(&quot;ai&quot;;[.L2];&quot;_&quot;;OFFSET([.L5];CELL(&quot;COL&quot;)+22;24-CELL(&quot;COL&quot;)))" office:value-type="string" office:string-value="ai7_Stage2Vibration" calcext:value-type="string">
            <text:p>ai7_Stage2Vibration</text:p>
          </table:table-cell>
          <table:table-cell table:formula="of:=CONCATENATE(&quot;ai&quot;;[.M2];&quot;_&quot;;OFFSET([.M5];CELL(&quot;COL&quot;)+22;24-CELL(&quot;COL&quot;)))" office:value-type="string" office:string-value="ai8_Stage3Vibration" calcext:value-type="string">
            <text:p>ai8_Stage3Vibration</text:p>
          </table:table-cell>
          <table:table-cell table:formula="of:=CONCATENATE(&quot;ai&quot;;[.N2];&quot;_&quot;;OFFSET([.N5];CELL(&quot;COL&quot;)+22;24-CELL(&quot;COL&quot;)))" office:value-type="string" office:string-value="ai9_OilFilterDiffPressure" calcext:value-type="string">
            <text:p>ai9_OilFilterDiffPressure</text:p>
          </table:table-cell>
          <table:table-cell table:formula="of:=CONCATENATE(&quot;ai&quot;;[.O2];&quot;_&quot;;OFFSET([.O5];CELL(&quot;COL&quot;)+22;24-CELL(&quot;COL&quot;)))" office:value-type="string" office:string-value="ai10_MotorCurrent" calcext:value-type="string">
            <text:p>ai10_MotorCurrent</text:p>
          </table:table-cell>
          <table:table-cell table:formula="of:=CONCATENATE(&quot;ai&quot;;[.P2];&quot;_&quot;;OFFSET([.P5];CELL(&quot;COL&quot;)+22;24-CELL(&quot;COL&quot;)))" office:value-type="string" office:string-value="ai11_CoolingWaterSupplyPressure" calcext:value-type="string">
            <text:p>ai11_CoolingWaterSupplyPressure</text:p>
          </table:table-cell>
          <table:table-cell table:formula="of:=CONCATENATE(&quot;ai&quot;;[.Q2];&quot;_&quot;;OFFSET([.Q5];CELL(&quot;COL&quot;)+22;24-CELL(&quot;COL&quot;)))" office:value-type="string" office:string-value="ai12_MotorBearingDEVibration" calcext:value-type="string">
            <text:p>ai12_MotorBearingDEVibration</text:p>
          </table:table-cell>
          <table:table-cell table:formula="of:=CONCATENATE(&quot;ai&quot;;[.R2];&quot;_&quot;;OFFSET([.R5];CELL(&quot;COL&quot;)+22;24-CELL(&quot;COL&quot;)))" office:value-type="string" office:string-value="ai13_MotorBearingNDEVibration" calcext:value-type="string">
            <text:p>ai13_MotorBearingNDEVibration</text:p>
          </table:table-cell>
          <table:table-cell table:formula="of:=CONCATENATE(&quot;ai&quot;;[.S2];&quot;_&quot;;OFFSET([.S5];CELL(&quot;COL&quot;)+22;24-CELL(&quot;COL&quot;)))" office:value-type="string" office:string-value="ai14_OilSupplyTemperature" calcext:value-type="string">
            <text:p>ai14_OilSupplyTemperature</text:p>
          </table:table-cell>
          <table:table-cell table:formula="of:=CONCATENATE(&quot;ai&quot;;[.T2];&quot;_&quot;;OFFSET([.T5];CELL(&quot;COL&quot;)+22;24-CELL(&quot;COL&quot;)))" office:value-type="string" office:string-value="ai15_Stage3InletTemperature" calcext:value-type="string">
            <text:p>ai15_Stage3InletTemperature</text:p>
          </table:table-cell>
          <table:table-cell table:formula="of:=CONCATENATE(&quot;ai&quot;;[.U2];&quot;_&quot;;OFFSET([.U5];CELL(&quot;COL&quot;)+22;24-CELL(&quot;COL&quot;)))" office:value-type="string" office:string-value="ai16_OilReservoirTemperature" calcext:value-type="string">
            <text:p>ai16_OilReservoirTemperature</text:p>
          </table:table-cell>
          <table:table-cell table:formula="of:=CONCATENATE(&quot;ai&quot;;[.V2];&quot;_&quot;;OFFSET([.V5];CELL(&quot;COL&quot;)+22;24-CELL(&quot;COL&quot;)))" office:value-type="string" office:string-value="ai17_MotorWindingRTemperature" calcext:value-type="string">
            <text:p>ai17_MotorWindingRTemperature</text:p>
          </table:table-cell>
          <table:table-cell table:formula="of:=CONCATENATE(&quot;ai&quot;;[.W2];&quot;_&quot;;OFFSET([.W5];CELL(&quot;COL&quot;)+22;24-CELL(&quot;COL&quot;)))" office:value-type="string" office:string-value="ai18_MotorBearingDETemperature" calcext:value-type="string">
            <text:p>ai18_MotorBearingDETemperature</text:p>
          </table:table-cell>
          <table:table-cell table:formula="of:=CONCATENATE(&quot;ai&quot;;[.X2];&quot;_&quot;;OFFSET([.X5];CELL(&quot;COL&quot;)+22;24-CELL(&quot;COL&quot;)))" office:value-type="string" office:string-value="ai19_MotorBearingNDETemperature" calcext:value-type="string">
            <text:p>ai19_MotorBearingNDETemperature</text:p>
          </table:table-cell>
          <table:table-cell table:formula="of:=CONCATENATE(&quot;ai&quot;;[.Y2];&quot;_&quot;;OFFSET([.Y5];CELL(&quot;COL&quot;)+22;24-CELL(&quot;COL&quot;)))" office:value-type="string" office:string-value="ai20_Stage2InletTemperature" calcext:value-type="string">
            <text:p>ai20_Stage2InletTemperature</text:p>
          </table:table-cell>
          <table:table-cell table:formula="of:=CONCATENATE(&quot;ai&quot;;[.Z2];&quot;_&quot;;OFFSET([.Z5];CELL(&quot;COL&quot;)+22;24-CELL(&quot;COL&quot;)))" office:value-type="string" office:string-value="ai21_N1OutletTemp" calcext:value-type="string">
            <text:p>ai21_N1OutletTemp</text:p>
          </table:table-cell>
          <table:table-cell table:formula="of:=CONCATENATE(&quot;ai&quot;;[.AA2];&quot;_&quot;;OFFSET([.AA5];CELL(&quot;COL&quot;)+22;24-CELL(&quot;COL&quot;)))" office:value-type="string" office:string-value="ai22_N2OutletTemp" calcext:value-type="string">
            <text:p>ai22_N2OutletTemp</text:p>
          </table:table-cell>
          <table:table-cell table:formula="of:=CONCATENATE(&quot;ai&quot;;[.AB2];&quot;_&quot;;OFFSET([.AB5];CELL(&quot;COL&quot;)+22;24-CELL(&quot;COL&quot;)))" office:value-type="string" office:string-value="ai23_N3OutletTemp" calcext:value-type="string">
            <text:p>ai23_N3OutletTemp</text:p>
          </table:table-cell>
          <table:table-cell table:formula="of:=CONCATENATE(&quot;ai&quot;;[.AC2];&quot;_&quot;;OFFSET([.AC5];CELL(&quot;COL&quot;)+22;24-CELL(&quot;COL&quot;)))" office:value-type="string" office:string-value="ai24_CoolingWaterSupplyTemp" calcext:value-type="string">
            <text:p>ai24_CoolingWaterSupplyTemp</text:p>
          </table:table-cell>
          <table:table-cell table:formula="of:=CONCATENATE(&quot;ai&quot;;[.AD2];&quot;_&quot;;OFFSET([.AD5];CELL(&quot;COL&quot;)+22;24-CELL(&quot;COL&quot;)))" office:value-type="string" office:string-value="ai25_CoolingWateReturnTemp" calcext:value-type="string">
            <text:p>ai25_CoolingWateReturnTem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Описание рус.</text:p>
          </table:table-cell>
          <table:table-cell table:number-columns-repeated="2"/>
          <table:table-cell office:value-type="string" calcext:value-type="string">
            <text:p>Положение направляющего аппарата</text:p>
          </table:table-cell>
          <table:table-cell office:value-type="string" calcext:value-type="string">
            <text:p>Положение противопомпажного клапана</text:p>
          </table:table-cell>
          <table:table-cell office:value-type="string" calcext:value-type="string">
            <text:p>Давление на выходе компрессора</text:p>
          </table:table-cell>
          <table:table-cell office:value-type="string" calcext:value-type="string">
            <text:p>Давление на выходе 3 ступени</text:p>
          </table:table-cell>
          <table:table-cell office:value-type="string" calcext:value-type="string">
            <text:p>Давление подачи масла</text:p>
          </table:table-cell>
          <table:table-cell office:value-type="string" calcext:value-type="string">
            <text:p>Вибрация на 1 ступени</text:p>
          </table:table-cell>
          <table:table-cell office:value-type="string" calcext:value-type="string">
            <text:p>Вибрация на 2 ступени</text:p>
          </table:table-cell>
          <table:table-cell office:value-type="string" calcext:value-type="string">
            <text:p>Вибрация на 3 ступени</text:p>
          </table:table-cell>
          <table:table-cell office:value-type="string" calcext:value-type="string">
            <text:p>Перепад давления на фильтре масла</text:p>
          </table:table-cell>
          <table:table-cell office:value-type="string" calcext:value-type="string">
            <text:p>Ток двигателя</text:p>
          </table:table-cell>
          <table:table-cell office:value-type="string" calcext:value-type="string">
            <text:p>Давление охлаждающей воды</text:p>
          </table:table-cell>
          <table:table-cell office:value-type="string" calcext:value-type="string">
            <text:p>Вибрация подшипника приводного конца двигателя</text:p>
          </table:table-cell>
          <table:table-cell office:value-type="string" calcext:value-type="string">
            <text:p>Вибрация подшипника неприводного конца двигателя</text:p>
          </table:table-cell>
          <table:table-cell office:value-type="string" calcext:value-type="string">
            <text:p>Температура масла в редукторе</text:p>
          </table:table-cell>
          <table:table-cell office:value-type="string" calcext:value-type="string">
            <text:p>Температура на входе 3-ей ступени</text:p>
          </table:table-cell>
          <table:table-cell office:value-type="string" calcext:value-type="string">
            <text:p>Температура в маслобаке</text:p>
          </table:table-cell>
          <table:table-cell office:value-type="string" calcext:value-type="string">
            <text:p>Температура обмотки R</text:p>
          </table:table-cell>
          <table:table-cell office:value-type="string" calcext:value-type="string">
            <text:p>Температура подшипника приводного конца двигателя</text:p>
          </table:table-cell>
          <table:table-cell office:value-type="string" calcext:value-type="string">
            <text:p>Температура подшипника неприводного конца двигателя</text:p>
          </table:table-cell>
          <table:table-cell office:value-type="string" calcext:value-type="string">
            <text:p>Температура на входе 2-ой ступени</text:p>
          </table:table-cell>
          <table:table-cell office:value-type="string" calcext:value-type="string">
            <text:p>Температура на выходе 1-ой ступени</text:p>
          </table:table-cell>
          <table:table-cell office:value-type="string" calcext:value-type="string">
            <text:p>Температура на выходе 2-ой ступени</text:p>
          </table:table-cell>
          <table:table-cell office:value-type="string" calcext:value-type="string">
            <text:p>Температура на выходе 3-ей ступени</text:p>
          </table:table-cell>
          <table:table-cell office:value-type="string" calcext:value-type="string">
            <text:p>Температура подаваемой охлаждающей воды</text:p>
          </table:table-cell>
          <table:table-cell office:value-type="string" calcext:value-type="string">
            <text:p>Температура обратной охлаждающей воды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Имя</text:p>
          </table:table-cell>
          <table:table-cell office:value-type="string" calcext:value-type="string">
            <text:p>Описание анг.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Права</text:p>
          </table:table-cell>
          <table:table-cell table:formula="of:=OFFSET([.F7];CELL(&quot;COL&quot;)+20;3-CELL(&quot;COL&quot;))" office:value-type="string" office:string-value="IGV position (Inlet Guide Vane)" calcext:value-type="string">
            <text:p>IGV position (Inlet Guide Vane)</text:p>
          </table:table-cell>
          <table:table-cell table:formula="of:=OFFSET([.G7];CELL(&quot;COL&quot;)+20;3-CELL(&quot;COL&quot;))" office:value-type="string" office:string-value="BOV Position (Blow Off Valve)" calcext:value-type="string">
            <text:p>BOV Position (Blow Off Valve)</text:p>
          </table:table-cell>
          <table:table-cell table:formula="of:=OFFSET([.H7];CELL(&quot;COL&quot;)+20;3-CELL(&quot;COL&quot;))" office:value-type="string" office:string-value="System pressure " calcext:value-type="string">
            <text:p>System pressure </text:p>
          </table:table-cell>
          <table:table-cell table:formula="of:=OFFSET([.I7];CELL(&quot;COL&quot;)+20;3-CELL(&quot;COL&quot;))" office:value-type="string" office:string-value="Stage 3 discharge pressure" calcext:value-type="string">
            <text:p>Stage 3 discharge pressure</text:p>
          </table:table-cell>
          <table:table-cell table:formula="of:=OFFSET([.J7];CELL(&quot;COL&quot;)+20;3-CELL(&quot;COL&quot;))" office:value-type="string" office:string-value="Oil supply pressure" calcext:value-type="string">
            <text:p>Oil supply pressure</text:p>
          </table:table-cell>
          <table:table-cell table:formula="of:=OFFSET([.K7];CELL(&quot;COL&quot;)+20;3-CELL(&quot;COL&quot;))" office:value-type="string" office:string-value="Stage 1 Vibration" calcext:value-type="string">
            <text:p>Stage 1 Vibration</text:p>
          </table:table-cell>
          <table:table-cell table:formula="of:=OFFSET([.L7];CELL(&quot;COL&quot;)+20;3-CELL(&quot;COL&quot;))" office:value-type="string" office:string-value="Stage 2 Vibration" calcext:value-type="string">
            <text:p>Stage 2 Vibration</text:p>
          </table:table-cell>
          <table:table-cell table:formula="of:=OFFSET([.M7];CELL(&quot;COL&quot;)+20;3-CELL(&quot;COL&quot;))" office:value-type="string" office:string-value="Stage 3 Vibration" calcext:value-type="string">
            <text:p>Stage 3 Vibration</text:p>
          </table:table-cell>
          <table:table-cell table:formula="of:=OFFSET([.N7];CELL(&quot;COL&quot;)+20;3-CELL(&quot;COL&quot;))" office:value-type="string" office:string-value="Oil filter diff pressure  " calcext:value-type="string">
            <text:p>Oil filter diff pressure <text:s/></text:p>
          </table:table-cell>
          <table:table-cell table:formula="of:=OFFSET([.O7];CELL(&quot;COL&quot;)+20;3-CELL(&quot;COL&quot;))" office:value-type="string" office:string-value="Motor current" calcext:value-type="string">
            <text:p>Motor current</text:p>
          </table:table-cell>
          <table:table-cell table:formula="of:=OFFSET([.P7];CELL(&quot;COL&quot;)+20;3-CELL(&quot;COL&quot;))" office:value-type="string" office:string-value="Cooling water supply pressure" calcext:value-type="string">
            <text:p>Cooling water supply pressure</text:p>
          </table:table-cell>
          <table:table-cell table:formula="of:=OFFSET([.Q7];CELL(&quot;COL&quot;)+20;3-CELL(&quot;COL&quot;))" office:value-type="string" office:string-value="Motor bearing Drive End (DE) vibration" calcext:value-type="string">
            <text:p>Motor bearing Drive End (DE) vibration</text:p>
          </table:table-cell>
          <table:table-cell table:formula="of:=OFFSET([.R7];CELL(&quot;COL&quot;)+20;3-CELL(&quot;COL&quot;))" office:value-type="string" office:string-value="Motor bearing Non-Drive End (NDE) vibration" calcext:value-type="string">
            <text:p>Motor bearing Non-Drive End (NDE) vibration</text:p>
          </table:table-cell>
          <table:table-cell table:formula="of:=OFFSET([.S7];CELL(&quot;COL&quot;)+20;3-CELL(&quot;COL&quot;))" office:value-type="string" office:string-value="Oil supply temperature" calcext:value-type="string">
            <text:p>Oil supply temperature</text:p>
          </table:table-cell>
          <table:table-cell table:formula="of:=OFFSET([.T7];CELL(&quot;COL&quot;)+20;3-CELL(&quot;COL&quot;))" office:value-type="string" office:string-value="Stage 3 inlet temperature" calcext:value-type="string">
            <text:p>Stage 3 inlet temperature</text:p>
          </table:table-cell>
          <table:table-cell table:formula="of:=OFFSET([.U7];CELL(&quot;COL&quot;)+20;3-CELL(&quot;COL&quot;))" office:value-type="string" office:string-value="Oil reservoir temperature" calcext:value-type="string">
            <text:p>Oil reservoir temperature</text:p>
          </table:table-cell>
          <table:table-cell table:formula="of:=OFFSET([.V7];CELL(&quot;COL&quot;)+20;3-CELL(&quot;COL&quot;))" office:value-type="string" office:string-value="Motor winding &quot;R&quot; temperature" calcext:value-type="string">
            <text:p>Motor winding "R" temperature</text:p>
          </table:table-cell>
          <table:table-cell table:formula="of:=OFFSET([.W7];CELL(&quot;COL&quot;)+20;3-CELL(&quot;COL&quot;))" office:value-type="string" office:string-value="Motor bearing &quot;DE&quot; temperature" calcext:value-type="string">
            <text:p>Motor bearing "DE" temperature</text:p>
          </table:table-cell>
          <table:table-cell table:formula="of:=OFFSET([.X7];CELL(&quot;COL&quot;)+20;3-CELL(&quot;COL&quot;))" office:value-type="string" office:string-value="Motor bearing &quot;NDE&quot; temperature" calcext:value-type="string">
            <text:p>Motor bearing "NDE" temperature</text:p>
          </table:table-cell>
          <table:table-cell table:formula="of:=OFFSET([.Y7];CELL(&quot;COL&quot;)+20;3-CELL(&quot;COL&quot;))" office:value-type="string" office:string-value="Stage 2 inlet temperature" calcext:value-type="string">
            <text:p>Stage 2 inlet temperature</text:p>
          </table:table-cell>
          <table:table-cell table:formula="of:=OFFSET([.Z7];CELL(&quot;COL&quot;)+20;3-CELL(&quot;COL&quot;))" office:value-type="string" office:string-value="#1 outlet temp" calcext:value-type="string">
            <text:p>#1 outlet temp</text:p>
          </table:table-cell>
          <table:table-cell table:formula="of:=OFFSET([.AA7];CELL(&quot;COL&quot;)+20;3-CELL(&quot;COL&quot;))" office:value-type="string" office:string-value="#2 outlet temp" calcext:value-type="string">
            <text:p>#2 outlet temp</text:p>
          </table:table-cell>
          <table:table-cell table:formula="of:=OFFSET([.AB7];CELL(&quot;COL&quot;)+20;3-CELL(&quot;COL&quot;))" office:value-type="string" office:string-value="#3 outlet temp" calcext:value-type="string">
            <text:p>#3 outlet temp</text:p>
          </table:table-cell>
          <table:table-cell table:formula="of:=OFFSET([.AC7];CELL(&quot;COL&quot;)+20;3-CELL(&quot;COL&quot;))" office:value-type="string" office:string-value="Cooling water supply temp" calcext:value-type="string">
            <text:p>Cooling water supply temp</text:p>
          </table:table-cell>
          <table:table-cell table:formula="of:=OFFSET([.AD7];CELL(&quot;COL&quot;)+20;3-CELL(&quot;COL&quot;))" office:value-type="string" office:string-value="Cooling water return temp" calcext:value-type="string">
            <text:p>Cooling water return tem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Текущее значение</text:p>
          </table:table-cell>
          <table:table-cell office:value-type="string" calcext:value-type="string">
            <text:p>FLT</text:p>
          </table:table-cell>
          <table:table-cell office:value-type="string" calcext:value-type="string">
            <text:p>R</text:p>
          </table:table-cell>
          <table:table-cell table:style-name="ce52" table:formula="of:=OFFSET([.F8];CELL(&quot;COL&quot;)+19;2-CELL(&quot;COL&quot;))" office:value-type="string" office:string-value="DB6.DBD20" calcext:value-type="string">
            <text:p>DB6.DBD20</text:p>
          </table:table-cell>
          <table:table-cell table:style-name="ce52" table:formula="of:=OFFSET([.G8];CELL(&quot;COL&quot;)+19;2-CELL(&quot;COL&quot;))" office:value-type="string" office:string-value="DB6.DBD24" calcext:value-type="string">
            <text:p>DB6.DBD24</text:p>
          </table:table-cell>
          <table:table-cell table:style-name="ce52" table:formula="of:=OFFSET([.H8];CELL(&quot;COL&quot;)+19;2-CELL(&quot;COL&quot;))" office:value-type="string" office:string-value="DB6.DBD28" calcext:value-type="string">
            <text:p>DB6.DBD28</text:p>
          </table:table-cell>
          <table:table-cell table:style-name="ce52" table:formula="of:=OFFSET([.I8];CELL(&quot;COL&quot;)+19;2-CELL(&quot;COL&quot;))" office:value-type="string" office:string-value="DB6.DBD32" calcext:value-type="string">
            <text:p>DB6.DBD32</text:p>
          </table:table-cell>
          <table:table-cell table:style-name="ce52" table:formula="of:=OFFSET([.J8];CELL(&quot;COL&quot;)+19;2-CELL(&quot;COL&quot;))" office:value-type="string" office:string-value="DB6.DBD36" calcext:value-type="string">
            <text:p>DB6.DBD36</text:p>
          </table:table-cell>
          <table:table-cell table:style-name="ce52" table:formula="of:=OFFSET([.K8];CELL(&quot;COL&quot;)+19;2-CELL(&quot;COL&quot;))" office:value-type="string" office:string-value="DB6.DBD40" calcext:value-type="string">
            <text:p>DB6.DBD40</text:p>
          </table:table-cell>
          <table:table-cell table:style-name="ce52" table:formula="of:=OFFSET([.L8];CELL(&quot;COL&quot;)+19;2-CELL(&quot;COL&quot;))" office:value-type="string" office:string-value="DB6.DBD44" calcext:value-type="string">
            <text:p>DB6.DBD44</text:p>
          </table:table-cell>
          <table:table-cell table:formula="of:=OFFSET([.M8];CELL(&quot;COL&quot;)+19;2-CELL(&quot;COL&quot;))" office:value-type="string" office:string-value="DB6.DBD48" calcext:value-type="string">
            <text:p>DB6.DBD48</text:p>
          </table:table-cell>
          <table:table-cell table:formula="of:=OFFSET([.N8];CELL(&quot;COL&quot;)+19;2-CELL(&quot;COL&quot;))" office:value-type="string" office:string-value="DB6.DBD52" calcext:value-type="string">
            <text:p>DB6.DBD52</text:p>
          </table:table-cell>
          <table:table-cell table:formula="of:=OFFSET([.O8];CELL(&quot;COL&quot;)+19;2-CELL(&quot;COL&quot;))" office:value-type="string" office:string-value="DB6.DBD56" calcext:value-type="string">
            <text:p>DB6.DBD56</text:p>
          </table:table-cell>
          <table:table-cell table:formula="of:=OFFSET([.P8];CELL(&quot;COL&quot;)+19;2-CELL(&quot;COL&quot;))" office:value-type="string" office:string-value="DB6.DBD60" calcext:value-type="string">
            <text:p>DB6.DBD60</text:p>
          </table:table-cell>
          <table:table-cell table:formula="of:=OFFSET([.Q8];CELL(&quot;COL&quot;)+19;2-CELL(&quot;COL&quot;))" office:value-type="string" office:string-value="DB6.DBD64" calcext:value-type="string">
            <text:p>DB6.DBD64</text:p>
          </table:table-cell>
          <table:table-cell table:formula="of:=OFFSET([.R8];CELL(&quot;COL&quot;)+19;2-CELL(&quot;COL&quot;))" office:value-type="string" office:string-value="DB6.DBD68" calcext:value-type="string">
            <text:p>DB6.DBD68</text:p>
          </table:table-cell>
          <table:table-cell table:formula="of:=OFFSET([.S8];CELL(&quot;COL&quot;)+19;2-CELL(&quot;COL&quot;))" office:value-type="string" office:string-value="DB6.DBD80" calcext:value-type="string">
            <text:p>DB6.DBD80</text:p>
          </table:table-cell>
          <table:table-cell table:formula="of:=OFFSET([.T8];CELL(&quot;COL&quot;)+19;2-CELL(&quot;COL&quot;))" office:value-type="string" office:string-value="DB6.DBD84" calcext:value-type="string">
            <text:p>DB6.DBD84</text:p>
          </table:table-cell>
          <table:table-cell table:formula="of:=OFFSET([.U8];CELL(&quot;COL&quot;)+19;2-CELL(&quot;COL&quot;))" office:value-type="string" office:string-value="DB6.DBD88" calcext:value-type="string">
            <text:p>DB6.DBD88</text:p>
          </table:table-cell>
          <table:table-cell table:formula="of:=OFFSET([.V8];CELL(&quot;COL&quot;)+19;2-CELL(&quot;COL&quot;))" office:value-type="string" office:string-value="DB6.DBD92" calcext:value-type="string">
            <text:p>DB6.DBD92</text:p>
          </table:table-cell>
          <table:table-cell table:formula="of:=OFFSET([.W8];CELL(&quot;COL&quot;)+19;2-CELL(&quot;COL&quot;))" office:value-type="string" office:string-value="DB6.DBD96" calcext:value-type="string">
            <text:p>DB6.DBD96</text:p>
          </table:table-cell>
          <table:table-cell table:formula="of:=OFFSET([.X8];CELL(&quot;COL&quot;)+19;2-CELL(&quot;COL&quot;))" office:value-type="string" office:string-value="DB6.DBD100" calcext:value-type="string">
            <text:p>DB6.DBD100</text:p>
          </table:table-cell>
          <table:table-cell table:formula="of:=OFFSET([.Y8];CELL(&quot;COL&quot;)+19;2-CELL(&quot;COL&quot;))" office:value-type="string" office:string-value="DB6.DBD104" calcext:value-type="string">
            <text:p>DB6.DBD104</text:p>
          </table:table-cell>
          <table:table-cell table:formula="of:=OFFSET([.Z8];CELL(&quot;COL&quot;)+19;2-CELL(&quot;COL&quot;))" office:value-type="string" office:string-value="DB6.DBD108" calcext:value-type="string">
            <text:p>DB6.DBD108</text:p>
          </table:table-cell>
          <table:table-cell table:formula="of:=OFFSET([.AA8];CELL(&quot;COL&quot;)+19;2-CELL(&quot;COL&quot;))" office:value-type="string" office:string-value="DB6.DBD112" calcext:value-type="string">
            <text:p>DB6.DBD112</text:p>
          </table:table-cell>
          <table:table-cell table:formula="of:=OFFSET([.AB8];CELL(&quot;COL&quot;)+19;2-CELL(&quot;COL&quot;))" office:value-type="string" office:string-value="DB6.DBD116" calcext:value-type="string">
            <text:p>DB6.DBD116</text:p>
          </table:table-cell>
          <table:table-cell table:formula="of:=OFFSET([.AC8];CELL(&quot;COL&quot;)+19;2-CELL(&quot;COL&quot;))" office:value-type="string" office:string-value="DB6.DBD120" calcext:value-type="string">
            <text:p>DB6.DBD120</text:p>
          </table:table-cell>
          <table:table-cell table:formula="of:=OFFSET([.AD8];CELL(&quot;COL&quot;)+19;2-CELL(&quot;COL&quot;))" office:value-type="string" office:string-value="DB6.DBD124" calcext:value-type="string">
            <text:p>DB6.DBD12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office:annotation draw:style-name="gr1" draw:text-style-name="P2" svg:width="2.899cm" svg:height="5.731cm" svg:x="5.116cm" svg:y="2.266cm" draw:caption-point-x="-0.611cm" draw:caption-point-y="1.509cm">
              <dc:creator>&lt;анонимный&gt;</dc:creator>
              <dc:date>2025-10-30T00:00:00</dc:date>
              <text:p text:style-name="P1"><text:span text:style-name="T1">Размер 16 бит; тип INTn — текущее значение CV умножается на 10^n и округляется: вместо 15,37 получится 154 при n=1 или 1537 при n=2; значение n содержится в поле graduate</text:span></text:p>
            </office:annotation>
            <text:p>CVint</text:p>
          </table:table-cell>
          <table:table-cell office:value-type="string" calcext:value-type="string">
            <text:p>Текущее значение, увеличенное, целое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</text:p>
          </table:table-cell>
          <table:table-cell table:formula="of:=OFFSET([.F9];CELL(&quot;COL&quot;)+18;8-CELL(&quot;COL&quot;))" office:value-type="string" office:string-value="DB3.DBW4" calcext:value-type="string">
            <text:p>DB3.DBW4</text:p>
          </table:table-cell>
          <table:table-cell table:formula="of:=OFFSET([.G9];CELL(&quot;COL&quot;)+18;8-CELL(&quot;COL&quot;))" office:value-type="string" office:string-value="DB3.DBW6" calcext:value-type="string">
            <text:p>DB3.DBW6</text:p>
          </table:table-cell>
          <table:table-cell table:formula="of:=OFFSET([.H9];CELL(&quot;COL&quot;)+18;8-CELL(&quot;COL&quot;))" office:value-type="string" office:string-value="DB3.DBW12" calcext:value-type="string">
            <text:p>DB3.DBW12</text:p>
          </table:table-cell>
          <table:table-cell table:formula="of:=OFFSET([.I9];CELL(&quot;COL&quot;)+18;8-CELL(&quot;COL&quot;))" office:value-type="string" office:string-value="DB3.DBW14" calcext:value-type="string">
            <text:p>DB3.DBW14</text:p>
          </table:table-cell>
          <table:table-cell table:formula="of:=OFFSET([.J9];CELL(&quot;COL&quot;)+18;8-CELL(&quot;COL&quot;))" office:value-type="string" office:string-value="DB3.DBW16" calcext:value-type="string">
            <text:p>DB3.DBW16</text:p>
          </table:table-cell>
          <table:table-cell table:formula="of:=OFFSET([.K9];CELL(&quot;COL&quot;)+18;8-CELL(&quot;COL&quot;))" office:value-type="string" office:string-value="DB3.DBW18" calcext:value-type="string">
            <text:p>DB3.DBW18</text:p>
          </table:table-cell>
          <table:table-cell table:formula="of:=OFFSET([.L9];CELL(&quot;COL&quot;)+18;8-CELL(&quot;COL&quot;))" office:value-type="string" office:string-value="DB3.DBW20" calcext:value-type="string">
            <text:p>DB3.DBW20</text:p>
          </table:table-cell>
          <table:table-cell table:formula="of:=OFFSET([.M9];CELL(&quot;COL&quot;)+18;8-CELL(&quot;COL&quot;))" office:value-type="string" office:string-value="DB3.DBW22" calcext:value-type="string">
            <text:p>DB3.DBW22</text:p>
          </table:table-cell>
          <table:table-cell table:formula="of:=OFFSET([.N9];CELL(&quot;COL&quot;)+18;8-CELL(&quot;COL&quot;))" office:value-type="string" office:string-value="DB3.DBW24" calcext:value-type="string">
            <text:p>DB3.DBW24</text:p>
          </table:table-cell>
          <table:table-cell table:formula="of:=OFFSET([.O9];CELL(&quot;COL&quot;)+18;8-CELL(&quot;COL&quot;))" office:value-type="string" office:string-value="DB3.DBW26" calcext:value-type="string">
            <text:p>DB3.DBW26</text:p>
          </table:table-cell>
          <table:table-cell table:formula="of:=OFFSET([.P9];CELL(&quot;COL&quot;)+18;8-CELL(&quot;COL&quot;))" office:value-type="string" office:string-value="DB3.DBW54" calcext:value-type="string">
            <text:p>DB3.DBW54</text:p>
          </table:table-cell>
          <table:table-cell table:formula="of:=OFFSET([.Q9];CELL(&quot;COL&quot;)+18;8-CELL(&quot;COL&quot;))" office:value-type="string" office:string-value="DB3.DBW50" calcext:value-type="string">
            <text:p>DB3.DBW50</text:p>
          </table:table-cell>
          <table:table-cell table:formula="of:=OFFSET([.R9];CELL(&quot;COL&quot;)+18;8-CELL(&quot;COL&quot;))" office:value-type="string" office:string-value="DB3.DBW52" calcext:value-type="string">
            <text:p>DB3.DBW52</text:p>
          </table:table-cell>
          <table:table-cell table:formula="of:=OFFSET([.S9];CELL(&quot;COL&quot;)+18;8-CELL(&quot;COL&quot;))" office:value-type="string" office:string-value="DB3.DBW28" calcext:value-type="string">
            <text:p>DB3.DBW28</text:p>
          </table:table-cell>
          <table:table-cell table:formula="of:=OFFSET([.T9];CELL(&quot;COL&quot;)+18;8-CELL(&quot;COL&quot;))" office:value-type="string" office:string-value="DB3.DBW30" calcext:value-type="string">
            <text:p>DB3.DBW30</text:p>
          </table:table-cell>
          <table:table-cell table:formula="of:=OFFSET([.U9];CELL(&quot;COL&quot;)+18;8-CELL(&quot;COL&quot;))" office:value-type="string" office:string-value="DB3.DBW32" calcext:value-type="string">
            <text:p>DB3.DBW32</text:p>
          </table:table-cell>
          <table:table-cell table:formula="of:=OFFSET([.V9];CELL(&quot;COL&quot;)+18;8-CELL(&quot;COL&quot;))" office:value-type="string" office:string-value="DB3.DBW34" calcext:value-type="string">
            <text:p>DB3.DBW34</text:p>
          </table:table-cell>
          <table:table-cell table:formula="of:=OFFSET([.W9];CELL(&quot;COL&quot;)+18;8-CELL(&quot;COL&quot;))" office:value-type="string" office:string-value="DB3.DBW36" calcext:value-type="string">
            <text:p>DB3.DBW36</text:p>
          </table:table-cell>
          <table:table-cell table:formula="of:=OFFSET([.X9];CELL(&quot;COL&quot;)+18;8-CELL(&quot;COL&quot;))" office:value-type="string" office:string-value="DB3.DBW38" calcext:value-type="string">
            <text:p>DB3.DBW38</text:p>
          </table:table-cell>
          <table:table-cell table:formula="of:=OFFSET([.Y9];CELL(&quot;COL&quot;)+18;8-CELL(&quot;COL&quot;))" office:value-type="string" office:string-value="DB3.DBW40" calcext:value-type="string">
            <text:p>DB3.DBW40</text:p>
          </table:table-cell>
          <table:table-cell table:formula="of:=OFFSET([.Z9];CELL(&quot;COL&quot;)+18;8-CELL(&quot;COL&quot;))" office:value-type="string" office:string-value="DB3.DBW64" calcext:value-type="string">
            <text:p>DB3.DBW64</text:p>
          </table:table-cell>
          <table:table-cell table:formula="of:=OFFSET([.AA9];CELL(&quot;COL&quot;)+18;8-CELL(&quot;COL&quot;))" office:value-type="string" office:string-value="DB3.DBW66" calcext:value-type="string">
            <text:p>DB3.DBW66</text:p>
          </table:table-cell>
          <table:table-cell table:formula="of:=OFFSET([.AB9];CELL(&quot;COL&quot;)+18;8-CELL(&quot;COL&quot;))" office:value-type="string" office:string-value="DB3.DBW68" calcext:value-type="string">
            <text:p>DB3.DBW68</text:p>
          </table:table-cell>
          <table:table-cell table:formula="of:=OFFSET([.AC9];CELL(&quot;COL&quot;)+18;8-CELL(&quot;COL&quot;))" office:value-type="string" office:string-value="DB3.DBW70" calcext:value-type="string">
            <text:p>DB3.DBW70</text:p>
          </table:table-cell>
          <table:table-cell table:formula="of:=OFFSET([.AD9];CELL(&quot;COL&quot;)+18;8-CELL(&quot;COL&quot;))" office:value-type="string" office:string-value="DB3.DBW72" calcext:value-type="string">
            <text:p>DB3.DBW7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office:annotation draw:style-name="gr2" draw:text-style-name="P2" svg:width="2.899cm" svg:height="10.076cm" svg:x="5.116cm" svg:y="2.717cm" draw:caption-point-x="-0.611cm" draw:caption-point-y="1.51cm">
              <dc:creator>&lt;анонимный&gt;</dc:creator>
              <dc:date>2025-10-30T00:00:00</dc:date>
              <text:p text:style-name="P1"><text:span text:style-name="T1">Размер 16 бит; тип INTn — реальное значение умножается на 10^n и округляется; при n=1 уставка 3 записывается как 30, уставка 6,1 записывается как 61; если уставка не предусмотрена программой ПЛК, то ссылается на специальную переменную, постоянно равную 0, одну для всех каналов без такой уставки</text:span></text:p>
            </office:annotation>
            <text:p>WarnValue</text:p>
          </table:table-cell>
          <table:table-cell office:value-type="string" calcext:value-type="string">
            <text:p>Уставка предупредительного значения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W</text:p>
          </table:table-cell>
          <table:table-cell table:formula="of:=OFFSET([.F10];CELL(&quot;COL&quot;)+17;12-CELL(&quot;COL&quot;))" office:value-type="string" office:string-value="DB3.DBW304" calcext:value-type="string">
            <text:p>DB3.DBW304</text:p>
          </table:table-cell>
          <table:table-cell table:formula="of:=OFFSET([.G10];CELL(&quot;COL&quot;)+17;12-CELL(&quot;COL&quot;))" office:value-type="string" office:string-value="DB3.DBW314" calcext:value-type="string">
            <text:p>DB3.DBW314</text:p>
          </table:table-cell>
          <table:table-cell table:formula="of:=OFFSET([.H10];CELL(&quot;COL&quot;)+17;12-CELL(&quot;COL&quot;))" office:value-type="string" office:string-value="DB3.DBW314" calcext:value-type="string">
            <text:p>DB3.DBW314</text:p>
          </table:table-cell>
          <table:table-cell table:formula="of:=OFFSET([.I10];CELL(&quot;COL&quot;)+17;12-CELL(&quot;COL&quot;))" office:value-type="string" office:string-value="DB3.DBW314" calcext:value-type="string">
            <text:p>DB3.DBW314</text:p>
          </table:table-cell>
          <table:table-cell table:formula="of:=OFFSET([.J10];CELL(&quot;COL&quot;)+17;12-CELL(&quot;COL&quot;))" office:value-type="string" office:string-value="DB3.DBW316" calcext:value-type="string">
            <text:p>DB3.DBW316</text:p>
          </table:table-cell>
          <table:table-cell table:formula="of:=OFFSET([.K10];CELL(&quot;COL&quot;)+17;12-CELL(&quot;COL&quot;))" office:value-type="string" office:string-value="DB3.DBW318" calcext:value-type="string">
            <text:p>DB3.DBW318</text:p>
          </table:table-cell>
          <table:table-cell table:formula="of:=OFFSET([.L10];CELL(&quot;COL&quot;)+17;12-CELL(&quot;COL&quot;))" office:value-type="string" office:string-value="DB3.DBW320" calcext:value-type="string">
            <text:p>DB3.DBW320</text:p>
          </table:table-cell>
          <table:table-cell table:formula="of:=OFFSET([.M10];CELL(&quot;COL&quot;)+17;12-CELL(&quot;COL&quot;))" office:value-type="string" office:string-value="DB3.DBW322" calcext:value-type="string">
            <text:p>DB3.DBW322</text:p>
          </table:table-cell>
          <table:table-cell table:formula="of:=OFFSET([.N10];CELL(&quot;COL&quot;)+17;12-CELL(&quot;COL&quot;))" office:value-type="string" office:string-value="DB3.DBW324" calcext:value-type="string">
            <text:p>DB3.DBW324</text:p>
          </table:table-cell>
          <table:table-cell table:formula="of:=OFFSET([.O10];CELL(&quot;COL&quot;)+17;12-CELL(&quot;COL&quot;))" office:value-type="string" office:string-value="DB3.DBW326" calcext:value-type="string">
            <text:p>DB3.DBW326</text:p>
          </table:table-cell>
          <table:table-cell table:formula="of:=OFFSET([.P10];CELL(&quot;COL&quot;)+17;12-CELL(&quot;COL&quot;))" office:value-type="string" office:string-value="DB3.DBW358" calcext:value-type="string">
            <text:p>DB3.DBW358</text:p>
          </table:table-cell>
          <table:table-cell table:formula="of:=OFFSET([.Q10];CELL(&quot;COL&quot;)+17;12-CELL(&quot;COL&quot;))" office:value-type="string" office:string-value="DB3.DBW354" calcext:value-type="string">
            <text:p>DB3.DBW354</text:p>
          </table:table-cell>
          <table:table-cell table:formula="of:=OFFSET([.R10];CELL(&quot;COL&quot;)+17;12-CELL(&quot;COL&quot;))" office:value-type="string" office:string-value="DB3.DBW356" calcext:value-type="string">
            <text:p>DB3.DBW356</text:p>
          </table:table-cell>
          <table:table-cell table:formula="of:=OFFSET([.S10];CELL(&quot;COL&quot;)+17;12-CELL(&quot;COL&quot;))" office:value-type="string" office:string-value="DB3.DBW328" calcext:value-type="string">
            <text:p>DB3.DBW328</text:p>
          </table:table-cell>
          <table:table-cell table:formula="of:=OFFSET([.T10];CELL(&quot;COL&quot;)+17;12-CELL(&quot;COL&quot;))" office:value-type="string" office:string-value="DB3.DBW330" calcext:value-type="string">
            <text:p>DB3.DBW330</text:p>
          </table:table-cell>
          <table:table-cell table:formula="of:=OFFSET([.U10];CELL(&quot;COL&quot;)+17;12-CELL(&quot;COL&quot;))" office:value-type="string" office:string-value="DB3.DBW332" calcext:value-type="string">
            <text:p>DB3.DBW332</text:p>
          </table:table-cell>
          <table:table-cell table:formula="of:=OFFSET([.V10];CELL(&quot;COL&quot;)+17;12-CELL(&quot;COL&quot;))" office:value-type="string" office:string-value="DB3.DBW334" calcext:value-type="string">
            <text:p>DB3.DBW334</text:p>
          </table:table-cell>
          <table:table-cell table:formula="of:=OFFSET([.W10];CELL(&quot;COL&quot;)+17;12-CELL(&quot;COL&quot;))" office:value-type="string" office:string-value="DB3.DBW344" calcext:value-type="string">
            <text:p>DB3.DBW344</text:p>
          </table:table-cell>
          <table:table-cell table:formula="of:=OFFSET([.X10];CELL(&quot;COL&quot;)+17;12-CELL(&quot;COL&quot;))" office:value-type="string" office:string-value="DB3.DBW346" calcext:value-type="string">
            <text:p>DB3.DBW346</text:p>
          </table:table-cell>
          <table:table-cell table:formula="of:=OFFSET([.Y10];CELL(&quot;COL&quot;)+17;12-CELL(&quot;COL&quot;))" office:value-type="string" office:string-value="DB3.DBW340" calcext:value-type="string">
            <text:p>DB3.DBW340</text:p>
          </table:table-cell>
          <table:table-cell table:formula="of:=OFFSET([.Z10];CELL(&quot;COL&quot;)+17;12-CELL(&quot;COL&quot;))" office:value-type="string" office:string-value="DB3.DBW364" calcext:value-type="string">
            <text:p>DB3.DBW364</text:p>
          </table:table-cell>
          <table:table-cell table:formula="of:=OFFSET([.AA10];CELL(&quot;COL&quot;)+17;12-CELL(&quot;COL&quot;))" office:value-type="string" office:string-value="DB3.DBW364" calcext:value-type="string">
            <text:p>DB3.DBW364</text:p>
          </table:table-cell>
          <table:table-cell table:formula="of:=OFFSET([.AB10];CELL(&quot;COL&quot;)+17;12-CELL(&quot;COL&quot;))" office:value-type="string" office:string-value="DB3.DBW364" calcext:value-type="string">
            <text:p>DB3.DBW364</text:p>
          </table:table-cell>
          <table:table-cell table:formula="of:=OFFSET([.AC10];CELL(&quot;COL&quot;)+17;12-CELL(&quot;COL&quot;))" office:value-type="string" office:string-value="DB3.DBW348" calcext:value-type="string">
            <text:p>DB3.DBW348</text:p>
          </table:table-cell>
          <table:table-cell table:formula="of:=OFFSET([.AD10];CELL(&quot;COL&quot;)+17;12-CELL(&quot;COL&quot;))" office:value-type="string" office:string-value="DB3.DBW350" calcext:value-type="string">
            <text:p>DB3.DBW35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office:annotation draw:style-name="gr2" draw:text-style-name="P2" svg:width="2.899cm" svg:height="10.076cm" svg:x="5.116cm" svg:y="3.169cm" draw:caption-point-x="-0.611cm" draw:caption-point-y="1.51cm">
              <dc:creator>&lt;анонимный&gt;</dc:creator>
              <dc:date>2025-10-30T00:00:00</dc:date>
              <text:p text:style-name="P1"><text:span text:style-name="T1">Размер 16 бит; тип INTn — реальное значение умножается на 10^n и округляется; при n=1 уставка 3 записывается как 30, уставка 6,1 записывается как 61; если уставка не предусмотрена программой ПЛК, то ссылается на специальную переменную, постоянно равную 0, одну для всех каналов без такой уставки</text:span></text:p>
            </office:annotation>
            <text:p>AlarmValue</text:p>
          </table:table-cell>
          <table:table-cell office:value-type="string" calcext:value-type="string">
            <text:p>Уставка аварийного значения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W</text:p>
          </table:table-cell>
          <table:table-cell table:formula="of:=OFFSET([.F11];CELL(&quot;COL&quot;)+16;15-CELL(&quot;COL&quot;))" office:value-type="string" office:string-value="DB3.DBW406" calcext:value-type="string">
            <text:p>DB3.DBW406</text:p>
          </table:table-cell>
          <table:table-cell table:formula="of:=OFFSET([.G11];CELL(&quot;COL&quot;)+16;15-CELL(&quot;COL&quot;))" office:value-type="string" office:string-value="DB3.DBW406" calcext:value-type="string">
            <text:p>DB3.DBW406</text:p>
          </table:table-cell>
          <table:table-cell table:formula="of:=OFFSET([.H11];CELL(&quot;COL&quot;)+16;15-CELL(&quot;COL&quot;))" office:value-type="string" office:string-value="DB3.DBW406" calcext:value-type="string">
            <text:p>DB3.DBW406</text:p>
          </table:table-cell>
          <table:table-cell table:formula="of:=OFFSET([.I11];CELL(&quot;COL&quot;)+16;15-CELL(&quot;COL&quot;))" office:value-type="string" office:string-value="DB3.DBW406" calcext:value-type="string">
            <text:p>DB3.DBW406</text:p>
          </table:table-cell>
          <table:table-cell table:formula="of:=OFFSET([.J11];CELL(&quot;COL&quot;)+16;15-CELL(&quot;COL&quot;))" office:value-type="string" office:string-value="DB3.DBW416" calcext:value-type="string">
            <text:p>DB3.DBW416</text:p>
          </table:table-cell>
          <table:table-cell table:formula="of:=OFFSET([.K11];CELL(&quot;COL&quot;)+16;15-CELL(&quot;COL&quot;))" office:value-type="string" office:string-value="DB3.DBW418" calcext:value-type="string">
            <text:p>DB3.DBW418</text:p>
          </table:table-cell>
          <table:table-cell table:formula="of:=OFFSET([.L11];CELL(&quot;COL&quot;)+16;15-CELL(&quot;COL&quot;))" office:value-type="string" office:string-value="DB3.DBW420" calcext:value-type="string">
            <text:p>DB3.DBW420</text:p>
          </table:table-cell>
          <table:table-cell table:formula="of:=OFFSET([.M11];CELL(&quot;COL&quot;)+16;15-CELL(&quot;COL&quot;))" office:value-type="string" office:string-value="DB3.DBW422" calcext:value-type="string">
            <text:p>DB3.DBW422</text:p>
          </table:table-cell>
          <table:table-cell table:formula="of:=OFFSET([.N11];CELL(&quot;COL&quot;)+16;15-CELL(&quot;COL&quot;))" office:value-type="string" office:string-value="DB3.DBW424" calcext:value-type="string">
            <text:p>DB3.DBW424</text:p>
          </table:table-cell>
          <table:table-cell table:formula="of:=OFFSET([.O11];CELL(&quot;COL&quot;)+16;15-CELL(&quot;COL&quot;))" office:value-type="string" office:string-value="DB3.DBW426" calcext:value-type="string">
            <text:p>DB3.DBW426</text:p>
          </table:table-cell>
          <table:table-cell table:formula="of:=OFFSET([.P11];CELL(&quot;COL&quot;)+16;15-CELL(&quot;COL&quot;))" office:value-type="string" office:string-value="DB3.DBW458" calcext:value-type="string">
            <text:p>DB3.DBW458</text:p>
          </table:table-cell>
          <table:table-cell table:formula="of:=OFFSET([.Q11];CELL(&quot;COL&quot;)+16;15-CELL(&quot;COL&quot;))" office:value-type="string" office:string-value="DB3.DBW454" calcext:value-type="string">
            <text:p>DB3.DBW454</text:p>
          </table:table-cell>
          <table:table-cell table:formula="of:=OFFSET([.R11];CELL(&quot;COL&quot;)+16;15-CELL(&quot;COL&quot;))" office:value-type="string" office:string-value="DB3.DBW456" calcext:value-type="string">
            <text:p>DB3.DBW456</text:p>
          </table:table-cell>
          <table:table-cell table:formula="of:=OFFSET([.S11];CELL(&quot;COL&quot;)+16;15-CELL(&quot;COL&quot;))" office:value-type="string" office:string-value="DB3.DBW428" calcext:value-type="string">
            <text:p>DB3.DBW428</text:p>
          </table:table-cell>
          <table:table-cell table:formula="of:=OFFSET([.T11];CELL(&quot;COL&quot;)+16;15-CELL(&quot;COL&quot;))" office:value-type="string" office:string-value="DB3.DBW430" calcext:value-type="string">
            <text:p>DB3.DBW430</text:p>
          </table:table-cell>
          <table:table-cell table:formula="of:=OFFSET([.U11];CELL(&quot;COL&quot;)+16;15-CELL(&quot;COL&quot;))" office:value-type="string" office:string-value="DB3.DBW414" calcext:value-type="string">
            <text:p>DB3.DBW414</text:p>
          </table:table-cell>
          <table:table-cell table:formula="of:=OFFSET([.V11];CELL(&quot;COL&quot;)+16;15-CELL(&quot;COL&quot;))" office:value-type="string" office:string-value="DB3.DBW434" calcext:value-type="string">
            <text:p>DB3.DBW434</text:p>
          </table:table-cell>
          <table:table-cell table:formula="of:=OFFSET([.W11];CELL(&quot;COL&quot;)+16;15-CELL(&quot;COL&quot;))" office:value-type="string" office:string-value="DB3.DBW444" calcext:value-type="string">
            <text:p>DB3.DBW444</text:p>
          </table:table-cell>
          <table:table-cell table:formula="of:=OFFSET([.X11];CELL(&quot;COL&quot;)+16;15-CELL(&quot;COL&quot;))" office:value-type="string" office:string-value="DB3.DBW446" calcext:value-type="string">
            <text:p>DB3.DBW446</text:p>
          </table:table-cell>
          <table:table-cell table:formula="of:=OFFSET([.Y11];CELL(&quot;COL&quot;)+16;15-CELL(&quot;COL&quot;))" office:value-type="string" office:string-value="DB3.DBW440" calcext:value-type="string">
            <text:p>DB3.DBW440</text:p>
          </table:table-cell>
          <table:table-cell table:formula="of:=OFFSET([.Z11];CELL(&quot;COL&quot;)+16;15-CELL(&quot;COL&quot;))" office:value-type="string" office:string-value="DB3.DBW448" calcext:value-type="string">
            <text:p>DB3.DBW448</text:p>
          </table:table-cell>
          <table:table-cell table:formula="of:=OFFSET([.AA11];CELL(&quot;COL&quot;)+16;15-CELL(&quot;COL&quot;))" office:value-type="string" office:string-value="DB3.DBW448" calcext:value-type="string">
            <text:p>DB3.DBW448</text:p>
          </table:table-cell>
          <table:table-cell table:formula="of:=OFFSET([.AB11];CELL(&quot;COL&quot;)+16;15-CELL(&quot;COL&quot;))" office:value-type="string" office:string-value="DB3.DBW448" calcext:value-type="string">
            <text:p>DB3.DBW448</text:p>
          </table:table-cell>
          <table:table-cell table:formula="of:=OFFSET([.AC11];CELL(&quot;COL&quot;)+16;15-CELL(&quot;COL&quot;))" office:value-type="string" office:string-value="DB3.DBW448" calcext:value-type="string">
            <text:p>DB3.DBW448</text:p>
          </table:table-cell>
          <table:table-cell table:formula="of:=OFFSET([.AD11];CELL(&quot;COL&quot;)+16;15-CELL(&quot;COL&quot;))" office:value-type="string" office:string-value="DB3.DBW448" calcext:value-type="string">
            <text:p>DB3.DBW44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office:annotation draw:style-name="gr3" draw:text-style-name="P2" svg:width="2.899cm" svg:height="6.521cm" svg:x="5.116cm" svg:y="3.621cm" draw:caption-point-x="-0.611cm" draw:caption-point-y="1.509cm">
              <dc:creator>&lt;анонимный&gt;</dc:creator>
              <dc:date>2025-10-30T00:00:00</dc:date>
              <text:p text:style-name="P1"><text:span text:style-name="T1">Показатель степени десяти при формировании целого значения из вещественного; в каждом объекте класса будет свой узел, но ссылаться они будут на одну из трёх специально сделанных переменных</text:span></text:p>
            </office:annotation>
            <text:p>Graduate</text:p>
          </table:table-cell>
          <table:table-cell office:value-type="string" calcext:value-type="string">
            <text:p>Степень 10 для целых значений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</text:p>
          </table:table-cell>
          <table:table-cell table:style-name="ce52" table:formula="of:=CHOOSE(OFFSET([.F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G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H12];CELL(&quot;COL&quot;)+15;9-CELL(&quot;COL&quot;))+1;[.$B$61];[.$B$62];[.$B$63];[.$B$64])" office:value-type="string" office:string-value="MW44" calcext:value-type="string">
            <text:p>MW44</text:p>
          </table:table-cell>
          <table:table-cell table:style-name="ce52" table:formula="of:=CHOOSE(OFFSET([.I12];CELL(&quot;COL&quot;)+15;9-CELL(&quot;COL&quot;))+1;[.$B$61];[.$B$62];[.$B$63];[.$B$64])" office:value-type="string" office:string-value="MW44" calcext:value-type="string">
            <text:p>MW44</text:p>
          </table:table-cell>
          <table:table-cell table:style-name="ce52" table:formula="of:=CHOOSE(OFFSET([.J12];CELL(&quot;COL&quot;)+15;9-CELL(&quot;COL&quot;))+1;[.$B$61];[.$B$62];[.$B$63];[.$B$64])" office:value-type="string" office:string-value="MW44" calcext:value-type="string">
            <text:p>MW44</text:p>
          </table:table-cell>
          <table:table-cell table:style-name="ce52" table:formula="of:=CHOOSE(OFFSET([.K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L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M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N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O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P12];CELL(&quot;COL&quot;)+15;9-CELL(&quot;COL&quot;))+1;[.$B$61];[.$B$62];[.$B$63];[.$B$64])" office:value-type="string" office:string-value="MW44" calcext:value-type="string">
            <text:p>MW44</text:p>
          </table:table-cell>
          <table:table-cell table:style-name="ce52" table:formula="of:=CHOOSE(OFFSET([.Q12];CELL(&quot;COL&quot;)+15;9-CELL(&quot;COL&quot;))+1;[.$B$61];[.$B$62];[.$B$63];[.$B$64])" office:value-type="string" office:string-value="MW44" calcext:value-type="string">
            <text:p>MW44</text:p>
          </table:table-cell>
          <table:table-cell table:style-name="ce52" table:formula="of:=CHOOSE(OFFSET([.R12];CELL(&quot;COL&quot;)+15;9-CELL(&quot;COL&quot;))+1;[.$B$61];[.$B$62];[.$B$63];[.$B$64])" office:value-type="string" office:string-value="MW44" calcext:value-type="string">
            <text:p>MW44</text:p>
          </table:table-cell>
          <table:table-cell table:style-name="ce52" table:formula="of:=CHOOSE(OFFSET([.S12];CELL(&quot;COL&quot;)+15;9-CELL(&quot;COL&quot;))+1;[.$B$61];[.$B$62];[.$B$63];[.$B$64])" office:value-type="string" office:string-value="MW40" calcext:value-type="string">
            <text:p>MW40</text:p>
          </table:table-cell>
          <table:table-cell table:style-name="ce52" table:formula="of:=CHOOSE(OFFSET([.T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U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V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W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X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Y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Z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AA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AB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AC12];CELL(&quot;COL&quot;)+15;9-CELL(&quot;COL&quot;))+1;[.$B$61];[.$B$62];[.$B$63];[.$B$64])" office:value-type="string" office:string-value="MW42" calcext:value-type="string">
            <text:p>MW42</text:p>
          </table:table-cell>
          <table:table-cell table:style-name="ce52" table:formula="of:=CHOOSE(OFFSET([.AD12];CELL(&quot;COL&quot;)+15;9-CELL(&quot;COL&quot;))+1;[.$B$61];[.$B$62];[.$B$63];[.$B$64])" office:value-type="string" office:string-value="MW42" calcext:value-type="string">
            <text:p>MW4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Выполнять обработку данных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table:style-name="ce53" table:formula="of:=OFFSET([.F13];CELL(&quot;COL&quot;)+14;25-CELL(&quot;COL&quot;))" office:value-type="string" office:string-value="DB1.DBX6.0" calcext:value-type="string">
            <text:p>DB1.DBX6.0</text:p>
          </table:table-cell>
          <table:table-cell table:style-name="ce53" table:formula="of:=OFFSET([.G13];CELL(&quot;COL&quot;)+14;25-CELL(&quot;COL&quot;))" office:value-type="string" office:string-value="M188.1" calcext:value-type="string">
            <text:p>M188.1</text:p>
          </table:table-cell>
          <table:table-cell table:style-name="ce53" table:formula="of:=OFFSET([.H13];CELL(&quot;COL&quot;)+14;25-CELL(&quot;COL&quot;))" office:value-type="string" office:string-value="M188.2" calcext:value-type="string">
            <text:p>M188.2</text:p>
          </table:table-cell>
          <table:table-cell table:style-name="ce53" table:formula="of:=OFFSET([.I13];CELL(&quot;COL&quot;)+14;25-CELL(&quot;COL&quot;))" office:value-type="string" office:string-value="M188.3" calcext:value-type="string">
            <text:p>M188.3</text:p>
          </table:table-cell>
          <table:table-cell table:style-name="ce53" table:formula="of:=OFFSET([.J13];CELL(&quot;COL&quot;)+14;25-CELL(&quot;COL&quot;))" office:value-type="string" office:string-value="M188.4" calcext:value-type="string">
            <text:p>M188.4</text:p>
          </table:table-cell>
          <table:table-cell table:style-name="ce53" table:formula="of:=OFFSET([.K13];CELL(&quot;COL&quot;)+14;25-CELL(&quot;COL&quot;))" office:value-type="string" office:string-value="M188.5" calcext:value-type="string">
            <text:p>M188.5</text:p>
          </table:table-cell>
          <table:table-cell table:style-name="ce53" table:formula="of:=OFFSET([.L13];CELL(&quot;COL&quot;)+14;25-CELL(&quot;COL&quot;))" office:value-type="string" office:string-value="M188.6" calcext:value-type="string">
            <text:p>M188.6</text:p>
          </table:table-cell>
          <table:table-cell table:style-name="ce53" table:formula="of:=OFFSET([.M13];CELL(&quot;COL&quot;)+14;25-CELL(&quot;COL&quot;))" office:value-type="string" office:string-value="M188.7" calcext:value-type="string">
            <text:p>M188.7</text:p>
          </table:table-cell>
          <table:table-cell table:style-name="ce53" table:formula="of:=OFFSET([.N13];CELL(&quot;COL&quot;)+14;25-CELL(&quot;COL&quot;))" office:value-type="string" office:string-value="DB1.DBX0.1" calcext:value-type="string">
            <text:p>DB1.DBX0.1</text:p>
          </table:table-cell>
          <table:table-cell table:style-name="ce53" table:formula="of:=OFFSET([.O13];CELL(&quot;COL&quot;)+14;25-CELL(&quot;COL&quot;))" office:value-type="string" office:string-value="M189.1" calcext:value-type="string">
            <text:p>M189.1</text:p>
          </table:table-cell>
          <table:table-cell table:style-name="ce53" table:formula="of:=OFFSET([.P13];CELL(&quot;COL&quot;)+14;25-CELL(&quot;COL&quot;))" office:value-type="string" office:string-value="DB1.DBX10.2" calcext:value-type="string">
            <text:p>DB1.DBX10.2</text:p>
          </table:table-cell>
          <table:table-cell table:style-name="ce53" table:formula="of:=OFFSET([.Q13];CELL(&quot;COL&quot;)+14;25-CELL(&quot;COL&quot;))" office:value-type="string" office:string-value="DB1.DBX10.0" calcext:value-type="string">
            <text:p>DB1.DBX10.0</text:p>
          </table:table-cell>
          <table:table-cell table:style-name="ce53" table:formula="of:=OFFSET([.R13];CELL(&quot;COL&quot;)+14;25-CELL(&quot;COL&quot;))" office:value-type="string" office:string-value="DB1.DBX10.1" calcext:value-type="string">
            <text:p>DB1.DBX10.1</text:p>
          </table:table-cell>
          <table:table-cell table:style-name="ce53" table:formula="of:=OFFSET([.S13];CELL(&quot;COL&quot;)+14;25-CELL(&quot;COL&quot;))" office:value-type="string" office:string-value="M189.5" calcext:value-type="string">
            <text:p>M189.5</text:p>
          </table:table-cell>
          <table:table-cell table:style-name="ce53" table:formula="of:=OFFSET([.T13];CELL(&quot;COL&quot;)+14;25-CELL(&quot;COL&quot;))" office:value-type="string" office:string-value="M189.6" calcext:value-type="string">
            <text:p>M189.6</text:p>
          </table:table-cell>
          <table:table-cell table:style-name="ce53" table:formula="of:=OFFSET([.U13];CELL(&quot;COL&quot;)+14;25-CELL(&quot;COL&quot;))" office:value-type="string" office:string-value="M189.7" calcext:value-type="string">
            <text:p>M189.7</text:p>
          </table:table-cell>
          <table:table-cell table:style-name="ce53" table:formula="of:=OFFSET([.V13];CELL(&quot;COL&quot;)+14;25-CELL(&quot;COL&quot;))" office:value-type="string" office:string-value="DB1.DBX14.5" calcext:value-type="string">
            <text:p>DB1.DBX14.5</text:p>
          </table:table-cell>
          <table:table-cell table:style-name="ce53" table:formula="of:=OFFSET([.W13];CELL(&quot;COL&quot;)+14;25-CELL(&quot;COL&quot;))" office:value-type="string" office:string-value="DB1.DBX14.6" calcext:value-type="string">
            <text:p>DB1.DBX14.6</text:p>
          </table:table-cell>
          <table:table-cell table:style-name="ce53" table:formula="of:=OFFSET([.X13];CELL(&quot;COL&quot;)+14;25-CELL(&quot;COL&quot;))" office:value-type="string" office:string-value="DB1.DBX14.7" calcext:value-type="string">
            <text:p>DB1.DBX14.7</text:p>
          </table:table-cell>
          <table:table-cell table:style-name="ce53" table:formula="of:=OFFSET([.Y13];CELL(&quot;COL&quot;)+14;25-CELL(&quot;COL&quot;))" office:value-type="string" office:string-value="DB1.DBX0.2" calcext:value-type="string">
            <text:p>DB1.DBX0.2</text:p>
          </table:table-cell>
          <table:table-cell table:style-name="ce53" table:formula="of:=OFFSET([.Z13];CELL(&quot;COL&quot;)+14;25-CELL(&quot;COL&quot;))" office:value-type="string" office:string-value="DB1.DBX1.3" calcext:value-type="string">
            <text:p>DB1.DBX1.3</text:p>
          </table:table-cell>
          <table:table-cell table:style-name="ce53" table:formula="of:=OFFSET([.AA13];CELL(&quot;COL&quot;)+14;25-CELL(&quot;COL&quot;))" office:value-type="string" office:string-value="DB1.DBX1.4" calcext:value-type="string">
            <text:p>DB1.DBX1.4</text:p>
          </table:table-cell>
          <table:table-cell table:style-name="ce53" table:formula="of:=OFFSET([.AB13];CELL(&quot;COL&quot;)+14;25-CELL(&quot;COL&quot;))" office:value-type="string" office:string-value="DB1.DBX1.5" calcext:value-type="string">
            <text:p>DB1.DBX1.5</text:p>
          </table:table-cell>
          <table:table-cell table:style-name="ce53" table:formula="of:=OFFSET([.AC13];CELL(&quot;COL&quot;)+14;25-CELL(&quot;COL&quot;))" office:value-type="string" office:string-value="DB1.DBX1.6" calcext:value-type="string">
            <text:p>DB1.DBX1.6</text:p>
          </table:table-cell>
          <table:table-cell table:style-name="ce53" table:formula="of:=OFFSET([.AD13];CELL(&quot;COL&quot;)+14;25-CELL(&quot;COL&quot;))" office:value-type="string" office:string-value="DB1.DBX5.7" calcext:value-type="string">
            <text:p>DB1.DBX5.7</text:p>
          </table:table-cell>
          <table:table-cell table:style-name="ce53"/>
          <table:table-cell table:number-columns-repeated="4"/>
        </table:table-row>
        <table:table-row table:style-name="ro2">
          <table:table-cell/>
          <table:table-cell office:value-type="string" calcext:value-type="string">
            <text:p>WarnUse</text:p>
          </table:table-cell>
          <table:table-cell office:value-type="string" calcext:value-type="string">
            <text:p>Использовать для предупреждения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table:formula="of:=OFFSET([.F14];CELL(&quot;COL&quot;)+13;26-CELL(&quot;COL&quot;))" office:value-type="string" office:string-value="M180.0" calcext:value-type="string">
            <text:p>M180.0</text:p>
          </table:table-cell>
          <table:table-cell table:formula="of:=OFFSET([.G14];CELL(&quot;COL&quot;)+13;26-CELL(&quot;COL&quot;))" office:value-type="string" office:string-value="M180.1" calcext:value-type="string">
            <text:p>M180.1</text:p>
          </table:table-cell>
          <table:table-cell table:formula="of:=OFFSET([.H14];CELL(&quot;COL&quot;)+13;26-CELL(&quot;COL&quot;))" office:value-type="string" office:string-value="M180.2" calcext:value-type="string">
            <text:p>M180.2</text:p>
          </table:table-cell>
          <table:table-cell table:formula="of:=OFFSET([.I14];CELL(&quot;COL&quot;)+13;26-CELL(&quot;COL&quot;))" office:value-type="string" office:string-value="M180.3" calcext:value-type="string">
            <text:p>M180.3</text:p>
          </table:table-cell>
          <table:table-cell table:formula="of:=OFFSET([.J14];CELL(&quot;COL&quot;)+13;26-CELL(&quot;COL&quot;))" office:value-type="string" office:string-value="M180.4" calcext:value-type="string">
            <text:p>M180.4</text:p>
          </table:table-cell>
          <table:table-cell table:formula="of:=OFFSET([.K14];CELL(&quot;COL&quot;)+13;26-CELL(&quot;COL&quot;))" office:value-type="string" office:string-value="M180.5" calcext:value-type="string">
            <text:p>M180.5</text:p>
          </table:table-cell>
          <table:table-cell table:formula="of:=OFFSET([.L14];CELL(&quot;COL&quot;)+13;26-CELL(&quot;COL&quot;))" office:value-type="string" office:string-value="M180.6" calcext:value-type="string">
            <text:p>M180.6</text:p>
          </table:table-cell>
          <table:table-cell table:formula="of:=OFFSET([.M14];CELL(&quot;COL&quot;)+13;26-CELL(&quot;COL&quot;))" office:value-type="string" office:string-value="M180.7" calcext:value-type="string">
            <text:p>M180.7</text:p>
          </table:table-cell>
          <table:table-cell table:formula="of:=OFFSET([.N14];CELL(&quot;COL&quot;)+13;26-CELL(&quot;COL&quot;))" office:value-type="string" office:string-value="DB1.DBX14.3" calcext:value-type="string">
            <text:p>DB1.DBX14.3</text:p>
          </table:table-cell>
          <table:table-cell table:formula="of:=OFFSET([.O14];CELL(&quot;COL&quot;)+13;26-CELL(&quot;COL&quot;))" office:value-type="string" office:string-value="M181.1" calcext:value-type="string">
            <text:p>M181.1</text:p>
          </table:table-cell>
          <table:table-cell table:formula="of:=OFFSET([.P14];CELL(&quot;COL&quot;)+13;26-CELL(&quot;COL&quot;))" office:value-type="string" office:string-value="DB1.DBX11.2" calcext:value-type="string">
            <text:p>DB1.DBX11.2</text:p>
          </table:table-cell>
          <table:table-cell table:formula="of:=OFFSET([.Q14];CELL(&quot;COL&quot;)+13;26-CELL(&quot;COL&quot;))" office:value-type="string" office:string-value="DB1.DBX11.0" calcext:value-type="string">
            <text:p>DB1.DBX11.0</text:p>
          </table:table-cell>
          <table:table-cell table:formula="of:=OFFSET([.R14];CELL(&quot;COL&quot;)+13;26-CELL(&quot;COL&quot;))" office:value-type="string" office:string-value="DB1.DBX11.1" calcext:value-type="string">
            <text:p>DB1.DBX11.1</text:p>
          </table:table-cell>
          <table:table-cell table:formula="of:=OFFSET([.S14];CELL(&quot;COL&quot;)+13;26-CELL(&quot;COL&quot;))" office:value-type="string" office:string-value="M181.5" calcext:value-type="string">
            <text:p>M181.5</text:p>
          </table:table-cell>
          <table:table-cell table:formula="of:=OFFSET([.T14];CELL(&quot;COL&quot;)+13;26-CELL(&quot;COL&quot;))" office:value-type="string" office:string-value="M181.6" calcext:value-type="string">
            <text:p>M181.6</text:p>
          </table:table-cell>
          <table:table-cell table:formula="of:=OFFSET([.U14];CELL(&quot;COL&quot;)+13;26-CELL(&quot;COL&quot;))" office:value-type="string" office:string-value="M181.7" calcext:value-type="string">
            <text:p>M181.7</text:p>
          </table:table-cell>
          <table:table-cell table:formula="of:=OFFSET([.V14];CELL(&quot;COL&quot;)+13;26-CELL(&quot;COL&quot;))" office:value-type="string" office:string-value="DB1.DBX15.0" calcext:value-type="string">
            <text:p>DB1.DBX15.0</text:p>
          </table:table-cell>
          <table:table-cell table:formula="of:=OFFSET([.W14];CELL(&quot;COL&quot;)+13;26-CELL(&quot;COL&quot;))" office:value-type="string" office:string-value="DB1.DBX15.2" calcext:value-type="string">
            <text:p>DB1.DBX15.2</text:p>
          </table:table-cell>
          <table:table-cell table:formula="of:=OFFSET([.X14];CELL(&quot;COL&quot;)+13;26-CELL(&quot;COL&quot;))" office:value-type="string" office:string-value="DB1.DBX15.4" calcext:value-type="string">
            <text:p>DB1.DBX15.4</text:p>
          </table:table-cell>
          <table:table-cell table:formula="of:=OFFSET([.Y14];CELL(&quot;COL&quot;)+13;26-CELL(&quot;COL&quot;))" office:value-type="string" office:string-value="M182.3" calcext:value-type="string">
            <text:p>M182.3</text:p>
          </table:table-cell>
          <table:table-cell table:formula="of:=OFFSET([.Z14];CELL(&quot;COL&quot;)+13;26-CELL(&quot;COL&quot;))" office:value-type="string" office:string-value="M182.4" calcext:value-type="string">
            <text:p>M182.4</text:p>
          </table:table-cell>
          <table:table-cell table:formula="of:=OFFSET([.AA14];CELL(&quot;COL&quot;)+13;26-CELL(&quot;COL&quot;))" office:value-type="string" office:string-value="M182.5" calcext:value-type="string">
            <text:p>M182.5</text:p>
          </table:table-cell>
          <table:table-cell table:formula="of:=OFFSET([.AB14];CELL(&quot;COL&quot;)+13;26-CELL(&quot;COL&quot;))" office:value-type="string" office:string-value="M182.6" calcext:value-type="string">
            <text:p>M182.6</text:p>
          </table:table-cell>
          <table:table-cell table:formula="of:=OFFSET([.AC14];CELL(&quot;COL&quot;)+13;26-CELL(&quot;COL&quot;))" office:value-type="string" office:string-value="DB1.DBX16.6" calcext:value-type="string">
            <text:p>DB1.DBX16.6</text:p>
          </table:table-cell>
          <table:table-cell table:formula="of:=OFFSET([.AD14];CELL(&quot;COL&quot;)+13;26-CELL(&quot;COL&quot;))" office:value-type="string" office:string-value="DB1.DBX17.0" calcext:value-type="string">
            <text:p>DB1.DBX17.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armUse</text:p>
          </table:table-cell>
          <table:table-cell office:value-type="string" calcext:value-type="string">
            <text:p>Использовать для аварии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table:formula="of:=OFFSET([.F15];CELL(&quot;COL&quot;)+12;27-CELL(&quot;COL&quot;))" office:value-type="string" office:string-value="M184.0" calcext:value-type="string">
            <text:p>M184.0</text:p>
          </table:table-cell>
          <table:table-cell table:formula="of:=OFFSET([.G15];CELL(&quot;COL&quot;)+12;27-CELL(&quot;COL&quot;))" office:value-type="string" office:string-value="M184.1" calcext:value-type="string">
            <text:p>M184.1</text:p>
          </table:table-cell>
          <table:table-cell table:formula="of:=OFFSET([.H15];CELL(&quot;COL&quot;)+12;27-CELL(&quot;COL&quot;))" office:value-type="string" office:string-value="M184.2" calcext:value-type="string">
            <text:p>M184.2</text:p>
          </table:table-cell>
          <table:table-cell table:formula="of:=OFFSET([.I15];CELL(&quot;COL&quot;)+12;27-CELL(&quot;COL&quot;))" office:value-type="string" office:string-value="M184.3" calcext:value-type="string">
            <text:p>M184.3</text:p>
          </table:table-cell>
          <table:table-cell table:formula="of:=OFFSET([.J15];CELL(&quot;COL&quot;)+12;27-CELL(&quot;COL&quot;))" office:value-type="string" office:string-value="M184.4" calcext:value-type="string">
            <text:p>M184.4</text:p>
          </table:table-cell>
          <table:table-cell table:formula="of:=OFFSET([.K15];CELL(&quot;COL&quot;)+12;27-CELL(&quot;COL&quot;))" office:value-type="string" office:string-value="M184.5" calcext:value-type="string">
            <text:p>M184.5</text:p>
          </table:table-cell>
          <table:table-cell table:formula="of:=OFFSET([.L15];CELL(&quot;COL&quot;)+12;27-CELL(&quot;COL&quot;))" office:value-type="string" office:string-value="M184.6" calcext:value-type="string">
            <text:p>M184.6</text:p>
          </table:table-cell>
          <table:table-cell table:formula="of:=OFFSET([.M15];CELL(&quot;COL&quot;)+12;27-CELL(&quot;COL&quot;))" office:value-type="string" office:string-value="M184.7" calcext:value-type="string">
            <text:p>M184.7</text:p>
          </table:table-cell>
          <table:table-cell table:formula="of:=OFFSET([.N15];CELL(&quot;COL&quot;)+12;27-CELL(&quot;COL&quot;))" office:value-type="string" office:string-value="M185.0" calcext:value-type="string">
            <text:p>M185.0</text:p>
          </table:table-cell>
          <table:table-cell table:formula="of:=OFFSET([.O15];CELL(&quot;COL&quot;)+12;27-CELL(&quot;COL&quot;))" office:value-type="string" office:string-value="DB1.DBX14.4" calcext:value-type="string">
            <text:p>DB1.DBX14.4</text:p>
          </table:table-cell>
          <table:table-cell table:formula="of:=OFFSET([.P15];CELL(&quot;COL&quot;)+12;27-CELL(&quot;COL&quot;))" office:value-type="string" office:string-value="M185.2" calcext:value-type="string">
            <text:p>M185.2</text:p>
          </table:table-cell>
          <table:table-cell table:formula="of:=OFFSET([.Q15];CELL(&quot;COL&quot;)+12;27-CELL(&quot;COL&quot;))" office:value-type="string" office:string-value="DB1.DBX12.0" calcext:value-type="string">
            <text:p>DB1.DBX12.0</text:p>
          </table:table-cell>
          <table:table-cell table:formula="of:=OFFSET([.R15];CELL(&quot;COL&quot;)+12;27-CELL(&quot;COL&quot;))" office:value-type="string" office:string-value="DB1.DBX12.1" calcext:value-type="string">
            <text:p>DB1.DBX12.1</text:p>
          </table:table-cell>
          <table:table-cell table:formula="of:=OFFSET([.S15];CELL(&quot;COL&quot;)+12;27-CELL(&quot;COL&quot;))" office:value-type="string" office:string-value="M185.5" calcext:value-type="string">
            <text:p>M185.5</text:p>
          </table:table-cell>
          <table:table-cell table:formula="of:=OFFSET([.T15];CELL(&quot;COL&quot;)+12;27-CELL(&quot;COL&quot;))" office:value-type="string" office:string-value="M185.6" calcext:value-type="string">
            <text:p>M185.6</text:p>
          </table:table-cell>
          <table:table-cell table:formula="of:=OFFSET([.U15];CELL(&quot;COL&quot;)+12;27-CELL(&quot;COL&quot;))" office:value-type="string" office:string-value="M185.7" calcext:value-type="string">
            <text:p>M185.7</text:p>
          </table:table-cell>
          <table:table-cell table:formula="of:=OFFSET([.V15];CELL(&quot;COL&quot;)+12;27-CELL(&quot;COL&quot;))" office:value-type="string" office:string-value="DB1.DBX15.1" calcext:value-type="string">
            <text:p>DB1.DBX15.1</text:p>
          </table:table-cell>
          <table:table-cell table:formula="of:=OFFSET([.W15];CELL(&quot;COL&quot;)+12;27-CELL(&quot;COL&quot;))" office:value-type="string" office:string-value="DB1.DBX15.3" calcext:value-type="string">
            <text:p>DB1.DBX15.3</text:p>
          </table:table-cell>
          <table:table-cell table:formula="of:=OFFSET([.X15];CELL(&quot;COL&quot;)+12;27-CELL(&quot;COL&quot;))" office:value-type="string" office:string-value="DB1.DBX15.5" calcext:value-type="string">
            <text:p>DB1.DBX15.5</text:p>
          </table:table-cell>
          <table:table-cell table:formula="of:=OFFSET([.Y15];CELL(&quot;COL&quot;)+12;27-CELL(&quot;COL&quot;))" office:value-type="string" office:string-value="M186.3" calcext:value-type="string">
            <text:p>M186.3</text:p>
          </table:table-cell>
          <table:table-cell table:formula="of:=OFFSET([.Z15];CELL(&quot;COL&quot;)+12;27-CELL(&quot;COL&quot;))" office:value-type="string" office:string-value="M186.4" calcext:value-type="string">
            <text:p>M186.4</text:p>
          </table:table-cell>
          <table:table-cell table:formula="of:=OFFSET([.AA15];CELL(&quot;COL&quot;)+12;27-CELL(&quot;COL&quot;))" office:value-type="string" office:string-value="M186.5" calcext:value-type="string">
            <text:p>M186.5</text:p>
          </table:table-cell>
          <table:table-cell table:formula="of:=OFFSET([.AB15];CELL(&quot;COL&quot;)+12;27-CELL(&quot;COL&quot;))" office:value-type="string" office:string-value="M186.6" calcext:value-type="string">
            <text:p>M186.6</text:p>
          </table:table-cell>
          <table:table-cell table:formula="of:=OFFSET([.AC15];CELL(&quot;COL&quot;)+12;27-CELL(&quot;COL&quot;))" office:value-type="string" office:string-value="M186.7" calcext:value-type="string">
            <text:p>M186.7</text:p>
          </table:table-cell>
          <table:table-cell table:formula="of:=OFFSET([.AD15];CELL(&quot;COL&quot;)+12;27-CELL(&quot;COL&quot;))" office:value-type="string" office:string-value="M187.0" calcext:value-type="string">
            <text:p>M187.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arnExist</text:p>
          </table:table-cell>
          <table:table-cell office:value-type="string" calcext:value-type="string">
            <text:p>Наличие предупреждения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table:formula="of:=OFFSET([.F16];CELL(&quot;COL&quot;)+11;13-CELL(&quot;COL&quot;))" office:value-type="string" office:string-value="DB6.DBX2.7" calcext:value-type="string">
            <text:p>DB6.DBX2.7</text:p>
          </table:table-cell>
          <table:table-cell table:formula="of:=OFFSET([.G16];CELL(&quot;COL&quot;)+11;13-CELL(&quot;COL&quot;))" office:value-type="string" office:string-value="DB6.DBX2.6" calcext:value-type="string">
            <text:p>DB6.DBX2.6</text:p>
          </table:table-cell>
          <table:table-cell table:formula="of:=OFFSET([.H16];CELL(&quot;COL&quot;)+11;13-CELL(&quot;COL&quot;))" office:value-type="string" office:string-value="DB6.DBX2.6" calcext:value-type="string">
            <text:p>DB6.DBX2.6</text:p>
          </table:table-cell>
          <table:table-cell table:formula="of:=OFFSET([.I16];CELL(&quot;COL&quot;)+11;13-CELL(&quot;COL&quot;))" office:value-type="string" office:string-value="DB6.DBX2.6" calcext:value-type="string">
            <text:p>DB6.DBX2.6</text:p>
          </table:table-cell>
          <table:table-cell table:formula="of:=OFFSET([.J16];CELL(&quot;COL&quot;)+11;13-CELL(&quot;COL&quot;))" office:value-type="string" office:string-value="DB6.DBX5.0" calcext:value-type="string">
            <text:p>DB6.DBX5.0</text:p>
          </table:table-cell>
          <table:table-cell table:formula="of:=OFFSET([.K16];CELL(&quot;COL&quot;)+11;13-CELL(&quot;COL&quot;))" office:value-type="string" office:string-value="DB6.DBX5.1" calcext:value-type="string">
            <text:p>DB6.DBX5.1</text:p>
          </table:table-cell>
          <table:table-cell table:formula="of:=OFFSET([.L16];CELL(&quot;COL&quot;)+11;13-CELL(&quot;COL&quot;))" office:value-type="string" office:string-value="DB6.DBX5.2" calcext:value-type="string">
            <text:p>DB6.DBX5.2</text:p>
          </table:table-cell>
          <table:table-cell table:formula="of:=OFFSET([.M16];CELL(&quot;COL&quot;)+11;13-CELL(&quot;COL&quot;))" office:value-type="string" office:string-value="DB6.DBX5.3" calcext:value-type="string">
            <text:p>DB6.DBX5.3</text:p>
          </table:table-cell>
          <table:table-cell table:formula="of:=OFFSET([.N16];CELL(&quot;COL&quot;)+11;13-CELL(&quot;COL&quot;))" office:value-type="string" office:string-value="DB6.DBX4.5" calcext:value-type="string">
            <text:p>DB6.DBX4.5</text:p>
          </table:table-cell>
          <table:table-cell table:formula="of:=OFFSET([.O16];CELL(&quot;COL&quot;)+11;13-CELL(&quot;COL&quot;))" office:value-type="string" office:string-value="DB6.DBX5.5" calcext:value-type="string">
            <text:p>DB6.DBX5.5</text:p>
          </table:table-cell>
          <table:table-cell table:formula="of:=OFFSET([.P16];CELL(&quot;COL&quot;)+11;13-CELL(&quot;COL&quot;))" office:value-type="string" office:string-value="DB6.DBX5.4" calcext:value-type="string">
            <text:p>DB6.DBX5.4</text:p>
          </table:table-cell>
          <table:table-cell table:formula="of:=OFFSET([.Q16];CELL(&quot;COL&quot;)+11;13-CELL(&quot;COL&quot;))" office:value-type="string" office:string-value="DB6.DBX7.2" calcext:value-type="string">
            <text:p>DB6.DBX7.2</text:p>
          </table:table-cell>
          <table:table-cell table:formula="of:=OFFSET([.R16];CELL(&quot;COL&quot;)+11;13-CELL(&quot;COL&quot;))" office:value-type="string" office:string-value="DB6.DBX7.3" calcext:value-type="string">
            <text:p>DB6.DBX7.3</text:p>
          </table:table-cell>
          <table:table-cell table:formula="of:=OFFSET([.S16];CELL(&quot;COL&quot;)+11;13-CELL(&quot;COL&quot;))" office:value-type="string" office:string-value="DB6.DBX5.6" calcext:value-type="string">
            <text:p>DB6.DBX5.6</text:p>
          </table:table-cell>
          <table:table-cell table:formula="of:=OFFSET([.T16];CELL(&quot;COL&quot;)+11;13-CELL(&quot;COL&quot;))" office:value-type="string" office:string-value="DB6.DBX5.7" calcext:value-type="string">
            <text:p>DB6.DBX5.7</text:p>
          </table:table-cell>
          <table:table-cell table:formula="of:=OFFSET([.U16];CELL(&quot;COL&quot;)+11;13-CELL(&quot;COL&quot;))" office:value-type="string" office:string-value="DB6.DBX6.0" calcext:value-type="string">
            <text:p>DB6.DBX6.0</text:p>
          </table:table-cell>
          <table:table-cell table:formula="of:=OFFSET([.V16];CELL(&quot;COL&quot;)+11;13-CELL(&quot;COL&quot;))" office:value-type="string" office:string-value="DB6.DBX6.1" calcext:value-type="string">
            <text:p>DB6.DBX6.1</text:p>
          </table:table-cell>
          <table:table-cell table:formula="of:=OFFSET([.W16];CELL(&quot;COL&quot;)+11;13-CELL(&quot;COL&quot;))" office:value-type="string" office:string-value="DB6.DBX6.6" calcext:value-type="string">
            <text:p>DB6.DBX6.6</text:p>
          </table:table-cell>
          <table:table-cell table:formula="of:=OFFSET([.X16];CELL(&quot;COL&quot;)+11;13-CELL(&quot;COL&quot;))" office:value-type="string" office:string-value="DB6.DBX6.7" calcext:value-type="string">
            <text:p>DB6.DBX6.7</text:p>
          </table:table-cell>
          <table:table-cell table:formula="of:=OFFSET([.Y16];CELL(&quot;COL&quot;)+11;13-CELL(&quot;COL&quot;))" office:value-type="string" office:string-value="DB6.DBX6.4" calcext:value-type="string">
            <text:p>DB6.DBX6.4</text:p>
          </table:table-cell>
          <table:table-cell table:formula="of:=OFFSET([.Z16];CELL(&quot;COL&quot;)+11;13-CELL(&quot;COL&quot;))" office:value-type="string" office:string-value="DB6.DBX2.6" calcext:value-type="string">
            <text:p>DB6.DBX2.6</text:p>
          </table:table-cell>
          <table:table-cell table:formula="of:=OFFSET([.AA16];CELL(&quot;COL&quot;)+11;13-CELL(&quot;COL&quot;))" office:value-type="string" office:string-value="DB6.DBX2.6" calcext:value-type="string">
            <text:p>DB6.DBX2.6</text:p>
          </table:table-cell>
          <table:table-cell table:formula="of:=OFFSET([.AB16];CELL(&quot;COL&quot;)+11;13-CELL(&quot;COL&quot;))" office:value-type="string" office:string-value="DB6.DBX2.6" calcext:value-type="string">
            <text:p>DB6.DBX2.6</text:p>
          </table:table-cell>
          <table:table-cell table:formula="of:=OFFSET([.AC16];CELL(&quot;COL&quot;)+11;13-CELL(&quot;COL&quot;))" office:value-type="string" office:string-value="DB6.DBX7.0" calcext:value-type="string">
            <text:p>DB6.DBX7.0</text:p>
          </table:table-cell>
          <table:table-cell table:formula="of:=OFFSET([.AD16];CELL(&quot;COL&quot;)+11;13-CELL(&quot;COL&quot;))" office:value-type="string" office:string-value="DB6.DBX7.1" calcext:value-type="string">
            <text:p>DB6.DBX7.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armExist</text:p>
          </table:table-cell>
          <table:table-cell office:value-type="string" calcext:value-type="string">
            <text:p>Наличие аварии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table:formula="of:=OFFSET([.F17];CELL(&quot;COL&quot;)+10;16-CELL(&quot;COL&quot;))" office:value-type="string" office:string-value="DB6.DBX8.6" calcext:value-type="string">
            <text:p>DB6.DBX8.6</text:p>
          </table:table-cell>
          <table:table-cell table:formula="of:=OFFSET([.G17];CELL(&quot;COL&quot;)+10;16-CELL(&quot;COL&quot;))" office:value-type="string" office:string-value="DB6.DBX8.6" calcext:value-type="string">
            <text:p>DB6.DBX8.6</text:p>
          </table:table-cell>
          <table:table-cell table:formula="of:=OFFSET([.H17];CELL(&quot;COL&quot;)+10;16-CELL(&quot;COL&quot;))" office:value-type="string" office:string-value="DB6.DBX8.6" calcext:value-type="string">
            <text:p>DB6.DBX8.6</text:p>
          </table:table-cell>
          <table:table-cell table:formula="of:=OFFSET([.I17];CELL(&quot;COL&quot;)+10;16-CELL(&quot;COL&quot;))" office:value-type="string" office:string-value="DB6.DBX8.6" calcext:value-type="string">
            <text:p>DB6.DBX8.6</text:p>
          </table:table-cell>
          <table:table-cell table:formula="of:=OFFSET([.J17];CELL(&quot;COL&quot;)+10;16-CELL(&quot;COL&quot;))" office:value-type="string" office:string-value="DB6.DBX9.0" calcext:value-type="string">
            <text:p>DB6.DBX9.0</text:p>
          </table:table-cell>
          <table:table-cell table:formula="of:=OFFSET([.K17];CELL(&quot;COL&quot;)+10;16-CELL(&quot;COL&quot;))" office:value-type="string" office:string-value="DB6.DBX9.1" calcext:value-type="string">
            <text:p>DB6.DBX9.1</text:p>
          </table:table-cell>
          <table:table-cell table:formula="of:=OFFSET([.L17];CELL(&quot;COL&quot;)+10;16-CELL(&quot;COL&quot;))" office:value-type="string" office:string-value="DB6.DBX9.2" calcext:value-type="string">
            <text:p>DB6.DBX9.2</text:p>
          </table:table-cell>
          <table:table-cell table:formula="of:=OFFSET([.M17];CELL(&quot;COL&quot;)+10;16-CELL(&quot;COL&quot;))" office:value-type="string" office:string-value="DB6.DBX9.3" calcext:value-type="string">
            <text:p>DB6.DBX9.3</text:p>
          </table:table-cell>
          <table:table-cell table:formula="of:=OFFSET([.N17];CELL(&quot;COL&quot;)+10;16-CELL(&quot;COL&quot;))" office:value-type="string" office:string-value="DB6.DBX9.4" calcext:value-type="string">
            <text:p>DB6.DBX9.4</text:p>
          </table:table-cell>
          <table:table-cell table:formula="of:=OFFSET([.O17];CELL(&quot;COL&quot;)+10;16-CELL(&quot;COL&quot;))" office:value-type="string" office:string-value="DB6.DBX9.5" calcext:value-type="string">
            <text:p>DB6.DBX9.5</text:p>
          </table:table-cell>
          <table:table-cell table:formula="of:=OFFSET([.P17];CELL(&quot;COL&quot;)+10;16-CELL(&quot;COL&quot;))" office:value-type="string" office:string-value="DB6.DBX9.4" calcext:value-type="string">
            <text:p>DB6.DBX9.4</text:p>
          </table:table-cell>
          <table:table-cell table:formula="of:=OFFSET([.Q17];CELL(&quot;COL&quot;)+10;16-CELL(&quot;COL&quot;))" office:value-type="string" office:string-value="DB6.DBX11.2" calcext:value-type="string">
            <text:p>DB6.DBX11.2</text:p>
          </table:table-cell>
          <table:table-cell table:formula="of:=OFFSET([.R17];CELL(&quot;COL&quot;)+10;16-CELL(&quot;COL&quot;))" office:value-type="string" office:string-value="DB6.DBX11.3" calcext:value-type="string">
            <text:p>DB6.DBX11.3</text:p>
          </table:table-cell>
          <table:table-cell table:formula="of:=OFFSET([.S17];CELL(&quot;COL&quot;)+10;16-CELL(&quot;COL&quot;))" office:value-type="string" office:string-value="DB6.DBX9.6" calcext:value-type="string">
            <text:p>DB6.DBX9.6</text:p>
          </table:table-cell>
          <table:table-cell table:formula="of:=OFFSET([.T17];CELL(&quot;COL&quot;)+10;16-CELL(&quot;COL&quot;))" office:value-type="string" office:string-value="DB6.DBX9.7" calcext:value-type="string">
            <text:p>DB6.DBX9.7</text:p>
          </table:table-cell>
          <table:table-cell table:formula="of:=OFFSET([.U17];CELL(&quot;COL&quot;)+10;16-CELL(&quot;COL&quot;))" office:value-type="string" office:string-value="M18.0" calcext:value-type="string">
            <text:p>M18.0</text:p>
          </table:table-cell>
          <table:table-cell table:formula="of:=OFFSET([.V17];CELL(&quot;COL&quot;)+10;16-CELL(&quot;COL&quot;))" office:value-type="string" office:string-value="DB6.DBX10.1" calcext:value-type="string">
            <text:p>DB6.DBX10.1</text:p>
          </table:table-cell>
          <table:table-cell table:formula="of:=OFFSET([.W17];CELL(&quot;COL&quot;)+10;16-CELL(&quot;COL&quot;))" office:value-type="string" office:string-value="DB6.DBX10.6" calcext:value-type="string">
            <text:p>DB6.DBX10.6</text:p>
          </table:table-cell>
          <table:table-cell table:formula="of:=OFFSET([.X17];CELL(&quot;COL&quot;)+10;16-CELL(&quot;COL&quot;))" office:value-type="string" office:string-value="DB6.DBX10.7" calcext:value-type="string">
            <text:p>DB6.DBX10.7</text:p>
          </table:table-cell>
          <table:table-cell table:formula="of:=OFFSET([.Y17];CELL(&quot;COL&quot;)+10;16-CELL(&quot;COL&quot;))" office:value-type="string" office:string-value="DB6.DBX10.4" calcext:value-type="string">
            <text:p>DB6.DBX10.4</text:p>
          </table:table-cell>
          <table:table-cell table:formula="of:=OFFSET([.Z17];CELL(&quot;COL&quot;)+10;16-CELL(&quot;COL&quot;))" office:value-type="string" office:string-value="DB6.DBX8.6" calcext:value-type="string">
            <text:p>DB6.DBX8.6</text:p>
          </table:table-cell>
          <table:table-cell table:formula="of:=OFFSET([.AA17];CELL(&quot;COL&quot;)+10;16-CELL(&quot;COL&quot;))" office:value-type="string" office:string-value="DB6.DBX8.6" calcext:value-type="string">
            <text:p>DB6.DBX8.6</text:p>
          </table:table-cell>
          <table:table-cell table:formula="of:=OFFSET([.AB17];CELL(&quot;COL&quot;)+10;16-CELL(&quot;COL&quot;))" office:value-type="string" office:string-value="DB6.DBX8.6" calcext:value-type="string">
            <text:p>DB6.DBX8.6</text:p>
          </table:table-cell>
          <table:table-cell table:formula="of:=OFFSET([.AC17];CELL(&quot;COL&quot;)+10;16-CELL(&quot;COL&quot;))" office:value-type="string" office:string-value="DB6.DBX8.6" calcext:value-type="string">
            <text:p>DB6.DBX8.6</text:p>
          </table:table-cell>
          <table:table-cell table:formula="of:=OFFSET([.AD17];CELL(&quot;COL&quot;)+10;16-CELL(&quot;COL&quot;))" office:value-type="string" office:string-value="DB6.DBX8.6" calcext:value-type="string">
            <text:p>DB6.DBX8.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utRange</text:p>
          </table:table-cell>
          <table:table-cell office:value-type="string" calcext:value-type="string">
            <text:p>Вне диапазона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table:formula="of:=OFFSET([.F18];CELL(&quot;COL&quot;)+9;10-CELL(&quot;COL&quot;))" office:value-type="string" office:string-value="M230.0" calcext:value-type="string">
            <text:p>M230.0</text:p>
          </table:table-cell>
          <table:table-cell table:formula="of:=OFFSET([.G18];CELL(&quot;COL&quot;)+9;10-CELL(&quot;COL&quot;))" office:value-type="string" office:string-value="M230.1" calcext:value-type="string">
            <text:p>M230.1</text:p>
          </table:table-cell>
          <table:table-cell table:formula="of:=OFFSET([.H18];CELL(&quot;COL&quot;)+9;10-CELL(&quot;COL&quot;))" office:value-type="string" office:string-value="M232.0" calcext:value-type="string">
            <text:p>M232.0</text:p>
          </table:table-cell>
          <table:table-cell table:formula="of:=OFFSET([.I18];CELL(&quot;COL&quot;)+9;10-CELL(&quot;COL&quot;))" office:value-type="string" office:string-value="M232.1" calcext:value-type="string">
            <text:p>M232.1</text:p>
          </table:table-cell>
          <table:table-cell table:formula="of:=OFFSET([.J18];CELL(&quot;COL&quot;)+9;10-CELL(&quot;COL&quot;))" office:value-type="string" office:string-value="M232.2" calcext:value-type="string">
            <text:p>M232.2</text:p>
          </table:table-cell>
          <table:table-cell table:formula="of:=OFFSET([.K18];CELL(&quot;COL&quot;)+9;10-CELL(&quot;COL&quot;))" office:value-type="string" office:string-value="M232.3" calcext:value-type="string">
            <text:p>M232.3</text:p>
          </table:table-cell>
          <table:table-cell table:formula="of:=OFFSET([.L18];CELL(&quot;COL&quot;)+9;10-CELL(&quot;COL&quot;))" office:value-type="string" office:string-value="M232.4" calcext:value-type="string">
            <text:p>M232.4</text:p>
          </table:table-cell>
          <table:table-cell table:formula="of:=OFFSET([.M18];CELL(&quot;COL&quot;)+9;10-CELL(&quot;COL&quot;))" office:value-type="string" office:string-value="M232.5" calcext:value-type="string">
            <text:p>M232.5</text:p>
          </table:table-cell>
          <table:table-cell table:formula="of:=OFFSET([.N18];CELL(&quot;COL&quot;)+9;10-CELL(&quot;COL&quot;))" office:value-type="string" office:string-value="M232.6" calcext:value-type="string">
            <text:p>M232.6</text:p>
          </table:table-cell>
          <table:table-cell table:formula="of:=OFFSET([.O18];CELL(&quot;COL&quot;)+9;10-CELL(&quot;COL&quot;))" office:value-type="string" office:string-value="M232.7" calcext:value-type="string">
            <text:p>M232.7</text:p>
          </table:table-cell>
          <table:table-cell table:formula="of:=OFFSET([.P18];CELL(&quot;COL&quot;)+9;10-CELL(&quot;COL&quot;))" office:value-type="string" office:string-value="M233.5" calcext:value-type="string">
            <text:p>M233.5</text:p>
          </table:table-cell>
          <table:table-cell table:formula="of:=OFFSET([.Q18];CELL(&quot;COL&quot;)+9;10-CELL(&quot;COL&quot;))" office:value-type="string" office:string-value="M233.3" calcext:value-type="string">
            <text:p>M233.3</text:p>
          </table:table-cell>
          <table:table-cell table:formula="of:=OFFSET([.R18];CELL(&quot;COL&quot;)+9;10-CELL(&quot;COL&quot;))" office:value-type="string" office:string-value="M233.4" calcext:value-type="string">
            <text:p>M233.4</text:p>
          </table:table-cell>
          <table:table-cell table:formula="of:=OFFSET([.S18];CELL(&quot;COL&quot;)+9;10-CELL(&quot;COL&quot;))" office:value-type="string" office:string-value="M234.0" calcext:value-type="string">
            <text:p>M234.0</text:p>
          </table:table-cell>
          <table:table-cell table:formula="of:=OFFSET([.T18];CELL(&quot;COL&quot;)+9;10-CELL(&quot;COL&quot;))" office:value-type="string" office:string-value="M234.1" calcext:value-type="string">
            <text:p>M234.1</text:p>
          </table:table-cell>
          <table:table-cell table:formula="of:=OFFSET([.U18];CELL(&quot;COL&quot;)+9;10-CELL(&quot;COL&quot;))" office:value-type="string" office:string-value="M234.2" calcext:value-type="string">
            <text:p>M234.2</text:p>
          </table:table-cell>
          <table:table-cell table:formula="of:=OFFSET([.V18];CELL(&quot;COL&quot;)+9;10-CELL(&quot;COL&quot;))" office:value-type="string" office:string-value="M234.3" calcext:value-type="string">
            <text:p>M234.3</text:p>
          </table:table-cell>
          <table:table-cell table:formula="of:=OFFSET([.W18];CELL(&quot;COL&quot;)+9;10-CELL(&quot;COL&quot;))" office:value-type="string" office:string-value="M234.4" calcext:value-type="string">
            <text:p>M234.4</text:p>
          </table:table-cell>
          <table:table-cell table:formula="of:=OFFSET([.X18];CELL(&quot;COL&quot;)+9;10-CELL(&quot;COL&quot;))" office:value-type="string" office:string-value="M234.5" calcext:value-type="string">
            <text:p>M234.5</text:p>
          </table:table-cell>
          <table:table-cell table:formula="of:=OFFSET([.Y18];CELL(&quot;COL&quot;)+9;10-CELL(&quot;COL&quot;))" office:value-type="string" office:string-value="M234.6" calcext:value-type="string">
            <text:p>M234.6</text:p>
          </table:table-cell>
          <table:table-cell table:formula="of:=OFFSET([.Z18];CELL(&quot;COL&quot;)+9;10-CELL(&quot;COL&quot;))" office:value-type="string" office:string-value="M235.2" calcext:value-type="string">
            <text:p>M235.2</text:p>
          </table:table-cell>
          <table:table-cell table:formula="of:=OFFSET([.AA18];CELL(&quot;COL&quot;)+9;10-CELL(&quot;COL&quot;))" office:value-type="string" office:string-value="M235.3" calcext:value-type="string">
            <text:p>M235.3</text:p>
          </table:table-cell>
          <table:table-cell table:formula="of:=OFFSET([.AB18];CELL(&quot;COL&quot;)+9;10-CELL(&quot;COL&quot;))" office:value-type="string" office:string-value="M235.4" calcext:value-type="string">
            <text:p>M235.4</text:p>
          </table:table-cell>
          <table:table-cell table:formula="of:=OFFSET([.AC18];CELL(&quot;COL&quot;)+9;10-CELL(&quot;COL&quot;))" office:value-type="string" office:string-value="M235.5" calcext:value-type="string">
            <text:p>M235.5</text:p>
          </table:table-cell>
          <table:table-cell table:formula="of:=OFFSET([.AD18];CELL(&quot;COL&quot;)+9;10-CELL(&quot;COL&quot;))" office:value-type="string" office:string-value="M235.6" calcext:value-type="string">
            <text:p>M235.6</text:p>
          </table:table-cell>
          <table:table-cell table:number-columns-repeated="5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>
            <text:p>Поля вне дерева, только в АРМ, для справки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Идентификатор в АРМ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Идентификатор в компрессоре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descr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65" table:number-columns-repeated="8"/>
          <table:table-cell table:number-columns-repeated="12"/>
        </table:table-row>
        <table:table-row table:style-name="ro2" table:number-rows-repeated="5">
          <table:table-cell table:number-columns-repeated="15"/>
          <table:table-cell table:style-name="ce65" table:number-columns-repeated="8"/>
          <table:table-cell table:number-columns-repeated="12"/>
        </table:table-row>
        <table:table-row table:style-name="ro2">
          <table:table-cell/>
          <table:table-cell office:value-type="string" calcext:value-type="string">
            <text:p>Список входов</text:p>
          </table:table-cell>
          <table:table-cell table:number-columns-repeated="5"/>
          <table:table-cell table:style-name="ce56" office:value-type="string" calcext:value-type="string">
            <text:p>«Значение int» = INT(«Значение» * 10^ «Степень *10»)</text:p>
          </table:table-cell>
          <table:table-cell table:number-columns-repeated="17"/>
          <table:table-cell office:value-type="string" calcext:value-type="string">
            <text:p>unused — не используется для предупреждения/аварии</text:p>
          </table:table-cell>
          <table:table-cell table:number-columns-repeated="9"/>
        </table:table-row>
        <table:table-row table:style-name="ro2">
          <table:table-cell table:number-columns-repeated="11"/>
          <table:table-cell office:value-type="string" calcext:value-type="string">
            <text:p>Warning</text:p>
          </table:table-cell>
          <table:table-cell table:number-columns-repeated="2"/>
          <table:table-cell office:value-type="string" calcext:value-type="string">
            <text:p>Alarm</text:p>
          </table:table-cell>
          <table:table-cell office:value-type="string" calcext:value-type="string">
            <text:p>DE — drive end, NDE - non-drive end;</text:p>
          </table:table-cell>
          <table:table-cell table:number-columns-repeated="9"/>
          <table:table-cell office:value-type="string" calcext:value-type="string">
            <text:p>non-switchable — используется, нельзя отключить</text:p>
          </table:table-cell>
          <table:table-cell table:number-columns-repeated="9"/>
        </table:table-row>
        <table:table-row table:style-name="ro2">
          <table:table-cell table:number-columns-repeated="11"/>
          <table:table-cell office:value-type="string" calcext:value-type="string">
            <text:p>Alarm в исходном проекте</text:p>
          </table:table-cell>
          <table:table-cell table:number-columns-repeated="2"/>
          <table:table-cell office:value-type="string" calcext:value-type="string">
            <text:p>Danger в исх.проекте</text:p>
          </table:table-cell>
          <table:table-cell table:number-columns-repeated="10"/>
          <table:table-cell office:value-type="string" calcext:value-type="string">
            <text:p>mw180</text:p>
          </table:table-cell>
          <table:table-cell office:value-type="string" calcext:value-type="string">
            <text:p>mw18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Поз.№</text:p>
          </table:table-cell>
          <table:table-cell office:value-type="string" calcext:value-type="string">
            <text:p>Адрес</text:p>
          </table:table-cell>
          <table:table-cell table:style-name="ce50" office:value-type="string" calcext:value-type="string">
            <text:p>Описание («Перевод описания» переехал в столбец AI, где он не будет ломать формулы)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Группа</text:p>
          </table:table-cell>
          <table:table-cell office:value-type="string" calcext:value-type="string">
            <text:p>Диапазон</text:p>
          </table:table-cell>
          <table:table-cell office:value-type="string" calcext:value-type="string">
            <text:p>Ед.измер.</text:p>
          </table:table-cell>
          <table:table-cell office:value-type="string" calcext:value-type="string">
            <text:p>Значение int</text:p>
          </table:table-cell>
          <table:table-cell office:value-type="string" calcext:value-type="string">
            <text:p>Степень *10</text:p>
          </table:table-cell>
          <table:table-cell table:style-name="ce50" office:value-type="string" calcext:value-type="string">
            <text:p>Флаг «вне диапазона»</text:p>
          </table:table-cell>
          <table:table-cell table:style-name="ce50" office:value-type="string" calcext:value-type="string">
            <text:p>Диапазон, для справки</text:p>
          </table:table-cell>
          <table:table-cell office:value-type="string" calcext:value-type="string">
            <text:p>Знач. предупр.</text:p>
          </table:table-cell>
          <table:table-cell office:value-type="string" calcext:value-type="string">
            <text:p>Есть предупр.</text:p>
          </table:table-cell>
          <table:table-cell office:value-type="string" calcext:value-type="string">
            <text:p>Описание предупреждения</text:p>
          </table:table-cell>
          <table:table-cell office:value-type="string" calcext:value-type="string">
            <text:p>Знач. аварии</text:p>
          </table:table-cell>
          <table:table-cell office:value-type="string" calcext:value-type="string">
            <text:p>Есть авария</text:p>
          </table:table-cell>
          <table:table-cell office:value-type="string" calcext:value-type="string">
            <text:p>Описание аварии</text:p>
          </table:table-cell>
          <table:table-cell office:value-type="string" calcext:value-type="string">
            <text:p>Знач. предупреждения 2</text:p>
          </table:table-cell>
          <table:table-cell office:value-type="string" calcext:value-type="string">
            <text:p>Есть предупреждение 2</text:p>
          </table:table-cell>
          <table:table-cell office:value-type="string" calcext:value-type="string">
            <text:p>Описание предупреждения</text:p>
          </table:table-cell>
          <table:table-cell office:value-type="string" calcext:value-type="string">
            <text:p>Знач. предупреждения 3</text:p>
          </table:table-cell>
          <table:table-cell office:value-type="string" calcext:value-type="string">
            <text:p>Есть предупреждение 3</text:p>
          </table:table-cell>
          <table:table-cell office:value-type="string" calcext:value-type="string">
            <text:p>Описание предупреждения</text:p>
          </table:table-cell>
          <table:table-cell office:value-type="string" calcext:value-type="string">
            <text:p>Обозначение аналогового канала (датчика)</text:p>
          </table:table-cell>
          <table:table-cell table:style-name="ce50" office:value-type="string" calcext:value-type="string">
            <text:p>Выполнять обработку данных по датчику</text:p>
          </table:table-cell>
          <table:table-cell table:style-name="ce50" office:value-type="string" calcext:value-type="string">
            <text:p>Использовать для предупреждения</text:p>
          </table:table-cell>
          <table:table-cell table:style-name="ce50" office:value-type="string" calcext:value-type="string">
            <text:p>Использовать для аварии</text:p>
          </table:table-cell>
          <table:table-cell table:style-name="ce50" office:value-type="string" calcext:value-type="string">
            <text:p>Уставка предупреждения</text:p>
          </table:table-cell>
          <table:table-cell table:number-columns-repeated="2"/>
          <table:table-cell table:style-name="ce50" office:value-type="string" calcext:value-type="string">
            <text:p>Усреднённое значение</text:p>
          </table:table-cell>
          <table:table-cell table:style-name="ce67"/>
          <table:table-cell table:number-columns-repeated="2"/>
          <table:table-cell office:value-type="string" calcext:value-type="string">
            <text:p>Перевод описания</text:p>
          </table:table-cell>
        </table:table-row>
        <table:table-row table:style-name="ro4">
          <table:table-cell table:style-name="ce48" office:value-type="string" calcext:value-type="string">
            <text:p>IGV</text:p>
          </table:table-cell>
          <table:table-cell table:style-name="ce49" office:value-type="string" calcext:value-type="string">
            <text:p>DB6.DBD20</text:p>
          </table:table-cell>
          <table:table-cell table:style-name="ce51" office:value-type="string" calcext:value-type="string">
            <text:p>IGV position (Inlet Guide Vane)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100" calcext:value-type="float">
            <text:p>100,0</text:p>
          </table:table-cell>
          <table:table-cell table:style-name="ce49" office:value-type="string" calcext:value-type="string">
            <text:p>%</text:p>
          </table:table-cell>
          <table:table-cell table:style-name="ce49" office:value-type="string" calcext:value-type="string">
            <text:p>DB3.DBW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0.0</text:p>
          </table:table-cell>
          <table:table-cell table:style-name="ce49"/>
          <table:table-cell table:style-name="ce59" office:value-type="string" calcext:value-type="string">
            <office:annotation draw:style-name="gr4" draw:text-style-name="P4" svg:width="2.899cm" svg:height="2.809cm" svg:x="45.551cm" svg:y="13.493cm" draw:caption-point-x="-0.611cm" draw:caption-point-y="1.51cm">
              <dc:creator>&lt;анонимный&gt;</dc:creator>
              <dc:date>2025-10-23T00:00:00</dc:date>
              <text:p text:style-name="P3"><text:span text:style-name="T1">Значение из переменной не используется, берётся константа в коде</text:span></text:p>
            </office:annotation>
            <text:p>DB3.DBW304</text:p>
          </table:table-cell>
          <table:table-cell table:style-name="ce60" office:value-type="string" calcext:value-type="string">
            <text:p>DB6.DBX2.7</text:p>
          </table:table-cell>
          <table:table-cell table:style-name="ce62" office:value-type="string" calcext:value-type="string">
            <text:p>IGVpositionNotAt0</text:p>
          </table:table-cell>
          <table:table-cell table:style-name="ce59" office:value-type="string" calcext:value-type="string">
            <text:p>DB3.DBW406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 table:number-columns-repeated="2"/>
          <table:table-cell table:style-name="ce48"/>
          <table:table-cell table:style-name="ce60" table:number-columns-repeated="2"/>
          <table:table-cell table:style-name="ce48"/>
          <table:table-cell table:style-name="ce51" office:value-type="string" calcext:value-type="string">
            <text:p>IGVposition</text:p>
          </table:table-cell>
          <table:table-cell office:value-type="string" calcext:value-type="string">
            <text:p>DB1.DBX6.0</text:p>
          </table:table-cell>
          <table:table-cell office:value-type="string" calcext:value-type="string">
            <text:p>M180.0</text:p>
          </table:table-cell>
          <table:table-cell office:value-type="string" calcext:value-type="string">
            <text:p>M184.0</text:p>
          </table:table-cell>
          <table:table-cell table:style-name="ce59" office:value-type="string" calcext:value-type="string">
            <office:annotation draw:style-name="gr4" draw:text-style-name="P4" svg:width="2.899cm" svg:height="2.809cm" svg:x="131.278cm" svg:y="13.493cm" draw:caption-point-x="-0.611cm" draw:caption-point-y="1.51cm">
              <dc:creator>&lt;анонимный&gt;</dc:creator>
              <dc:date>2025-10-23T00:00:00</dc:date>
              <text:p text:style-name="P3"><text:span text:style-name="T1">Значение из переменной не используется, берётся константа в коде</text:span></text:p>
            </office:annotation>
            <text:p>DB3.DBW304</text:p>
          </table:table-cell>
          <table:table-cell table:number-columns-repeated="2"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Положение ДЗ </text:p>
          </table:table-cell>
        </table:table-row>
        <table:table-row table:style-name="ro4">
          <table:table-cell table:style-name="ce48" office:value-type="string" calcext:value-type="string">
            <text:p>BOV</text:p>
          </table:table-cell>
          <table:table-cell table:style-name="ce49" office:value-type="string" calcext:value-type="string">
            <text:p>DB6.DBD24</text:p>
          </table:table-cell>
          <table:table-cell table:style-name="ce51" office:value-type="string" calcext:value-type="string">
            <text:p>BOV Position (Blow Off Valve)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100" calcext:value-type="float">
            <text:p>100,0</text:p>
          </table:table-cell>
          <table:table-cell table:style-name="ce49" office:value-type="string" calcext:value-type="string">
            <text:p>%</text:p>
          </table:table-cell>
          <table:table-cell table:style-name="ce49" office:value-type="string" calcext:value-type="string">
            <office:annotation draw:style-name="gr5" draw:text-style-name="P4" svg:width="2.899cm" svg:height="3.745cm" svg:x="27.609cm" svg:y="14.01cm" draw:caption-point-x="-0.611cm" draw:caption-point-y="1.509cm">
              <dc:creator>&lt;анонимный&gt;</dc:creator>
              <dc:date>2025-10-23T00:00:00</dc:date>
              <text:p text:style-name="P3"><text:span text:style-name="T1">Обратное направление данных: из «Значение int» создаётся величина в поле «Значение»</text:span></text:p>
            </office:annotation>
            <text:p>DB3.DBW6</text:p>
          </table:table-cell>
          <table:table-cell table:style-name="ce49" office:value-type="float" office:value="1" calcext:value-type="float">
            <text:p>1</text:p>
          </table:table-cell>
          <table:table-cell table:style-name="ce57" office:value-type="string" calcext:value-type="string">
            <text:p>M230.1</text:p>
          </table:table-cell>
          <table:table-cell table:style-name="ce49"/>
          <table:table-cell table:style-name="ce59" office:value-type="string" calcext:value-type="string">
            <text:p>DB3.DBW314</text:p>
          </table:table-cell>
          <table:table-cell table:style-name="ce59" office:value-type="string" calcext:value-type="string">
            <text:p>DB6.DBX2.6</text:p>
          </table:table-cell>
          <table:table-cell table:style-name="ce61" office:value-type="string" calcext:value-type="string">
            <text:p>unused</text:p>
          </table:table-cell>
          <table:table-cell table:style-name="ce59" office:value-type="string" calcext:value-type="string">
            <text:p>DB3.DBW406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 table:number-columns-repeated="2"/>
          <table:table-cell table:style-name="ce48"/>
          <table:table-cell table:style-name="ce60" table:number-columns-repeated="2"/>
          <table:table-cell table:style-name="ce48"/>
          <table:table-cell table:style-name="ce51" office:value-type="string" calcext:value-type="string">
            <text:p>BOVposition</text:p>
          </table:table-cell>
          <table:table-cell office:value-type="string" calcext:value-type="string">
            <text:p>M188.1</text:p>
          </table:table-cell>
          <table:table-cell office:value-type="string" calcext:value-type="string">
            <text:p>M180.1</text:p>
          </table:table-cell>
          <table:table-cell office:value-type="string" calcext:value-type="string">
            <text:p>M184.1</text:p>
          </table:table-cell>
          <table:table-cell table:style-name="ce59" office:value-type="string" calcext:value-type="string">
            <text:p>DB3.DBW314</text:p>
          </table:table-cell>
          <table:table-cell table:number-columns-repeated="2"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Положение ППК</text:p>
          </table:table-cell>
        </table:table-row>
        <table:table-row table:style-name="ro1">
          <table:table-cell table:style-name="ce48" office:value-type="string" calcext:value-type="string">
            <text:p>PT260</text:p>
          </table:table-cell>
          <table:table-cell table:style-name="ce49" office:value-type="string" calcext:value-type="string">
            <text:p>DB6.DBD28</text:p>
          </table:table-cell>
          <table:table-cell table:style-name="ce51" office:value-type="string" calcext:value-type="string">
            <text:p>System pressure 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5" office:value-type="float" office:value="15" calcext:value-type="float">
            <text:p>15,00</text:p>
          </table:table-cell>
          <table:table-cell table:style-name="ce49" office:value-type="string" calcext:value-type="string">
            <text:p>kg/㎠</text:p>
          </table:table-cell>
          <table:table-cell table:style-name="ce49" office:value-type="string" calcext:value-type="string">
            <text:p>DB3.DBW1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M232.0</text:p>
          </table:table-cell>
          <table:table-cell table:style-name="ce49"/>
          <table:table-cell table:style-name="ce59" office:value-type="string" calcext:value-type="string">
            <text:p>DB3.DBW314</text:p>
          </table:table-cell>
          <table:table-cell table:style-name="ce59" office:value-type="string" calcext:value-type="string">
            <text:p>DB6.DBX2.6</text:p>
          </table:table-cell>
          <table:table-cell table:style-name="ce61" office:value-type="string" calcext:value-type="string">
            <text:p>unused</text:p>
          </table:table-cell>
          <table:table-cell table:style-name="ce59" office:value-type="string" calcext:value-type="string">
            <text:p>DB3.DBW406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 table:number-columns-repeated="2"/>
          <table:table-cell table:style-name="ce48"/>
          <table:table-cell table:style-name="ce60" table:number-columns-repeated="2"/>
          <table:table-cell table:style-name="ce48"/>
          <table:table-cell table:style-name="ce51" office:value-type="string" calcext:value-type="string">
            <text:p>SystemPressure</text:p>
          </table:table-cell>
          <table:table-cell office:value-type="string" calcext:value-type="string">
            <text:p>M188.2</text:p>
          </table:table-cell>
          <table:table-cell office:value-type="string" calcext:value-type="string">
            <text:p>M180.2</text:p>
          </table:table-cell>
          <table:table-cell office:value-type="string" calcext:value-type="string">
            <text:p>M184.2</text:p>
          </table:table-cell>
          <table:table-cell table:style-name="ce59" office:value-type="string" calcext:value-type="string">
            <text:p>DB3.DBW314</text:p>
          </table:table-cell>
          <table:table-cell table:number-columns-repeated="2" office:value-type="string" calcext:value-type="string">
            <text:p>unused</text:p>
          </table:table-cell>
          <table:table-cell office:value-type="string" calcext:value-type="string">
            <text:p>DB3.DBW208</text:p>
          </table:table-cell>
          <table:table-cell table:style-name="ce68"/>
          <table:table-cell table:number-columns-repeated="2"/>
          <table:table-cell table:style-name="ce51" office:value-type="string" calcext:value-type="string">
            <text:p>Давление системы (на выходе?)</text:p>
          </table:table-cell>
        </table:table-row>
        <table:table-row table:style-name="ro1">
          <table:table-cell table:style-name="ce48" office:value-type="string" calcext:value-type="string">
            <text:p>PT232</text:p>
          </table:table-cell>
          <table:table-cell table:style-name="ce49" office:value-type="string" calcext:value-type="string">
            <text:p>DB6.DBD32</text:p>
          </table:table-cell>
          <table:table-cell table:style-name="ce51" office:value-type="string" calcext:value-type="string">
            <text:p>Stage 3 discharge press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5" office:value-type="float" office:value="15" calcext:value-type="float">
            <text:p>15,00</text:p>
          </table:table-cell>
          <table:table-cell table:style-name="ce49" office:value-type="string" calcext:value-type="string">
            <text:p>kg/㎠</text:p>
          </table:table-cell>
          <table:table-cell table:style-name="ce49" office:value-type="string" calcext:value-type="string">
            <text:p>DB3.DBW1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M232.1</text:p>
          </table:table-cell>
          <table:table-cell table:style-name="ce49"/>
          <table:table-cell table:style-name="ce59" office:value-type="string" calcext:value-type="string">
            <text:p>DB3.DBW314</text:p>
          </table:table-cell>
          <table:table-cell table:style-name="ce59" office:value-type="string" calcext:value-type="string">
            <text:p>DB6.DBX2.6</text:p>
          </table:table-cell>
          <table:table-cell table:style-name="ce61" office:value-type="string" calcext:value-type="string">
            <text:p>unused</text:p>
          </table:table-cell>
          <table:table-cell table:style-name="ce59" office:value-type="string" calcext:value-type="string">
            <text:p>DB3.DBW406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 table:number-columns-repeated="2"/>
          <table:table-cell table:style-name="ce48"/>
          <table:table-cell table:style-name="ce60" table:number-columns-repeated="2"/>
          <table:table-cell table:style-name="ce48"/>
          <table:table-cell table:style-name="ce51" office:value-type="string" calcext:value-type="string">
            <text:p>Stage3DischargePressure</text:p>
          </table:table-cell>
          <table:table-cell office:value-type="string" calcext:value-type="string">
            <text:p>M188.3</text:p>
          </table:table-cell>
          <table:table-cell office:value-type="string" calcext:value-type="string">
            <text:p>M180.3</text:p>
          </table:table-cell>
          <table:table-cell office:value-type="string" calcext:value-type="string">
            <text:p>M184.3</text:p>
          </table:table-cell>
          <table:table-cell table:style-name="ce59" office:value-type="string" calcext:value-type="string">
            <text:p>DB3.DBW314</text:p>
          </table:table-cell>
          <table:table-cell table:number-columns-repeated="2" office:value-type="string" calcext:value-type="string">
            <text:p>unused</text:p>
          </table:table-cell>
          <table:table-cell office:value-type="string" calcext:value-type="string">
            <text:p>DB3.DBW228</text:p>
          </table:table-cell>
          <table:table-cell table:style-name="ce68"/>
          <table:table-cell table:number-columns-repeated="2"/>
          <table:table-cell table:style-name="ce51" office:value-type="string" calcext:value-type="string">
            <text:p>Давление на третьей ступени</text:p>
          </table:table-cell>
        </table:table-row>
        <table:table-row table:style-name="ro1">
          <table:table-cell table:style-name="ce48" office:value-type="string" calcext:value-type="string">
            <text:p>PT130</text:p>
          </table:table-cell>
          <table:table-cell table:style-name="ce49" office:value-type="string" calcext:value-type="string">
            <text:p>DB6.DBD36</text:p>
          </table:table-cell>
          <table:table-cell table:style-name="ce51" office:value-type="string" calcext:value-type="string">
            <text:p>Oil supply press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5" office:value-type="float" office:value="5" calcext:value-type="float">
            <text:p>5,00</text:p>
          </table:table-cell>
          <table:table-cell table:style-name="ce49" office:value-type="string" calcext:value-type="string">
            <text:p>kg/㎠</text:p>
          </table:table-cell>
          <table:table-cell table:style-name="ce49" office:value-type="string" calcext:value-type="string">
            <text:p>DB3.DBW1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M232.2</text:p>
          </table:table-cell>
          <table:table-cell table:style-name="ce49"/>
          <table:table-cell table:style-name="ce60" office:value-type="string" calcext:value-type="string">
            <text:p>DB3.DBW316</text:p>
          </table:table-cell>
          <table:table-cell table:style-name="ce60" office:value-type="string" calcext:value-type="string">
            <text:p>DB6.DBX5.0</text:p>
          </table:table-cell>
          <table:table-cell table:style-name="ce63" office:value-type="string" calcext:value-type="string">
            <text:p>Oil supply pressure low alarm</text:p>
          </table:table-cell>
          <table:table-cell table:style-name="ce60" office:value-type="string" calcext:value-type="string">
            <text:p>DB3.DBW416</text:p>
          </table:table-cell>
          <table:table-cell table:style-name="ce60" office:value-type="string" calcext:value-type="string">
            <text:p>DB6.DBX9.0</text:p>
          </table:table-cell>
          <table:table-cell table:style-name="ce63" office:value-type="string" calcext:value-type="string">
            <text:p>Oil supply pressure low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OilSupplyPressure</text:p>
          </table:table-cell>
          <table:table-cell office:value-type="string" calcext:value-type="string">
            <text:p>M188.4</text:p>
          </table:table-cell>
          <table:table-cell office:value-type="string" calcext:value-type="string">
            <text:p>M180.4</text:p>
          </table:table-cell>
          <table:table-cell office:value-type="string" calcext:value-type="string">
            <text:p>M184.4</text:p>
          </table:table-cell>
          <table:table-cell table:style-name="ce60" office:value-type="string" calcext:value-type="string">
            <text:p>DB3.DBW316</text:p>
          </table:table-cell>
          <table:table-cell table:number-columns-repeated="2" office:value-type="string" calcext:value-type="string">
            <text:p>non-switchable</text:p>
          </table:table-cell>
          <table:table-cell table:style-name="ce66"/>
          <table:table-cell table:style-name="ce68"/>
          <table:table-cell table:number-columns-repeated="2"/>
          <table:table-cell table:style-name="ce51" office:value-type="string" calcext:value-type="string">
            <text:p>Давление масла</text:p>
          </table:table-cell>
        </table:table-row>
        <table:table-row table:style-name="ro4">
          <table:table-cell table:style-name="ce48" office:value-type="string" calcext:value-type="string">
            <text:p>VT#1</text:p>
          </table:table-cell>
          <table:table-cell table:style-name="ce49" office:value-type="string" calcext:value-type="string">
            <text:p>DB6.DBD40</text:p>
          </table:table-cell>
          <table:table-cell table:style-name="ce51" office:value-type="string" calcext:value-type="string">
            <text:p>Stage 1 Vibration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127" calcext:value-type="float">
            <text:p>127,0</text:p>
          </table:table-cell>
          <table:table-cell table:style-name="ce49" office:value-type="string" calcext:value-type="string">
            <text:p>㎛</text:p>
          </table:table-cell>
          <table:table-cell table:style-name="ce49" office:value-type="string" calcext:value-type="string">
            <text:p>DB3.DBW1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2.3</text:p>
          </table:table-cell>
          <table:table-cell table:style-name="ce49"/>
          <table:table-cell table:style-name="ce60" office:value-type="string" calcext:value-type="string">
            <text:p>DB3.DBW318</text:p>
          </table:table-cell>
          <table:table-cell table:style-name="ce60" office:value-type="string" calcext:value-type="string">
            <text:p>DB6.DBX5.1</text:p>
          </table:table-cell>
          <table:table-cell table:style-name="ce63" office:value-type="string" calcext:value-type="string">
            <text:p>Vibtation stage 1X high alarm</text:p>
          </table:table-cell>
          <table:table-cell table:style-name="ce60" office:value-type="string" calcext:value-type="string">
            <text:p>DB3.DBW418</text:p>
          </table:table-cell>
          <table:table-cell table:style-name="ce60" office:value-type="string" calcext:value-type="string">
            <text:p>DB6.DBX9.1</text:p>
          </table:table-cell>
          <table:table-cell table:style-name="ce63" office:value-type="string" calcext:value-type="string">
            <text:p>Vibtation stage 1X high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Stage1Vibration</text:p>
          </table:table-cell>
          <table:table-cell office:value-type="string" calcext:value-type="string">
            <text:p>M188.5</text:p>
          </table:table-cell>
          <table:table-cell office:value-type="string" calcext:value-type="string">
            <text:p>M180.5</text:p>
          </table:table-cell>
          <table:table-cell office:value-type="string" calcext:value-type="string">
            <text:p>M184.5</text:p>
          </table:table-cell>
          <table:table-cell table:style-name="ce60" office:value-type="string" calcext:value-type="string">
            <text:p>DB3.DBW318</text:p>
          </table:table-cell>
          <table:table-cell table:number-columns-repeated="2" office:value-type="string" calcext:value-type="string">
            <text:p>non-switchable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Вибрация 1 ступени</text:p>
          </table:table-cell>
        </table:table-row>
        <table:table-row table:style-name="ro4">
          <table:table-cell table:style-name="ce48" office:value-type="string" calcext:value-type="string">
            <text:p>VT#2</text:p>
          </table:table-cell>
          <table:table-cell table:style-name="ce49" office:value-type="string" calcext:value-type="string">
            <text:p>DB6.DBD44</text:p>
          </table:table-cell>
          <table:table-cell table:style-name="ce51" office:value-type="string" calcext:value-type="string">
            <text:p>Stage 2 Vibration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127" calcext:value-type="float">
            <text:p>127,0</text:p>
          </table:table-cell>
          <table:table-cell table:style-name="ce49" office:value-type="string" calcext:value-type="string">
            <text:p>㎛</text:p>
          </table:table-cell>
          <table:table-cell table:style-name="ce49" office:value-type="string" calcext:value-type="string">
            <text:p>DB3.DBW2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2.4</text:p>
          </table:table-cell>
          <table:table-cell table:style-name="ce49" office:value-type="string" calcext:value-type="string">
            <text:p>3...18 мА</text:p>
          </table:table-cell>
          <table:table-cell table:style-name="ce60" office:value-type="string" calcext:value-type="string">
            <text:p>DB3.DBW320</text:p>
          </table:table-cell>
          <table:table-cell table:style-name="ce60" office:value-type="string" calcext:value-type="string">
            <text:p>DB6.DBX5.2</text:p>
          </table:table-cell>
          <table:table-cell table:style-name="ce63" office:value-type="string" calcext:value-type="string">
            <text:p>Vibtation stage 2X high alarm</text:p>
          </table:table-cell>
          <table:table-cell table:style-name="ce60" office:value-type="string" calcext:value-type="string">
            <text:p>DB3.DBW420</text:p>
          </table:table-cell>
          <table:table-cell table:style-name="ce60" office:value-type="string" calcext:value-type="string">
            <text:p>DB6.DBX9.2</text:p>
          </table:table-cell>
          <table:table-cell table:style-name="ce63" office:value-type="string" calcext:value-type="string">
            <text:p>Vibtation stage 2X high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Stage2Vibration</text:p>
          </table:table-cell>
          <table:table-cell office:value-type="string" calcext:value-type="string">
            <text:p>M188.6</text:p>
          </table:table-cell>
          <table:table-cell office:value-type="string" calcext:value-type="string">
            <text:p>M180.6</text:p>
          </table:table-cell>
          <table:table-cell office:value-type="string" calcext:value-type="string">
            <text:p>M184.6</text:p>
          </table:table-cell>
          <table:table-cell table:style-name="ce60" office:value-type="string" calcext:value-type="string">
            <text:p>DB3.DBW320</text:p>
          </table:table-cell>
          <table:table-cell table:number-columns-repeated="2" office:value-type="string" calcext:value-type="string">
            <text:p>non-switchable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Вибрация 2 ступени</text:p>
          </table:table-cell>
        </table:table-row>
        <table:table-row table:style-name="ro4">
          <table:table-cell table:style-name="ce48" office:value-type="string" calcext:value-type="string">
            <text:p>VT#3</text:p>
          </table:table-cell>
          <table:table-cell table:style-name="ce49" office:value-type="string" calcext:value-type="string">
            <text:p>DB6.DBD48</text:p>
          </table:table-cell>
          <table:table-cell table:style-name="ce51" office:value-type="string" calcext:value-type="string">
            <text:p>Stage 3 Vibration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127" calcext:value-type="float">
            <text:p>127,0</text:p>
          </table:table-cell>
          <table:table-cell table:style-name="ce49" office:value-type="string" calcext:value-type="string">
            <text:p>㎛</text:p>
          </table:table-cell>
          <table:table-cell table:style-name="ce49" office:value-type="string" calcext:value-type="string">
            <text:p>DB3.DBW2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2.5</text:p>
          </table:table-cell>
          <table:table-cell table:style-name="ce49"/>
          <table:table-cell table:style-name="ce60" office:value-type="string" calcext:value-type="string">
            <text:p>DB3.DBW322</text:p>
          </table:table-cell>
          <table:table-cell table:style-name="ce60" office:value-type="string" calcext:value-type="string">
            <text:p>DB6.DBX5.3</text:p>
          </table:table-cell>
          <table:table-cell table:style-name="ce63" office:value-type="string" calcext:value-type="string">
            <text:p>Vibtation stage 3X high alarm</text:p>
          </table:table-cell>
          <table:table-cell table:style-name="ce60" office:value-type="string" calcext:value-type="string">
            <text:p>DB3.DBW422</text:p>
          </table:table-cell>
          <table:table-cell table:style-name="ce60" office:value-type="string" calcext:value-type="string">
            <text:p>DB6.DBX9.3</text:p>
          </table:table-cell>
          <table:table-cell table:style-name="ce63" office:value-type="string" calcext:value-type="string">
            <text:p>Vibtation stage 3X high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Stage3Vibration</text:p>
          </table:table-cell>
          <table:table-cell office:value-type="string" calcext:value-type="string">
            <text:p>M188.7</text:p>
          </table:table-cell>
          <table:table-cell office:value-type="string" calcext:value-type="string">
            <text:p>M180.7</text:p>
          </table:table-cell>
          <table:table-cell office:value-type="string" calcext:value-type="string">
            <text:p>M184.7</text:p>
          </table:table-cell>
          <table:table-cell table:style-name="ce60" office:value-type="string" calcext:value-type="string">
            <text:p>DB3.DBW322</text:p>
          </table:table-cell>
          <table:table-cell table:number-columns-repeated="2" office:value-type="string" calcext:value-type="string">
            <text:p>non-switchable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Вибрация 3 ступени</text:p>
          </table:table-cell>
        </table:table-row>
        <table:table-row table:style-name="ro1">
          <table:table-cell table:style-name="ce48" office:value-type="string" calcext:value-type="string">
            <text:p>PD120</text:p>
          </table:table-cell>
          <table:table-cell table:style-name="ce49" office:value-type="string" calcext:value-type="string">
            <text:p>DB6.DBD52</text:p>
          </table:table-cell>
          <table:table-cell table:style-name="ce51" office:value-type="string" calcext:value-type="string">
            <text:p>Oil filter diff pressure <text:s/>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5" office:value-type="float" office:value="3.5" calcext:value-type="float">
            <text:p>3,50</text:p>
          </table:table-cell>
          <table:table-cell table:style-name="ce49" office:value-type="string" calcext:value-type="string">
            <text:p>kg/㎠</text:p>
          </table:table-cell>
          <table:table-cell table:style-name="ce49" office:value-type="string" calcext:value-type="string">
            <text:p>DB3.DBW2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2.6</text:p>
          </table:table-cell>
          <table:table-cell table:style-name="ce49"/>
          <table:table-cell table:style-name="ce60" office:value-type="string" calcext:value-type="string">
            <text:p>DB3.DBW324</text:p>
          </table:table-cell>
          <table:table-cell table:style-name="ce60" office:value-type="string" calcext:value-type="string">
            <text:p>DB6.DBX4.5</text:p>
          </table:table-cell>
          <table:table-cell table:style-name="ce63" office:value-type="string" calcext:value-type="string">
            <text:p>Oil filter diff pressure high alarm</text:p>
          </table:table-cell>
          <table:table-cell table:style-name="ce59" office:value-type="string" calcext:value-type="string">
            <text:p>DB3.DBW424</text:p>
          </table:table-cell>
          <table:table-cell table:style-name="ce59" office:value-type="string" calcext:value-type="string">
            <text:p>DB6.DBX9.4</text:p>
          </table:table-cell>
          <table:table-cell table:style-name="ce61" office:value-type="string" calcext:value-type="string">
            <text:p>unused</text:p>
          </table:table-cell>
          <table:table-cell table:style-name="ce60" table:number-columns-repeated="2"/>
          <table:table-cell table:style-name="ce62"/>
          <table:table-cell table:style-name="ce60" table:number-columns-repeated="2"/>
          <table:table-cell table:style-name="ce62"/>
          <table:table-cell table:style-name="ce51" office:value-type="string" calcext:value-type="string">
            <text:p>OilFilterDiffPressure</text:p>
          </table:table-cell>
          <table:table-cell office:value-type="string" calcext:value-type="string">
            <text:p>DB1.DBX0.1</text:p>
          </table:table-cell>
          <table:table-cell office:value-type="string" calcext:value-type="string">
            <text:p>DB1.DBX14.3</text:p>
          </table:table-cell>
          <table:table-cell office:value-type="string" calcext:value-type="string">
            <text:p>M185.0</text:p>
          </table:table-cell>
          <table:table-cell table:style-name="ce60" office:value-type="string" calcext:value-type="string">
            <text:p>DB3.DBW324</text:p>
          </table:table-cell>
          <table:table-cell table:style-name="ce66" office:value-type="string" calcext:value-type="string">
            <text:p>M181.0</text:p>
          </table:table-cell>
          <table:table-cell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перепад на масл.фильтре </text:p>
          </table:table-cell>
        </table:table-row>
        <table:table-row table:style-name="ro4">
          <table:table-cell table:style-name="ce48" office:value-type="string" calcext:value-type="string">
            <text:p>TD240</text:p>
          </table:table-cell>
          <table:table-cell table:style-name="ce49" office:value-type="string" calcext:value-type="string">
            <text:p>DB6.DBD56</text:p>
          </table:table-cell>
          <table:table-cell table:style-name="ce51" office:value-type="string" calcext:value-type="string">
            <text:p>Motor current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150" calcext:value-type="float">
            <text:p>150,0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DB3.DBW26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string" calcext:value-type="string">
            <text:p>M232.7</text:p>
          </table:table-cell>
          <table:table-cell table:style-name="ce49"/>
          <table:table-cell table:style-name="ce60" office:value-type="string" calcext:value-type="string">
            <text:p>DB3.DBW326</text:p>
          </table:table-cell>
          <table:table-cell table:style-name="ce60" office:value-type="string" calcext:value-type="string">
            <text:p>DB6.DBX5.5</text:p>
          </table:table-cell>
          <table:table-cell table:style-name="ce63" office:value-type="string" calcext:value-type="string">
            <text:p>Motor current (CT) alarm</text:p>
          </table:table-cell>
          <table:table-cell table:style-name="ce60" office:value-type="string" calcext:value-type="string">
            <text:p>DB3.DBW426</text:p>
          </table:table-cell>
          <table:table-cell table:style-name="ce60" office:value-type="string" calcext:value-type="string">
            <text:p>DB6.DBX9.5</text:p>
          </table:table-cell>
          <table:table-cell table:style-name="ce63" office:value-type="string" calcext:value-type="string">
            <text:p>Motor current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MotorCurrent</text:p>
          </table:table-cell>
          <table:table-cell office:value-type="string" calcext:value-type="string">
            <text:p>M189.1</text:p>
          </table:table-cell>
          <table:table-cell office:value-type="string" calcext:value-type="string">
            <text:p>M181.1</text:p>
          </table:table-cell>
          <table:table-cell office:value-type="string" calcext:value-type="string">
            <text:p>DB1.DBX14.4</text:p>
          </table:table-cell>
          <table:table-cell table:style-name="ce60" office:value-type="string" calcext:value-type="string">
            <text:p>DB3.DBW326</text:p>
          </table:table-cell>
          <table:table-cell office:value-type="string" calcext:value-type="string">
            <text:p>non-switchable</text:p>
          </table:table-cell>
          <table:table-cell table:style-name="ce53" office:value-type="string" calcext:value-type="string">
            <text:p>M185.1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ок двигателя</text:p>
          </table:table-cell>
        </table:table-row>
        <table:table-row table:style-name="ro1">
          <table:table-cell table:style-name="ce48" office:value-type="string" calcext:value-type="string">
            <text:p>PT301</text:p>
          </table:table-cell>
          <table:table-cell table:style-name="ce49" office:value-type="string" calcext:value-type="string">
            <text:p>DB6.DBD60</text:p>
          </table:table-cell>
          <table:table-cell table:style-name="ce51" office:value-type="string" calcext:value-type="string">
            <text:p>Cooling water supply press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5" office:value-type="float" office:value="5" calcext:value-type="float">
            <text:p>5,00</text:p>
          </table:table-cell>
          <table:table-cell table:style-name="ce49" office:value-type="string" calcext:value-type="string">
            <text:p>kg/㎠</text:p>
          </table:table-cell>
          <table:table-cell table:style-name="ce49" office:value-type="string" calcext:value-type="string">
            <text:p>DB3.DBW5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M233.5</text:p>
          </table:table-cell>
          <table:table-cell table:style-name="ce49"/>
          <table:table-cell table:style-name="ce60" office:value-type="string" calcext:value-type="string">
            <text:p>DB3.DBW358</text:p>
          </table:table-cell>
          <table:table-cell table:style-name="ce60" office:value-type="string" calcext:value-type="string">
            <text:p>DB6.DBX5.4</text:p>
          </table:table-cell>
          <table:table-cell table:style-name="ce63" office:value-type="string" calcext:value-type="string">
            <text:p>Cooling water inlet pressure <text:s/>alarm</text:p>
          </table:table-cell>
          <table:table-cell table:style-name="ce59" office:value-type="string" calcext:value-type="string">
            <text:p>DB3.DBW458</text:p>
          </table:table-cell>
          <table:table-cell table:style-name="ce59" office:value-type="string" calcext:value-type="string">
            <text:p>DB6.DBX9.4</text:p>
          </table:table-cell>
          <table:table-cell table:style-name="ce61" office:value-type="string" calcext:value-type="string">
            <text:p>unused</text:p>
          </table:table-cell>
          <table:table-cell table:style-name="ce60" table:number-columns-repeated="2"/>
          <table:table-cell table:style-name="ce62"/>
          <table:table-cell table:style-name="ce60" table:number-columns-repeated="2"/>
          <table:table-cell table:style-name="ce62"/>
          <table:table-cell table:style-name="ce51" office:value-type="string" calcext:value-type="string">
            <text:p>CoolingWaterSupplyPressure</text:p>
          </table:table-cell>
          <table:table-cell office:value-type="string" calcext:value-type="string">
            <text:p>DB1.DBX10.2</text:p>
          </table:table-cell>
          <table:table-cell office:value-type="string" calcext:value-type="string">
            <text:p>DB1.DBX11.2</text:p>
          </table:table-cell>
          <table:table-cell office:value-type="string" calcext:value-type="string">
            <text:p>M185.2</text:p>
          </table:table-cell>
          <table:table-cell table:style-name="ce60" office:value-type="string" calcext:value-type="string">
            <text:p>DB3.DBW358</text:p>
          </table:table-cell>
          <table:table-cell table:style-name="ce66" office:value-type="string" calcext:value-type="string">
            <text:p>M181.2</text:p>
          </table:table-cell>
          <table:table-cell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давление охл.воды</text:p>
          </table:table-cell>
        </table:table-row>
        <table:table-row table:style-name="ro4">
          <table:table-cell table:style-name="ce48" office:value-type="string" calcext:value-type="string">
            <text:p>VT#5</text:p>
          </table:table-cell>
          <table:table-cell table:style-name="ce49" office:value-type="string" calcext:value-type="string">
            <text:p>DB6.DBD64</text:p>
          </table:table-cell>
          <table:table-cell table:style-name="ce51" office:value-type="string" calcext:value-type="string">
            <text:p>Motor bearing Drive End (DE) vibration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5" office:value-type="float" office:value="20" calcext:value-type="float">
            <text:p>20,00</text:p>
          </table:table-cell>
          <table:table-cell table:style-name="ce49" office:value-type="string" calcext:value-type="string">
            <text:p>mm/s</text:p>
          </table:table-cell>
          <table:table-cell table:style-name="ce49" office:value-type="string" calcext:value-type="string">
            <text:p>DB3.DBW5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M233.3</text:p>
          </table:table-cell>
          <table:table-cell table:style-name="ce49"/>
          <table:table-cell table:style-name="ce60" office:value-type="string" calcext:value-type="string">
            <text:p>DB3.DBW354</text:p>
          </table:table-cell>
          <table:table-cell table:style-name="ce60" office:value-type="string" calcext:value-type="string">
            <text:p>DB6.DBX7.2</text:p>
          </table:table-cell>
          <table:table-cell table:style-name="ce63" office:value-type="string" calcext:value-type="string">
            <text:p>Motor bearing "DE" vibration alarm</text:p>
          </table:table-cell>
          <table:table-cell table:style-name="ce60" office:value-type="string" calcext:value-type="string">
            <text:p>DB3.DBW454</text:p>
          </table:table-cell>
          <table:table-cell table:style-name="ce60" office:value-type="string" calcext:value-type="string">
            <text:p>DB6.DBX11.2</text:p>
          </table:table-cell>
          <table:table-cell table:style-name="ce63" office:value-type="string" calcext:value-type="string">
            <text:p>Motor bearing "DE" vibration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MotorBearingDEVibration</text:p>
          </table:table-cell>
          <table:table-cell office:value-type="string" calcext:value-type="string">
            <text:p>DB1.DBX10.0</text:p>
          </table:table-cell>
          <table:table-cell office:value-type="string" calcext:value-type="string">
            <text:p>DB1.DBX11.0</text:p>
          </table:table-cell>
          <table:table-cell office:value-type="string" calcext:value-type="string">
            <text:p>DB1.DBX12.0</text:p>
          </table:table-cell>
          <table:table-cell table:style-name="ce60" office:value-type="string" calcext:value-type="string">
            <text:p>DB3.DBW354</text:p>
          </table:table-cell>
          <table:table-cell table:style-name="ce66" office:value-type="string" calcext:value-type="string">
            <text:p>M181.3</text:p>
          </table:table-cell>
          <table:table-cell table:style-name="ce53" office:value-type="string" calcext:value-type="string">
            <text:p>M185.3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Вибрация двигателя со стороны компрессора</text:p>
          </table:table-cell>
        </table:table-row>
        <table:table-row table:style-name="ro4">
          <table:table-cell table:style-name="ce48" office:value-type="string" calcext:value-type="string">
            <text:p>VT#6</text:p>
          </table:table-cell>
          <table:table-cell table:style-name="ce49" office:value-type="string" calcext:value-type="string">
            <text:p>DB6.DBD68</text:p>
          </table:table-cell>
          <table:table-cell table:style-name="ce51" office:value-type="string" calcext:value-type="string">
            <text:p>Motor bearing Non-Drive End (NDE) vibration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5" office:value-type="float" office:value="20" calcext:value-type="float">
            <text:p>20,00</text:p>
          </table:table-cell>
          <table:table-cell table:style-name="ce49" office:value-type="string" calcext:value-type="string">
            <text:p>mm/s</text:p>
          </table:table-cell>
          <table:table-cell table:style-name="ce49" office:value-type="string" calcext:value-type="string">
            <text:p>DB3.DBW5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M233.4</text:p>
          </table:table-cell>
          <table:table-cell table:style-name="ce49"/>
          <table:table-cell table:style-name="ce60" office:value-type="string" calcext:value-type="string">
            <text:p>DB3.DBW356</text:p>
          </table:table-cell>
          <table:table-cell table:style-name="ce60" office:value-type="string" calcext:value-type="string">
            <text:p>DB6.DBX7.3</text:p>
          </table:table-cell>
          <table:table-cell table:style-name="ce63" office:value-type="string" calcext:value-type="string">
            <text:p>Motor bearing "NDE" vibration alarm</text:p>
          </table:table-cell>
          <table:table-cell table:style-name="ce60" office:value-type="string" calcext:value-type="string">
            <text:p>DB3.DBW456</text:p>
          </table:table-cell>
          <table:table-cell table:style-name="ce60" office:value-type="string" calcext:value-type="string">
            <text:p>DB6.DBX11.3</text:p>
          </table:table-cell>
          <table:table-cell table:style-name="ce63" office:value-type="string" calcext:value-type="string">
            <text:p>Motor bearing "NDE" vibration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MotorBearingNDEVibration</text:p>
          </table:table-cell>
          <table:table-cell office:value-type="string" calcext:value-type="string">
            <text:p>DB1.DBX10.1</text:p>
          </table:table-cell>
          <table:table-cell office:value-type="string" calcext:value-type="string">
            <text:p>DB1.DBX11.1</text:p>
          </table:table-cell>
          <table:table-cell office:value-type="string" calcext:value-type="string">
            <text:p>DB1.DBX12.1</text:p>
          </table:table-cell>
          <table:table-cell table:style-name="ce60" office:value-type="string" calcext:value-type="string">
            <text:p>DB3.DBW356</text:p>
          </table:table-cell>
          <table:table-cell table:style-name="ce66" office:value-type="string" calcext:value-type="string">
            <text:p>M181.4</text:p>
          </table:table-cell>
          <table:table-cell table:style-name="ce53" office:value-type="string" calcext:value-type="string">
            <text:p>M185.4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Вибрация двигателя с обр. стороны</text:p>
          </table:table-cell>
        </table:table-row>
        <table:table-row table:style-name="ro4">
          <table:table-cell table:style-name="ce48" office:value-type="string" calcext:value-type="string">
            <text:p>TE130</text:p>
          </table:table-cell>
          <table:table-cell table:style-name="ce49" office:value-type="string" calcext:value-type="string">
            <text:p>DB6.DBD80</text:p>
          </table:table-cell>
          <table:table-cell table:style-name="ce51" office:value-type="string" calcext:value-type="string">
            <text:p>Oil supply temperat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28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234.0</text:p>
          </table:table-cell>
          <table:table-cell table:style-name="ce49"/>
          <table:table-cell table:style-name="ce60" office:value-type="string" calcext:value-type="string">
            <text:p>DB3.DBW328</text:p>
          </table:table-cell>
          <table:table-cell table:style-name="ce60" office:value-type="string" calcext:value-type="string">
            <text:p>DB6.DBX5.6</text:p>
          </table:table-cell>
          <table:table-cell table:style-name="ce63" office:value-type="string" calcext:value-type="string">
            <text:p>Oil supply temperature high alarm</text:p>
          </table:table-cell>
          <table:table-cell table:style-name="ce60" office:value-type="string" calcext:value-type="string">
            <text:p>DB3.DBW428</text:p>
          </table:table-cell>
          <table:table-cell table:style-name="ce60" office:value-type="string" calcext:value-type="string">
            <text:p>DB6.DBX9.6</text:p>
          </table:table-cell>
          <table:table-cell table:style-name="ce63" office:value-type="string" calcext:value-type="string">
            <text:p>Oil supply temperature high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OilSupplyTemperature</text:p>
          </table:table-cell>
          <table:table-cell office:value-type="string" calcext:value-type="string">
            <text:p>M189.5</text:p>
          </table:table-cell>
          <table:table-cell office:value-type="string" calcext:value-type="string">
            <text:p>M181.5</text:p>
          </table:table-cell>
          <table:table-cell office:value-type="string" calcext:value-type="string">
            <text:p>M185.5</text:p>
          </table:table-cell>
          <table:table-cell table:style-name="ce60" office:value-type="string" calcext:value-type="string">
            <text:p>DB3.DBW328</text:p>
          </table:table-cell>
          <table:table-cell table:number-columns-repeated="2" office:value-type="string" calcext:value-type="string">
            <text:p>non-switchable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масла</text:p>
          </table:table-cell>
        </table:table-row>
        <table:table-row table:style-name="ro4">
          <table:table-cell table:style-name="ce48" office:value-type="string" calcext:value-type="string">
            <text:p>TE221</text:p>
          </table:table-cell>
          <table:table-cell table:style-name="ce49" office:value-type="string" calcext:value-type="string">
            <text:p>DB6.DBD84</text:p>
          </table:table-cell>
          <table:table-cell table:style-name="ce51" office:value-type="string" calcext:value-type="string">
            <text:p>Stage 3 inlet temperat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3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4.1</text:p>
          </table:table-cell>
          <table:table-cell table:style-name="ce49"/>
          <table:table-cell table:style-name="ce60" office:value-type="string" calcext:value-type="string">
            <text:p>DB3.DBW330</text:p>
          </table:table-cell>
          <table:table-cell table:style-name="ce60" office:value-type="string" calcext:value-type="string">
            <text:p>DB6.DBX5.7</text:p>
          </table:table-cell>
          <table:table-cell table:style-name="ce63" office:value-type="string" calcext:value-type="string">
            <text:p>Stage 3 inlet temperature high alarm</text:p>
          </table:table-cell>
          <table:table-cell table:style-name="ce60" office:value-type="string" calcext:value-type="string">
            <text:p>DB3.DBW430</text:p>
          </table:table-cell>
          <table:table-cell table:style-name="ce60" office:value-type="string" calcext:value-type="string">
            <text:p>DB6.DBX9.7</text:p>
          </table:table-cell>
          <table:table-cell table:style-name="ce63" office:value-type="string" calcext:value-type="string">
            <text:p>Stage 3 inlet temperature high danger</text:p>
          </table:table-cell>
          <table:table-cell table:style-name="ce60" table:number-columns-repeated="2"/>
          <table:table-cell table:style-name="ce63"/>
          <table:table-cell table:style-name="ce60" table:number-columns-repeated="2"/>
          <table:table-cell table:style-name="ce63"/>
          <table:table-cell table:style-name="ce51" office:value-type="string" calcext:value-type="string">
            <text:p>Stage3InletTemperature</text:p>
          </table:table-cell>
          <table:table-cell office:value-type="string" calcext:value-type="string">
            <text:p>M189.6</text:p>
          </table:table-cell>
          <table:table-cell office:value-type="string" calcext:value-type="string">
            <text:p>M181.6</text:p>
          </table:table-cell>
          <table:table-cell office:value-type="string" calcext:value-type="string">
            <text:p>M185.6</text:p>
          </table:table-cell>
          <table:table-cell table:style-name="ce60" office:value-type="string" calcext:value-type="string">
            <text:p>DB3.DBW330</text:p>
          </table:table-cell>
          <table:table-cell table:number-columns-repeated="2" office:value-type="string" calcext:value-type="string">
            <text:p>non-switchable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воздуха на 3 ступени</text:p>
          </table:table-cell>
        </table:table-row>
        <table:table-row table:style-name="ro4">
          <table:table-cell table:style-name="ce48" office:value-type="string" calcext:value-type="string">
            <text:p>TE231</text:p>
          </table:table-cell>
          <table:table-cell table:style-name="ce49" office:value-type="string" calcext:value-type="string">
            <text:p>DB6.DBD88</text:p>
          </table:table-cell>
          <table:table-cell table:style-name="ce51" office:value-type="string" calcext:value-type="string">
            <text:p>Oil reservoir temperat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3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4.2</text:p>
          </table:table-cell>
          <table:table-cell table:style-name="ce49"/>
          <table:table-cell table:style-name="ce60" office:value-type="string" calcext:value-type="string">
            <text:p>DB3.DBW332</text:p>
          </table:table-cell>
          <table:table-cell table:style-name="ce60" office:value-type="string" calcext:value-type="string">
            <text:p>DB6.DBX6.0</text:p>
          </table:table-cell>
          <table:table-cell table:style-name="ce63" office:value-type="string" calcext:value-type="string">
            <text:p>Oil reservoir temperature low alarm</text:p>
          </table:table-cell>
          <table:table-cell table:style-name="ce60" office:value-type="string" calcext:value-type="string">
            <text:p>DB3.DBW414</text:p>
          </table:table-cell>
          <table:table-cell table:style-name="ce48" office:value-type="string" calcext:value-type="string">
            <text:p>M18.0</text:p>
          </table:table-cell>
          <table:table-cell table:style-name="ce63" office:value-type="string" calcext:value-type="string">
            <text:p>Oil reservoir temperature high danger</text:p>
          </table:table-cell>
          <table:table-cell table:style-name="ce60" office:value-type="string" calcext:value-type="string">
            <text:p>DB3.DBW414</text:p>
          </table:table-cell>
          <table:table-cell table:style-name="ce60" office:value-type="string" calcext:value-type="string">
            <text:p>M18.0</text:p>
          </table:table-cell>
          <table:table-cell table:style-name="ce63" office:value-type="string" calcext:value-type="string">
            <text:p>Oil reservoir temperature low warn.2</text:p>
          </table:table-cell>
          <table:table-cell table:style-name="ce60" office:value-type="string" calcext:value-type="string">
            <text:p>DB3.DBW414</text:p>
          </table:table-cell>
          <table:table-cell table:style-name="ce60" office:value-type="string" calcext:value-type="string">
            <text:p>M18.6</text:p>
          </table:table-cell>
          <table:table-cell table:style-name="ce63" office:value-type="string" calcext:value-type="string">
            <text:p>Oil reservoir temperature low warn.3</text:p>
          </table:table-cell>
          <table:table-cell table:style-name="ce51" office:value-type="string" calcext:value-type="string">
            <text:p>OilReservoirTemperature</text:p>
          </table:table-cell>
          <table:table-cell office:value-type="string" calcext:value-type="string">
            <text:p>M189.7</text:p>
          </table:table-cell>
          <table:table-cell office:value-type="string" calcext:value-type="string">
            <text:p>M181.7</text:p>
          </table:table-cell>
          <table:table-cell office:value-type="string" calcext:value-type="string">
            <text:p>M185.7</text:p>
          </table:table-cell>
          <table:table-cell table:style-name="ce60" office:value-type="string" calcext:value-type="string">
            <text:p>DB3.DBW332</text:p>
          </table:table-cell>
          <table:table-cell office:value-type="string" calcext:value-type="string">
            <text:p>non-switchable</text:p>
          </table:table-cell>
          <table:table-cell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масла в маслобаке</text:p>
          </table:table-cell>
        </table:table-row>
        <table:table-row table:style-name="ro4">
          <table:table-cell table:style-name="ce48" office:value-type="string" calcext:value-type="string">
            <text:p>TE140</text:p>
          </table:table-cell>
          <table:table-cell table:style-name="ce49" office:value-type="string" calcext:value-type="string">
            <text:p>DB6.DBD92</text:p>
          </table:table-cell>
          <table:table-cell table:style-name="ce51" office:value-type="string" calcext:value-type="string">
            <text:p>Motor winding "R" temperat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3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4.3</text:p>
          </table:table-cell>
          <table:table-cell table:style-name="ce49"/>
          <table:table-cell table:style-name="ce60" office:value-type="string" calcext:value-type="string">
            <text:p>DB3.DBW334</text:p>
          </table:table-cell>
          <table:table-cell table:style-name="ce60" office:value-type="string" calcext:value-type="string">
            <text:p>DB6.DBX6.1</text:p>
          </table:table-cell>
          <table:table-cell table:style-name="ce63" office:value-type="string" calcext:value-type="string">
            <text:p>High warning motor winding «R» temerature</text:p>
          </table:table-cell>
          <table:table-cell table:style-name="ce60" office:value-type="string" calcext:value-type="string">
            <text:p>DB3.DBW434</text:p>
          </table:table-cell>
          <table:table-cell table:style-name="ce48" office:value-type="string" calcext:value-type="string">
            <text:p>DB6.DBX10.1</text:p>
          </table:table-cell>
          <table:table-cell table:style-name="ce63" office:value-type="string" calcext:value-type="string">
            <text:p>Motor winding «R» temerature high danger</text:p>
          </table:table-cell>
          <table:table-cell table:style-name="ce60"/>
          <table:table-cell table:style-name="ce48"/>
          <table:table-cell table:style-name="ce63"/>
          <table:table-cell table:style-name="ce60"/>
          <table:table-cell table:style-name="ce48"/>
          <table:table-cell table:style-name="ce63"/>
          <table:table-cell table:style-name="ce51" office:value-type="string" calcext:value-type="string">
            <text:p>MotorWindingRTemperature</text:p>
          </table:table-cell>
          <table:table-cell office:value-type="string" calcext:value-type="string">
            <text:p>DB1.DBX14.5</text:p>
          </table:table-cell>
          <table:table-cell office:value-type="string" calcext:value-type="string">
            <text:p>DB1.DBX15.0</text:p>
          </table:table-cell>
          <table:table-cell office:value-type="string" calcext:value-type="string">
            <text:p>DB1.DBX15.1</text:p>
          </table:table-cell>
          <table:table-cell table:style-name="ce60" office:value-type="string" calcext:value-type="string">
            <text:p>DB3.DBW334</text:p>
          </table:table-cell>
          <table:table-cell table:style-name="ce66" office:value-type="string" calcext:value-type="string">
            <text:p>M182.0</text:p>
          </table:table-cell>
          <table:table-cell table:style-name="ce53" office:value-type="string" calcext:value-type="string">
            <text:p>M186.0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обмотки двигателя "R"</text:p>
          </table:table-cell>
        </table:table-row>
        <table:table-row table:style-name="ro4">
          <table:table-cell table:style-name="ce48" office:value-type="string" calcext:value-type="string">
            <text:p>TE143</text:p>
          </table:table-cell>
          <table:table-cell table:style-name="ce49" office:value-type="string" calcext:value-type="string">
            <text:p>DB6.DBD96</text:p>
          </table:table-cell>
          <table:table-cell table:style-name="ce51" office:value-type="string" calcext:value-type="string">
            <text:p>Motor bearing "DE" temperat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3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4.4</text:p>
          </table:table-cell>
          <table:table-cell table:style-name="ce49" office:value-type="string" calcext:value-type="string">
            <text:p>-50...200 °C</text:p>
          </table:table-cell>
          <table:table-cell table:style-name="ce60" office:value-type="string" calcext:value-type="string">
            <text:p>DB3.DBW344</text:p>
          </table:table-cell>
          <table:table-cell table:style-name="ce60" office:value-type="string" calcext:value-type="string">
            <text:p>DB6.DBX6.6</text:p>
          </table:table-cell>
          <table:table-cell table:style-name="ce63" office:value-type="string" calcext:value-type="string">
            <text:p>Motor bearing "DE" temperature high alarm</text:p>
          </table:table-cell>
          <table:table-cell table:style-name="ce60" office:value-type="string" calcext:value-type="string">
            <text:p>DB3.DBW444</text:p>
          </table:table-cell>
          <table:table-cell table:style-name="ce60" office:value-type="string" calcext:value-type="string">
            <text:p>DB6.DBX10.6</text:p>
          </table:table-cell>
          <table:table-cell table:style-name="ce63" office:value-type="string" calcext:value-type="string">
            <text:p>Motor bearing "DE" temperature high danger</text:p>
          </table:table-cell>
          <table:table-cell table:style-name="ce60" office:value-type="string" calcext:value-type="string">
            <text:p>DB3.DBW560</text:p>
          </table:table-cell>
          <table:table-cell table:style-name="ce60" office:value-type="string" calcext:value-type="string">
            <text:p>M160.5</text:p>
          </table:table-cell>
          <table:table-cell table:style-name="ce63" office:value-type="string" calcext:value-type="string">
            <text:p>Motor Bearing_DE-NDE_temperature high warn</text:p>
          </table:table-cell>
          <table:table-cell table:style-name="ce60" table:number-columns-repeated="2"/>
          <table:table-cell table:style-name="ce63"/>
          <table:table-cell table:style-name="ce51" office:value-type="string" calcext:value-type="string">
            <text:p>MotorBearingDETemperature</text:p>
          </table:table-cell>
          <table:table-cell office:value-type="string" calcext:value-type="string">
            <text:p>DB1.DBX14.6</text:p>
          </table:table-cell>
          <table:table-cell office:value-type="string" calcext:value-type="string">
            <text:p>DB1.DBX15.2</text:p>
          </table:table-cell>
          <table:table-cell office:value-type="string" calcext:value-type="string">
            <text:p>DB1.DBX15.3</text:p>
          </table:table-cell>
          <table:table-cell table:style-name="ce60" office:value-type="string" calcext:value-type="string">
            <text:p>DB3.DBW344</text:p>
          </table:table-cell>
          <table:table-cell table:style-name="ce66" office:value-type="string" calcext:value-type="string">
            <text:p>M182.1</text:p>
          </table:table-cell>
          <table:table-cell table:style-name="ce53" office:value-type="string" calcext:value-type="string">
            <text:p>M186.1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подшипника двигателя "DE"</text:p>
          </table:table-cell>
        </table:table-row>
        <table:table-row table:style-name="ro4">
          <table:table-cell table:style-name="ce48" office:value-type="string" calcext:value-type="string">
            <text:p>TE144</text:p>
          </table:table-cell>
          <table:table-cell table:style-name="ce49" office:value-type="string" calcext:value-type="string">
            <text:p>DB6.DBD100</text:p>
          </table:table-cell>
          <table:table-cell table:style-name="ce51" office:value-type="string" calcext:value-type="string">
            <text:p>Motor bearing "NDE" temperat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3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4.5</text:p>
          </table:table-cell>
          <table:table-cell table:style-name="ce49" office:value-type="string" calcext:value-type="string">
            <text:p>-50...200 °C</text:p>
          </table:table-cell>
          <table:table-cell table:style-name="ce60" office:value-type="string" calcext:value-type="string">
            <text:p>DB3.DBW346</text:p>
          </table:table-cell>
          <table:table-cell table:style-name="ce60" office:value-type="string" calcext:value-type="string">
            <text:p>DB6.DBX6.7</text:p>
          </table:table-cell>
          <table:table-cell table:style-name="ce63" office:value-type="string" calcext:value-type="string">
            <text:p>Motor bearing "NDE" temperature high alarm</text:p>
          </table:table-cell>
          <table:table-cell table:style-name="ce60" office:value-type="string" calcext:value-type="string">
            <text:p>DB3.DBW446</text:p>
          </table:table-cell>
          <table:table-cell table:style-name="ce60" office:value-type="string" calcext:value-type="string">
            <text:p>DB6.DBX10.7</text:p>
          </table:table-cell>
          <table:table-cell table:style-name="ce63" office:value-type="string" calcext:value-type="string">
            <text:p>Motor bearing "NDE" temperature high danger</text:p>
          </table:table-cell>
          <table:table-cell table:style-name="ce60" office:value-type="string" calcext:value-type="string">
            <text:p>DB3.DBW560</text:p>
          </table:table-cell>
          <table:table-cell table:style-name="ce60" office:value-type="string" calcext:value-type="string">
            <text:p>M160.5</text:p>
          </table:table-cell>
          <table:table-cell table:style-name="ce63" office:value-type="string" calcext:value-type="string">
            <text:p>Motor Bearing_DE-NDE_temperature high warn</text:p>
          </table:table-cell>
          <table:table-cell table:style-name="ce60" table:number-columns-repeated="2"/>
          <table:table-cell table:style-name="ce63"/>
          <table:table-cell table:style-name="ce51" office:value-type="string" calcext:value-type="string">
            <text:p>MotorBearingNDETemperature</text:p>
          </table:table-cell>
          <table:table-cell office:value-type="string" calcext:value-type="string">
            <text:p>DB1.DBX14.7</text:p>
          </table:table-cell>
          <table:table-cell office:value-type="string" calcext:value-type="string">
            <text:p>DB1.DBX15.4</text:p>
          </table:table-cell>
          <table:table-cell office:value-type="string" calcext:value-type="string">
            <text:p>DB1.DBX15.5</text:p>
          </table:table-cell>
          <table:table-cell table:style-name="ce60" office:value-type="string" calcext:value-type="string">
            <text:p>DB3.DBW346</text:p>
          </table:table-cell>
          <table:table-cell table:style-name="ce66" office:value-type="string" calcext:value-type="string">
            <text:p>M182.2</text:p>
          </table:table-cell>
          <table:table-cell table:style-name="ce53" office:value-type="string" calcext:value-type="string">
            <text:p>M186.2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подшипника двигателя при неразрушающем контроле (НК)</text:p>
          </table:table-cell>
        </table:table-row>
        <table:table-row table:style-name="ro4">
          <table:table-cell table:style-name="ce48" office:value-type="string" calcext:value-type="string">
            <text:p>TE221</text:p>
          </table:table-cell>
          <table:table-cell table:style-name="ce49" office:value-type="string" calcext:value-type="string">
            <text:p>DB6.DBD104</text:p>
          </table:table-cell>
          <table:table-cell table:style-name="ce51" office:value-type="string" calcext:value-type="string">
            <text:p>Stage 2 inlet temperature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4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4.6</text:p>
          </table:table-cell>
          <table:table-cell table:style-name="ce49" office:value-type="string" calcext:value-type="string">
            <text:p>-50...200 °C</text:p>
          </table:table-cell>
          <table:table-cell table:style-name="ce60" office:value-type="string" calcext:value-type="string">
            <text:p>DB3.DBW340</text:p>
          </table:table-cell>
          <table:table-cell table:style-name="ce60" office:value-type="string" calcext:value-type="string">
            <text:p>DB6.DBX6.4</text:p>
          </table:table-cell>
          <table:table-cell table:style-name="ce63" office:value-type="string" calcext:value-type="string">
            <text:p>Stage 2 inlet temperature high alarm</text:p>
          </table:table-cell>
          <table:table-cell table:style-name="ce60" office:value-type="string" calcext:value-type="string">
            <text:p>DB3.DBW440</text:p>
          </table:table-cell>
          <table:table-cell table:style-name="ce60" office:value-type="string" calcext:value-type="string">
            <text:p>DB6.DBX10.4</text:p>
          </table:table-cell>
          <table:table-cell table:style-name="ce63" office:value-type="string" calcext:value-type="string">
            <text:p>Stage 2 inlet temperature high danger</text:p>
          </table:table-cell>
          <table:table-cell table:style-name="ce60" office:value-type="string" calcext:value-type="string">
            <text:p>DB3.DBW554</text:p>
          </table:table-cell>
          <table:table-cell table:style-name="ce60" office:value-type="string" calcext:value-type="string">
            <text:p>M160.6</text:p>
          </table:table-cell>
          <table:table-cell table:style-name="ce63" office:value-type="string" calcext:value-type="string">
            <text:p>Stage 2 inlet temperature high warn</text:p>
          </table:table-cell>
          <table:table-cell table:style-name="ce60" table:number-columns-repeated="2"/>
          <table:table-cell table:style-name="ce63"/>
          <table:table-cell table:style-name="ce51" office:value-type="string" calcext:value-type="string">
            <text:p>Stage2InletTemperature</text:p>
          </table:table-cell>
          <table:table-cell office:value-type="string" calcext:value-type="string">
            <text:p>DB1.DBX0.2</text:p>
          </table:table-cell>
          <table:table-cell office:value-type="string" calcext:value-type="string">
            <text:p>M182.3</text:p>
          </table:table-cell>
          <table:table-cell office:value-type="string" calcext:value-type="string">
            <text:p>M186.3</text:p>
          </table:table-cell>
          <table:table-cell table:style-name="ce60" office:value-type="string" calcext:value-type="string">
            <text:p>DB3.DBW340</text:p>
          </table:table-cell>
          <table:table-cell table:number-columns-repeated="2" office:value-type="string" calcext:value-type="string">
            <text:p>non-switchable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воздуха на 2 ступени</text:p>
          </table:table-cell>
        </table:table-row>
        <table:table-row table:style-name="ro4">
          <table:table-cell table:style-name="ce48" office:value-type="string" calcext:value-type="string">
            <text:p>TE212</text:p>
          </table:table-cell>
          <table:table-cell table:style-name="ce49" office:value-type="string" calcext:value-type="string">
            <text:p>DB6.DBD108</text:p>
          </table:table-cell>
          <table:table-cell table:style-name="ce51" office:value-type="string" calcext:value-type="string">
            <text:p>#1 outlet temp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6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5.2</text:p>
          </table:table-cell>
          <table:table-cell table:style-name="ce49" office:value-type="string" calcext:value-type="string">
            <text:p>-50...200 °C</text:p>
          </table:table-cell>
          <table:table-cell table:style-name="ce59" office:value-type="string" calcext:value-type="string">
            <text:p>DB3.DBW364</text:p>
          </table:table-cell>
          <table:table-cell table:style-name="ce61" office:value-type="string" calcext:value-type="string">
            <text:p>DB6.DBX2.6</text:p>
          </table:table-cell>
          <table:table-cell table:style-name="ce61" office:value-type="string" calcext:value-type="string">
            <text:p>unused</text:p>
          </table:table-cell>
          <table:table-cell table:style-name="ce59" office:value-type="string" calcext:value-type="string">
            <text:p>DB3.DBW448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style-name="ce51" office:value-type="string" calcext:value-type="string">
            <text:p>N1OutletTemp</text:p>
          </table:table-cell>
          <table:table-cell office:value-type="string" calcext:value-type="string">
            <text:p>DB1.DBX1.3</text:p>
          </table:table-cell>
          <table:table-cell office:value-type="string" calcext:value-type="string">
            <text:p>M182.4</text:p>
          </table:table-cell>
          <table:table-cell office:value-type="string" calcext:value-type="string">
            <text:p>M186.4</text:p>
          </table:table-cell>
          <table:table-cell table:style-name="ce59" office:value-type="string" calcext:value-type="string">
            <text:p>DB3.DBW314</text:p>
          </table:table-cell>
          <table:table-cell table:number-columns-repeated="2"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1 температура на выходе</text:p>
          </table:table-cell>
        </table:table-row>
        <table:table-row table:style-name="ro4">
          <table:table-cell table:style-name="ce48" office:value-type="string" calcext:value-type="string">
            <text:p>TE222</text:p>
          </table:table-cell>
          <table:table-cell table:style-name="ce49" office:value-type="string" calcext:value-type="string">
            <text:p>DB6.DBD112</text:p>
          </table:table-cell>
          <table:table-cell table:style-name="ce51" office:value-type="string" calcext:value-type="string">
            <text:p>#2 outlet temp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6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5.3</text:p>
          </table:table-cell>
          <table:table-cell table:style-name="ce49" office:value-type="string" calcext:value-type="string">
            <text:p>-50...200 °C</text:p>
          </table:table-cell>
          <table:table-cell table:style-name="ce59" office:value-type="string" calcext:value-type="string">
            <text:p>DB3.DBW364</text:p>
          </table:table-cell>
          <table:table-cell table:style-name="ce61" office:value-type="string" calcext:value-type="string">
            <text:p>DB6.DBX2.6</text:p>
          </table:table-cell>
          <table:table-cell table:style-name="ce61" office:value-type="string" calcext:value-type="string">
            <text:p>unused</text:p>
          </table:table-cell>
          <table:table-cell table:style-name="ce59" office:value-type="string" calcext:value-type="string">
            <text:p>DB3.DBW448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style-name="ce51" office:value-type="string" calcext:value-type="string">
            <text:p>N2OutletTemp</text:p>
          </table:table-cell>
          <table:table-cell office:value-type="string" calcext:value-type="string">
            <text:p>DB1.DBX1.4</text:p>
          </table:table-cell>
          <table:table-cell office:value-type="string" calcext:value-type="string">
            <text:p>M182.5</text:p>
          </table:table-cell>
          <table:table-cell office:value-type="string" calcext:value-type="string">
            <text:p>M186.5</text:p>
          </table:table-cell>
          <table:table-cell table:style-name="ce59" office:value-type="string" calcext:value-type="string">
            <text:p>DB3.DBW314</text:p>
          </table:table-cell>
          <table:table-cell table:number-columns-repeated="2"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2 температура на выходе</text:p>
          </table:table-cell>
        </table:table-row>
        <table:table-row table:style-name="ro4">
          <table:table-cell table:style-name="ce48" office:value-type="string" calcext:value-type="string">
            <text:p>TE232</text:p>
          </table:table-cell>
          <table:table-cell table:style-name="ce49" office:value-type="string" calcext:value-type="string">
            <text:p>DB6.DBD116</text:p>
          </table:table-cell>
          <table:table-cell table:style-name="ce51" office:value-type="string" calcext:value-type="string">
            <text:p>#3 outlet temp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6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5.4</text:p>
          </table:table-cell>
          <table:table-cell table:style-name="ce49" office:value-type="string" calcext:value-type="string">
            <text:p>-50...200 °C</text:p>
          </table:table-cell>
          <table:table-cell table:style-name="ce59" office:value-type="string" calcext:value-type="string">
            <text:p>DB3.DBW364</text:p>
          </table:table-cell>
          <table:table-cell table:style-name="ce61" office:value-type="string" calcext:value-type="string">
            <text:p>DB6.DBX2.6</text:p>
          </table:table-cell>
          <table:table-cell table:style-name="ce61" office:value-type="string" calcext:value-type="string">
            <text:p>unused</text:p>
          </table:table-cell>
          <table:table-cell table:style-name="ce59" office:value-type="string" calcext:value-type="string">
            <text:p>DB3.DBW448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style-name="ce51" office:value-type="string" calcext:value-type="string">
            <text:p>N3OutletTemp</text:p>
          </table:table-cell>
          <table:table-cell office:value-type="string" calcext:value-type="string">
            <text:p>DB1.DBX1.5</text:p>
          </table:table-cell>
          <table:table-cell office:value-type="string" calcext:value-type="string">
            <text:p>M182.6</text:p>
          </table:table-cell>
          <table:table-cell office:value-type="string" calcext:value-type="string">
            <text:p>M186.6</text:p>
          </table:table-cell>
          <table:table-cell table:style-name="ce59" office:value-type="string" calcext:value-type="string">
            <text:p>DB3.DBW314</text:p>
          </table:table-cell>
          <table:table-cell table:number-columns-repeated="2"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3 температура на выходе</text:p>
          </table:table-cell>
        </table:table-row>
        <table:table-row table:style-name="ro4">
          <table:table-cell table:style-name="ce48" office:value-type="string" calcext:value-type="string">
            <text:p>TE301</text:p>
          </table:table-cell>
          <table:table-cell table:style-name="ce49" office:value-type="string" calcext:value-type="string">
            <text:p>DB6.DBD120</text:p>
          </table:table-cell>
          <table:table-cell table:style-name="ce51" office:value-type="string" calcext:value-type="string">
            <text:p>Cooling water supply temp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7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5.5</text:p>
          </table:table-cell>
          <table:table-cell table:style-name="ce49" office:value-type="string" calcext:value-type="string">
            <text:p>-50...200 °C</text:p>
          </table:table-cell>
          <table:table-cell table:style-name="ce60" office:value-type="string" calcext:value-type="string">
            <text:p>DB3.DBW348</text:p>
          </table:table-cell>
          <table:table-cell table:style-name="ce60" office:value-type="string" calcext:value-type="string">
            <text:p>DB6.DBX7.0</text:p>
          </table:table-cell>
          <table:table-cell table:style-name="ce63" office:value-type="string" calcext:value-type="string">
            <text:p>Cooling water supply temp. high alarm</text:p>
          </table:table-cell>
          <table:table-cell table:style-name="ce59" office:value-type="string" calcext:value-type="string">
            <text:p>DB3.DBW448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style-name="ce51" office:value-type="string" calcext:value-type="string">
            <text:p>CoolingWaterSupplyTemp</text:p>
          </table:table-cell>
          <table:table-cell office:value-type="string" calcext:value-type="string">
            <text:p>DB1.DBX1.6</text:p>
          </table:table-cell>
          <table:table-cell office:value-type="string" calcext:value-type="string">
            <text:p>DB1.DBX16.6</text:p>
          </table:table-cell>
          <table:table-cell office:value-type="string" calcext:value-type="string">
            <text:p>M186.7</text:p>
          </table:table-cell>
          <table:table-cell table:style-name="ce60" office:value-type="string" calcext:value-type="string">
            <text:p>DB3.DBW348</text:p>
          </table:table-cell>
          <table:table-cell table:style-name="ce66" office:value-type="string" calcext:value-type="string">
            <text:p>M182.7</text:p>
          </table:table-cell>
          <table:table-cell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охлаждающей воды на входе</text:p>
          </table:table-cell>
        </table:table-row>
        <table:table-row table:style-name="ro4">
          <table:table-cell table:style-name="ce48" office:value-type="string" calcext:value-type="string">
            <text:p>TE302</text:p>
          </table:table-cell>
          <table:table-cell table:style-name="ce49" office:value-type="string" calcext:value-type="string">
            <text:p>DB6.DBD124</text:p>
          </table:table-cell>
          <table:table-cell table:style-name="ce51" office:value-type="string" calcext:value-type="string">
            <text:p>Cooling water return temp</text:p>
          </table:table-cell>
          <table:table-cell table:style-name="ce49" office:value-type="string" calcext:value-type="string">
            <text:p>FLT</text:p>
          </table:table-cell>
          <table:table-cell table:style-name="ce49" office:value-type="string" calcext:value-type="string">
            <text:p>AI</text:p>
          </table:table-cell>
          <table:table-cell table:style-name="ce54" office:value-type="float" office:value="200" calcext:value-type="float">
            <text:p>200,0</text:p>
          </table:table-cell>
          <table:table-cell table:style-name="ce49" office:value-type="string" calcext:value-type="string">
            <text:p>℃</text:p>
          </table:table-cell>
          <table:table-cell table:style-name="ce49" office:value-type="string" calcext:value-type="string">
            <text:p>DB3.DBW7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235.6</text:p>
          </table:table-cell>
          <table:table-cell table:style-name="ce49" office:value-type="string" calcext:value-type="string">
            <text:p>-50...200 °C</text:p>
          </table:table-cell>
          <table:table-cell table:style-name="ce60" office:value-type="string" calcext:value-type="string">
            <text:p>DB3.DBW350</text:p>
          </table:table-cell>
          <table:table-cell table:style-name="ce60" office:value-type="string" calcext:value-type="string">
            <text:p>DB6.DBX7.1</text:p>
          </table:table-cell>
          <table:table-cell table:style-name="ce63" office:value-type="string" calcext:value-type="string">
            <text:p>Cooling water return temp. high alarm</text:p>
          </table:table-cell>
          <table:table-cell table:style-name="ce59" office:value-type="string" calcext:value-type="string">
            <text:p>DB3.DBW448</text:p>
          </table:table-cell>
          <table:table-cell table:style-name="ce59" office:value-type="string" calcext:value-type="string">
            <text:p>DB6.DBX8.6</text:p>
          </table:table-cell>
          <table:table-cell table:style-name="ce61" office:value-type="string" calcext:value-type="string">
            <text:p>unused</text:p>
          </table:table-cell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style-name="ce51" office:value-type="string" calcext:value-type="string">
            <text:p>CoolingWateReturnTemp</text:p>
          </table:table-cell>
          <table:table-cell office:value-type="string" calcext:value-type="string">
            <text:p>DB1.DBX5.7</text:p>
          </table:table-cell>
          <table:table-cell office:value-type="string" calcext:value-type="string">
            <text:p>DB1.DBX17.0</text:p>
          </table:table-cell>
          <table:table-cell office:value-type="string" calcext:value-type="string">
            <text:p>M187.0</text:p>
          </table:table-cell>
          <table:table-cell table:style-name="ce60" office:value-type="string" calcext:value-type="string">
            <text:p>DB3.DBW350</text:p>
          </table:table-cell>
          <table:table-cell table:style-name="ce66" office:value-type="string" calcext:value-type="string">
            <text:p>M183.0</text:p>
          </table:table-cell>
          <table:table-cell office:value-type="string" calcext:value-type="string">
            <text:p>unused</text:p>
          </table:table-cell>
          <table:table-cell/>
          <table:table-cell table:style-name="ce68"/>
          <table:table-cell table:number-columns-repeated="2"/>
          <table:table-cell table:style-name="ce51" office:value-type="string" calcext:value-type="string">
            <text:p>Температура охлаждающей воды на выходе</text:p>
          </table:table-cell>
        </table:table-row>
        <table:table-row table:style-name="ro4">
          <table:table-cell office:value-type="string" calcext:value-type="string">
            <text:p>TE260</text:p>
          </table:table-cell>
          <table:table-cell office:value-type="string" calcext:value-type="string">
            <text:p>DB3.DBW42</text:p>
          </table:table-cell>
          <table:table-cell office:value-type="string" calcext:value-type="string">
            <text:p>System temperature (нет датчика)</text:p>
          </table:table-cell>
          <table:table-cell table:number-columns-repeated="9"/>
          <table:table-cell office:value-type="string" calcext:value-type="string">
            <text:p>DB6.DBX6.5</text:p>
          </table:table-cell>
          <table:table-cell/>
          <table:table-cell table:style-name="ce64" table:number-columns-repeated="2"/>
          <table:table-cell table:number-columns-repeated="8"/>
          <table:table-cell office:value-type="string" calcext:value-type="string">
            <text:p>DB1.DBX0.3</text:p>
          </table:table-cell>
          <table:table-cell office:value-type="string" calcext:value-type="string">
            <text:p>DB1.DBX15.6</text:p>
          </table:table-cell>
          <table:table-cell office:value-type="string" calcext:value-type="string">
            <text:p>M187.1</text:p>
          </table:table-cell>
          <table:table-cell table:style-name="ce60" office:value-type="string" calcext:value-type="string">
            <text:p>DB3.DBW342</text:p>
          </table:table-cell>
          <table:table-cell table:style-name="ce66" office:value-type="string" calcext:value-type="string">
            <text:p>M183.1</text:p>
          </table:table-cell>
          <table:table-cell office:value-type="string" calcext:value-type="string">
            <text:p>non-switchable</text:p>
          </table:table-cell>
          <table:table-cell table:number-columns-repeated="5"/>
        </table:table-row>
        <table:table-row table:style-name="ro2" table:number-rows-repeated="2">
          <table:table-cell table:number-columns-repeated="28"/>
          <table:table-cell table:style-name="ce53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W40</text:p>
          </table:table-cell>
          <table:table-cell office:value-type="string" calcext:value-type="string">
            <text:p>graduat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16</text:p>
          </table:table-cell>
          <table:table-cell table:number-columns-repeated="23"/>
          <table:table-cell table:style-name="ce53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W42</text:p>
          </table:table-cell>
          <table:table-cell office:value-type="string" calcext:value-type="string">
            <text:p>graduat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6</text:p>
          </table:table-cell>
          <table:table-cell table:number-columns-repeated="23"/>
          <table:table-cell table:style-name="ce53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W44</text:p>
          </table:table-cell>
          <table:table-cell office:value-type="string" calcext:value-type="string">
            <text:p>graduat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16</text:p>
          </table:table-cell>
          <table:table-cell table:number-columns-repeated="23"/>
          <table:table-cell table:style-name="ce53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W46</text:p>
          </table:table-cell>
          <table:table-cell office:value-type="string" calcext:value-type="string">
            <text:p>graduat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16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M50.0</text:p>
          </table:table-cell>
          <table:table-cell/>
          <table:table-cell office:value-type="string" calcext:value-type="string">
            <text:p>false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M50.1</text:p>
          </table:table-cell>
          <table:table-cell/>
          <table:table-cell office:value-type="string" calcext:value-type="string">
            <text:p>false</text:p>
          </table:table-cell>
          <table:table-cell table:number-columns-repeated="31"/>
        </table:table-row>
      </table:table>
      <table:table table:name="CtrlSystem" table:style-name="ta1"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" table:number-columns-repeated="4" table:default-cell-style-name="Default"/>
        <table:table-column table:style-name="co34" table:default-cell-style-name="Default"/>
        <table:table-column table:style-name="co1" table:number-columns-repeated="46" table:default-cell-style-name="Default"/>
        <table:table-row table:style-name="ro1">
          <table:table-cell table:number-columns-repeated="2"/>
          <table:table-cell table:style-name="ce69" office:value-type="string" calcext:value-type="string">
            <text:p>Класс ***.<text:span text:style-name="T12">CtrlSystem</text:span>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Название: Общие системные параметры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0"/>
          <table:table-cell table:style-name="ce96" office:value-type="string" calcext:value-type="string" table:number-columns-spanned="2" table:number-rows-spanned="1">
            <text:p>События</text:p>
          </table:table-cell>
          <table:covered-table-cell/>
          <table:table-cell table:number-columns-repeated="52"/>
        </table:table-row>
        <table:table-row table:style-name="ro6">
          <table:table-cell office:value-type="string" calcext:value-type="string">
            <text:p>Узел OPC</text:p>
            <text:p>(групповой тег)</text:p>
          </table:table-cell>
          <table:table-cell office:value-type="string" calcext:value-type="string">
            <text:p>Код в узле</text:p>
          </table:table-cell>
          <table:table-cell office:value-type="string" calcext:value-type="string">
            <text:p>Адрес</text:p>
          </table:table-cell>
          <table:table-cell office:value-type="string" calcext:value-type="string">
            <text:p>Описание анг.</text:p>
          </table:table-cell>
          <table:table-cell office:value-type="string" calcext:value-type="string">
            <text:p>Знач. при 1</text:p>
          </table:table-cell>
          <table:table-cell office:value-type="string" calcext:value-type="string">
            <text:p>Название анг.</text:p>
          </table:table-cell>
          <table:table-cell office:value-type="string" calcext:value-type="string">
            <text:p>Название рус.</text:p>
          </table:table-cell>
          <table:table-cell office:value-type="string" calcext:value-type="string">
            <text:p>Описание рус.</text:p>
          </table:table-cell>
          <table:table-cell office:value-type="string" calcext:value-type="string">
            <text:p>Групповой флаг</text:p>
          </table:table-cell>
          <table:table-cell table:style-name="ce50" office:value-type="string" calcext:value-type="string">
            <text:p>Номер бита в групповом флаге</text:p>
          </table:table-cell>
          <table:table-cell table:style-name="ce99" office:value-type="string" calcext:value-type="string">
            <text:p>0-&gt;1</text:p>
          </table:table-cell>
          <table:table-cell table:style-name="ce99" office:value-type="string" calcext:value-type="string">
            <text:p>1-&gt;0</text:p>
          </table:table-cell>
          <table:table-cell office:value-type="string" calcext:value-type="string">
            <text:p>Комментарий</text:p>
          </table:table-cell>
          <table:table-cell/>
          <table:table-cell office:value-type="string" calcext:value-type="string">
            <text:p>Соответствие блока пересылки данных DB6 и внутренних флагов контроллера M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8" calcext:value-type="float">
            <text:p>8</text:p>
          </table:table-cell>
          <table:table-cell table:style-name="ce60" office:value-type="string" calcext:value-type="string">
            <text:p>DB6 DBX0.0</text:p>
          </table:table-cell>
          <table:table-cell table:style-name="ce81" office:value-type="string" calcext:value-type="string">
            <text:p>Compressor NOT ready</text:p>
          </table:table-cell>
          <table:table-cell table:style-name="ce87" office:value-type="string" calcext:value-type="string">
            <office:annotation draw:style-name="gr6" draw:text-style-name="P4" svg:width="2.899cm" svg:height="6.085cm" svg:x="20.654cm" svg:y="2.854cm" draw:caption-point-x="-0.611cm" draw:caption-point-y="0.803cm">
              <dc:creator>&lt;анонимный&gt;</dc:creator>
              <dc:date>2025-01-20T00:00:00</dc:date>
              <text:p text:style-name="P3"><text:span text:style-name="T1">Готов (0), если нули в DB6.DBX2.0, 2.1, 2.2, 2.3, 2.4, 2.7, 3.0, 3.1, 3.2. Если хоть один из них единица, то через 8 секунд будет «1» здесь (не готов). (назначение 3.2?)</text:span></text:p>
            </office:annotation>
            <text:p>not ready</text:p>
          </table:table-cell>
          <table:table-cell office:value-type="string" calcext:value-type="string">
            <text:p>comprNotReady</text:p>
          </table:table-cell>
          <table:table-cell office:value-type="string" calcext:value-type="string">
            <text:p>компрНеГотов</text:p>
          </table:table-cell>
          <table:table-cell office:value-type="string" calcext:value-type="string">
            <text:p>Компрессор не готов</text:p>
          </table:table-cell>
          <table:table-cell table:formula="of:=[.A7]" office:value-type="string" office:string-value="State" calcext:value-type="string">
            <text:p>State</text:p>
          </table:table-cell>
          <table:table-cell table:formula="of:=[.B7]" office:value-type="float" office:value="8" calcext:value-type="float">
            <text:p>8</text:p>
          </table:table-cell>
          <table:table-cell/>
          <table:table-cell office:value-type="string" calcext:value-type="string">
            <text:p>Компрессор готов</text:p>
          </table:table-cell>
          <table:table-cell table:number-columns-repeated="3"/>
          <table:table-cell office:value-type="string" calcext:value-type="string">
            <text:p>DB6.DBW0</text:p>
          </table:table-cell>
          <table:table-cell office:value-type="string" calcext:value-type="string">
            <text:p>MW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9" calcext:value-type="float">
            <text:p>9</text:p>
          </table:table-cell>
          <table:table-cell table:style-name="ce60" office:value-type="string" calcext:value-type="string">
            <text:p>DB6 DBX0.1</text:p>
          </table:table-cell>
          <table:table-cell table:style-name="ce81" office:value-type="string" calcext:value-type="string">
            <text:p>Total warning</text:p>
          </table:table-cell>
          <table:table-cell table:style-name="ce87" office:value-type="string" calcext:value-type="string">
            <text:p>alarm</text:p>
          </table:table-cell>
          <table:table-cell office:value-type="string" calcext:value-type="string">
            <text:p>totalWarn</text:p>
          </table:table-cell>
          <table:table-cell office:value-type="string" calcext:value-type="string">
            <text:p>общаяОшибка</text:p>
          </table:table-cell>
          <table:table-cell office:value-type="string" calcext:value-type="string">
            <text:p>Установлено хоть одно предупреждение</text:p>
          </table:table-cell>
          <table:table-cell table:formula="of:=[.A8]" office:value-type="string" office:string-value="State" calcext:value-type="string">
            <text:p>State</text:p>
          </table:table-cell>
          <table:table-cell table:formula="of:=[.B8]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DB6.DBW2</text:p>
          </table:table-cell>
          <table:table-cell office:value-type="string" calcext:value-type="string">
            <text:p>MW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0" calcext:value-type="float">
            <text:p>10</text:p>
          </table:table-cell>
          <table:table-cell table:style-name="ce60" office:value-type="string" calcext:value-type="string">
            <text:p>DB6 DBX0.2</text:p>
          </table:table-cell>
          <table:table-cell table:style-name="ce81" office:value-type="string" calcext:value-type="string">
            <text:p>Total trip / fault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totalFault</text:p>
          </table:table-cell>
          <table:table-cell office:value-type="string" calcext:value-type="string">
            <text:p>общаяАвария</text:p>
          </table:table-cell>
          <table:table-cell office:value-type="string" calcext:value-type="string">
            <text:p>Установлена хоть одна авария</text:p>
          </table:table-cell>
          <table:table-cell table:formula="of:=[.A9]" office:value-type="string" office:string-value="State" calcext:value-type="string">
            <text:p>State</text:p>
          </table:table-cell>
          <table:table-cell table:formula="of:=[.B9]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DB6.DBW4</text:p>
          </table:table-cell>
          <table:table-cell office:value-type="string" calcext:value-type="string">
            <text:p>MW4</text:p>
          </table:table-cell>
          <table:table-cell office:value-type="string" calcext:value-type="string">
            <text:p>warning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1" calcext:value-type="float">
            <text:p>11</text:p>
          </table:table-cell>
          <table:table-cell table:style-name="ce60" office:value-type="string" calcext:value-type="string">
            <text:p>DB6 DBX0.3</text:p>
          </table:table-cell>
          <table:table-cell table:style-name="ce81" office:value-type="string" calcext:value-type="string">
            <text:p>Compressor run/stop</text:p>
          </table:table-cell>
          <table:table-cell table:style-name="ce87" office:value-type="string" calcext:value-type="string">
            <text:p>run</text:p>
          </table:table-cell>
          <table:table-cell office:value-type="string" calcext:value-type="string">
            <text:p>comprRun</text:p>
          </table:table-cell>
          <table:table-cell office:value-type="string" calcext:value-type="string">
            <text:p>компрРаботает</text:p>
          </table:table-cell>
          <table:table-cell office:value-type="string" calcext:value-type="string">
            <text:p>Компрессор работает</text:p>
          </table:table-cell>
          <table:table-cell table:formula="of:=[.A10]" office:value-type="string" office:string-value="State" calcext:value-type="string">
            <text:p>State</text:p>
          </table:table-cell>
          <table:table-cell table:formula="of:=[.B10]" office:value-type="float" office:value="11" calcext:value-type="float">
            <text:p>11</text:p>
          </table:table-cell>
          <table:table-cell office:value-type="string" calcext:value-type="string">
            <text:p>Компрессор включен</text:p>
          </table:table-cell>
          <table:table-cell office:value-type="string" calcext:value-type="string">
            <text:p>Компрессор Отключен</text:p>
          </table:table-cell>
          <table:table-cell table:number-columns-repeated="3"/>
          <table:table-cell office:value-type="string" calcext:value-type="string">
            <text:p>DB6.DBW6</text:p>
          </table:table-cell>
          <table:table-cell office:value-type="string" calcext:value-type="string">
            <text:p>MW6</text:p>
          </table:table-cell>
          <table:table-cell office:value-type="string" calcext:value-type="string">
            <text:p>warning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table:style-name="ce60" office:value-type="string" calcext:value-type="string">
            <text:p>DB6 DBX0.4</text:p>
          </table:table-cell>
          <table:table-cell table:style-name="ce81" office:value-type="string" calcext:value-type="string">
            <text:p>Oil heater state</text:p>
          </table:table-cell>
          <table:table-cell table:style-name="ce87" office:value-type="string" calcext:value-type="string">
            <text:p>run</text:p>
          </table:table-cell>
          <table:table-cell office:value-type="string" calcext:value-type="string">
            <text:p>oilHeaterOn</text:p>
          </table:table-cell>
          <table:table-cell office:value-type="string" calcext:value-type="string">
            <text:p>нагревМаслаВкл</text:p>
          </table:table-cell>
          <table:table-cell office:value-type="string" calcext:value-type="string">
            <text:p>Нагреватель масла включен</text:p>
          </table:table-cell>
          <table:table-cell table:formula="of:=[.A11]" office:value-type="string" office:string-value="State" calcext:value-type="string">
            <text:p>State</text:p>
          </table:table-cell>
          <table:table-cell table:formula="of:=[.B11]" office:value-type="float" office:value="12" calcext:value-type="float">
            <text:p>12</text:p>
          </table:table-cell>
          <table:table-cell office:value-type="string" calcext:value-type="string">
            <text:p>Нагреватель масла включен</text:p>
          </table:table-cell>
          <table:table-cell office:value-type="string" calcext:value-type="string">
            <text:p>Нагреватель масла Отключен</text:p>
          </table:table-cell>
          <table:table-cell table:number-columns-repeated="3"/>
          <table:table-cell office:value-type="string" calcext:value-type="string">
            <text:p>DB6.DBW8</text:p>
          </table:table-cell>
          <table:table-cell office:value-type="string" calcext:value-type="string">
            <text:p>MW8</text:p>
          </table:table-cell>
          <table:table-cell office:value-type="string" calcext:value-type="string">
            <text:p>al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3" calcext:value-type="float">
            <text:p>13</text:p>
          </table:table-cell>
          <table:table-cell table:style-name="ce60" office:value-type="string" calcext:value-type="string">
            <text:p>DB6 DBX0.5</text:p>
          </table:table-cell>
          <table:table-cell table:style-name="ce81" office:value-type="string" calcext:value-type="string">
            <text:p>Oil pump run</text:p>
          </table:table-cell>
          <table:table-cell table:style-name="ce87" office:value-type="string" calcext:value-type="string">
            <text:p>run</text:p>
          </table:table-cell>
          <table:table-cell office:value-type="string" calcext:value-type="string">
            <text:p>oilPumpRun</text:p>
          </table:table-cell>
          <table:table-cell office:value-type="string" calcext:value-type="string">
            <text:p>маслонасосВкл</text:p>
          </table:table-cell>
          <table:table-cell office:value-type="string" calcext:value-type="string">
            <text:p>Маслонасос работает</text:p>
          </table:table-cell>
          <table:table-cell table:formula="of:=[.A12]" office:value-type="string" office:string-value="State" calcext:value-type="string">
            <text:p>State</text:p>
          </table:table-cell>
          <table:table-cell table:formula="of:=[.B12]" office:value-type="float" office:value="13" calcext:value-type="float">
            <text:p>13</text:p>
          </table:table-cell>
          <table:table-cell office:value-type="string" calcext:value-type="string">
            <text:p>Маслонасос включен</text:p>
          </table:table-cell>
          <table:table-cell office:value-type="string" calcext:value-type="string">
            <text:p>Маслонасос Отключен</text:p>
          </table:table-cell>
          <table:table-cell table:number-columns-repeated="3"/>
          <table:table-cell office:value-type="string" calcext:value-type="string">
            <text:p>DB6.DBW10</text:p>
          </table:table-cell>
          <table:table-cell office:value-type="string" calcext:value-type="string">
            <text:p>MW10</text:p>
          </table:table-cell>
          <table:table-cell office:value-type="string" calcext:value-type="string">
            <text:p>al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4" calcext:value-type="float">
            <text:p>14</text:p>
          </table:table-cell>
          <table:table-cell table:style-name="ce60" office:value-type="string" calcext:value-type="string">
            <text:p>DB6 DBX0.6</text:p>
          </table:table-cell>
          <table:table-cell table:style-name="ce81" office:value-type="string" calcext:value-type="string">
            <text:p>Load</text:p>
          </table:table-cell>
          <table:table-cell table:style-name="ce87" office:value-type="string" calcext:value-type="string">
            <text:p>load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нагружен</text:p>
          </table:table-cell>
          <table:table-cell office:value-type="string" calcext:value-type="string">
            <text:p>Компрессор нагружен</text:p>
          </table:table-cell>
          <table:table-cell table:formula="of:=[.A13]" office:value-type="string" office:string-value="State" calcext:value-type="string">
            <text:p>State</text:p>
          </table:table-cell>
          <table:table-cell table:formula="of:=[.B13]" office:value-type="float" office:value="14" calcext:value-type="float">
            <text:p>14</text:p>
          </table:table-cell>
          <table:table-cell office:value-type="string" calcext:value-type="string">
            <text:p>Компрессор нагружен</text:p>
          </table:table-cell>
          <table:table-cell office:value-type="string" calcext:value-type="string">
            <text:p>Компрессор разгружен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DB6 DBX1.2</text:p>
          </table:table-cell>
          <table:table-cell table:style-name="ce84" office:value-type="string" calcext:value-type="string">
            <text:p>Automatic compressor load state</text:p>
          </table:table-cell>
          <table:table-cell table:style-name="ce87" office:value-type="string" calcext:value-type="string">
            <text:p>enable</text:p>
          </table:table-cell>
          <table:table-cell table:style-name="ce92" office:value-type="string" calcext:value-type="string">
            <text:p>autoLoadState</text:p>
          </table:table-cell>
          <table:table-cell office:value-type="string" calcext:value-type="string">
            <text:p>автозагрузка</text:p>
          </table:table-cell>
          <table:table-cell office:value-type="string" calcext:value-type="string">
            <text:p>Статус автозагрузки</text:p>
          </table:table-cell>
          <table:table-cell table:formula="of:=[.A14]" office:value-type="string" office:string-value="State" calcext:value-type="string">
            <text:p>State</text:p>
          </table:table-cell>
          <table:table-cell table:formula="of:=[.B14]" office:value-type="float" office:value="2" calcext:value-type="float">
            <text:p>2</text:p>
          </table:table-cell>
          <table:table-cell office:value-type="string" calcext:value-type="string">
            <text:p>Автозагрузка включена</text:p>
          </table:table-cell>
          <table:table-cell office:value-type="string" calcext:value-type="string">
            <text:p>Автозагрузка отключена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DB6 DBX1.3</text:p>
          </table:table-cell>
          <table:table-cell table:style-name="ce81" office:value-type="string" calcext:value-type="string">
            <text:p>No surge alarm</text:p>
          </table:table-cell>
          <table:table-cell table:style-name="ce87" office:value-type="string" calcext:value-type="string">
            <text:p>no alarm</text:p>
          </table:table-cell>
          <table:table-cell office:value-type="string" calcext:value-type="string">
            <text:p>noSurgeAlarm</text:p>
          </table:table-cell>
          <table:table-cell office:value-type="string" calcext:value-type="string">
            <text:p>нетПомпажа</text:p>
          </table:table-cell>
          <table:table-cell office:value-type="string" calcext:value-type="string">
            <text:p>Помпажа нет</text:p>
          </table:table-cell>
          <table:table-cell table:formula="of:=[.A15]" office:value-type="string" office:string-value="State" calcext:value-type="string">
            <text:p>State</text:p>
          </table:table-cell>
          <table:table-cell table:formula="of:=[.B15]" office:value-type="float" office:value="3" calcext:value-type="float">
            <text:p>3</text:p>
          </table:table-cell>
          <table:table-cell office:value-type="string" calcext:value-type="string">
            <text:p>Помпаж отсутствует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DB6 DBX1.4</text:p>
          </table:table-cell>
          <table:table-cell table:style-name="ce81" office:value-type="string" calcext:value-type="string">
            <text:p>State of the output valve (?)</text:p>
          </table:table-cell>
          <table:table-cell table:style-name="ce87" office:value-type="string" calcext:value-type="string">
            <text:p>opened</text:p>
          </table:table-cell>
          <table:table-cell table:style-name="ce93" office:value-type="string" calcext:value-type="string">
            <text:p>outputValveOpened</text:p>
          </table:table-cell>
          <table:table-cell office:value-type="string" calcext:value-type="string">
            <text:p>выхКлапанВкл</text:p>
          </table:table-cell>
          <table:table-cell office:value-type="string" calcext:value-type="string">
            <text:p>Выходной клапан включен</text:p>
          </table:table-cell>
          <table:table-cell table:formula="of:=[.A16]" office:value-type="string" office:string-value="State" calcext:value-type="string">
            <text:p>State</text:p>
          </table:table-cell>
          <table:table-cell table:formula="of:=[.B16]" office:value-type="float" office:value="4" calcext:value-type="float">
            <text:p>4</text:p>
          </table:table-cell>
          <table:table-cell office:value-type="string" calcext:value-type="string">
            <text:p>Выходной клапан включен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DB6 DBX1.6</text:p>
          </table:table-cell>
          <table:table-cell table:style-name="ce81" office:value-type="string" calcext:value-type="string">
            <text:p>Compressor run more then 25 seconds</text:p>
          </table:table-cell>
          <table:table-cell table:style-name="ce87" office:value-type="string" calcext:value-type="string">
            <text:p>run</text:p>
          </table:table-cell>
          <table:table-cell office:value-type="string" calcext:value-type="string">
            <text:p>comprRunMore25s</text:p>
          </table:table-cell>
          <table:table-cell office:value-type="string" calcext:value-type="string">
            <text:p>компрРаботает25с</text:p>
          </table:table-cell>
          <table:table-cell office:value-type="string" calcext:value-type="string">
            <text:p>Компрессор работает дольше 25 секунд</text:p>
          </table:table-cell>
          <table:table-cell table:formula="of:=[.A17]" office:value-type="string" office:string-value="State" calcext:value-type="string">
            <text:p>State</text:p>
          </table:table-cell>
          <table:table-cell table:formula="of:=[.B17]" office:value-type="float" office:value="6" calcext:value-type="float">
            <text:p>6</text:p>
          </table:table-cell>
          <table:table-cell office:value-type="string" calcext:value-type="string">
            <text:p>Компрессор работает дольше 25 секунд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8" calcext:value-type="float">
            <text:p>8</text:p>
          </table:table-cell>
          <table:table-cell table:style-name="ce70" office:value-type="string" calcext:value-type="string">
            <text:p>DB6.DBX2.0</text:p>
          </table:table-cell>
          <table:table-cell table:style-name="ce81" office:value-type="string" calcext:value-type="string">
            <text:p>Total trip / fault (Ready Condition)</text:p>
          </table:table-cell>
          <table:table-cell table:style-name="ce87" office:value-type="string" calcext:value-type="string">
            <text:p>not</text:p>
          </table:table-cell>
          <table:table-cell office:value-type="string" calcext:value-type="string">
            <text:p>rc_totalFault</text:p>
          </table:table-cell>
          <table:table-cell office:value-type="string" calcext:value-type="string">
            <text:p>готов_общаяАвария</text:p>
          </table:table-cell>
          <table:table-cell office:value-type="string" calcext:value-type="string">
            <text:p>Общая авария</text:p>
          </table:table-cell>
          <table:table-cell table:formula="of:=[.A18]" office:value-type="string" office:string-value="ReadyCondition" calcext:value-type="string">
            <text:p>ReadyCondition</text:p>
          </table:table-cell>
          <table:table-cell table:formula="of:=[.B18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Условие готовности к пуску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9" calcext:value-type="float">
            <text:p>9</text:p>
          </table:table-cell>
          <table:table-cell table:style-name="ce70" office:value-type="string" calcext:value-type="string">
            <text:p>DB6 DBX2.1</text:p>
          </table:table-cell>
          <table:table-cell table:style-name="ce81" office:value-type="string" calcext:value-type="string">
            <text:p>Drive motor not fully stopper (Ready Condition)</text:p>
          </table:table-cell>
          <table:table-cell table:style-name="ce87" office:value-type="string" calcext:value-type="string">
            <text:p>not </text:p>
          </table:table-cell>
          <table:table-cell office:value-type="string" calcext:value-type="string">
            <text:p>rc_driveMotorNotStopped</text:p>
          </table:table-cell>
          <table:table-cell office:value-type="string" calcext:value-type="string">
            <text:p>готов_моторНеОстановлен</text:p>
          </table:table-cell>
          <table:table-cell office:value-type="string" calcext:value-type="string">
            <text:p>Мотор не остановлен полностью</text:p>
          </table:table-cell>
          <table:table-cell table:formula="of:=[.A19]" office:value-type="string" office:string-value="ReadyCondition" calcext:value-type="string">
            <text:p>ReadyCondition</text:p>
          </table:table-cell>
          <table:table-cell table:formula="of:=[.B1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Условие готовности к пуску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10" calcext:value-type="float">
            <text:p>10</text:p>
          </table:table-cell>
          <table:table-cell table:style-name="ce70" office:value-type="string" calcext:value-type="string">
            <text:p>DB6 DBX2.2</text:p>
          </table:table-cell>
          <table:table-cell table:style-name="ce81" office:value-type="string" calcext:value-type="string">
            <text:p>Oil supply pressure low (Ready Condition)</text:p>
          </table:table-cell>
          <table:table-cell table:style-name="ce87" office:value-type="string" calcext:value-type="string">
            <text:p>not</text:p>
          </table:table-cell>
          <table:table-cell office:value-type="string" calcext:value-type="string">
            <text:p>rc_oilPressLow</text:p>
          </table:table-cell>
          <table:table-cell office:value-type="string" calcext:value-type="string">
            <text:p>готов_давлМаслаНизко</text:p>
          </table:table-cell>
          <table:table-cell office:value-type="string" calcext:value-type="string">
            <text:p>Давление масла низко</text:p>
          </table:table-cell>
          <table:table-cell table:formula="of:=[.A20]" office:value-type="string" office:string-value="ReadyCondition" calcext:value-type="string">
            <text:p>ReadyCondition</text:p>
          </table:table-cell>
          <table:table-cell table:formula="of:=[.B20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Условие готовности к пуску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11" calcext:value-type="float">
            <text:p>11</text:p>
          </table:table-cell>
          <table:table-cell table:style-name="ce70" office:value-type="string" calcext:value-type="string">
            <text:p>DB6 DBX2.3</text:p>
          </table:table-cell>
          <table:table-cell table:style-name="ce81" office:value-type="string" calcext:value-type="string">
            <text:p>Oil supply temperature low (Ready Condition)</text:p>
          </table:table-cell>
          <table:table-cell table:style-name="ce87" office:value-type="string" calcext:value-type="string">
            <text:p>not</text:p>
          </table:table-cell>
          <table:table-cell office:value-type="string" calcext:value-type="string">
            <text:p>rc_oilTempLow</text:p>
          </table:table-cell>
          <table:table-cell office:value-type="string" calcext:value-type="string">
            <text:p>готов_темпМаслаНизка</text:p>
          </table:table-cell>
          <table:table-cell office:value-type="string" calcext:value-type="string">
            <text:p>Температура масла низка</text:p>
          </table:table-cell>
          <table:table-cell table:formula="of:=[.A21]" office:value-type="string" office:string-value="ReadyCondition" calcext:value-type="string">
            <text:p>ReadyCondition</text:p>
          </table:table-cell>
          <table:table-cell table:formula="of:=[.B21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Условие готовности к пуску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12" calcext:value-type="float">
            <text:p>12</text:p>
          </table:table-cell>
          <table:table-cell table:style-name="ce70" office:value-type="string" calcext:value-type="string">
            <text:p>DB6 DBX2.4</text:p>
          </table:table-cell>
          <table:table-cell table:style-name="ce81" office:value-type="string" calcext:value-type="string">
            <text:p>Emergency stop button pressed (Ready Condition)</text:p>
          </table:table-cell>
          <table:table-cell table:style-name="ce87" office:value-type="string" calcext:value-type="string">
            <text:p>not</text:p>
          </table:table-cell>
          <table:table-cell table:style-name="ce66" office:value-type="string" calcext:value-type="string">
            <text:p>rc_emerStopBtnPressed</text:p>
          </table:table-cell>
          <table:table-cell table:style-name="ce66" office:value-type="string" calcext:value-type="string">
            <text:p>готов_кнпАварСтопНажата</text:p>
          </table:table-cell>
          <table:table-cell table:style-name="ce66" office:value-type="string" calcext:value-type="string">
            <text:p>Нажата кнопка аварийного останова</text:p>
          </table:table-cell>
          <table:table-cell table:formula="of:=[.A22]" office:value-type="string" office:string-value="ReadyCondition" calcext:value-type="string">
            <text:p>ReadyCondition</text:p>
          </table:table-cell>
          <table:table-cell table:formula="of:=[.B22]" office:value-type="float" office:value="12" calcext:value-type="float">
            <text:p>12</text:p>
          </table:table-cell>
          <table:table-cell table:style-name="ce66" table:number-columns-repeated="2"/>
          <table:table-cell office:value-type="string" calcext:value-type="string">
            <text:p>Условие готовности к пуску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15" calcext:value-type="float">
            <text:p>15</text:p>
          </table:table-cell>
          <table:table-cell table:style-name="ce70" office:value-type="string" calcext:value-type="string">
            <text:p>DB6 DBX2.7</text:p>
          </table:table-cell>
          <table:table-cell table:style-name="ce81" office:value-type="string" calcext:value-type="string">
            <text:p>IGV position not at 0% (Ready Condition)</text:p>
          </table:table-cell>
          <table:table-cell table:style-name="ce87" office:value-type="string" calcext:value-type="string">
            <text:p>not</text:p>
          </table:table-cell>
          <table:table-cell table:style-name="ce66" office:value-type="string" calcext:value-type="string">
            <text:p>rc_IGVnotAt0</text:p>
          </table:table-cell>
          <table:table-cell table:style-name="ce66" office:value-type="string" calcext:value-type="string">
            <text:p>готов_напрАппНеНа0</text:p>
          </table:table-cell>
          <table:table-cell table:style-name="ce66" office:value-type="string" calcext:value-type="string">
            <text:p>Направляющий аппарат (ДЗ?) не на 0%</text:p>
          </table:table-cell>
          <table:table-cell table:formula="of:=[.A23]" office:value-type="string" office:string-value="ReadyCondition" calcext:value-type="string">
            <text:p>ReadyCondition</text:p>
          </table:table-cell>
          <table:table-cell table:formula="of:=[.B23]" office:value-type="float" office:value="15" calcext:value-type="float">
            <text:p>15</text:p>
          </table:table-cell>
          <table:table-cell table:style-name="ce66" table:number-columns-repeated="2"/>
          <table:table-cell office:value-type="string" calcext:value-type="string">
            <text:p>Условие готовности к пуску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DB6 DBX3.0</text:p>
          </table:table-cell>
          <table:table-cell table:style-name="ce81" office:value-type="string" calcext:value-type="string">
            <text:p>BOV position not fully opened (Ready Condition)</text:p>
          </table:table-cell>
          <table:table-cell table:style-name="ce87" office:value-type="string" calcext:value-type="string">
            <text:p>not</text:p>
          </table:table-cell>
          <table:table-cell table:style-name="ce66" office:value-type="string" calcext:value-type="string">
            <text:p>rc_BOVnotFullyOpened</text:p>
          </table:table-cell>
          <table:table-cell table:style-name="ce66" office:value-type="string" calcext:value-type="string">
            <text:p>готов_ППКнеОткрПолностью</text:p>
          </table:table-cell>
          <table:table-cell table:style-name="ce66" office:value-type="string" calcext:value-type="string">
            <text:p>ППК не открыт полностью</text:p>
          </table:table-cell>
          <table:table-cell table:formula="of:=[.A24]" office:value-type="string" office:string-value="ReadyCondition" calcext:value-type="string">
            <text:p>ReadyCondition</text:p>
          </table:table-cell>
          <table:table-cell table:formula="of:=[.B24]" office:value-type="float" office:value="0" calcext:value-type="float">
            <text:p>0</text:p>
          </table:table-cell>
          <table:table-cell table:style-name="ce66" table:number-columns-repeated="2"/>
          <table:table-cell office:value-type="string" calcext:value-type="string">
            <text:p>Условие готовности к пуску</text:p>
          </table:table-cell>
          <table:table-cell table:style-name="ce53"/>
          <table:table-cell table:number-columns-repeated="6"/>
          <table:table-cell table:style-name="ce53" table:number-columns-repeated="44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DB6 DBX3.1</text:p>
          </table:table-cell>
          <table:table-cell table:style-name="ce81" office:value-type="string" calcext:value-type="string">
            <text:p>Discharge check valve failure (Ready Condition)</text:p>
          </table:table-cell>
          <table:table-cell table:style-name="ce87" office:value-type="string" calcext:value-type="string">
            <text:p>not</text:p>
          </table:table-cell>
          <table:table-cell table:style-name="ce66" office:value-type="string" calcext:value-type="string">
            <text:p>rc_dischCheckVlvFailure</text:p>
          </table:table-cell>
          <table:table-cell table:style-name="ce66" office:value-type="string" calcext:value-type="string">
            <text:p>готов_сбойКлапКонтрРасхода</text:p>
          </table:table-cell>
          <table:table-cell table:style-name="ce66" office:value-type="string" calcext:value-type="string">
            <text:p>Неполадка клапана контроля расхода (обратный клапан?)</text:p>
          </table:table-cell>
          <table:table-cell table:formula="of:=[.A25]" office:value-type="string" office:string-value="ReadyCondition" calcext:value-type="string">
            <text:p>ReadyCondition</text:p>
          </table:table-cell>
          <table:table-cell table:formula="of:=[.B25]" office:value-type="float" office:value="1" calcext:value-type="float">
            <text:p>1</text:p>
          </table:table-cell>
          <table:table-cell table:style-name="ce66" table:number-columns-repeated="2"/>
          <table:table-cell office:value-type="string" calcext:value-type="string">
            <text:p>Условие готовности к пуску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DB6 DBX3.2</text:p>
          </table:table-cell>
          <table:table-cell table:style-name="ce81" office:value-type="string" calcext:value-type="string">
            <text:p>Motor started (Ready Condition)</text:p>
          </table:table-cell>
          <table:table-cell table:style-name="ce87" office:value-type="string" calcext:value-type="string">
            <text:p>started</text:p>
          </table:table-cell>
          <table:table-cell table:style-name="ce66" office:value-type="string" calcext:value-type="string">
            <text:p>motorStarted</text:p>
          </table:table-cell>
          <table:table-cell table:style-name="ce66" office:value-type="string" calcext:value-type="string">
            <text:p>моторЗапущен</text:p>
          </table:table-cell>
          <table:table-cell table:style-name="ce66" office:value-type="string" calcext:value-type="string">
            <text:p>Мотор запущен</text:p>
          </table:table-cell>
          <table:table-cell table:formula="of:=[.A26]" office:value-type="string" office:string-value="ReadyCondition" calcext:value-type="string">
            <text:p>ReadyCondition</text:p>
          </table:table-cell>
          <table:table-cell table:formula="of:=[.B26]" office:value-type="float" office:value="2" calcext:value-type="float">
            <text:p>2</text:p>
          </table:table-cell>
          <table:table-cell table:style-name="ce66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ReadyCondition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DB6 DBX3.3</text:p>
          </table:table-cell>
          <table:table-cell table:style-name="ce81" office:value-type="string" calcext:value-type="string">
            <text:p>Local / Remote control mode</text:p>
          </table:table-cell>
          <table:table-cell table:style-name="ce87" office:value-type="string" calcext:value-type="string">
            <text:p>remote</text:p>
          </table:table-cell>
          <table:table-cell office:value-type="string" calcext:value-type="string">
            <text:p>remoteControlMode</text:p>
          </table:table-cell>
          <table:table-cell table:style-name="ce66" office:value-type="string" calcext:value-type="string">
            <text:p>местУдаленУправл</text:p>
          </table:table-cell>
          <table:table-cell table:style-name="ce66" office:value-type="string" calcext:value-type="string">
            <text:p>Режим удалённого управления</text:p>
          </table:table-cell>
          <table:table-cell table:formula="of:=[.A27]" office:value-type="string" office:string-value="ReadyCondition" calcext:value-type="string">
            <text:p>ReadyCondition</text:p>
          </table:table-cell>
          <table:table-cell table:formula="of:=[.B27]" office:value-type="float" office:value="3" calcext:value-type="float">
            <text:p>3</text:p>
          </table:table-cell>
          <table:table-cell table:style-name="ce66" office:value-type="string" calcext:value-type="string">
            <text:p>Режим удалённого управления включен</text:p>
          </table:table-cell>
          <table:table-cell table:style-name="ce66" office:value-type="string" calcext:value-type="string">
            <text:p>Режим удалённого управления Отключен</text:p>
          </table:table-cell>
          <table:table-cell table:style-name="ce66" office:value-type="string" calcext:value-type="string">
            <text:p>Значение DB6 DBX3.2 присваивается по значению "dataToPanel".controlModeValue (DB3.DBW898): 2-true; 4-false.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58" office:value-type="string" calcext:value-type="string">
            <text:p>DB6.DBD140</text:p>
          </table:table-cell>
          <table:table-cell table:style-name="ce81" office:value-type="string" calcext:value-type="string">
            <text:p>Set point</text:p>
          </table:table-cell>
          <table:table-cell table:style-name="ce49" office:value-type="string" calcext:value-type="string">
            <text:p>kg/㎠</text:p>
          </table:table-cell>
          <table:table-cell office:value-type="string" calcext:value-type="string">
            <text:p>setPoint</text:p>
          </table:table-cell>
          <table:table-cell table:number-columns-repeated="2" office:value-type="string" calcext:value-type="string">
            <text:p>Задание</text:p>
          </table:table-cell>
          <table:table-cell table:number-columns-repeated="4"/>
          <table:table-cell table:style-name="ce68" office:value-type="string" calcext:value-type="string">
            <text:p>Уставка работы, FLT</text:p>
          </table:table-cell>
          <table:table-cell office:value-type="string" calcext:value-type="string">
            <text:p>источник:</text:p>
          </table:table-cell>
          <table:table-cell office:value-type="string" calcext:value-type="string">
            <text:p>DB3.DBW160</text:p>
          </table:table-cell>
          <table:table-cell/>
          <table:table-cell table:style-name="ce53"/>
          <table:table-cell table:style-name="ce101" office:value-type="string" calcext:value-type="string">
            <text:p>Его значение меняется по фронту "SetCmndSignal".changeControlModePulse (DB1.DBX5.3)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58" office:value-type="string" calcext:value-type="string">
            <text:p>DB6.DBD144</text:p>
          </table:table-cell>
          <table:table-cell table:style-name="ce81" office:value-type="string" calcext:value-type="string">
            <text:p>Unload set point</text:p>
          </table:table-cell>
          <table:table-cell table:style-name="ce49" office:value-type="string" calcext:value-type="string">
            <text:p>kg/㎠</text:p>
          </table:table-cell>
          <table:table-cell office:value-type="string" calcext:value-type="string">
            <text:p>unloadSetPoint</text:p>
          </table:table-cell>
          <table:table-cell office:value-type="string" calcext:value-type="string">
            <text:p>ТочкаРазгрузки</text:p>
          </table:table-cell>
          <table:table-cell office:value-type="string" calcext:value-type="string">
            <text:p>Верхняя уставка автоматической разгрузки</text:p>
          </table:table-cell>
          <table:table-cell table:number-columns-repeated="4"/>
          <table:table-cell table:style-name="ce68" office:value-type="string" calcext:value-type="string">
            <text:p>Уставка разгрузки, FLT</text:p>
          </table:table-cell>
          <table:table-cell/>
          <table:table-cell office:value-type="string" calcext:value-type="string">
            <text:p>DB3.DBW162</text:p>
          </table:table-cell>
          <table:table-cell table:number-columns-repeated="2"/>
          <table:table-cell office:value-type="string" calcext:value-type="string">
            <text:p>M118.6</text:p>
          </table:table-cell>
          <table:table-cell office:value-type="string" calcext:value-type="string">
            <text:p>Смена значение проводится в два этапа: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58" office:value-type="string" calcext:value-type="string">
            <text:p>DB6.DBD148</text:p>
          </table:table-cell>
          <table:table-cell table:style-name="ce81" office:value-type="string" calcext:value-type="string">
            <text:p>Reload set point</text:p>
          </table:table-cell>
          <table:table-cell table:style-name="ce49" office:value-type="string" calcext:value-type="string">
            <text:p>kg/㎠</text:p>
          </table:table-cell>
          <table:table-cell office:value-type="string" calcext:value-type="string">
            <text:p>reloadSetPoint</text:p>
          </table:table-cell>
          <table:table-cell office:value-type="string" calcext:value-type="string">
            <text:p>ТочкаЗагрузки</text:p>
          </table:table-cell>
          <table:table-cell office:value-type="string" calcext:value-type="string">
            <text:p>Нижняя уставка автоматической загрузки</text:p>
          </table:table-cell>
          <table:table-cell table:number-columns-repeated="4"/>
          <table:table-cell table:style-name="ce68" office:value-type="string" calcext:value-type="string">
            <text:p>FLT</text:p>
          </table:table-cell>
          <table:table-cell/>
          <table:table-cell office:value-type="string" calcext:value-type="string">
            <text:p>DB3.DBW164</text:p>
          </table:table-cell>
          <table:table-cell table:number-columns-repeated="3"/>
          <table:table-cell office:value-type="string" calcext:value-type="string">
            <text:p>1 — нажатие на переключатель-индикатор даёт первый импульс в DB1.DBX5.3</text:p>
          </table:table-cell>
          <table:table-cell table:number-columns-repeated="45"/>
        </table:table-row>
        <table:table-row table:style-name="ro4">
          <table:table-cell table:number-columns-repeated="2"/>
          <table:table-cell table:style-name="ce58" office:value-type="string" calcext:value-type="string">
            <text:p>DB6.DBD152</text:p>
          </table:table-cell>
          <table:table-cell table:style-name="ce81" office:value-type="string" calcext:value-type="string">
            <text:p>Compressor run time</text:p>
          </table:table-cell>
          <table:table-cell table:style-name="ce49" office:value-type="string" calcext:value-type="string">
            <text:p>hh</text:p>
          </table:table-cell>
          <table:table-cell office:value-type="string" calcext:value-type="string">
            <text:p>comprRunHours</text:p>
          </table:table-cell>
          <table:table-cell office:value-type="string" calcext:value-type="string">
            <text:p>НаработкаВсего</text:p>
          </table:table-cell>
          <table:table-cell office:value-type="string" calcext:value-type="string">
            <text:p>Полная наработка компрессора</text:p>
          </table:table-cell>
          <table:table-cell table:number-columns-repeated="4"/>
          <table:table-cell table:style-name="ce68" office:value-type="string" calcext:value-type="string">
            <text:p>Часы работы компрессора, DINT</text:p>
          </table:table-cell>
          <table:table-cell/>
          <table:table-cell table:style-name="ce66"/>
          <table:table-cell table:number-columns-repeated="3"/>
          <table:table-cell office:value-type="string" calcext:value-type="string">
            <text:p>2 — нажатие на кнопку «Yes» в окне подтверждения даёт второй импульс в DB1.DBX5.3</text:p>
          </table:table-cell>
          <table:table-cell table:number-columns-repeated="45"/>
        </table:table-row>
        <table:table-row table:style-name="ro4">
          <table:table-cell table:number-columns-repeated="2"/>
          <table:table-cell table:style-name="ce58" office:value-type="string" calcext:value-type="string">
            <text:p>DB6.DBD156</text:p>
          </table:table-cell>
          <table:table-cell table:style-name="ce81" office:value-type="string" calcext:value-type="string">
            <text:p>Compressor load time</text:p>
          </table:table-cell>
          <table:table-cell table:style-name="ce49" office:value-type="string" calcext:value-type="string">
            <text:p>hh</text:p>
          </table:table-cell>
          <table:table-cell office:value-type="string" calcext:value-type="string">
            <text:p>comprLoadHours</text:p>
          </table:table-cell>
          <table:table-cell office:value-type="string" calcext:value-type="string">
            <text:p>НаработкаПодНагр</text:p>
          </table:table-cell>
          <table:table-cell office:value-type="string" calcext:value-type="string">
            <text:p>Наработка компрессора под нагрузкой</text:p>
          </table:table-cell>
          <table:table-cell table:number-columns-repeated="4"/>
          <table:table-cell table:style-name="ce68" office:value-type="string" calcext:value-type="string">
            <text:p>Часы компрессора под нагрузкой, DINT</text:p>
          </table:table-cell>
          <table:table-cell table:number-columns-repeated="51"/>
        </table:table-row>
        <table:table-row table:style-name="ro4">
          <table:table-cell office:value-type="string" calcext:value-type="string">
            <text:p>RemoteCommand</text:p>
          </table:table-cell>
          <table:table-cell office:value-type="float" office:value="8" calcext:value-type="float">
            <text:p>8</text:p>
          </table:table-cell>
          <table:table-cell table:style-name="ce48" office:value-type="string" calcext:value-type="string">
            <text:p>M240.0</text:p>
          </table:table-cell>
          <table:table-cell table:style-name="ce81" office:value-type="string" calcext:value-type="string">
            <text:p>Start compressor command from master</text:p>
          </table:table-cell>
          <table:table-cell table:style-name="ce81" office:value-type="string" calcext:value-type="string">
            <text:p>start</text:p>
          </table:table-cell>
          <table:table-cell table:style-name="ce64" office:value-type="string" calcext:value-type="string">
            <text:p>startCmprCmndFromMaster</text:p>
          </table:table-cell>
          <table:table-cell table:style-name="ce68" office:value-type="string" calcext:value-type="string">
            <text:p>кмндПускМастер</text:p>
          </table:table-cell>
          <table:table-cell office:value-type="string" calcext:value-type="string">
            <text:p>Команда запустить компрессор от мастера</text:p>
          </table:table-cell>
          <table:table-cell table:formula="of:=[.A33]" office:value-type="string" office:string-value="RemoteCommand" calcext:value-type="string">
            <text:p>RemoteCommand</text:p>
          </table:table-cell>
          <table:table-cell table:formula="of:=[.B33]" office:value-type="float" office:value="8" calcext:value-type="float">
            <text:p>8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RemoteCommand</text:p>
          </table:table-cell>
          <table:table-cell office:value-type="float" office:value="9" calcext:value-type="float">
            <text:p>9</text:p>
          </table:table-cell>
          <table:table-cell table:style-name="ce48" office:value-type="string" calcext:value-type="string">
            <text:p>M240.1</text:p>
          </table:table-cell>
          <table:table-cell table:style-name="ce81" office:value-type="string" calcext:value-type="string">
            <text:p>Stop compressor command from master</text:p>
          </table:table-cell>
          <table:table-cell table:style-name="ce81" office:value-type="string" calcext:value-type="string">
            <text:p>stop</text:p>
          </table:table-cell>
          <table:table-cell table:style-name="ce64" office:value-type="string" calcext:value-type="string">
            <text:p>stopCmprCmndFromMaster</text:p>
          </table:table-cell>
          <table:table-cell table:style-name="ce68" office:value-type="string" calcext:value-type="string">
            <text:p>кмндСтопМастер</text:p>
          </table:table-cell>
          <table:table-cell office:value-type="string" calcext:value-type="string">
            <text:p>Команда остановить компрессор от мастера</text:p>
          </table:table-cell>
          <table:table-cell table:formula="of:=[.A34]" office:value-type="string" office:string-value="RemoteCommand" calcext:value-type="string">
            <text:p>RemoteCommand</text:p>
          </table:table-cell>
          <table:table-cell table:formula="of:=[.B34]" office:value-type="float" office:value="9" calcext:value-type="float">
            <text:p>9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RemoteCommand</text:p>
          </table:table-cell>
          <table:table-cell office:value-type="float" office:value="10" calcext:value-type="float">
            <text:p>10</text:p>
          </table:table-cell>
          <table:table-cell table:style-name="ce48" office:value-type="string" calcext:value-type="string">
            <text:p>M240.2</text:p>
          </table:table-cell>
          <table:table-cell table:style-name="ce81" office:value-type="string" calcext:value-type="string">
            <text:p>Load compressor command from master</text:p>
          </table:table-cell>
          <table:table-cell table:style-name="ce81" office:value-type="string" calcext:value-type="string">
            <text:p>load</text:p>
          </table:table-cell>
          <table:table-cell table:style-name="ce64" office:value-type="string" calcext:value-type="string">
            <text:p>loadCmprCmndFromMaster</text:p>
          </table:table-cell>
          <table:table-cell table:style-name="ce68" office:value-type="string" calcext:value-type="string">
            <text:p>кмндНагрМастер</text:p>
          </table:table-cell>
          <table:table-cell office:value-type="string" calcext:value-type="string">
            <text:p>Команда нагрузить работающий компрессор от мастера</text:p>
          </table:table-cell>
          <table:table-cell table:formula="of:=[.A35]" office:value-type="string" office:string-value="RemoteCommand" calcext:value-type="string">
            <text:p>RemoteCommand</text:p>
          </table:table-cell>
          <table:table-cell table:formula="of:=[.B35]" office:value-type="float" office:value="10" calcext:value-type="float">
            <text:p>10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RemoteCommand</text:p>
          </table:table-cell>
          <table:table-cell office:value-type="float" office:value="11" calcext:value-type="float">
            <text:p>11</text:p>
          </table:table-cell>
          <table:table-cell table:style-name="ce48" office:value-type="string" calcext:value-type="string">
            <text:p>M240.3</text:p>
          </table:table-cell>
          <table:table-cell table:style-name="ce81" office:value-type="string" calcext:value-type="string">
            <text:p>Unload compressor command from master</text:p>
          </table:table-cell>
          <table:table-cell table:style-name="ce81" office:value-type="string" calcext:value-type="string">
            <text:p>unload</text:p>
          </table:table-cell>
          <table:table-cell table:style-name="ce64" office:value-type="string" calcext:value-type="string">
            <text:p>unloadCmprCmndFromMaster</text:p>
          </table:table-cell>
          <table:table-cell table:style-name="ce68" office:value-type="string" calcext:value-type="string">
            <text:p>кмндРазгрМастер</text:p>
          </table:table-cell>
          <table:table-cell office:value-type="string" calcext:value-type="string">
            <text:p>Команда разгрузить работающий компрессор от мастера</text:p>
          </table:table-cell>
          <table:table-cell table:formula="of:=[.A36]" office:value-type="string" office:string-value="RemoteCommand" calcext:value-type="string">
            <text:p>RemoteCommand</text:p>
          </table:table-cell>
          <table:table-cell table:formula="of:=[.B36]" office:value-type="float" office:value="11" calcext:value-type="float">
            <text:p>11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RemoteCommand</text:p>
          </table:table-cell>
          <table:table-cell office:value-type="float" office:value="13" calcext:value-type="float">
            <text:p>13</text:p>
          </table:table-cell>
          <table:table-cell table:style-name="ce48" office:value-type="string" calcext:value-type="string">
            <text:p>M240.5</text:p>
          </table:table-cell>
          <table:table-cell table:style-name="ce81" office:value-type="string" calcext:value-type="string">
            <text:p>Reset warnings command from master</text:p>
          </table:table-cell>
          <table:table-cell table:style-name="ce81" office:value-type="string" calcext:value-type="string">
            <text:p>reset</text:p>
          </table:table-cell>
          <table:table-cell table:style-name="ce64" office:value-type="string" calcext:value-type="string">
            <text:p>resetWarnsCmndFromMaster</text:p>
          </table:table-cell>
          <table:table-cell table:style-name="ce68" office:value-type="string" calcext:value-type="string">
            <text:p>кмндСбросМастер</text:p>
          </table:table-cell>
          <table:table-cell office:value-type="string" calcext:value-type="string">
            <text:p>Команда сброса предупреждений от мастера</text:p>
          </table:table-cell>
          <table:table-cell table:formula="of:=[.A37]" office:value-type="string" office:string-value="RemoteCommand" calcext:value-type="string">
            <text:p>RemoteCommand</text:p>
          </table:table-cell>
          <table:table-cell table:formula="of:=[.B37]" office:value-type="float" office:value="13" calcext:value-type="float">
            <text:p>13</text:p>
          </table:table-cell>
          <table:table-cell table:number-columns-repeated="54"/>
        </table:table-row>
        <table:table-row table:style-name="ro4">
          <table:table-cell table:number-columns-repeated="2"/>
          <table:table-cell table:style-name="ce48" office:value-type="string" calcext:value-type="string">
            <text:p>DB1.DBX0.0</text:p>
          </table:table-cell>
          <table:table-cell table:style-name="ce81" office:value-type="string" calcext:value-type="string">
            <text:p>Selected temperature Unit Celsius or Fahrenheit (0-°C; 1-°F)</text:p>
          </table:table-cell>
          <table:table-cell table:style-name="ce81" office:value-type="string" calcext:value-type="string">
            <text:p>°F</text:p>
          </table:table-cell>
          <table:table-cell table:style-name="ce64" office:value-type="string" calcext:value-type="string">
            <text:p>temperatureUnitCF (0-°C; 1-°F)</text:p>
          </table:table-cell>
          <table:table-cell table:style-name="ce68" office:value-type="string" calcext:value-type="string">
            <text:p>едТемпЦФ</text:p>
          </table:table-cell>
          <table:table-cell office:value-type="string" calcext:value-type="string">
            <text:p>Единица измерения температуры: градусы Цельсия или Фаренгейта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48" office:value-type="string" calcext:value-type="string">
            <text:p>M12.1</text:p>
          </table:table-cell>
          <table:table-cell table:style-name="ce81" office:value-type="string" calcext:value-type="string">
            <text:p>Maintenance required</text:p>
          </table:table-cell>
          <table:table-cell table:style-name="ce81" office:value-type="string" calcext:value-type="string">
            <text:p>required</text:p>
          </table:table-cell>
          <table:table-cell table:style-name="ce64" office:value-type="string" calcext:value-type="string">
            <text:p>maintenanceRequired</text:p>
          </table:table-cell>
          <table:table-cell office:value-type="string" calcext:value-type="string">
            <text:p>требОбслуживание</text:p>
          </table:table-cell>
          <table:table-cell office:value-type="string" calcext:value-type="string">
            <text:p>Признак необходимости обслуживания</text:p>
          </table:table-cell>
          <table:table-cell table:number-columns-repeated="4"/>
          <table:table-cell office:value-type="string" calcext:value-type="string">
            <text:p>Флагом управляет программа контроллера</text:p>
          </table:table-cell>
          <table:table-cell table:number-columns-repeated="51"/>
        </table:table-row>
        <table:table-row table:style-name="ro2">
          <table:table-cell table:number-columns-repeated="2"/>
          <table:table-cell office:value-type="string" calcext:value-type="string">
            <text:p>DB1.DBX5.3</text:p>
          </table:table-cell>
          <table:table-cell office:value-type="string" calcext:value-type="string">
            <text:p>Change mode Remote — Local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74" office:value-type="string" calcext:value-type="string">
            <text:p>MW240</text:p>
          </table:table-cell>
          <table:table-cell table:style-name="ce74" table:number-columns-repeated="2"/>
          <table:table-cell table:style-name="ce74" office:value-type="string" calcext:value-type="string">
            <text:p>RemoteCommand</text:p>
          </table:table-cell>
          <table:table-cell table:style-name="ce74"/>
          <table:table-cell table:style-name="ce74" office:value-type="string" calcext:value-type="string">
            <text:p>Групповой тег дистанционных команд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74" office:value-type="string" calcext:value-type="string">
            <text:p>DB1.DBW0</text:p>
          </table:table-cell>
          <table:table-cell table:style-name="ce74" table:number-columns-repeated="2"/>
          <table:table-cell table:style-name="ce74" office:value-type="string" calcext:value-type="string">
            <text:p>State</text:p>
          </table:table-cell>
          <table:table-cell table:style-name="ce74"/>
          <table:table-cell table:style-name="ce74" office:value-type="string" calcext:value-type="string">
            <text:p>Групповой тег состояния компрессора</text:p>
          </table:table-cell>
          <table:table-cell table:number-columns-repeated="5"/>
          <table:table-cell office:value-type="string" calcext:value-type="string">
            <text:p>mw240</text:p>
          </table:table-cell>
          <table:table-cell office:value-type="string" calcext:value-type="string">
            <text:p>Commands from master</text:p>
          </table:table-cell>
          <table:table-cell table:number-columns-repeated="2"/>
          <table:table-cell office:value-type="string" calcext:value-type="string">
            <text:p>Запись из masterPLC в compr1</text:p>
          </table:table-cell>
          <table:table-cell table:number-columns-repeated="46"/>
        </table:table-row>
        <table:table-row table:style-name="ro2">
          <table:table-cell table:number-columns-repeated="2"/>
          <table:table-cell table:style-name="ce74" office:value-type="string" calcext:value-type="string">
            <text:p>DB1.DBW2</text:p>
          </table:table-cell>
          <table:table-cell table:style-name="ce74" table:number-columns-repeated="2"/>
          <table:table-cell table:style-name="ce74" office:value-type="string" calcext:value-type="string">
            <text:p>ReadyCondition</text:p>
          </table:table-cell>
          <table:table-cell table:style-name="ce74"/>
          <table:table-cell table:style-name="ce74" office:value-type="string" calcext:value-type="string">
            <text:p>Групповой тег условий пуска двигателя</text:p>
          </table:table-cell>
          <table:table-cell table:number-columns-repeated="10"/>
          <table:table-cell office:value-type="string" calcext:value-type="string">
            <text:p>compr1</text:p>
          </table:table-cell>
          <table:table-cell office:value-type="string" calcext:value-type="string">
            <text:p>masterPLC</text:p>
          </table:table-cell>
          <table:table-cell table:number-columns-repeated="2"/>
          <table:table-cell office:value-type="string" calcext:value-type="string">
            <text:p>DB200</text:p>
          </table:table-cell>
          <table:table-cell table:number-columns-repeated="41"/>
        </table:table-row>
        <table:table-row table:style-name="ro2">
          <table:table-cell table:number-columns-repeated="18"/>
          <table:table-cell office:value-type="string" calcext:value-type="string">
            <text:p>mw240</text:p>
          </table:table-cell>
          <table:table-cell office:value-type="string" calcext:value-type="string">
            <text:p>DB200 DBW0</text:p>
          </table:table-cell>
          <table:table-cell/>
          <table:table-cell office:value-type="string" calcext:value-type="string">
            <text:p>C1_RUN_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0.0</text:p>
          </table:table-cell>
          <table:table-cell table:number-columns-repeated="40"/>
        </table:table-row>
        <table:table-row table:style-name="ro2">
          <table:table-cell table:number-columns-repeated="21"/>
          <table:table-cell office:value-type="string" calcext:value-type="string">
            <text:p>C1_STOP_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0.1</text:p>
          </table:table-cell>
          <table:table-cell table:number-columns-repeated="40"/>
        </table:table-row>
        <table:table-row table:style-name="ro2">
          <table:table-cell table:number-columns-repeated="21"/>
          <table:table-cell office:value-type="string" calcext:value-type="string">
            <text:p>C1_LOAD_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0.2</text:p>
          </table:table-cell>
          <table:table-cell table:number-columns-repeated="40"/>
        </table:table-row>
        <table:table-row table:style-name="ro4">
          <table:table-cell table:number-columns-repeated="6"/>
          <table:table-cell table:style-name="ce68"/>
          <table:table-cell table:number-columns-repeated="14"/>
          <table:table-cell office:value-type="string" calcext:value-type="string">
            <text:p>C1_UNLOAD_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0.3</text:p>
          </table:table-cell>
          <table:table-cell table:number-columns-repeated="40"/>
        </table:table-row>
        <table:table-row table:style-name="ro2">
          <table:table-cell table:number-columns-repeated="21"/>
          <table:table-cell office:value-type="string" calcext:value-type="string">
            <text:p>SP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0.4</text:p>
          </table:table-cell>
          <table:table-cell table:number-columns-repeated="40"/>
        </table:table-row>
        <table:table-row table:style-name="ro2">
          <table:table-cell table:number-columns-repeated="21"/>
          <table:table-cell office:value-type="string" calcext:value-type="string">
            <text:p>C1_RESET_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0.5</text:p>
          </table:table-cell>
          <table:table-cell table:number-columns-repeated="40"/>
        </table:table-row>
        <table:table-row table:style-name="ro2">
          <table:table-cell table:number-columns-repeated="21"/>
          <table:table-cell office:value-type="string" calcext:value-type="string">
            <text:p>SP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0.6</text:p>
          </table:table-cell>
          <table:table-cell table:number-columns-repeated="40"/>
        </table:table-row>
        <table:table-row table:style-name="ro2">
          <table:table-cell table:number-columns-repeated="21"/>
          <table:table-cell office:value-type="string" calcext:value-type="string">
            <text:p>SP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0.7</text:p>
          </table:table-cell>
          <table:table-cell table:number-columns-repeated="40"/>
        </table:table-row>
        <table:table-row table:style-name="ro2">
          <table:table-cell table:number-columns-repeated="21"/>
          <table:table-cell office:value-type="string" calcext:value-type="string">
            <text:p>SP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.0</text:p>
          </table:table-cell>
          <table:table-cell table:number-columns-repeated="40"/>
        </table:table-row>
        <table:table-row table:style-name="ro2">
          <table:table-cell table:number-columns-repeated="18"/>
          <table:table-cell office:value-type="string" calcext:value-type="string">
            <text:p>mw242</text:p>
          </table:table-cell>
          <table:table-cell office:value-type="string" calcext:value-type="string">
            <text:p>DB200 DBW2</text:p>
          </table:table-cell>
          <table:table-cell/>
          <table:table-cell office:value-type="string" calcext:value-type="string">
            <text:p>C1_SET_P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не используется в программе</text:p>
          </table:table-cell>
          <table:table-cell table:number-columns-repeated="39"/>
        </table:table-row>
        <table:table-row table:style-name="ro2">
          <table:table-cell table:number-columns-repeated="18"/>
          <table:table-cell office:value-type="string" calcext:value-type="string">
            <text:p>mw244</text:p>
          </table:table-cell>
          <table:table-cell office:value-type="string" calcext:value-type="string">
            <text:p>DB200 DBW4</text:p>
          </table:table-cell>
          <table:table-cell/>
          <table:table-cell office:value-type="string" calcext:value-type="string">
            <text:p>C1_UNLOAD_P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не используется в программе</text:p>
          </table:table-cell>
          <table:table-cell table:number-columns-repeated="39"/>
        </table:table-row>
        <table:table-row table:style-name="ro2">
          <table:table-cell table:number-columns-repeated="18"/>
          <table:table-cell office:value-type="string" calcext:value-type="string">
            <text:p>mw246</text:p>
          </table:table-cell>
          <table:table-cell office:value-type="string" calcext:value-type="string">
            <text:p>DB200 DBW6</text:p>
          </table:table-cell>
          <table:table-cell/>
          <table:table-cell office:value-type="string" calcext:value-type="string">
            <text:p>C1_RELOAD_P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не используется в программе</text:p>
          </table:table-cell>
          <table:table-cell table:number-columns-repeated="3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17"/>
          <table:table-cell office:value-type="string" calcext:value-type="string">
            <text:p>Чтение из compr1 в masterPLC</text:p>
          </table:table-cell>
          <table:table-cell table:number-columns-repeated="46"/>
        </table:table-row>
        <table:table-row table:style-name="ro2">
          <table:table-cell table:number-columns-repeated="18"/>
          <table:table-cell office:value-type="string" calcext:value-type="string">
            <text:p>compr1</text:p>
          </table:table-cell>
          <table:table-cell office:value-type="string" calcext:value-type="string">
            <text:p>masterPLC</text:p>
          </table:table-cell>
          <table:table-cell table:number-columns-repeated="44"/>
        </table:table-row>
        <table:table-row table:style-name="ro2">
          <table:table-cell table:number-columns-repeated="18"/>
          <table:table-cell office:value-type="string" calcext:value-type="string">
            <text:p>DB6 DBW0</text:p>
          </table:table-cell>
          <table:table-cell office:value-type="string" calcext:value-type="string">
            <text:p>DB100 DBW0</text:p>
          </table:table-cell>
          <table:table-cell table:number-columns-repeated="44"/>
        </table:table-row>
        <table:table-row table:style-name="ro2">
          <table:table-cell table:number-columns-repeated="18"/>
          <table:table-cell office:value-type="string" calcext:value-type="string">
            <text:p>80 слов</text:p>
          </table:table-cell>
          <table:table-cell office:value-type="string" calcext:value-type="string">
            <text:p>80 слов (words)</text:p>
          </table:table-cell>
          <table:table-cell table:number-columns-repeated="44"/>
        </table:table-row>
        <table:table-row table:style-name="ro2">
          <table:table-cell table:number-columns-repeated="18"/>
          <table:table-cell office:value-type="string" calcext:value-type="string">
            <text:p>DB6 DBW78</text:p>
          </table:table-cell>
          <table:table-cell office:value-type="string" calcext:value-type="string">
            <text:p>DB100 DBW78</text:p>
          </table:table-cell>
          <table:table-cell table:number-columns-repeated="44"/>
        </table:table-row>
      </table:table>
      <table:table table:name="Приводы" table:style-name="ta1"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2">
          <table:table-cell/>
          <table:table-cell table:style-name="ce102" office:value-type="string" calcext:value-type="string">
            <text:p>Регистр</text:p>
          </table:table-cell>
          <table:table-cell table:style-name="ce102" office:value-type="string" calcext:value-type="string">
            <text:p>Бит</text:p>
          </table:table-cell>
          <table:table-cell table:style-name="ce102" office:value-type="string" calcext:value-type="string">
            <text:p>Класс</text:p>
          </table:table-cell>
          <table:table-cell table:style-name="ce102" office:value-type="string" calcext:value-type="string">
            <text:p>Объект</text:p>
          </table:table-cell>
          <table:table-cell table:style-name="ce102" office:value-type="string" calcext:value-type="string">
            <text:p>Поле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AccessRights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Состояние/команда</text:p>
          </table:table-cell>
          <table:table-cell table:style-name="ce96" office:value-type="string" calcext:value-type="string" table:number-columns-spanned="2" table:number-rows-spanned="1">
            <text:p>События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102" table:number-columns-repeated="5"/>
          <table:table-cell table:number-columns-repeated="4"/>
          <table:table-cell table:style-name="ce99" office:value-type="string" calcext:value-type="string">
            <text:p>0-&gt;1</text:p>
          </table:table-cell>
          <table:table-cell table:style-name="ce99" office:value-type="string" calcext:value-type="string">
            <text:p>1-&gt;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mpressor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ён</text:p>
          </table:table-cell>
          <table:table-cell office:value-type="string" calcext:value-type="string">
            <text:p>состояние</text:p>
          </table:table-cell>
          <table:table-cell table:formula="of:=[.I3]" office:value-type="string" office:string-value="Включён" calcext:value-type="string">
            <text:p>Включё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mpresso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Команда на включение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X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Открыть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GV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INT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V</text:p>
          </table:table-cell>
          <table:table-cell office:value-type="string" calcext:value-type="string">
            <text:p>CurrPositionFromPLC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Задание положения от ПЛК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6,REAL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V</text:p>
          </table:table-cell>
          <table:table-cell office:value-type="string" calcext:value-type="string">
            <text:p>SetPosi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Задать положение</text:p>
          </table:table-cell>
          <table:table-cell office:value-type="string" calcext:value-type="string">
            <text:p>команда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3,WORD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V</text:p>
          </table:table-cell>
          <table:table-cell office:value-type="string" calcext:value-type="string">
            <text:p>CurrOpenPositio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Текущее положение в 0,1%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X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X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Закрыт</text:p>
          </table:table-cell>
          <table:table-cell office:value-type="string" calcext:value-type="string">
            <text:p>состояние</text:p>
          </table:table-cell>
          <table:table-cell table:formula="of:=[.I11]" office:value-type="string" office:string-value="Закрыт" calcext:value-type="string">
            <text:p>Закрыт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B1,X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SwitchToClo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Включить на закрытие</text:p>
          </table:table-cell>
          <table:table-cell office:value-type="string" calcext:value-type="string">
            <text:p>команда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1,X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ManualMod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Ручной режим</text:p>
          </table:table-cell>
          <table:table-cell office:value-type="string" calcext:value-type="string">
            <text:p>команда</text:p>
          </table:table-cell>
          <table:table-cell table:formula="of:=[.I13]" office:value-type="string" office:string-value="Ручной режим" calcext:value-type="string">
            <text:p>Ручной режим</text:p>
          </table:table-cell>
          <table:table-cell office:value-type="string" calcext:value-type="string">
            <text:p>Авторежим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Открыть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X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состояние</text:p>
          </table:table-cell>
          <table:table-cell table:formula="of:=[.I15]" office:value-type="string" office:string-value="Открыт" calcext:value-type="string">
            <text:p>Открыт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X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Разрешить работу</text:p>
          </table:table-cell>
          <table:table-cell office:value-type="string" calcext:value-type="string">
            <text:p>состояние</text:p>
          </table:table-cell>
          <table:table-cell table:formula="of:=[.I16]" office:value-type="string" office:string-value="Разрешить работу" calcext:value-type="string">
            <text:p>Разрешить работу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X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Запретить работу</text:p>
          </table:table-cell>
          <table:table-cell office:value-type="string" calcext:value-type="string">
            <text:p>состояние</text:p>
          </table:table-cell>
          <table:table-cell table:formula="of:=[.I17]" office:value-type="string" office:string-value="Запретить работу" calcext:value-type="string">
            <text:p>Запретить работу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INT2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CurrPositionFromPLC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Задание положения от ПЛК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3,WORD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SetClosePositio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Задание степени закрытия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3,WORD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PositionWhenLoaded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Задание при загрузке</text:p>
          </table:table-cell>
          <table:table-cell office:value-type="string" calcext:value-type="string">
            <text:p>команда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3,WOR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OV</text:p>
          </table:table-cell>
          <table:table-cell office:value-type="string" calcext:value-type="string">
            <text:p>CurrClosePositio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Текущее положение в 0,1%</text:p>
          </table:table-cell>
          <table:table-cell office:value-type="string" calcext:value-type="string">
            <text:p>состояние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oilHea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B1,X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oilHeater</text:p>
          </table:table-cell>
          <table:table-cell office:value-type="string" calcext:value-type="string">
            <text:p>Switch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команда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1,X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oilHeater</text:p>
          </table:table-cell>
          <table:table-cell office:value-type="string" calcext:value-type="string">
            <text:p>ManualMod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Ручной режим</text:p>
          </table:table-cell>
          <table:table-cell office:value-type="string" calcext:value-type="string">
            <text:p>команда</text:p>
          </table:table-cell>
          <table:table-cell table:formula="of:=[.I24]" office:value-type="string" office:string-value="Ручной режим" calcext:value-type="string">
            <text:p>Ручной режим</text:p>
          </table:table-cell>
          <table:table-cell office:value-type="string" calcext:value-type="string">
            <text:p>Авторежим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oilPum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B1,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oilPump</text:p>
          </table:table-cell>
          <table:table-cell office:value-type="string" calcext:value-type="string">
            <text:p>Switch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команда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1,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oilPump</text:p>
          </table:table-cell>
          <table:table-cell office:value-type="string" calcext:value-type="string">
            <text:p>ManualMod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Ручной режим</text:p>
          </table:table-cell>
          <table:table-cell office:value-type="string" calcext:value-type="string">
            <text:p>команда</text:p>
          </table:table-cell>
          <table:table-cell table:formula="of:=[.I27]" office:value-type="string" office:string-value="Ручной режим" calcext:value-type="string">
            <text:p>Ручной режим</text:p>
          </table:table-cell>
          <table:table-cell office:value-type="string" calcext:value-type="string">
            <text:p>Авторежим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enclosureF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B1,X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enclosureFan</text:p>
          </table:table-cell>
          <table:table-cell office:value-type="string" calcext:value-type="string">
            <text:p>Switch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команда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B1,X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rlRelay</text:p>
          </table:table-cell>
          <table:table-cell office:value-type="string" calcext:value-type="string">
            <text:p>enclosureFan</text:p>
          </table:table-cell>
          <table:table-cell office:value-type="string" calcext:value-type="string">
            <text:p>ManualMod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Ручной режим</text:p>
          </table:table-cell>
          <table:table-cell office:value-type="string" calcext:value-type="string">
            <text:p>команда</text:p>
          </table:table-cell>
          <table:table-cell table:formula="of:=[.I30]" office:value-type="string" office:string-value="Ручной режим" calcext:value-type="string">
            <text:p>Ручной режим</text:p>
          </table:table-cell>
          <table:table-cell office:value-type="string" calcext:value-type="string">
            <text:p>Авторежим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commonShutdownRela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motorCoolingF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vacuumPum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sealAirValv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outputValv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commonAlar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3"/>
        </table:table-row>
        <table:table-row table:style-name="ro2" table:number-rows-repeated="11">
          <table:table-cell table:number-columns-repeated="15"/>
        </table:table-row>
        <table:table-row table:style-name="ro2">
          <table:table-cell/>
          <table:table-cell office:value-type="string" calcext:value-type="string">
            <text:p>Дискретные выходы</text:p>
          </table:table-cell>
          <table:table-cell/>
          <table:table-cell office:value-type="string" calcext:value-type="string">
            <text:p>Описание в проекте («резерв» - название в проекте, но есть применение в программе)</text:p>
          </table:table-cell>
          <table:table-cell table:number-columns-repeated="5"/>
          <table:table-cell office:value-type="string" calcext:value-type="string">
            <text:p>Контроль состояния</text:p>
          </table:table-cell>
          <table:table-cell table:style-name="ce74" office:value-type="string" calcext:value-type="string">
            <text:p>Команда ручного управления</text:p>
          </table:table-cell>
          <table:table-cell office:value-type="string" calcext:value-type="string">
            <text:p>Действие в прогр.</text:p>
          </table:table-cell>
          <table:table-cell office:value-type="string" calcext:value-type="string">
            <text:p>Режим авто/ручной</text:p>
          </table:table-cell>
          <table:table-cell table:number-columns-repeated="2"/>
        </table:table-row>
        <table:table-row table:style-name="ro2">
          <table:table-cell/>
          <table:table-cell table:style-name="ce103" office:value-type="string" calcext:value-type="string">
            <text:p>Q0.0</text:p>
          </table:table-cell>
          <table:table-cell table:style-name="ce103" office:value-type="string" calcext:value-type="string">
            <text:p>EY0</text:p>
          </table:table-cell>
          <table:table-cell table:style-name="ce103" office:value-type="string" calcext:value-type="string">
            <text:p>Общее реле тревоги (common alarm relay; energized if alarm)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2">
          <table:table-cell/>
          <table:table-cell office:value-type="string" calcext:value-type="string">
            <text:p>Q0.1</text:p>
          </table:table-cell>
          <table:table-cell office:value-type="string" calcext:value-type="string">
            <text:p>EY1</text:p>
          </table:table-cell>
          <table:table-cell office:value-type="string" calcext:value-type="string">
            <text:p>Компрессор включить (start the compressor; stop when de-energized)</text:p>
          </table:table-cell>
          <table:table-cell table:number-columns-repeated="5"/>
          <table:table-cell office:value-type="string" calcext:value-type="string">
            <text:p><text:span text:style-name="T13">AX1_MotorStarterSignal (</text:span>I4.0)</text:p>
          </table:table-cell>
          <table:table-cell table:style-name="ce74" office:value-type="string" calcext:value-type="string">
            <text:p>"runCmprCmndFromMaster" (M240.0)</text:p>
          </table:table-cell>
          <table:table-cell/>
          <table:table-cell office:value-type="string" calcext:value-type="string">
            <text:p>"Remote" (M3.3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0.2</text:p>
          </table:table-cell>
          <table:table-cell office:value-type="string" calcext:value-type="string">
            <text:p>EY2</text:p>
          </table:table-cell>
          <table:table-cell office:value-type="string" calcext:value-type="string">
            <text:p>Реле управления всп.маслонасоса (aux.oil pump control relay)</text:p>
          </table:table-cell>
          <table:table-cell table:number-columns-repeated="5"/>
          <table:table-cell office:value-type="string" calcext:value-type="string">
            <text:p>нет</text:p>
          </table:table-cell>
          <table:table-cell table:style-name="ce74" office:value-type="string" calcext:value-type="string">
            <text:p>"SetCmndSignal".oilPumpCmnd (DB1.DBX4.1) (1-включить)</text:p>
          </table:table-cell>
          <table:table-cell/>
          <table:table-cell office:value-type="string" calcext:value-type="string">
            <text:p>"SetCmndSignal".oilPumpControlAutoOrManual (DB1.DBX4.0) (0-авто; 1-ручн.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0.3</text:p>
          </table:table-cell>
          <table:table-cell office:value-type="string" calcext:value-type="string">
            <text:p>EY3</text:p>
          </table:table-cell>
          <table:table-cell table:style-name="ce103" office:value-type="string" calcext:value-type="string">
            <text:p>Общее реле отключения (common shutdown relay; energized if no shutdown) — зелёная лампа на световой колонне, включена по 0 (false) на выходе (????)</text:p>
          </table:table-cell>
          <table:table-cell table:number-columns-repeated="6"/>
          <table:table-cell table:style-name="ce74" office:value-type="string" calcext:value-type="string">
            <text:p>нет</text:p>
          </table:table-cell>
          <table:table-cell/>
          <table:table-cell office:value-type="string" calcext:value-type="string">
            <text:p>Включение по false в TotalTripOrFault (M0.2, DB6.DBX0.2), отключение по true там же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0.4</text:p>
          </table:table-cell>
          <table:table-cell office:value-type="string" calcext:value-type="string">
            <text:p>EY4</text:p>
          </table:table-cell>
          <table:table-cell office:value-type="string" calcext:value-type="string">
            <text:p>Вентилятор мотора реле управления (motor cooling fan control relay)</text:p>
          </table:table-cell>
          <table:table-cell table:number-columns-repeated="5"/>
          <table:table-cell table:number-columns-repeated="2" office:value-type="string" calcext:value-type="string">
            <text:p>нет</text:p>
          </table:table-cell>
          <table:table-cell/>
          <table:table-cell table:style-name="ce74" office:value-type="string" calcext:value-type="string">
            <text:p>Включение по CompressorRun (M0.3, DB6.DBX0.3), отключение - через 30 сек. после отключения CompressorRu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0.5</text:p>
          </table:table-cell>
          <table:table-cell office:value-type="string" calcext:value-type="string">
            <text:p>EY5</text:p>
          </table:table-cell>
          <table:table-cell office:value-type="string" calcext:value-type="string">
            <text:p>Реле управления вакуумного насоса (vacuum pump control relay)</text:p>
          </table:table-cell>
          <table:table-cell table:number-columns-repeated="5"/>
          <table:table-cell table:number-columns-repeated="2" office:value-type="string" calcext:value-type="string">
            <text:p>нет</text:p>
          </table:table-cell>
          <table:table-cell/>
          <table:table-cell table:style-name="ce74" office:value-type="string" calcext:value-type="string">
            <text:p>Включение по CompressorRun (M0.3, DB6.DBX0.3) или oilPumpStartCmnd (M13.7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0.6</text:p>
          </table:table-cell>
          <table:table-cell office:value-type="string" calcext:value-type="string">
            <text:p>EY6</text:p>
          </table:table-cell>
          <table:table-cell office:value-type="string" calcext:value-type="string">
            <text:p>Уплотнение воздушного клапана (seal air valve)</text:p>
          </table:table-cell>
          <table:table-cell table:number-columns-repeated="5"/>
          <table:table-cell table:number-columns-repeated="2" office:value-type="string" calcext:value-type="string">
            <text:p>нет</text:p>
          </table:table-cell>
          <table:table-cell/>
          <table:table-cell table:style-name="ce74" office:value-type="string" calcext:value-type="string">
            <text:p>Включение по CompressorRun (M0.3, DB6.DBX0.3) и "dataToPanel".stage3DischargePressAveraged (DB3.DBW228) меньше 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0.7</text:p>
          </table:table-cell>
          <table:table-cell table:style-name="ce104" office:value-type="string" calcext:value-type="string">
            <text:p>EY7</text:p>
          </table:table-cell>
          <table:table-cell office:value-type="string" calcext:value-type="string">
            <text:p>резерв — Разрешение работы запорного клапана BlockOffValve (?)</text:p>
          </table:table-cell>
          <table:table-cell table:number-columns-repeated="5"/>
          <table:table-cell office:value-type="string" calcext:value-type="string">
            <text:p>нет</text:p>
          </table:table-cell>
          <table:table-cell table:style-name="ce74" office:value-type="string" calcext:value-type="string">
            <text:p>нет</text:p>
          </table:table-cell>
          <table:table-cell/>
          <table:table-cell table:style-name="ce74" office:value-type="string" calcext:value-type="string">
            <text:p>Включение постоянно по CompressorRun (M0.3, DB6.DBX0.3) или импульс 1 сек. по CompressorRun, зависит от "SetCmndSignal".blockOffValveControlContOrOnePulse (DB1.DBX5.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1.0</text:p>
          </table:table-cell>
          <table:table-cell office:value-type="string" calcext:value-type="string">
            <text:p>EY8</text:p>
          </table:table-cell>
          <table:table-cell office:value-type="string" calcext:value-type="string">
            <text:p>Входные лопатки открыть (IGV open)</text:p>
          </table:table-cell>
          <table:table-cell table:number-columns-repeated="5"/>
          <table:table-cell office:value-type="string" calcext:value-type="string">
            <text:p>нет</text:p>
          </table:table-cell>
          <table:table-cell table:style-name="ce74" office:value-type="string" calcext:value-type="string">
            <text:p>нет (подаётся алгоритмом)</text:p>
          </table:table-cell>
          <table:table-cell/>
          <table:table-cell office:value-type="string" calcext:value-type="string">
            <text:p>"SetCmndSignal".valveControlAutoOrManual (DB1.DBX5.2) (0-авто; 1-ручн.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1.1</text:p>
          </table:table-cell>
          <table:table-cell office:value-type="string" calcext:value-type="string">
            <text:p>EY9</text:p>
          </table:table-cell>
          <table:table-cell office:value-type="string" calcext:value-type="string">
            <text:p>Входные лопатки закрыть (IGV close)</text:p>
          </table:table-cell>
          <table:table-cell table:number-columns-repeated="5"/>
          <table:table-cell office:value-type="string" calcext:value-type="string">
            <text:p>нет</text:p>
          </table:table-cell>
          <table:table-cell table:style-name="ce74" office:value-type="string" calcext:value-type="string">
            <text:p>нет (подаётся алгоритмом)</text:p>
          </table:table-cell>
          <table:table-cell/>
          <table:table-cell office:value-type="string" calcext:value-type="string">
            <text:p>"SetCmndSignal".valveControlAutoOrManual (DB1.DBX5.2) (0-авто; 1-ручн.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1.2</text:p>
          </table:table-cell>
          <table:table-cell table:style-name="ce104" office:value-type="string" calcext:value-type="string">
            <text:p>EY10</text:p>
          </table:table-cell>
          <table:table-cell office:value-type="string" calcext:value-type="string">
            <text:p>резерв — Закрыть запорный клапан (при работе компрессора или выбеге 30 мин.)</text:p>
          </table:table-cell>
          <table:table-cell table:number-columns-repeated="5"/>
          <table:table-cell office:value-type="string" calcext:value-type="string">
            <text:p>blockOffValveClosed (I5.6)</text:p>
          </table:table-cell>
          <table:table-cell table:style-name="ce74" office:value-type="string" calcext:value-type="string">
            <text:p>"SetCmndSignal".blockOffValveCmnd (DB1.DBX9.4) (0-открыть; 1-закрыть)</text:p>
          </table:table-cell>
          <table:table-cell office:value-type="string" calcext:value-type="string">
            <text:p>импульс 5 сек.</text:p>
          </table:table-cell>
          <table:table-cell office:value-type="string" calcext:value-type="string">
            <text:p>"SetCmndSignal".blockOffValveControlAutoOrManual (DB1.DBX9.5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1.3</text:p>
          </table:table-cell>
          <table:table-cell table:style-name="ce104" office:value-type="string" calcext:value-type="string">
            <text:p>EY11</text:p>
          </table:table-cell>
          <table:table-cell office:value-type="string" calcext:value-type="string">
            <text:p>резерв — Запрет работы запорного клапана (в импульсном режиме)</text:p>
          </table:table-cell>
          <table:table-cell table:number-columns-repeated="6"/>
          <table:table-cell table:style-name="ce74" office:value-type="string" calcext:value-type="string">
            <text:p>нет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1.4</text:p>
          </table:table-cell>
          <table:table-cell table:style-name="ce53" office:value-type="string" calcext:value-type="string">
            <text:p>EY12</text:p>
          </table:table-cell>
          <table:table-cell office:value-type="string" calcext:value-type="string">
            <text:p>Реле управления контактора нагревателя резервуарного масла (reservoir oil heater contactor control relay)</text:p>
          </table:table-cell>
          <table:table-cell table:number-columns-repeated="6"/>
          <table:table-cell table:style-name="ce74" office:value-type="string" calcext:value-type="string">
            <text:p>"SetCmndSignal".oilHeaterCmnd (DB1DBX4.6) (1-включить)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"SetCmndSignal".oilHeaterControlAutoOrManual (DB1.DBX4.5) (0-авто; 1-ручн.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1.5</text:p>
          </table:table-cell>
          <table:table-cell table:style-name="ce104" office:value-type="string" calcext:value-type="string">
            <text:p>EY13</text:p>
          </table:table-cell>
          <table:table-cell office:value-type="string" calcext:value-type="string">
            <text:p>резерв — Открыть запорный клапан (через 30 мин. после остановки компрессора)</text:p>
          </table:table-cell>
          <table:table-cell table:number-columns-repeated="5"/>
          <table:table-cell office:value-type="string" calcext:value-type="string">
            <text:p>blockOffValveClosed (I5.7)</text:p>
          </table:table-cell>
          <table:table-cell table:style-name="ce74" office:value-type="string" calcext:value-type="string">
            <text:p>"SetCmndSignal".blockOffValveCmnd (DB1.DBX9.4) (0-открыть; 1-закрыть)</text:p>
          </table:table-cell>
          <table:table-cell office:value-type="string" calcext:value-type="string">
            <text:p>импульс 30 сек.</text:p>
          </table:table-cell>
          <table:table-cell office:value-type="string" calcext:value-type="string">
            <text:p>"SetCmndSignal".blockOffValveControlAutoOrManual (DB1.DBX9.5) (0-авто; 1-ручн.)</text:p>
          </table:table-cell>
          <table:table-cell/>
          <table:table-cell office:value-type="string" calcext:value-type="string">
            <text:p>автоматически переводится в авторежим при работающем компрессоре CompressorRun (M0.3, DB6.DBX0.3)</text:p>
          </table:table-cell>
        </table:table-row>
        <table:table-row table:style-name="ro2">
          <table:table-cell/>
          <table:table-cell office:value-type="string" calcext:value-type="string">
            <text:p>Q1.6</text:p>
          </table:table-cell>
          <table:table-cell table:style-name="ce53" office:value-type="string" calcext:value-type="string">
            <text:p>EY14</text:p>
          </table:table-cell>
          <table:table-cell office:value-type="string" calcext:value-type="string">
            <text:p>резерв — Управление выходным клапаном компрессора?</text:p>
          </table:table-cell>
          <table:table-cell table:number-columns-repeated="6"/>
          <table:table-cell table:style-name="ce74" office:value-type="string" calcext:value-type="string">
            <text:p>нет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1.7</text:p>
          </table:table-cell>
          <table:table-cell table:style-name="ce105" office:value-type="string" calcext:value-type="string">
            <text:p>EY15</text:p>
          </table:table-cell>
          <table:table-cell office:value-type="string" calcext:value-type="string">
            <text:p>резерв — Управление вентилятором корпуса</text:p>
          </table:table-cell>
          <table:table-cell table:number-columns-repeated="6"/>
          <table:table-cell table:style-name="ce74" office:value-type="string" calcext:value-type="string">
            <text:p>"SetCmndSignal".enclosureFanCmnd (DB1.DBX9.6) (1-включить)</text:p>
          </table:table-cell>
          <table:table-cell office:value-type="string" calcext:value-type="string">
            <text:p>включить</text:p>
          </table:table-cell>
          <table:table-cell table:style-name="ce53" office:value-type="string" calcext:value-type="string">
            <text:p>"SetCmndSignal".enclosureFanControlAutoOrManual (DB1.DBX9.7) (0-авто; 1-ручн.)</text:p>
          </table:table-cell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Аналоговые выходы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QW288</text:p>
          </table:table-cell>
          <table:table-cell/>
          <table:table-cell office:value-type="string" calcext:value-type="string">
            <text:p>Задание положения напр. аппарата (IGV position) при пневмоуправлении</text:p>
          </table:table-cell>
          <table:table-cell table:number-columns-repeated="8"/>
          <table:table-cell office:value-type="string" calcext:value-type="string">
            <text:p>"SetCmndSignal".IGVcontrolElectroPneumo (DB1.DBX211.3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W290</text:p>
          </table:table-cell>
          <table:table-cell/>
          <table:table-cell office:value-type="string" calcext:value-type="string">
            <text:p>Задание положения ППК (BOV position)</text:p>
          </table:table-cell>
          <table:table-cell table:number-columns-repeated="11"/>
        </table:table-row>
      </table:table>
      <table:table table:name="Предупреждения" table:style-name="ta1">
        <table:table-column table:style-name="co1" table:default-cell-style-name="Default"/>
        <table:table-column table:style-name="co1" table:default-cell-style-name="ce48"/>
        <table:table-column table:style-name="co2" table:default-cell-style-name="ce48"/>
        <table:table-column table:style-name="co1" table:default-cell-style-name="ce8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53"/>
        <table:table-column table:style-name="co1" table:default-cell-style-name="Default"/>
        <table:table-column table:style-name="co49" table:number-columns-repeated="2" table:default-cell-style-name="Default"/>
        <table:table-column table:style-name="co1" table:default-cell-style-name="Default"/>
        <table:table-row table:style-name="ro2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96" office:value-type="string" calcext:value-type="string" table:number-columns-spanned="2" table:number-rows-spanned="1">
            <text:p>События</text:p>
          </table:table-cell>
          <table:covered-table-cell/>
          <table:table-cell/>
        </table:table-row>
        <table:table-row table:style-name="ro2">
          <table:table-cell/>
          <table:table-cell table:style-name="Default" office:value-type="string" calcext:value-type="string">
            <text:p>Адрес</text:p>
          </table:table-cell>
          <table:table-cell table:style-name="Default" office:value-type="string" calcext:value-type="string">
            <text:p>Описание анг.</text:p>
          </table:table-cell>
          <table:table-cell table:style-name="Default" office:value-type="string" calcext:value-type="string">
            <text:p>Знач. при 1</text:p>
          </table:table-cell>
          <table:table-cell office:value-type="string" calcext:value-type="string">
            <text:p>Название анг.</text:p>
          </table:table-cell>
          <table:table-cell office:value-type="string" calcext:value-type="string">
            <text:p>Название рус.</text:p>
          </table:table-cell>
          <table:table-cell office:value-type="string" calcext:value-type="string">
            <text:p>Описание рус.</text:p>
          </table:table-cell>
          <table:table-cell table:style-name="Default" office:value-type="string" calcext:value-type="string">
            <text:p>Групповой флаг</text:p>
          </table:table-cell>
          <table:table-cell office:value-type="string" calcext:value-type="string">
            <text:p>Номер бита в групповом флаге</text:p>
          </table:table-cell>
          <table:table-cell table:style-name="ce99" office:value-type="string" calcext:value-type="string">
            <text:p>0-&gt;1</text:p>
          </table:table-cell>
          <table:table-cell table:style-name="ce99" office:value-type="string" calcext:value-type="string">
            <text:p>1-&gt;0</text:p>
          </table:table-cell>
          <table:table-cell/>
        </table:table-row>
        <table:table-row table:style-name="ro1">
          <table:table-cell/>
          <table:table-cell table:style-name="ce60" office:value-type="string" calcext:value-type="string">
            <text:p>DB6 DBX4.0</text:p>
          </table:table-cell>
          <table:table-cell table:style-name="ce63" office:value-type="string" calcext:value-type="string">
            <text:p>Surg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SurgeWarning</text:p>
          </table:table-cell>
          <table:table-cell office:value-type="string" calcext:value-type="string">
            <text:p>предпомпаж</text:p>
          </table:table-cell>
          <table:table-cell table:style-name="ce53" office:value-type="string" calcext:value-type="string">
            <text:p>Предпомпаж</text:p>
          </table:table-cell>
          <table:table-cell office:value-type="string" calcext:value-type="string">
            <text:p>WarningMessGroupFlag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4.2</text:p>
          </table:table-cell>
          <table:table-cell table:style-name="ce63" office:value-type="string" calcext:value-type="string">
            <text:p>Oil level alarm (low)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ilLevelAlarmLow</text:p>
          </table:table-cell>
          <table:table-cell office:value-type="string" calcext:value-type="string">
            <text:p>уровень масла авария низкий</text:p>
          </table:table-cell>
          <table:table-cell office:value-type="string" calcext:value-type="string">
            <text:p>Уровень масла аварийно низкий</text:p>
          </table:table-cell>
          <table:table-cell office:value-type="string" calcext:value-type="string">
            <text:p>WarningMessGroupFlag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4.3</text:p>
          </table:table-cell>
          <table:table-cell table:style-name="ce63" office:value-type="string" calcext:value-type="string">
            <text:p>Cooling water flow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CoolingWaterFlowAlarm</text:p>
          </table:table-cell>
          <table:table-cell office:value-type="string" calcext:value-type="string">
            <text:p>нет протока воды</text:p>
          </table:table-cell>
          <table:table-cell office:value-type="string" calcext:value-type="string">
            <text:p>Нет протока охлаждающей воды</text:p>
          </table:table-cell>
          <table:table-cell office:value-type="string" calcext:value-type="string">
            <text:p>WarningMessGroupFlag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4.4</text:p>
          </table:table-cell>
          <table:table-cell table:style-name="ce63" office:value-type="string" calcext:value-type="string">
            <text:p>Air filter diff press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irFilterDiffPressureHighAlarm</text:p>
          </table:table-cell>
          <table:table-cell office:value-type="string" calcext:value-type="string">
            <text:p>высокий перепад на воздушном фильтре</text:p>
          </table:table-cell>
          <table:table-cell office:value-type="string" calcext:value-type="string">
            <text:p>Высокий перепад давления на воздушном фильтре</text:p>
          </table:table-cell>
          <table:table-cell office:value-type="string" calcext:value-type="string">
            <text:p>WarningMessGroupFlag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4.5</text:p>
          </table:table-cell>
          <table:table-cell table:style-name="ce63" office:value-type="string" calcext:value-type="string">
            <text:p>Oil filter diff press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ilFilterDiffPressureHighAlarm</text:p>
          </table:table-cell>
          <table:table-cell office:value-type="string" calcext:value-type="string">
            <text:p>высокий перепад на масляном фильтре</text:p>
          </table:table-cell>
          <table:table-cell office:value-type="string" calcext:value-type="string">
            <text:p>Высокий перепад давления на масляном фильтре</text:p>
          </table:table-cell>
          <table:table-cell office:value-type="string" calcext:value-type="string">
            <text:p>WarningMessGroupFlag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4.6</text:p>
          </table:table-cell>
          <table:table-cell table:style-name="ce63" office:value-type="string" calcext:value-type="string">
            <text:p>Oil pump overload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ilPumpOverload</text:p>
          </table:table-cell>
          <table:table-cell office:value-type="string" calcext:value-type="string">
            <text:p>перегруз маслонасоса</text:p>
          </table:table-cell>
          <table:table-cell office:value-type="string" calcext:value-type="string">
            <text:p>Маслонасос перегружен</text:p>
          </table:table-cell>
          <table:table-cell office:value-type="string" calcext:value-type="string">
            <text:p>WarningMessGroupFlag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4.7</text:p>
          </table:table-cell>
          <table:table-cell table:style-name="ce63" office:value-type="string" calcext:value-type="string">
            <text:p>Cooling fan overload</text:p>
          </table:table-cell>
          <table:table-cell office:value-type="string" calcext:value-type="string">
            <text:p>warning</text:p>
          </table:table-cell>
          <table:table-cell table:style-name="ce112" office:value-type="string" calcext:value-type="string">
            <text:p>CoolingFanOverload</text:p>
          </table:table-cell>
          <table:table-cell office:value-type="string" calcext:value-type="string">
            <text:p>перегруз вентилятора</text:p>
          </table:table-cell>
          <table:table-cell office:value-type="string" calcext:value-type="string">
            <text:p>Охлаждающий вентилятор перегружен</text:p>
          </table:table-cell>
          <table:table-cell office:value-type="string" calcext:value-type="string">
            <text:p>WarningMessGroupFlag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5.0</text:p>
          </table:table-cell>
          <table:table-cell table:style-name="ce63" office:value-type="string" calcext:value-type="string">
            <text:p>Oil supply pressure low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ilSupplyPressureLowAlarm</text:p>
          </table:table-cell>
          <table:table-cell office:value-type="string" calcext:value-type="string">
            <text:p>давление масла низко</text:p>
          </table:table-cell>
          <table:table-cell office:value-type="string" calcext:value-type="string">
            <text:p>Давление масла низко</text:p>
          </table:table-cell>
          <table:table-cell office:value-type="string" calcext:value-type="string">
            <text:p>WarningMessGroupFlag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5.1</text:p>
          </table:table-cell>
          <table:table-cell table:style-name="ce63" office:value-type="string" calcext:value-type="string">
            <text:p>Vibration stage 1X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VibrationStage1HighAlarm</text:p>
          </table:table-cell>
          <table:table-cell office:value-type="string" calcext:value-type="string">
            <text:p>вибрация ступени 1 высока</text:p>
          </table:table-cell>
          <table:table-cell office:value-type="string" calcext:value-type="string">
            <text:p>Вибрация ступени 1X высокая</text:p>
          </table:table-cell>
          <table:table-cell office:value-type="string" calcext:value-type="string">
            <text:p>WarningMessGroupFlag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5.2</text:p>
          </table:table-cell>
          <table:table-cell table:style-name="ce63" office:value-type="string" calcext:value-type="string">
            <text:p>Vibration stage 2X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VibrationStage2HighAlarm</text:p>
          </table:table-cell>
          <table:table-cell office:value-type="string" calcext:value-type="string">
            <text:p>вибрация ступени 2 высока</text:p>
          </table:table-cell>
          <table:table-cell office:value-type="string" calcext:value-type="string">
            <text:p>Вибрация ступени 2X высокая</text:p>
          </table:table-cell>
          <table:table-cell office:value-type="string" calcext:value-type="string">
            <text:p>WarningMessGroupFlag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5.3</text:p>
          </table:table-cell>
          <table:table-cell table:style-name="ce63" office:value-type="string" calcext:value-type="string">
            <text:p>Vibration stage 3X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VibrationStage3HighAlarm</text:p>
          </table:table-cell>
          <table:table-cell office:value-type="string" calcext:value-type="string">
            <text:p>вибрация ступени 3 высока</text:p>
          </table:table-cell>
          <table:table-cell office:value-type="string" calcext:value-type="string">
            <text:p>Вибрация ступени 3X высокая</text:p>
          </table:table-cell>
          <table:table-cell office:value-type="string" calcext:value-type="string">
            <text:p>WarningMessGroupFlag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5.4</text:p>
          </table:table-cell>
          <table:table-cell table:style-name="ce108" office:value-type="string" calcext:value-type="string">
            <text:p>Cooling water inlet pressure low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CoolingWaterInletPressureLowAlarm</text:p>
          </table:table-cell>
          <table:table-cell office:value-type="string" calcext:value-type="string">
            <text:p>давление воды низко</text:p>
          </table:table-cell>
          <table:table-cell office:value-type="string" calcext:value-type="string">
            <text:p>Входное давление охлаждающей воды низко</text:p>
          </table:table-cell>
          <table:table-cell office:value-type="string" calcext:value-type="string">
            <text:p>WarningMessGroupFlag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5.5</text:p>
          </table:table-cell>
          <table:table-cell table:style-name="ce63" office:value-type="string" calcext:value-type="string">
            <text:p>Motor current (CT)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CurrentHighAlarm</text:p>
          </table:table-cell>
          <table:table-cell office:value-type="string" calcext:value-type="string">
            <text:p>ток двигателя высокий</text:p>
          </table:table-cell>
          <table:table-cell office:value-type="string" calcext:value-type="string">
            <text:p>Ток двигателя высокий</text:p>
          </table:table-cell>
          <table:table-cell office:value-type="string" calcext:value-type="string">
            <text:p>WarningMessGroupFlag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5.6</text:p>
          </table:table-cell>
          <table:table-cell table:style-name="ce63" office:value-type="string" calcext:value-type="string">
            <text:p>Oil supply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ilSupplyTempHighAlarm</text:p>
          </table:table-cell>
          <table:table-cell office:value-type="string" calcext:value-type="string">
            <text:p>температура масла высока</text:p>
          </table:table-cell>
          <table:table-cell office:value-type="string" calcext:value-type="string">
            <text:p>Температура масла высокая</text:p>
          </table:table-cell>
          <table:table-cell office:value-type="string" calcext:value-type="string">
            <text:p>WarningMessGroupFlag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5.7</text:p>
          </table:table-cell>
          <table:table-cell table:style-name="ce63" office:value-type="string" calcext:value-type="string">
            <text:p>Stage 3 inlet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Stage3InletTempHighAlarm</text:p>
          </table:table-cell>
          <table:table-cell office:value-type="string" calcext:value-type="string">
            <text:p>температура входа ступени 3 высока</text:p>
          </table:table-cell>
          <table:table-cell office:value-type="string" calcext:value-type="string">
            <text:p>Температура на входе ступени 3 высокая</text:p>
          </table:table-cell>
          <table:table-cell office:value-type="string" calcext:value-type="string">
            <text:p>WarningMessGroupFlag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6.0</text:p>
          </table:table-cell>
          <table:table-cell table:style-name="ce63" office:value-type="string" calcext:value-type="string">
            <text:p>Oil reservoir temperature low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ilReservoirTempLowAlarm</text:p>
          </table:table-cell>
          <table:table-cell office:value-type="string" calcext:value-type="string">
            <text:p>температура в маслобаке низка</text:p>
          </table:table-cell>
          <table:table-cell office:value-type="string" calcext:value-type="string">
            <text:p>Температура в маслобаке низкая</text:p>
          </table:table-cell>
          <table:table-cell office:value-type="string" calcext:value-type="string">
            <text:p>WarningMessGroupFlag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6.1</text:p>
          </table:table-cell>
          <table:table-cell table:style-name="ce63" office:value-type="string" calcext:value-type="string">
            <text:p>Motor coil "R"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Coil_R_TempHighAlarm</text:p>
          </table:table-cell>
          <table:table-cell office:value-type="string" calcext:value-type="string">
            <text:p>температура обмотки Р двигателя высока</text:p>
          </table:table-cell>
          <table:table-cell office:value-type="string" calcext:value-type="string">
            <text:p>Температура обмотки «Р» двигателя высокая</text:p>
          </table:table-cell>
          <table:table-cell office:value-type="string" calcext:value-type="string">
            <text:p>WarningMessGroupFlag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6.2</text:p>
          </table:table-cell>
          <table:table-cell table:style-name="ce63" office:value-type="string" calcext:value-type="string">
            <text:p>Motor coil "S"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Coil_S_TempHighAlarm</text:p>
          </table:table-cell>
          <table:table-cell office:value-type="string" calcext:value-type="string">
            <text:p>температура обмотки С двигателя высока</text:p>
          </table:table-cell>
          <table:table-cell office:value-type="string" calcext:value-type="string">
            <text:p>Температура обмотки «С» двигателя высокая</text:p>
          </table:table-cell>
          <table:table-cell office:value-type="string" calcext:value-type="string">
            <text:p>WarningMessGroupFlag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6.3</text:p>
          </table:table-cell>
          <table:table-cell table:style-name="ce63" office:value-type="string" calcext:value-type="string">
            <text:p>Motor coil "T"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Coil_T_TempHighAlarm</text:p>
          </table:table-cell>
          <table:table-cell office:value-type="string" calcext:value-type="string">
            <text:p>температура обмотки Т двигателя высока</text:p>
          </table:table-cell>
          <table:table-cell office:value-type="string" calcext:value-type="string">
            <text:p>Температура обмотки «Т» двигателя высокая</text:p>
          </table:table-cell>
          <table:table-cell office:value-type="string" calcext:value-type="string">
            <text:p>WarningMessGroupFlag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6.4</text:p>
          </table:table-cell>
          <table:table-cell table:style-name="ce63" office:value-type="string" calcext:value-type="string">
            <text:p>Stage 2 inlet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Stage2InletTempHighAlarm</text:p>
          </table:table-cell>
          <table:table-cell office:value-type="string" calcext:value-type="string">
            <text:p>температура входа ступени 2 высока</text:p>
          </table:table-cell>
          <table:table-cell office:value-type="string" calcext:value-type="string">
            <text:p>Температура на входе ступени 2 высокая</text:p>
          </table:table-cell>
          <table:table-cell office:value-type="string" calcext:value-type="string">
            <text:p>WarningMessGroupFlag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6.5</text:p>
          </table:table-cell>
          <table:table-cell table:style-name="ce63" office:value-type="string" calcext:value-type="string">
            <text:p>System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SystemTempHighAlarm</text:p>
          </table:table-cell>
          <table:table-cell office:value-type="string" calcext:value-type="string">
            <text:p>системная температура высока</text:p>
          </table:table-cell>
          <table:table-cell office:value-type="string" calcext:value-type="string">
            <text:p>Системная температура высока</text:p>
          </table:table-cell>
          <table:table-cell office:value-type="string" calcext:value-type="string">
            <text:p>WarningMessGroupFlag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6.6</text:p>
          </table:table-cell>
          <table:table-cell table:style-name="ce63" office:value-type="string" calcext:value-type="string">
            <text:p>Motor bearing "DE"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Bearing_DE_TempHighAlarm</text:p>
          </table:table-cell>
          <table:table-cell office:value-type="string" calcext:value-type="string">
            <text:p>температура подшипника на приводном конце высока</text:p>
          </table:table-cell>
          <table:table-cell office:value-type="string" calcext:value-type="string">
            <text:p>Температура подшипника на приводном конце двигателя высока</text:p>
          </table:table-cell>
          <table:table-cell office:value-type="string" calcext:value-type="string">
            <text:p>WarningMessGroupFlag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6.7</text:p>
          </table:table-cell>
          <table:table-cell table:style-name="ce63" office:value-type="string" calcext:value-type="string">
            <text:p>Motor bearing "NDE" temperature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Bearing_NDE_TempHighAlarm</text:p>
          </table:table-cell>
          <table:table-cell office:value-type="string" calcext:value-type="string">
            <text:p>температура подшипника на неприводном конце высока</text:p>
          </table:table-cell>
          <table:table-cell office:value-type="string" calcext:value-type="string">
            <text:p>Температура подшипника на неприводном конце двигателя высока</text:p>
          </table:table-cell>
          <table:table-cell office:value-type="string" calcext:value-type="string">
            <text:p>WarningMessGroupFlag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7.0</text:p>
          </table:table-cell>
          <table:table-cell table:style-name="ce63" office:value-type="string" calcext:value-type="string">
            <text:p>Cooling water supply temp.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CoolingWaterSupplyTempAlarm</text:p>
          </table:table-cell>
          <table:table-cell office:value-type="string" calcext:value-type="string">
            <text:p>температура охлаждающей воды высока</text:p>
          </table:table-cell>
          <table:table-cell office:value-type="string" calcext:value-type="string">
            <text:p>Температура на подаче охлаждающей воды высока</text:p>
          </table:table-cell>
          <table:table-cell office:value-type="string" calcext:value-type="string">
            <text:p>WarningMessGroupFlag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7.1</text:p>
          </table:table-cell>
          <table:table-cell table:style-name="ce63" office:value-type="string" calcext:value-type="string">
            <text:p>Cooling water return temp. high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CoolingWaterReturnTempAlarm</text:p>
          </table:table-cell>
          <table:table-cell office:value-type="string" calcext:value-type="string">
            <text:p>температура возвратной воды высока</text:p>
          </table:table-cell>
          <table:table-cell office:value-type="string" calcext:value-type="string">
            <text:p>Температура на возврате охлаждающей воды высока</text:p>
          </table:table-cell>
          <table:table-cell office:value-type="string" calcext:value-type="string">
            <text:p>WarningMessGroupFlag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7.2</text:p>
          </table:table-cell>
          <table:table-cell table:style-name="ce63" office:value-type="string" calcext:value-type="string">
            <text:p>Motor bearing "DE" vibration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Bearing_DE_VibrationAlarm</text:p>
          </table:table-cell>
          <table:table-cell office:value-type="string" calcext:value-type="string">
            <text:p>вибрация подшипника на приводном конце высока</text:p>
          </table:table-cell>
          <table:table-cell office:value-type="string" calcext:value-type="string">
            <text:p>Вибрация подшипника на приводном конце двигателя высока</text:p>
          </table:table-cell>
          <table:table-cell office:value-type="string" calcext:value-type="string">
            <text:p>WarningMessGroupFlag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7.3</text:p>
          </table:table-cell>
          <table:table-cell table:style-name="ce63" office:value-type="string" calcext:value-type="string">
            <text:p>Motor bearing "NDE" vibration alar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Bearing_NDE_VibrationAlarm</text:p>
          </table:table-cell>
          <table:table-cell office:value-type="string" calcext:value-type="string">
            <text:p>вибрация подшипника на неприводном конце высока</text:p>
          </table:table-cell>
          <table:table-cell office:value-type="string" calcext:value-type="string">
            <text:p>Вибрация подшипника на неприводном конце двигателя высока</text:p>
          </table:table-cell>
          <table:table-cell office:value-type="string" calcext:value-type="string">
            <text:p>WarningMessGroupFlag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7.4</text:p>
          </table:table-cell>
          <table:table-cell table:style-name="ce63" office:value-type="string" calcext:value-type="string">
            <text:p>Motor fan trip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otorFanTrip</text:p>
          </table:table-cell>
          <table:table-cell office:value-type="string" calcext:value-type="string">
            <text:p>авария вентилятора двигателя</text:p>
          </table:table-cell>
          <table:table-cell office:value-type="string" calcext:value-type="string">
            <text:p>Авария вентилятора двигателя</text:p>
          </table:table-cell>
          <table:table-cell office:value-type="string" calcext:value-type="string">
            <text:p>WarningMessGroupFlag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7.5</text:p>
          </table:table-cell>
          <table:table-cell table:style-name="ce63" office:value-type="string" calcext:value-type="string">
            <text:p>Check vibration trend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CheckVibrationTrend</text:p>
          </table:table-cell>
          <table:table-cell office:value-type="string" calcext:value-type="string">
            <text:p>проверьте графики вибрации</text:p>
          </table:table-cell>
          <table:table-cell office:value-type="string" calcext:value-type="string">
            <text:p>Проверьте графики вибрации</text:p>
          </table:table-cell>
          <table:table-cell office:value-type="string" calcext:value-type="string">
            <text:p>WarningMessGroupFlag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7.6</text:p>
          </table:table-cell>
          <table:table-cell table:style-name="ce63" office:value-type="string" calcext:value-type="string">
            <text:p>RTD signal faul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RtdSignalFault</text:p>
          </table:table-cell>
          <table:table-cell office:value-type="string" calcext:value-type="string">
            <text:p>ошибка сигнала термосопротивления</text:p>
          </table:table-cell>
          <table:table-cell office:value-type="string" calcext:value-type="string">
            <text:p>Ошибка сигнала датчика термосопротивления</text:p>
          </table:table-cell>
          <table:table-cell office:value-type="string" calcext:value-type="string">
            <text:p>WarningMessGroupFlag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DB6 DBX7.7</text:p>
          </table:table-cell>
          <table:table-cell table:style-name="ce63" office:value-type="string" calcext:value-type="string">
            <text:p>Analog signal faul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nalogSignalFault</text:p>
          </table:table-cell>
          <table:table-cell office:value-type="string" calcext:value-type="string">
            <text:p>ошибка аналогового сигнала</text:p>
          </table:table-cell>
          <table:table-cell office:value-type="string" calcext:value-type="string">
            <text:p>Ошибка сигнала аналогового датчика</text:p>
          </table:table-cell>
          <table:table-cell office:value-type="string" calcext:value-type="string">
            <text:p>WarningMessGroupFlag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06" office:value-type="string" calcext:value-type="string">
            <text:p>DB6 DBW4</text:p>
          </table:table-cell>
          <table:table-cell table:style-name="ce109" office:value-type="string" calcext:value-type="string">
            <text:p>Warnings group flag 1</text:p>
          </table:table-cell>
          <table:table-cell table:style-name="ce110" office:value-type="string" calcext:value-type="string">
            <text:p>warning</text:p>
          </table:table-cell>
          <table:table-cell table:style-name="ce74" office:value-type="string" calcext:value-type="string">
            <text:p>WarningMessGroupFlag1</text:p>
          </table:table-cell>
          <table:table-cell table:style-name="ce74" office:value-type="string" calcext:value-type="string">
            <text:p>группа предупреждений 1</text:p>
          </table:table-cell>
          <table:table-cell table:style-name="ce74"/>
          <table:table-cell table:style-name="ce74" office:value-type="string" calcext:value-type="string">
            <text:p>S7:[VetrolCompr_1]DB6,UINT4</text:p>
          </table:table-cell>
          <table:table-cell office:value-type="string" calcext:value-type="string">
            <text:p>******</text:p>
          </table:table-cell>
          <table:table-cell table:number-columns-repeated="3"/>
        </table:table-row>
        <table:table-row table:style-name="ro1">
          <table:table-cell/>
          <table:table-cell table:style-name="ce106" office:value-type="string" calcext:value-type="string">
            <text:p>DB6 DBW6</text:p>
          </table:table-cell>
          <table:table-cell table:style-name="ce109" office:value-type="string" calcext:value-type="string">
            <text:p>Warnings group flag 2</text:p>
          </table:table-cell>
          <table:table-cell table:style-name="ce110" office:value-type="string" calcext:value-type="string">
            <text:p>warning</text:p>
          </table:table-cell>
          <table:table-cell table:style-name="ce74" office:value-type="string" calcext:value-type="string">
            <text:p>WarningMessGroupFlag2</text:p>
          </table:table-cell>
          <table:table-cell table:style-name="ce74" office:value-type="string" calcext:value-type="string">
            <text:p>группа предупреждений 2</text:p>
          </table:table-cell>
          <table:table-cell table:style-name="ce74"/>
          <table:table-cell table:style-name="ce74" office:value-type="string" calcext:value-type="string">
            <text:p>S7:[VetrolCompr_1]DB6,UINT6</text:p>
          </table:table-cell>
          <table:table-cell office:value-type="string" calcext:value-type="string">
            <text:p>******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0.0</text:p>
          </table:table-cell>
          <table:table-cell office:value-type="string" calcext:value-type="string">
            <text:p>#3 STAGE INLET TEMP. HIGH.</text:p>
          </table:table-cell>
          <table:table-cell table:style-name="ce48" office:value-type="string" calcext:value-type="string">
            <text:p>high</text:p>
          </table:table-cell>
          <table:table-cell office:value-type="string" calcext:value-type="string">
            <text:p><text:span text:style-name="T13">MT_</text:span>Num3StageInletTempHigh</text:p>
          </table:table-cell>
          <table:table-cell office:value-type="string" calcext:value-type="string">
            <text:p>ремонт высокая температура входа ступени 3</text:p>
          </table:table-cell>
          <table:table-cell office:value-type="string" calcext:value-type="string">
            <text:p>Требуется обслуживание: высокая температура на входе ступени 3</text:p>
          </table:table-cell>
          <table:table-cell office:value-type="string" calcext:value-type="string">
            <text:p>MaintenanceGroupFla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0.1</text:p>
          </table:table-cell>
          <table:table-cell office:value-type="string" calcext:value-type="string">
            <text:p>OIL SUPPLY TEMP. HIGH.</text:p>
          </table:table-cell>
          <table:table-cell table:style-name="ce48" office:value-type="string" calcext:value-type="string">
            <text:p>high</text:p>
          </table:table-cell>
          <table:table-cell office:value-type="string" calcext:value-type="string">
            <text:p>MT_oilSupplyTempHigh</text:p>
          </table:table-cell>
          <table:table-cell office:value-type="string" calcext:value-type="string">
            <text:p>ремонт высокая температура масла</text:p>
          </table:table-cell>
          <table:table-cell office:value-type="string" calcext:value-type="string">
            <text:p>Требуется обслуживание: высокая температура масла</text:p>
          </table:table-cell>
          <table:table-cell office:value-type="string" calcext:value-type="string">
            <text:p>MaintenanceGroupFla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0.2</text:p>
          </table:table-cell>
          <table:table-cell office:value-type="string" calcext:value-type="string">
            <text:p>OIL SUPPLY PRESSURE LOW.</text:p>
          </table:table-cell>
          <table:table-cell table:style-name="ce48" office:value-type="string" calcext:value-type="string">
            <text:p>low</text:p>
          </table:table-cell>
          <table:table-cell office:value-type="string" calcext:value-type="string">
            <text:p>MT_oilSupplyPressureLow</text:p>
          </table:table-cell>
          <table:table-cell office:value-type="string" calcext:value-type="string">
            <text:p>ремонт низкое давление масла</text:p>
          </table:table-cell>
          <table:table-cell office:value-type="string" calcext:value-type="string">
            <text:p>Требуется обслуживание: низкое давление масла</text:p>
          </table:table-cell>
          <table:table-cell office:value-type="string" calcext:value-type="string">
            <text:p>MaintenanceGroupFla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0.3</text:p>
          </table:table-cell>
          <table:table-cell office:value-type="string" calcext:value-type="string">
            <text:p>CHECK VIBRATION TREND.</text:p>
          </table:table-cell>
          <table:table-cell table:style-name="ce48" office:value-type="string" calcext:value-type="string">
            <text:p>need check</text:p>
          </table:table-cell>
          <table:table-cell office:value-type="string" calcext:value-type="string">
            <text:p>MT_checkVibrationTrend</text:p>
          </table:table-cell>
          <table:table-cell office:value-type="string" calcext:value-type="string">
            <text:p>ремонт проверить графики вибрации</text:p>
          </table:table-cell>
          <table:table-cell office:value-type="string" calcext:value-type="string">
            <text:p>Требуется обслуживание: проверить графики вибрации</text:p>
          </table:table-cell>
          <table:table-cell office:value-type="string" calcext:value-type="string">
            <text:p>MaintenanceGroupFla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0.4</text:p>
          </table:table-cell>
          <table:table-cell office:value-type="string" calcext:value-type="string">
            <text:p>MOTOR COIL TEMP. HIGH.</text:p>
          </table:table-cell>
          <table:table-cell table:style-name="ce48" office:value-type="string" calcext:value-type="string">
            <text:p>high</text:p>
          </table:table-cell>
          <table:table-cell office:value-type="string" calcext:value-type="string">
            <text:p>MT_motorCoilTempHigh</text:p>
          </table:table-cell>
          <table:table-cell office:value-type="string" calcext:value-type="string">
            <text:p>ремонт высокая температура обмоток двигателя</text:p>
          </table:table-cell>
          <table:table-cell office:value-type="string" calcext:value-type="string">
            <text:p>Требуется обслуживание: высокая температура обмоток двигателя</text:p>
          </table:table-cell>
          <table:table-cell office:value-type="string" calcext:value-type="string">
            <text:p>MaintenanceGroupFla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0.5</text:p>
          </table:table-cell>
          <table:table-cell office:value-type="string" calcext:value-type="string">
            <text:p>MOTOR BEARING TEMP. HIGH.</text:p>
          </table:table-cell>
          <table:table-cell table:style-name="ce48" office:value-type="string" calcext:value-type="string">
            <text:p>high</text:p>
          </table:table-cell>
          <table:table-cell office:value-type="string" calcext:value-type="string">
            <text:p>MT_motorBearingTempHigh</text:p>
          </table:table-cell>
          <table:table-cell office:value-type="string" calcext:value-type="string">
            <text:p>ремонт высокая температура подшипников двигателя</text:p>
          </table:table-cell>
          <table:table-cell office:value-type="string" calcext:value-type="string">
            <text:p>Требуется обслуживание: высокая температура подшипников двигателя</text:p>
          </table:table-cell>
          <table:table-cell office:value-type="string" calcext:value-type="string">
            <text:p>MaintenanceGroupFla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0.6</text:p>
          </table:table-cell>
          <table:table-cell office:value-type="string" calcext:value-type="string">
            <text:p>#2 STAGE INLET TEMP. HIGH.</text:p>
          </table:table-cell>
          <table:table-cell table:style-name="ce48" office:value-type="string" calcext:value-type="string">
            <text:p>high</text:p>
          </table:table-cell>
          <table:table-cell office:value-type="string" calcext:value-type="string">
            <text:p>MT_Num2StageInletTempHigh</text:p>
          </table:table-cell>
          <table:table-cell office:value-type="string" calcext:value-type="string">
            <text:p>ремонт высокая температура входа ступени 2</text:p>
          </table:table-cell>
          <table:table-cell office:value-type="string" calcext:value-type="string">
            <text:p>Требуется обслуживание: высокая температура на входе ступени 2</text:p>
          </table:table-cell>
          <table:table-cell office:value-type="string" calcext:value-type="string">
            <text:p>MaintenanceGroupFla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0.7</text:p>
          </table:table-cell>
          <table:table-cell office:value-type="string" calcext:value-type="string">
            <text:p>OIL FILTER DIFF ALARM.</text:p>
          </table:table-cell>
          <table:table-cell table:style-name="ce48" office:value-type="string" calcext:value-type="string">
            <text:p>alarm</text:p>
          </table:table-cell>
          <table:table-cell office:value-type="string" calcext:value-type="string">
            <text:p>MT_oilFilterDiffAlarm</text:p>
          </table:table-cell>
          <table:table-cell office:value-type="string" calcext:value-type="string">
            <text:p>ремонт перепад на маслофильтре высок</text:p>
          </table:table-cell>
          <table:table-cell office:value-type="string" calcext:value-type="string">
            <text:p>Требуется обслуживание: перепад на маслофильтре высок</text:p>
          </table:table-cell>
          <table:table-cell office:value-type="string" calcext:value-type="string">
            <text:p>MaintenanceGroupFla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1.0</text:p>
          </table:table-cell>
          <table:table-cell office:value-type="string" calcext:value-type="string">
            <text:p>AIR FILTER DIFF ALARM.</text:p>
          </table:table-cell>
          <table:table-cell table:style-name="ce48" office:value-type="string" calcext:value-type="string">
            <text:p>alarm</text:p>
          </table:table-cell>
          <table:table-cell office:value-type="string" calcext:value-type="string">
            <text:p>MT_airFilterDiffAlarm</text:p>
          </table:table-cell>
          <table:table-cell office:value-type="string" calcext:value-type="string">
            <text:p>ремонт перепад на возд.фильтре высок</text:p>
          </table:table-cell>
          <table:table-cell office:value-type="string" calcext:value-type="string">
            <text:p>Требуется обслуживание: перепад на воздушном фильтре высок</text:p>
          </table:table-cell>
          <table:table-cell office:value-type="string" calcext:value-type="string">
            <text:p>MaintenanceGroupFla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1.1</text:p>
          </table:table-cell>
          <table:table-cell office:value-type="string" calcext:value-type="string">
            <text:p>INJECT GREASE INTO THE COUPLING</text:p>
          </table:table-cell>
          <table:table-cell table:style-name="ce48" office:value-type="string" calcext:value-type="string">
            <text:p>inject</text:p>
          </table:table-cell>
          <table:table-cell office:value-type="string" calcext:value-type="string">
            <text:p>MT_injectGreaseIntoTheCoupling</text:p>
          </table:table-cell>
          <table:table-cell office:value-type="string" calcext:value-type="string">
            <text:p>ремонт смажьте соединения</text:p>
          </table:table-cell>
          <table:table-cell office:value-type="string" calcext:value-type="string">
            <text:p>Требуется обслуживание: смажьте соединения</text:p>
          </table:table-cell>
          <table:table-cell office:value-type="string" calcext:value-type="string">
            <text:p>MaintenanceGroupFla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1.2</text:p>
          </table:table-cell>
          <table:table-cell office:value-type="string" calcext:value-type="string">
            <text:p>REPLACE LUBRICATION OIL.</text:p>
          </table:table-cell>
          <table:table-cell table:style-name="ce48" office:value-type="string" calcext:value-type="string">
            <text:p>replace</text:p>
          </table:table-cell>
          <table:table-cell office:value-type="string" calcext:value-type="string">
            <text:p>MT_replaceLubricationOil</text:p>
          </table:table-cell>
          <table:table-cell office:value-type="string" calcext:value-type="string">
            <text:p>ремонт замена смазки</text:p>
          </table:table-cell>
          <table:table-cell office:value-type="string" calcext:value-type="string">
            <text:p>Требуется обслуживание: замените смазку</text:p>
          </table:table-cell>
          <table:table-cell office:value-type="string" calcext:value-type="string">
            <text:p>MaintenanceGroupFla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1.3</text:p>
          </table:table-cell>
          <table:table-cell office:value-type="string" calcext:value-type="string">
            <text:p>REPLACE LUB. OIL INSIDE OF MOTOR BRG.</text:p>
          </table:table-cell>
          <table:table-cell table:style-name="ce48" office:value-type="string" calcext:value-type="string">
            <text:p>replace</text:p>
          </table:table-cell>
          <table:table-cell office:value-type="string" calcext:value-type="string">
            <text:p>MT_replaceLubOilInsideOfMotorBrg</text:p>
          </table:table-cell>
          <table:table-cell office:value-type="string" calcext:value-type="string">
            <text:p>ремонт заменить смазку подшипников двигателя</text:p>
          </table:table-cell>
          <table:table-cell office:value-type="string" calcext:value-type="string">
            <text:p>Требуется обслуживание: заменить смазку подшипников двигателя</text:p>
          </table:table-cell>
          <table:table-cell office:value-type="string" calcext:value-type="string">
            <text:p>MaintenanceGroupFla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1.4</text:p>
          </table:table-cell>
          <table:table-cell office:value-type="string" calcext:value-type="string">
            <text:p>INJECT GREASE INTO THE MOTOR BRG.</text:p>
          </table:table-cell>
          <table:table-cell table:style-name="ce48" office:value-type="string" calcext:value-type="string">
            <text:p>inject</text:p>
          </table:table-cell>
          <table:table-cell office:value-type="string" calcext:value-type="string">
            <text:p>MT_injectGreaseIntoTheMotorBrg</text:p>
          </table:table-cell>
          <table:table-cell office:value-type="string" calcext:value-type="string">
            <text:p>ремонт смазать подшипники двигателя</text:p>
          </table:table-cell>
          <table:table-cell office:value-type="string" calcext:value-type="string">
            <text:p>Требуется обслуживание: смазать подшипники двигателя</text:p>
          </table:table-cell>
          <table:table-cell office:value-type="string" calcext:value-type="string">
            <text:p>MaintenanceGroupFla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1.5</text:p>
          </table:table-cell>
          <table:table-cell office:value-type="string" calcext:value-type="string">
            <text:p>Check ELECTRIC IGV(Actuator)</text:p>
          </table:table-cell>
          <table:table-cell table:style-name="ce48" office:value-type="string" calcext:value-type="string">
            <text:p>need check</text:p>
          </table:table-cell>
          <table:table-cell office:value-type="string" calcext:value-type="string">
            <text:p>MT_checkElectricIGV</text:p>
          </table:table-cell>
          <table:table-cell office:value-type="string" calcext:value-type="string">
            <text:p>ремонт проверить электрику напр.аппарата</text:p>
          </table:table-cell>
          <table:table-cell office:value-type="string" calcext:value-type="string">
            <text:p>Требуется обслуживание: проверить электрику направляющего аппарата</text:p>
          </table:table-cell>
          <table:table-cell office:value-type="string" calcext:value-type="string">
            <text:p>MaintenanceGroupFla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161.6</text:p>
          </table:table-cell>
          <table:table-cell office:value-type="string" calcext:value-type="string">
            <text:p>Check BOV ASSY</text:p>
          </table:table-cell>
          <table:table-cell table:style-name="ce48" office:value-type="string" calcext:value-type="string">
            <text:p>need check</text:p>
          </table:table-cell>
          <table:table-cell office:value-type="string" calcext:value-type="string">
            <text:p>MT_checkBOV_Assy</text:p>
          </table:table-cell>
          <table:table-cell office:value-type="string" calcext:value-type="string">
            <text:p>ремонт проверить сборку помпажн.клапана</text:p>
          </table:table-cell>
          <table:table-cell office:value-type="string" calcext:value-type="string">
            <text:p>Требуется обслуживание: проверить сборку помпажного клапана</text:p>
          </table:table-cell>
          <table:table-cell office:value-type="string" calcext:value-type="string">
            <text:p>MaintenanceGroupFla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107" office:value-type="string" calcext:value-type="string">
            <text:p>MW160</text:p>
          </table:table-cell>
          <table:table-cell table:style-name="ce107" office:value-type="string" calcext:value-type="string">
            <text:p>Maintenance group flag</text:p>
          </table:table-cell>
          <table:table-cell table:style-name="ce107" office:value-type="string" calcext:value-type="string">
            <text:p>all above</text:p>
          </table:table-cell>
          <table:table-cell table:style-name="ce74" office:value-type="string" calcext:value-type="string">
            <text:p>MaintenanceGroupFlag</text:p>
          </table:table-cell>
          <table:table-cell table:style-name="ce74" office:value-type="string" calcext:value-type="string">
            <text:p>группа ремонта</text:p>
          </table:table-cell>
          <table:table-cell table:style-name="ce74"/>
          <table:table-cell table:style-name="ce74" office:value-type="string" calcext:value-type="string">
            <text:p>S7:[VetrolCompr_1]MWORD160</text:p>
          </table:table-cell>
          <table:table-cell office:value-type="string" calcext:value-type="string">
            <text:p>******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0.0</text:p>
          </table:table-cell>
          <table:table-cell office:value-type="string" calcext:value-type="string">
            <text:p>IGV SIGNAL FAUL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IgvSignalFault</text:p>
          </table:table-cell>
          <table:table-cell office:value-type="string" calcext:value-type="string">
            <text:p>вне диапазона положение напр.аппарата</text:p>
          </table:table-cell>
          <table:table-cell office:value-type="string" calcext:value-type="string">
            <text:p>Сигнал вне допустимого диапазона: положение направляющего аппарата</text:p>
          </table:table-cell>
          <table:table-cell table:style-name="Default" office:value-type="string" calcext:value-type="string">
            <text:p>EventMessGroupFlag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Номер бита в теге «PT_Event Messages <text:s/>*» («eventMessGroupFlag*»)</text:p>
          </table:table-cell>
        </table:table-row>
        <table:table-row table:style-name="ro1">
          <table:table-cell/>
          <table:table-cell office:value-type="string" calcext:value-type="string">
            <text:p>M230.1</text:p>
          </table:table-cell>
          <table:table-cell office:value-type="string" calcext:value-type="string">
            <text:p>BOV SIGNAL FAUL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BovSignalFault</text:p>
          </table:table-cell>
          <table:table-cell office:value-type="string" calcext:value-type="string">
            <text:p>вне диапазона положение помпажн.клапана</text:p>
          </table:table-cell>
          <table:table-cell office:value-type="string" calcext:value-type="string">
            <text:p>Сигнал вне допустимого диапазона: положение помпажного клапана</text:p>
          </table:table-cell>
          <table:table-cell table:style-name="Default" office:value-type="string" calcext:value-type="string">
            <text:p>EventMessGroupFlag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0.5</text:p>
          </table:table-cell>
          <table:table-cell office:value-type="string" calcext:value-type="string">
            <text:p>VIB#1 GAP VOLT. FAUL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Vib1GapVoltFault</text:p>
          </table:table-cell>
          <table:table-cell office:value-type="string" calcext:value-type="string">
            <text:p>смещение напряжения сигнала вибрация 1</text:p>
          </table:table-cell>
          <table:table-cell office:value-type="string" calcext:value-type="string">
            <text:p>Смещение напряжения сигнала: вибрация 1</text:p>
          </table:table-cell>
          <table:table-cell table:style-name="Default" office:value-type="string" calcext:value-type="string">
            <text:p>EventMessGroupFlag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0.6</text:p>
          </table:table-cell>
          <table:table-cell office:value-type="string" calcext:value-type="string">
            <text:p>VIB#2 GAP VOLT.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Vib2GapVoltFault</text:p>
          </table:table-cell>
          <table:table-cell office:value-type="string" calcext:value-type="string">
            <text:p>смещение напряжения сигнала вибрация 2</text:p>
          </table:table-cell>
          <table:table-cell office:value-type="string" calcext:value-type="string">
            <text:p>Смещение напряжения сигнала: вибрация 2</text:p>
          </table:table-cell>
          <table:table-cell table:style-name="Default" office:value-type="string" calcext:value-type="string">
            <text:p>EventMessGroupFlag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0.7</text:p>
          </table:table-cell>
          <table:table-cell office:value-type="string" calcext:value-type="string">
            <text:p>VIB#3 GAP VOLT.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Vib3GapVoltFault</text:p>
          </table:table-cell>
          <table:table-cell office:value-type="string" calcext:value-type="string">
            <text:p>смещение напряжения сигнала вибрация 3</text:p>
          </table:table-cell>
          <table:table-cell office:value-type="string" calcext:value-type="string">
            <text:p>Смещение напряжения сигнала: вибрация 3</text:p>
          </table:table-cell>
          <table:table-cell table:style-name="Default" office:value-type="string" calcext:value-type="string">
            <text:p>EventMessGroupFlag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2.0</text:p>
          </table:table-cell>
          <table:table-cell office:value-type="string" calcext:value-type="string">
            <text:p>SYSTEM PRESS.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SystemPressAnalogFault</text:p>
          </table:table-cell>
          <table:table-cell office:value-type="string" calcext:value-type="string">
            <text:p>вне диапазона системное давление</text:p>
          </table:table-cell>
          <table:table-cell office:value-type="string" calcext:value-type="string">
            <text:p>Сигнал вне допустимого диапазона: системное давление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2.1</text:p>
          </table:table-cell>
          <table:table-cell office:value-type="string" calcext:value-type="string">
            <text:p>DISCH. PRESS.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DischPressAnalogFault</text:p>
          </table:table-cell>
          <table:table-cell office:value-type="string" calcext:value-type="string">
            <text:p>вне диапазона давление на выходе</text:p>
          </table:table-cell>
          <table:table-cell office:value-type="string" calcext:value-type="string">
            <text:p>Сигнал вне допустимого диапазона: давление на выходе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2.2</text:p>
          </table:table-cell>
          <table:table-cell office:value-type="string" calcext:value-type="string">
            <text:p>OIL SUPPLY PR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OilSupplyPressAnalogFault</text:p>
          </table:table-cell>
          <table:table-cell office:value-type="string" calcext:value-type="string">
            <text:p>вне диапазона давление масла</text:p>
          </table:table-cell>
          <table:table-cell office:value-type="string" calcext:value-type="string">
            <text:p>Сигнал вне допустимого диапазона: давление масла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2.3</text:p>
          </table:table-cell>
          <table:table-cell office:value-type="string" calcext:value-type="string">
            <text:p>VIB#1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Vib1AnalogFault</text:p>
          </table:table-cell>
          <table:table-cell office:value-type="string" calcext:value-type="string">
            <text:p>вне диапазона вибрация 1</text:p>
          </table:table-cell>
          <table:table-cell office:value-type="string" calcext:value-type="string">
            <text:p>Сигнал вне допустимого диапазона: вибрация 1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2.4</text:p>
          </table:table-cell>
          <table:table-cell office:value-type="string" calcext:value-type="string">
            <text:p>VIB#2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Vib2AnalogFault</text:p>
          </table:table-cell>
          <table:table-cell office:value-type="string" calcext:value-type="string">
            <text:p>вне диапазона вибрация 2</text:p>
          </table:table-cell>
          <table:table-cell office:value-type="string" calcext:value-type="string">
            <text:p>Сигнал вне допустимого диапазона: вибрация 2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2.5</text:p>
          </table:table-cell>
          <table:table-cell office:value-type="string" calcext:value-type="string">
            <text:p>VIB#3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Vib3AnalogFault</text:p>
          </table:table-cell>
          <table:table-cell office:value-type="string" calcext:value-type="string">
            <text:p>вне диапазона вибрация 3</text:p>
          </table:table-cell>
          <table:table-cell office:value-type="string" calcext:value-type="string">
            <text:p>Сигнал вне допустимого диапазона: вибрация 3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2.6</text:p>
          </table:table-cell>
          <table:table-cell office:value-type="string" calcext:value-type="string">
            <text:p>Oil FILTER Diff Pressure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OilFilterDiffPressAnalogFault</text:p>
          </table:table-cell>
          <table:table-cell office:value-type="string" calcext:value-type="string">
            <text:p>вне диапазона перепад на маслофильтре</text:p>
          </table:table-cell>
          <table:table-cell office:value-type="string" calcext:value-type="string">
            <text:p>Сигнал вне допустимого диапазона: перепад на маслофильтре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2.7</text:p>
          </table:table-cell>
          <table:table-cell office:value-type="string" calcext:value-type="string">
            <text:p>MOTOR CURRENT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MotorCurrentAnalogFault</text:p>
          </table:table-cell>
          <table:table-cell office:value-type="string" calcext:value-type="string">
            <text:p>вне диапазона ток двигателя</text:p>
          </table:table-cell>
          <table:table-cell office:value-type="string" calcext:value-type="string">
            <text:p>Сигнал вне допустимого диапазона: ток двигателя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3.0</text:p>
          </table:table-cell>
          <table:table-cell office:value-type="string" calcext:value-type="string">
            <text:p>#1 OUT PRESS.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Num1OutPressAnalogFault</text:p>
          </table:table-cell>
          <table:table-cell office:value-type="string" calcext:value-type="string">
            <text:p>вне диапазона давление выхода 1</text:p>
          </table:table-cell>
          <table:table-cell office:value-type="string" calcext:value-type="string">
            <text:p>Сигнал вне допустимого диапазона: давление выхода 1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3.1</text:p>
          </table:table-cell>
          <table:table-cell office:value-type="string" calcext:value-type="string">
            <text:p>#2 OUT PRESS.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Num2OutPressAnalogFault</text:p>
          </table:table-cell>
          <table:table-cell office:value-type="string" calcext:value-type="string">
            <text:p>вне диапазона давление выхода 2</text:p>
          </table:table-cell>
          <table:table-cell office:value-type="string" calcext:value-type="string">
            <text:p>Сигнал вне допустимого диапазона: давление выхода 2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3.2</text:p>
          </table:table-cell>
          <table:table-cell office:value-type="string" calcext:value-type="string">
            <text:p>AIR FILTER DIFF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AirFilterDiffAnalogFault</text:p>
          </table:table-cell>
          <table:table-cell office:value-type="string" calcext:value-type="string">
            <text:p>вне диапазона перепад на возд.фильтре</text:p>
          </table:table-cell>
          <table:table-cell office:value-type="string" calcext:value-type="string">
            <text:p>Сигнал вне допустимого диапазона: перепад на воздушном фильтре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3.3</text:p>
          </table:table-cell>
          <table:table-cell office:value-type="string" calcext:value-type="string">
            <text:p>C/W INLET PRESS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CoolingWaterInletPressAnalogFault</text:p>
          </table:table-cell>
          <table:table-cell office:value-type="string" calcext:value-type="string">
            <text:p>вне диапазона давление охлаждающей воды</text:p>
          </table:table-cell>
          <table:table-cell office:value-type="string" calcext:value-type="string">
            <text:p>Сигнал вне допустимого диапазона: давление на подаче охлаждающей воды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3.4</text:p>
          </table:table-cell>
          <table:table-cell office:value-type="string" calcext:value-type="string">
            <text:p>C/W OUTLET PRESS ANALOG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CoolingWaterOutletPressAnalogFault</text:p>
          </table:table-cell>
          <table:table-cell office:value-type="string" calcext:value-type="string">
            <text:p>вне диапазона давление возвратной воды</text:p>
          </table:table-cell>
          <table:table-cell office:value-type="string" calcext:value-type="string">
            <text:p>Сигнал вне допустимого диапазона: давление на возврате охлаждающей воды</text:p>
          </table:table-cell>
          <table:table-cell table:style-name="Default" office:value-type="string" calcext:value-type="string">
            <text:p>EventMessGroupFlag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4.0</text:p>
          </table:table-cell>
          <table:table-cell office:value-type="string" calcext:value-type="string">
            <text:p>OIL SUPPLY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OilSupplyTempSignalFault</text:p>
          </table:table-cell>
          <table:table-cell office:value-type="string" calcext:value-type="string">
            <text:p>вне диапазона температура масла</text:p>
          </table:table-cell>
          <table:table-cell office:value-type="string" calcext:value-type="string">
            <text:p>Сигнал вне допустимого диапазона: температура масла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4.1</text:p>
          </table:table-cell>
          <table:table-cell office:value-type="string" calcext:value-type="string">
            <text:p>#3 INLET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Num3InletTempSignalFault</text:p>
          </table:table-cell>
          <table:table-cell office:value-type="string" calcext:value-type="string">
            <text:p>вне диапазона температура входа ступени 3</text:p>
          </table:table-cell>
          <table:table-cell office:value-type="string" calcext:value-type="string">
            <text:p>Сигнал вне допустимого диапазона: температура на входе ступени 3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4.2</text:p>
          </table:table-cell>
          <table:table-cell office:value-type="string" calcext:value-type="string">
            <text:p>OIL RESV.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OilResvTempSignalFault</text:p>
          </table:table-cell>
          <table:table-cell office:value-type="string" calcext:value-type="string">
            <text:p>вне диапазона температура масла резерв</text:p>
          </table:table-cell>
          <table:table-cell office:value-type="string" calcext:value-type="string">
            <text:p>Сигнал вне допустимого диапазона: температура масла, резерв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4.3</text:p>
          </table:table-cell>
          <table:table-cell office:value-type="string" calcext:value-type="string">
            <text:p>MOTOR «R»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Motor_R_TempSignalFault</text:p>
          </table:table-cell>
          <table:table-cell office:value-type="string" calcext:value-type="string">
            <text:p>вне диапазона температура обмотки Р</text:p>
          </table:table-cell>
          <table:table-cell office:value-type="string" calcext:value-type="string">
            <text:p>Сигнал вне допустимого диапазона: температура обмотки «Р» двигателя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4.4</text:p>
          </table:table-cell>
          <table:table-cell office:value-type="string" calcext:value-type="string">
            <text:p>MOTOR «DE»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Motor_DE_TempSignalFault</text:p>
          </table:table-cell>
          <table:table-cell office:value-type="string" calcext:value-type="string">
            <text:p>вне диапазона температура привод.конца двигателя</text:p>
          </table:table-cell>
          <table:table-cell office:value-type="string" calcext:value-type="string">
            <text:p>Сигнал вне допустимого диапазона: температура приводного конца двигателя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4.5</text:p>
          </table:table-cell>
          <table:table-cell office:value-type="string" calcext:value-type="string">
            <text:p>MOTOR «NDE»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Motor_NDE_TempSignalFault</text:p>
          </table:table-cell>
          <table:table-cell office:value-type="string" calcext:value-type="string">
            <text:p>вне диапазона температура непривод.конца двигателя</text:p>
          </table:table-cell>
          <table:table-cell office:value-type="string" calcext:value-type="string">
            <text:p>Сигнал вне допустимого диапазона: температура неприводного конца двигателя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4.6</text:p>
          </table:table-cell>
          <table:table-cell office:value-type="string" calcext:value-type="string">
            <text:p>MOTOR «S»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Motor_S_TempSignalFault</text:p>
          </table:table-cell>
          <table:table-cell office:value-type="string" calcext:value-type="string">
            <text:p>вне диапазона температура обмотки С</text:p>
          </table:table-cell>
          <table:table-cell office:value-type="string" calcext:value-type="string">
            <text:p>Сигнал вне допустимого диапазона: температура обмотки «С» двигателя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4.7</text:p>
          </table:table-cell>
          <table:table-cell office:value-type="string" calcext:value-type="string">
            <text:p>MOTOR «T»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Motor_T_TempSignalFault</text:p>
          </table:table-cell>
          <table:table-cell office:value-type="string" calcext:value-type="string">
            <text:p>вне диапазона температура обмотки Т</text:p>
          </table:table-cell>
          <table:table-cell office:value-type="string" calcext:value-type="string">
            <text:p>Сигнал вне допустимого диапазона: температура обмотки «Т» двигателя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5.0</text:p>
          </table:table-cell>
          <table:table-cell office:value-type="string" calcext:value-type="string">
            <text:p>#2 INLET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Num2InletTempSignalFault</text:p>
          </table:table-cell>
          <table:table-cell office:value-type="string" calcext:value-type="string">
            <text:p>вне диапазона температура входа ступени 2</text:p>
          </table:table-cell>
          <table:table-cell office:value-type="string" calcext:value-type="string">
            <text:p>Сигнал вне допустимого диапазона: температура на входе ступени 2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5.1</text:p>
          </table:table-cell>
          <table:table-cell office:value-type="string" calcext:value-type="string">
            <text:p>SYSTEM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SystemTempSignalFault</text:p>
          </table:table-cell>
          <table:table-cell office:value-type="string" calcext:value-type="string">
            <text:p>вне диапазона системная температура</text:p>
          </table:table-cell>
          <table:table-cell office:value-type="string" calcext:value-type="string">
            <text:p>Сигнал вне допустимого диапазона: системная температура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5.2</text:p>
          </table:table-cell>
          <table:table-cell office:value-type="string" calcext:value-type="string">
            <text:p>#1 OUT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Num1OutTempSignalFault</text:p>
          </table:table-cell>
          <table:table-cell office:value-type="string" calcext:value-type="string">
            <text:p>вне диапазона температура выхода ступени 1</text:p>
          </table:table-cell>
          <table:table-cell office:value-type="string" calcext:value-type="string">
            <text:p>Сигнал вне допустимого диапазона: температура на выходе ступени 1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5.3</text:p>
          </table:table-cell>
          <table:table-cell office:value-type="string" calcext:value-type="string">
            <text:p>#2 OUT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Num2OutTempSignalFault</text:p>
          </table:table-cell>
          <table:table-cell office:value-type="string" calcext:value-type="string">
            <text:p>вне диапазона температура выхода ступени 2</text:p>
          </table:table-cell>
          <table:table-cell office:value-type="string" calcext:value-type="string">
            <text:p>Сигнал вне допустимого диапазона: температура на выходе ступени 2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5.4</text:p>
          </table:table-cell>
          <table:table-cell office:value-type="string" calcext:value-type="string">
            <text:p>#3 OUT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Num3OutTempSignalFault</text:p>
          </table:table-cell>
          <table:table-cell office:value-type="string" calcext:value-type="string">
            <text:p>вне диапазона температура выхода ступени 3</text:p>
          </table:table-cell>
          <table:table-cell office:value-type="string" calcext:value-type="string">
            <text:p>Сигнал вне допустимого диапазона: температура на выходе ступени 3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5.5</text:p>
          </table:table-cell>
          <table:table-cell office:value-type="string" calcext:value-type="string">
            <text:p>C/W INLET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CoolingWaterInletTempSignalFault</text:p>
          </table:table-cell>
          <table:table-cell office:value-type="string" calcext:value-type="string">
            <text:p>вне диапазона температура охлаждающей воды</text:p>
          </table:table-cell>
          <table:table-cell office:value-type="string" calcext:value-type="string">
            <text:p>Сигнал вне допустимого диапазона: температура на подаче охлаждающей воды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35.6</text:p>
          </table:table-cell>
          <table:table-cell office:value-type="string" calcext:value-type="string">
            <text:p>C/W OUTLET TEMP SIGNAL FAULT</text:p>
          </table:table-cell>
          <table:table-cell office:value-type="string" calcext:value-type="string">
            <text:p>warning</text:p>
          </table:table-cell>
          <table:table-cell table:style-name="ce64" office:value-type="string" calcext:value-type="string">
            <text:p>CoolingWaterOutletTempSignalFault</text:p>
          </table:table-cell>
          <table:table-cell office:value-type="string" calcext:value-type="string">
            <text:p>вне диапазона температура возвратной воды</text:p>
          </table:table-cell>
          <table:table-cell office:value-type="string" calcext:value-type="string">
            <text:p>Сигнал вне допустимого диапазона: температура на возврате охлаждающей воды</text:p>
          </table:table-cell>
          <table:table-cell table:style-name="Default" office:value-type="string" calcext:value-type="string">
            <text:p>EventMessGroupFlag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107" office:value-type="string" calcext:value-type="string">
            <text:p>MW230</text:p>
          </table:table-cell>
          <table:table-cell table:style-name="ce107" office:value-type="string" calcext:value-type="string">
            <text:p>PT_Event Messages <text:s/>1</text:p>
          </table:table-cell>
          <table:table-cell table:style-name="ce107" office:value-type="string" calcext:value-type="string">
            <text:p>all above</text:p>
          </table:table-cell>
          <table:table-cell table:style-name="ce116" office:value-type="string" calcext:value-type="string">
            <text:p>EventMessGroupFlag1</text:p>
          </table:table-cell>
          <table:table-cell table:style-name="ce74" office:value-type="string" calcext:value-type="string">
            <text:p>группа событий 1</text:p>
          </table:table-cell>
          <table:table-cell table:style-name="ce74"/>
          <table:table-cell table:style-name="ce74" office:value-type="string" calcext:value-type="string">
            <text:p>S7:[VetrolCompr_1]MWORD230</text:p>
          </table:table-cell>
          <table:table-cell office:value-type="string" calcext:value-type="string">
            <text:p>******</text:p>
          </table:table-cell>
          <table:table-cell table:number-columns-repeated="3"/>
        </table:table-row>
        <table:table-row table:style-name="ro2">
          <table:table-cell/>
          <table:table-cell table:style-name="ce107" office:value-type="string" calcext:value-type="string">
            <text:p>MW232</text:p>
          </table:table-cell>
          <table:table-cell table:style-name="ce107" office:value-type="string" calcext:value-type="string">
            <text:p>PT_Event Messages <text:s/>2</text:p>
          </table:table-cell>
          <table:table-cell table:style-name="ce107" office:value-type="string" calcext:value-type="string">
            <text:p>all above</text:p>
          </table:table-cell>
          <table:table-cell table:style-name="ce116" office:value-type="string" calcext:value-type="string">
            <text:p>EventMessGroupFlag2</text:p>
          </table:table-cell>
          <table:table-cell table:style-name="ce74" office:value-type="string" calcext:value-type="string">
            <text:p>группа событий 2</text:p>
          </table:table-cell>
          <table:table-cell table:style-name="ce74"/>
          <table:table-cell table:style-name="ce74" office:value-type="string" calcext:value-type="string">
            <text:p>S7:[VetrolCompr_1]MWORD232</text:p>
          </table:table-cell>
          <table:table-cell office:value-type="string" calcext:value-type="string">
            <text:p>******</text:p>
          </table:table-cell>
          <table:table-cell table:number-columns-repeated="3"/>
        </table:table-row>
        <table:table-row table:style-name="ro2">
          <table:table-cell/>
          <table:table-cell table:style-name="ce107" office:value-type="string" calcext:value-type="string">
            <text:p>MW234</text:p>
          </table:table-cell>
          <table:table-cell table:style-name="ce107" office:value-type="string" calcext:value-type="string">
            <text:p>PT_Event Messages <text:s/>3</text:p>
          </table:table-cell>
          <table:table-cell table:style-name="ce107" office:value-type="string" calcext:value-type="string">
            <text:p>all above</text:p>
          </table:table-cell>
          <table:table-cell table:style-name="ce116" office:value-type="string" calcext:value-type="string">
            <text:p>EventMessGroupFlag3</text:p>
          </table:table-cell>
          <table:table-cell table:style-name="ce74" office:value-type="string" calcext:value-type="string">
            <text:p>группа событий 3</text:p>
          </table:table-cell>
          <table:table-cell table:style-name="ce74"/>
          <table:table-cell table:style-name="ce74" office:value-type="string" calcext:value-type="string">
            <text:p>S7:[VetrolCompr_1]MWORD234</text:p>
          </table:table-cell>
          <table:table-cell office:value-type="string" calcext:value-type="string">
            <text:p>******</text:p>
          </table:table-cell>
          <table:table-cell table:number-columns-repeated="3"/>
        </table:table-row>
      </table:table>
      <table:table table:name="Аварии" table:style-name="ta1"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7" table:default-cell-style-name="Default"/>
        <table:table-row table:style-name="ro2">
          <table:table-cell table:number-columns-repeated="9"/>
          <table:table-cell table:style-name="ce96" office:value-type="string" calcext:value-type="string" table:number-columns-spanned="2" table:number-rows-spanned="1">
            <text:p>События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Адрес</text:p>
          </table:table-cell>
          <table:table-cell office:value-type="string" calcext:value-type="string">
            <text:p>Описание анг.</text:p>
          </table:table-cell>
          <table:table-cell office:value-type="string" calcext:value-type="string">
            <text:p>Знач. при 1</text:p>
          </table:table-cell>
          <table:table-cell office:value-type="string" calcext:value-type="string">
            <text:p>Название анг.</text:p>
          </table:table-cell>
          <table:table-cell office:value-type="string" calcext:value-type="string">
            <text:p>Название рус.</text:p>
          </table:table-cell>
          <table:table-cell office:value-type="string" calcext:value-type="string">
            <text:p>Описание рус.</text:p>
          </table:table-cell>
          <table:table-cell office:value-type="string" calcext:value-type="string">
            <text:p>Групповой флаг</text:p>
          </table:table-cell>
          <table:table-cell office:value-type="string" calcext:value-type="string">
            <text:p>Номер бита в групповом флаге</text:p>
          </table:table-cell>
          <table:table-cell table:style-name="ce99" office:value-type="string" calcext:value-type="string">
            <text:p>0-&gt;1</text:p>
          </table:table-cell>
          <table:table-cell table:style-name="ce99" office:value-type="string" calcext:value-type="string">
            <text:p>1-&gt;0</text:p>
          </table:table-cell>
        </table:table-row>
        <table:table-row table:style-name="ro1">
          <table:table-cell/>
          <table:table-cell table:style-name="ce60" office:value-type="string" calcext:value-type="string">
            <text:p>DB6 DBX8.0</text:p>
          </table:table-cell>
          <table:table-cell table:style-name="ce63" office:value-type="string" calcext:value-type="string">
            <text:p>Surge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SurgeAlarm</text:p>
          </table:table-cell>
          <table:table-cell office:value-type="string" calcext:value-type="string">
            <text:p>помпаж</text:p>
          </table:table-cell>
          <table:table-cell office:value-type="string" calcext:value-type="string">
            <text:p>Помпаж</text:p>
          </table:table-cell>
          <table:table-cell table:style-name="ce53" office:value-type="string" calcext:value-type="string">
            <text:p>AlarmMessGroupFlag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9.0</text:p>
          </table:table-cell>
          <table:table-cell table:style-name="ce63" office:value-type="string" calcext:value-type="string">
            <text:p>Oil supply pressure low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OilSupplyPressureLowAlarm</text:p>
          </table:table-cell>
          <table:table-cell office:value-type="string" calcext:value-type="string">
            <text:p>давление масло аварийно низко</text:p>
          </table:table-cell>
          <table:table-cell office:value-type="string" calcext:value-type="string">
            <text:p>Давление масло аварийно низко</text:p>
          </table:table-cell>
          <table:table-cell table:style-name="ce53" office:value-type="string" calcext:value-type="string">
            <text:p>AlarmMessGroupFlag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9.1</text:p>
          </table:table-cell>
          <table:table-cell table:style-name="ce63" office:value-type="string" calcext:value-type="string">
            <text:p>Vibration stage 1X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VibStage1HighAlarm</text:p>
          </table:table-cell>
          <table:table-cell office:value-type="string" calcext:value-type="string">
            <text:p>вибрация ступени 1 аварийно высока</text:p>
          </table:table-cell>
          <table:table-cell office:value-type="string" calcext:value-type="string">
            <text:p>Вибрация ступени 1 аварийно высока</text:p>
          </table:table-cell>
          <table:table-cell table:style-name="ce53" office:value-type="string" calcext:value-type="string">
            <text:p>AlarmMessGroupFlag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9.2</text:p>
          </table:table-cell>
          <table:table-cell table:style-name="ce63" office:value-type="string" calcext:value-type="string">
            <text:p>Vibration stage 2X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VibStage2HighAlarm</text:p>
          </table:table-cell>
          <table:table-cell office:value-type="string" calcext:value-type="string">
            <text:p>вибрация ступени 2 аварийно высока</text:p>
          </table:table-cell>
          <table:table-cell office:value-type="string" calcext:value-type="string">
            <text:p>Вибрация ступени 1 аварийно высока</text:p>
          </table:table-cell>
          <table:table-cell table:style-name="ce53" office:value-type="string" calcext:value-type="string">
            <text:p>AlarmMessGroupFlag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9.3</text:p>
          </table:table-cell>
          <table:table-cell table:style-name="ce63" office:value-type="string" calcext:value-type="string">
            <text:p>Vibration stage 3X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VibStage3HighAlarm</text:p>
          </table:table-cell>
          <table:table-cell office:value-type="string" calcext:value-type="string">
            <text:p>вибрация ступени 3 аварийно высока</text:p>
          </table:table-cell>
          <table:table-cell office:value-type="string" calcext:value-type="string">
            <text:p>Вибрация ступени 1 аварийно высока</text:p>
          </table:table-cell>
          <table:table-cell table:style-name="ce53" office:value-type="string" calcext:value-type="string">
            <text:p>AlarmMessGroupFlag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9.5</text:p>
          </table:table-cell>
          <table:table-cell table:style-name="ce63" office:value-type="string" calcext:value-type="string">
            <text:p>Motor current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MotorCurrentAlarm</text:p>
          </table:table-cell>
          <table:table-cell office:value-type="string" calcext:value-type="string">
            <text:p>ток двигателя аварийно высок</text:p>
          </table:table-cell>
          <table:table-cell office:value-type="string" calcext:value-type="string">
            <text:p>Ток двигателя аварийно высок</text:p>
          </table:table-cell>
          <table:table-cell table:style-name="ce53" office:value-type="string" calcext:value-type="string">
            <text:p>AlarmMessGroupFlag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9.6</text:p>
          </table:table-cell>
          <table:table-cell table:style-name="ce63" office:value-type="string" calcext:value-type="string">
            <text:p>Oil supply temperature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OilSupplyTempHighAlarm</text:p>
          </table:table-cell>
          <table:table-cell office:value-type="string" calcext:value-type="string">
            <text:p>температура масла аварийно высока</text:p>
          </table:table-cell>
          <table:table-cell office:value-type="string" calcext:value-type="string">
            <text:p>Температура масла аварийно высока</text:p>
          </table:table-cell>
          <table:table-cell table:style-name="ce53" office:value-type="string" calcext:value-type="string">
            <text:p>AlarmMessGroupFlag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9.7</text:p>
          </table:table-cell>
          <table:table-cell table:style-name="ce63" office:value-type="string" calcext:value-type="string">
            <text:p>Stage 3 inlet temperature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Stage3InletTempHighAlarm</text:p>
          </table:table-cell>
          <table:table-cell office:value-type="string" calcext:value-type="string">
            <text:p>температура входа ступени 3 аварийно высока</text:p>
          </table:table-cell>
          <table:table-cell office:value-type="string" calcext:value-type="string">
            <text:p>Температура входа ступени 3 аварийно высока</text:p>
          </table:table-cell>
          <table:table-cell table:style-name="ce53" office:value-type="string" calcext:value-type="string">
            <text:p>AlarmMessGroupFlag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10.1</text:p>
          </table:table-cell>
          <table:table-cell table:style-name="ce63" office:value-type="string" calcext:value-type="string">
            <text:p>Motor coil "R" temperature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MotorCoil_R_TempHighAlarm</text:p>
          </table:table-cell>
          <table:table-cell office:value-type="string" calcext:value-type="string">
            <text:p><text:span text:style-name="T13">температура обмотки Р двигателя аварийно </text:span>высока</text:p>
          </table:table-cell>
          <table:table-cell office:value-type="string" calcext:value-type="string">
            <text:p><text:span text:style-name="T13">Температура обмотки Р двигателя аварийно </text:span>высока</text:p>
          </table:table-cell>
          <table:table-cell table:style-name="ce53" office:value-type="string" calcext:value-type="string">
            <text:p>AlarmMessGroupFlag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10.2</text:p>
          </table:table-cell>
          <table:table-cell table:style-name="ce63" office:value-type="string" calcext:value-type="string">
            <text:p>Motor coil "S" temperature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MotorCoil_S_TempHighAlarm</text:p>
          </table:table-cell>
          <table:table-cell office:value-type="string" calcext:value-type="string">
            <text:p><text:span text:style-name="T13">температура обмотки С двигателя аварийно </text:span>высока</text:p>
          </table:table-cell>
          <table:table-cell office:value-type="string" calcext:value-type="string">
            <text:p><text:span text:style-name="T13">Температура обмотки С двигателя аварийно </text:span>высока</text:p>
          </table:table-cell>
          <table:table-cell table:style-name="ce53" office:value-type="string" calcext:value-type="string">
            <text:p>AlarmMessGroupFlag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10.3</text:p>
          </table:table-cell>
          <table:table-cell table:style-name="ce63" office:value-type="string" calcext:value-type="string">
            <text:p>Motor coil "T" temperature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MotorCoil_T_TempHighAlarm</text:p>
          </table:table-cell>
          <table:table-cell office:value-type="string" calcext:value-type="string">
            <text:p><text:span text:style-name="T13">температура обмотки Т двигателя аварийно </text:span>высока</text:p>
          </table:table-cell>
          <table:table-cell office:value-type="string" calcext:value-type="string">
            <text:p><text:span text:style-name="T13">Температура обмотки Т двигателя аварийно </text:span>высока</text:p>
          </table:table-cell>
          <table:table-cell table:style-name="ce53" office:value-type="string" calcext:value-type="string">
            <text:p>AlarmMessGroupFlag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10.4</text:p>
          </table:table-cell>
          <table:table-cell table:style-name="ce63" office:value-type="string" calcext:value-type="string">
            <text:p>Stage 2 inlet temperature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Stage2InletTempHighAlarm</text:p>
          </table:table-cell>
          <table:table-cell office:value-type="string" calcext:value-type="string">
            <text:p>температура входа ступени 2 аварийно высока</text:p>
          </table:table-cell>
          <table:table-cell office:value-type="string" calcext:value-type="string">
            <text:p>Температура входа ступени 2 аварийно высока</text:p>
          </table:table-cell>
          <table:table-cell table:style-name="ce53" office:value-type="string" calcext:value-type="string">
            <text:p>AlarmMessGroupFlag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10.6</text:p>
          </table:table-cell>
          <table:table-cell table:style-name="ce63" office:value-type="string" calcext:value-type="string">
            <text:p>Motor bearing "DE" temperature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MotorBearing_DE_TempHighAlarm</text:p>
          </table:table-cell>
          <table:table-cell office:value-type="string" calcext:value-type="string">
            <text:p><text:span text:style-name="T13">температура подшипника на приводном конце аварийно </text:span>высока</text:p>
          </table:table-cell>
          <table:table-cell office:value-type="string" calcext:value-type="string">
            <text:p><text:span text:style-name="T13">Температура подшипника на приводном конце аварийно </text:span>высока</text:p>
          </table:table-cell>
          <table:table-cell table:style-name="ce53" office:value-type="string" calcext:value-type="string">
            <text:p>AlarmMessGroupFlag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10.7</text:p>
          </table:table-cell>
          <table:table-cell table:style-name="ce63" office:value-type="string" calcext:value-type="string">
            <text:p>Motor bearing "NDE" temperature high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MotorBearing_NDE_TempHighAlarm</text:p>
          </table:table-cell>
          <table:table-cell office:value-type="string" calcext:value-type="string">
            <text:p><text:span text:style-name="T13">температура подшипника на неприводном конце аварийно</text:span> высока</text:p>
          </table:table-cell>
          <table:table-cell office:value-type="string" calcext:value-type="string">
            <text:p><text:span text:style-name="T13">Температура подшипника на неприводном конце аварийно</text:span> высока</text:p>
          </table:table-cell>
          <table:table-cell table:style-name="ce53" office:value-type="string" calcext:value-type="string">
            <text:p>AlarmMessGroupFlag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 DBX11.2</text:p>
          </table:table-cell>
          <table:table-cell table:style-name="ce63" office:value-type="string" calcext:value-type="string">
            <text:p>Motor bearing "DE" vibration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MotorBearing_DE_VibAlarm</text:p>
          </table:table-cell>
          <table:table-cell office:value-type="string" calcext:value-type="string">
            <text:p><text:span text:style-name="T13">вибрация подшипника на приводном конце аварийно</text:span> высока</text:p>
          </table:table-cell>
          <table:table-cell office:value-type="string" calcext:value-type="string">
            <text:p><text:span text:style-name="T13">Вибрация подшипника на приводном конце аварийно</text:span> высока</text:p>
          </table:table-cell>
          <table:table-cell table:style-name="ce53" office:value-type="string" calcext:value-type="string">
            <text:p>AlarmMessGroupFlag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DB6.DBX11.3</text:p>
          </table:table-cell>
          <table:table-cell table:style-name="ce63" office:value-type="string" calcext:value-type="string">
            <text:p>Motor bearing "NDE" vibration danger</text:p>
          </table:table-cell>
          <table:table-cell table:style-name="ce87" office:value-type="string" calcext:value-type="string">
            <text:p>danger</text:p>
          </table:table-cell>
          <table:table-cell office:value-type="string" calcext:value-type="string">
            <text:p>MotorBearing_NDE_VibAlarm</text:p>
          </table:table-cell>
          <table:table-cell office:value-type="string" calcext:value-type="string">
            <text:p><text:span text:style-name="T13">вибрация подшипника на неприводном конце аварийно</text:span> высока</text:p>
          </table:table-cell>
          <table:table-cell office:value-type="string" calcext:value-type="string">
            <text:p><text:span text:style-name="T13">Вибрация подшипника на неприводном конце аварийно</text:span> высока</text:p>
          </table:table-cell>
          <table:table-cell table:style-name="ce53" office:value-type="string" calcext:value-type="string">
            <text:p>AlarmMessGroupFlag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/>
          <table:table-cell table:style-name="ce60" office:value-type="string" calcext:value-type="string">
            <text:p>DB6 DBX11.4</text:p>
          </table:table-cell>
          <table:table-cell table:style-name="ce117" office:value-type="string" calcext:value-type="string">
            <text:p>Remote stop command</text:p>
          </table:table-cell>
          <table:table-cell table:style-name="ce119" office:value-type="string" calcext:value-type="string">
            <text:p>status</text:p>
          </table:table-cell>
          <table:table-cell table:style-name="ce103" office:value-type="string" calcext:value-type="string">
            <text:p>RemStopCommand</text:p>
          </table:table-cell>
          <table:table-cell table:style-name="ce103" office:value-type="string" calcext:value-type="string">
            <text:p>дистанционная команда стоп</text:p>
          </table:table-cell>
          <table:table-cell table:style-name="ce103" office:value-type="string" calcext:value-type="string">
            <text:p>Дистанционная команда стоп</text:p>
          </table:table-cell>
          <table:table-cell table:style-name="ce123" office:value-type="string" calcext:value-type="string">
            <text:p>AlarmMessGroupFlag2</text:p>
          </table:table-cell>
          <table:table-cell office:value-type="float" office:value="4" calcext:value-type="float">
            <text:p>4</text:p>
          </table:table-cell>
          <table:table-cell table:formula="of:=[.G19]" office:value-type="string" office:string-value="Дистанционная команда стоп" calcext:value-type="string">
            <text:p>Дистанционная команда стоп</text:p>
          </table:table-cell>
          <table:table-cell/>
        </table:table-row>
        <table:table-row table:style-name="ro4">
          <table:table-cell/>
          <table:table-cell table:style-name="ce60" office:value-type="string" calcext:value-type="string">
            <text:p>DB6 DBX11.5</text:p>
          </table:table-cell>
          <table:table-cell table:style-name="ce117" office:value-type="string" calcext:value-type="string">
            <text:p>Shut power off</text:p>
          </table:table-cell>
          <table:table-cell table:style-name="ce119" office:value-type="string" calcext:value-type="string">
            <text:p>status</text:p>
          </table:table-cell>
          <table:table-cell table:style-name="ce103" office:value-type="string" calcext:value-type="string">
            <text:p>WasShutPowerOff</text:p>
          </table:table-cell>
          <table:table-cell table:style-name="ce103" office:value-type="string" calcext:value-type="string">
            <text:p>аварийное отключение питания</text:p>
          </table:table-cell>
          <table:table-cell table:style-name="ce103" office:value-type="string" calcext:value-type="string">
            <text:p>Аварийное отключение питания</text:p>
          </table:table-cell>
          <table:table-cell table:style-name="ce123" office:value-type="string" calcext:value-type="string">
            <text:p>AlarmMessGroupFlag2</text:p>
          </table:table-cell>
          <table:table-cell office:value-type="float" office:value="5" calcext:value-type="float">
            <text:p>5</text:p>
          </table:table-cell>
          <table:table-cell table:formula="of:=[.G20]" office:value-type="string" office:string-value="Аварийное отключение питания" calcext:value-type="string">
            <text:p>Аварийное отключение питания</text:p>
          </table:table-cell>
          <table:table-cell office:value-type="string" calcext:value-type="string">
            <text:p>Питание восстановлено</text:p>
          </table:table-cell>
        </table:table-row>
        <table:table-row table:style-name="ro4">
          <table:table-cell/>
          <table:table-cell table:style-name="ce60" office:value-type="string" calcext:value-type="string">
            <text:p>DB6 DBX11.6</text:p>
          </table:table-cell>
          <table:table-cell table:style-name="ce117" office:value-type="string" calcext:value-type="string">
            <text:p>Motor start panel on response</text:p>
          </table:table-cell>
          <table:table-cell table:style-name="ce119" office:value-type="string" calcext:value-type="string">
            <text:p>status</text:p>
          </table:table-cell>
          <table:table-cell table:style-name="ce103" office:value-type="string" calcext:value-type="string">
            <text:p>MotorStartPanelOnResponse</text:p>
          </table:table-cell>
          <table:table-cell table:style-name="ce103" office:value-type="string" calcext:value-type="string">
            <text:p>панель управления двигателем на связи</text:p>
          </table:table-cell>
          <table:table-cell table:style-name="ce103" office:value-type="string" calcext:value-type="string">
            <text:p>Панель управления двигателем на связи</text:p>
          </table:table-cell>
          <table:table-cell table:style-name="ce123" office:value-type="string" calcext:value-type="string">
            <text:p>AlarmMessGroupFlag2</text:p>
          </table:table-cell>
          <table:table-cell office:value-type="float" office:value="6" calcext:value-type="float">
            <text:p>6</text:p>
          </table:table-cell>
          <table:table-cell table:formula="of:=[.G21]" office:value-type="string" office:string-value="Панель управления двигателем на связи" calcext:value-type="string">
            <text:p>Панель управления двигателем на связи</text:p>
          </table:table-cell>
          <table:table-cell office:value-type="string" calcext:value-type="string">
            <text:p>Потеря связи с Панелью управления двигателем</text:p>
          </table:table-cell>
        </table:table-row>
        <table:table-row table:style-name="ro4">
          <table:table-cell/>
          <table:table-cell table:style-name="ce60" office:value-type="string" calcext:value-type="string">
            <text:p>DB6 DBX11.7</text:p>
          </table:table-cell>
          <table:table-cell table:style-name="ce117" office:value-type="string" calcext:value-type="string">
            <text:p>Local stop command</text:p>
          </table:table-cell>
          <table:table-cell table:style-name="ce119" office:value-type="string" calcext:value-type="string">
            <text:p>status</text:p>
          </table:table-cell>
          <table:table-cell table:style-name="ce103" office:value-type="string" calcext:value-type="string">
            <text:p>LocalStopCommand</text:p>
          </table:table-cell>
          <table:table-cell table:style-name="ce103" office:value-type="string" calcext:value-type="string">
            <text:p>местная команда стоп</text:p>
          </table:table-cell>
          <table:table-cell table:style-name="ce103" office:value-type="string" calcext:value-type="string">
            <text:p>Местная команда стоп</text:p>
          </table:table-cell>
          <table:table-cell table:style-name="ce123" office:value-type="string" calcext:value-type="string">
            <text:p>AlarmMessGroupFlag2</text:p>
          </table:table-cell>
          <table:table-cell office:value-type="float" office:value="7" calcext:value-type="float">
            <text:p>7</text:p>
          </table:table-cell>
          <table:table-cell table:formula="of:=[.G22]" office:value-type="string" office:string-value="Местная команда стоп" calcext:value-type="string">
            <text:p>Местная команда стоп</text:p>
          </table:table-cell>
          <table:table-cell/>
        </table:table-row>
        <table:table-row table:style-name="ro1">
          <table:table-cell/>
          <table:table-cell table:style-name="ce106" office:value-type="string" calcext:value-type="string">
            <text:p>DB6 DBW8</text:p>
          </table:table-cell>
          <table:table-cell table:style-name="ce109" office:value-type="string" calcext:value-type="string">
            <text:p>Alarms group flag 1</text:p>
          </table:table-cell>
          <table:table-cell table:style-name="ce110" office:value-type="string" calcext:value-type="string">
            <text:p>danger</text:p>
          </table:table-cell>
          <table:table-cell table:style-name="ce74" office:value-type="string" calcext:value-type="string">
            <text:p>AlarmMessGroupFlag1</text:p>
          </table:table-cell>
          <table:table-cell table:style-name="ce74" table:number-columns-repeated="2"/>
          <table:table-cell table:style-name="ce74" office:value-type="string" calcext:value-type="string">
            <text:p>S7:[VetrolCompr_1]DB6,UINT8</text:p>
          </table:table-cell>
          <table:table-cell office:value-type="string" calcext:value-type="string">
            <text:p>******</text:p>
          </table:table-cell>
          <table:table-cell table:number-columns-repeated="2"/>
        </table:table-row>
        <table:table-row table:style-name="ro7">
          <table:table-cell/>
          <table:table-cell table:style-name="ce106" office:value-type="string" calcext:value-type="string">
            <text:p>DB6 DBW10</text:p>
          </table:table-cell>
          <table:table-cell table:style-name="ce109" office:value-type="string" calcext:value-type="string">
            <text:p>Alarms group flag 2</text:p>
          </table:table-cell>
          <table:table-cell table:style-name="ce110" office:value-type="string" calcext:value-type="string">
            <text:p>danger/status</text:p>
          </table:table-cell>
          <table:table-cell table:style-name="ce74" office:value-type="string" calcext:value-type="string">
            <text:p>AlarmMessGroupFlag2</text:p>
          </table:table-cell>
          <table:table-cell table:style-name="ce74" table:number-columns-repeated="2"/>
          <table:table-cell table:style-name="ce74" office:value-type="string" calcext:value-type="string">
            <text:p>S7:[VetrolCompr_1]DB6,UINT10</text:p>
          </table:table-cell>
          <table:table-cell office:value-type="string" calcext:value-type="string">
            <text:p>******</text:p>
          </table:table-cell>
          <table:table-cell table:number-columns-repeated="2"/>
        </table:table-row>
        <table:table-row table:style-name="ro2" table:number-rows-repeated="10">
          <table:table-cell table:number-columns-repeated="11"/>
        </table:table-row>
        <table:table-row table:style-name="ro4" table:number-rows-repeated="2">
          <table:table-cell table:number-columns-repeated="3"/>
          <table:table-cell table:style-name="ce120"/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4" table:number-rows-repeated="19">
          <table:table-cell table:number-columns-repeated="4"/>
          <table:table-cell table:style-name="ce66" table:number-columns-repeated="3"/>
          <table:table-cell table:number-columns-repeated="4"/>
        </table:table-row>
        <table:table-row table:style-name="ro4">
          <table:table-cell table:number-columns-repeated="4"/>
          <table:table-cell table:style-name="ce66" table:number-columns-repeated="3"/>
          <table:table-cell table:number-columns-repeated="4"/>
        </table:table-row>
      </table:table>
      <table:table table:name="Маски" table:style-name="ta1">
        <office:forms form:automatic-focus="false" form:apply-design-mode="false"/>
        <table:table-column table:style-name="co58" table:default-cell-style-name="Default"/>
        <table:table-column table:style-name="co39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row table:style-name="ro2">
          <table:table-cell office:value-type="string" calcext:value-type="string">
            <text:p>Узел OPC</text:p>
          </table:table-cell>
          <table:table-cell office:value-type="string" calcext:value-type="string">
            <text:p>Код в узле</text:p>
          </table:table-cell>
          <table:table-cell table:style-name="ce102" office:value-type="string" calcext:value-type="string">
            <text:p>Регистр</text:p>
          </table:table-cell>
          <table:table-cell table:style-name="ce102" office:value-type="string" calcext:value-type="string">
            <text:p>Бит</text:p>
          </table:table-cell>
          <table:table-cell table:style-name="ce102" office:value-type="string" calcext:value-type="string">
            <text:p>Класс</text:p>
          </table:table-cell>
          <table:table-cell table:style-name="ce102" office:value-type="string" calcext:value-type="string">
            <text:p>Поле</text:p>
          </table:table-cell>
          <table:table-cell table:style-name="ce102" office:value-type="string" calcext:value-type="string">
            <text:p>Объект</text:p>
          </table:table-cell>
          <table:table-cell table:number-columns-repeated="2"/>
          <table:table-cell table:style-name="ce96" office:value-type="string" calcext:value-type="string" table:number-columns-spanned="2" table:number-rows-spanned="1">
            <text:p>События</text:p>
          </table:table-cell>
          <table:covered-table-cell/>
        </table:table-row>
        <table:table-row table:style-name="ro2">
          <table:table-cell table:number-columns-repeated="2"/>
          <table:table-cell table:style-name="ce102" table:number-columns-repeated="5"/>
          <table:table-cell office:value-type="string" calcext:value-type="string">
            <text:p>Групповой флаг</text:p>
          </table:table-cell>
          <table:table-cell office:value-type="string" calcext:value-type="string">
            <text:p>Номер бита в групповом флаге</text:p>
          </table:table-cell>
          <table:table-cell table:style-name="ce99" office:value-type="string" calcext:value-type="string">
            <text:p>0-&gt;1</text:p>
          </table:table-cell>
          <table:table-cell table:style-name="ce99" office:value-type="string" calcext:value-type="string">
            <text:p>1-&gt;0</text:p>
          </table:table-cell>
        </table:table-row>
        <table:table-row table:style-name="ro2">
          <table:table-cell office:value-type="string" calcext:value-type="string">
            <text:p>AI_Enabl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1.DBX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_IGVposition</text:p>
          </table:table-cell>
          <table:table-cell table:formula="of:=[.A3]" office:value-type="string" office:string-value="AI_Enable3" calcext:value-type="string">
            <text:p>AI_Enable3</text:p>
          </table:table-cell>
          <table:table-cell table:formula="of:=[.B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0_MotorCurrent</text:p>
          </table:table-cell>
          <table:table-cell table:formula="of:=[.A4]" office:value-type="string" office:string-value="AI_Enable1" calcext:value-type="string">
            <text:p>AI_Enable1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B1.DB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1_CoolingWaterSupplyPressure</text:p>
          </table:table-cell>
          <table:table-cell table:formula="of:=[.A5]" office:value-type="string" office:string-value="AI_Control1" calcext:value-type="string">
            <text:p>AI_Control1</text:p>
          </table:table-cell>
          <table:table-cell table:formula="of:=[.B5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1.DBX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2_MotorBearingDEVibration</text:p>
          </table:table-cell>
          <table:table-cell table:formula="of:=[.A6]" office:value-type="string" office:string-value="AI_Control1" calcext:value-type="string">
            <text:p>AI_Control1</text:p>
          </table:table-cell>
          <table:table-cell table:formula="of:=[.B6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B1.DB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3_MotorBearingNDEVibration</text:p>
          </table:table-cell>
          <table:table-cell table:formula="of:=[.A7]" office:value-type="string" office:string-value="AI_Control1" calcext:value-type="string">
            <text:p>AI_Control1</text:p>
          </table:table-cell>
          <table:table-cell table:formula="of:=[.B7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4_OilSupplyTemperature</text:p>
          </table:table-cell>
          <table:table-cell table:formula="of:=[.A8]" office:value-type="string" office:string-value="AI_Enable1" calcext:value-type="string">
            <text:p>AI_Enable1</text:p>
          </table:table-cell>
          <table:table-cell table:formula="of:=[.B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5_Stage3InletTemperature</text:p>
          </table:table-cell>
          <table:table-cell table:formula="of:=[.A9]" office:value-type="string" office:string-value="AI_Enable1" calcext:value-type="string">
            <text:p>AI_Enable1</text:p>
          </table:table-cell>
          <table:table-cell table:formula="of:=[.B9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1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6_OilReservoirTemperature</text:p>
          </table:table-cell>
          <table:table-cell table:formula="of:=[.A10]" office:value-type="string" office:string-value="AI_Enable1" calcext:value-type="string">
            <text:p>AI_Enable1</text:p>
          </table:table-cell>
          <table:table-cell table:formula="of:=[.B10]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B1.DBX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7_MotorWindingRTemperature</text:p>
          </table:table-cell>
          <table:table-cell table:formula="of:=[.A11]" office:value-type="string" office:string-value="AI_Control2" calcext:value-type="string">
            <text:p>AI_Control2</text:p>
          </table:table-cell>
          <table:table-cell table:formula="of:=[.B11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B1.DBX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8_MotorBearingDETemperature</text:p>
          </table:table-cell>
          <table:table-cell table:formula="of:=[.A12]" office:value-type="string" office:string-value="AI_Control2" calcext:value-type="string">
            <text:p>AI_Control2</text:p>
          </table:table-cell>
          <table:table-cell table:formula="of:=[.B12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1.DBX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19_MotorBearingNDETemperature</text:p>
          </table:table-cell>
          <table:table-cell table:formula="of:=[.A13]" office:value-type="string" office:string-value="AI_Control2" calcext:value-type="string">
            <text:p>AI_Control2</text:p>
          </table:table-cell>
          <table:table-cell table:formula="of:=[.B13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2_BOVposition</text:p>
          </table:table-cell>
          <table:table-cell table:formula="of:=[.A14]" office:value-type="string" office:string-value="AI_Enable1" calcext:value-type="string">
            <text:p>AI_Enable1</text:p>
          </table:table-cell>
          <table:table-cell table:formula="of:=[.B14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B1.DBX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20_Stage2InletTemperature</text:p>
          </table:table-cell>
          <table:table-cell table:formula="of:=[.A15]" office:value-type="string" office:string-value="AI_Enable2" calcext:value-type="string">
            <text:p>AI_Enable2</text:p>
          </table:table-cell>
          <table:table-cell table:formula="of:=[.B15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1.DB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21_N1OutletTemp</text:p>
          </table:table-cell>
          <table:table-cell table:formula="of:=[.A16]" office:value-type="string" office:string-value="AI_Enable2" calcext:value-type="string">
            <text:p>AI_Enable2</text:p>
          </table:table-cell>
          <table:table-cell table:formula="of:=[.B1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1.D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22_N2OutletTemp</text:p>
          </table:table-cell>
          <table:table-cell table:formula="of:=[.A17]" office:value-type="string" office:string-value="AI_Enable2" calcext:value-type="string">
            <text:p>AI_Enable2</text:p>
          </table:table-cell>
          <table:table-cell table:formula="of:=[.B17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1.DBX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23_N3OutletTemp</text:p>
          </table:table-cell>
          <table:table-cell table:formula="of:=[.A18]" office:value-type="string" office:string-value="AI_Enable2" calcext:value-type="string">
            <text:p>AI_Enable2</text:p>
          </table:table-cell>
          <table:table-cell table:formula="of:=[.B1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1.DB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24_CoolingWaterSupplyTemp</text:p>
          </table:table-cell>
          <table:table-cell table:formula="of:=[.A19]" office:value-type="string" office:string-value="AI_Enable2" calcext:value-type="string">
            <text:p>AI_Enable2</text:p>
          </table:table-cell>
          <table:table-cell table:formula="of:=[.B19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1.DBX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25_CoolingWateReturnTemp</text:p>
          </table:table-cell>
          <table:table-cell table:formula="of:=[.A20]" office:value-type="string" office:string-value="AI_Enable3" calcext:value-type="string">
            <text:p>AI_Enable3</text:p>
          </table:table-cell>
          <table:table-cell table:formula="of:=[.B20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B1.DBX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26_SystemTemperature</text:p>
          </table:table-cell>
          <table:table-cell table:formula="of:=[.A21]" office:value-type="string" office:string-value="AI_Enable2" calcext:value-type="string">
            <text:p>AI_Enable2</text:p>
          </table:table-cell>
          <table:table-cell table:formula="of:=[.B21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3_SystemPressure</text:p>
          </table:table-cell>
          <table:table-cell table:formula="of:=[.A22]" office:value-type="string" office:string-value="AI_Enable1" calcext:value-type="string">
            <text:p>AI_Enable1</text:p>
          </table:table-cell>
          <table:table-cell table:formula="of:=[.B22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4_Stage3DischargePressure</text:p>
          </table:table-cell>
          <table:table-cell table:formula="of:=[.A23]" office:value-type="string" office:string-value="AI_Enable1" calcext:value-type="string">
            <text:p>AI_Enable1</text:p>
          </table:table-cell>
          <table:table-cell table:formula="of:=[.B23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5_OilSupplyPressure</text:p>
          </table:table-cell>
          <table:table-cell table:formula="of:=[.A24]" office:value-type="string" office:string-value="AI_Enable1" calcext:value-type="string">
            <text:p>AI_Enable1</text:p>
          </table:table-cell>
          <table:table-cell table:formula="of:=[.B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6_Stage1Vibration</text:p>
          </table:table-cell>
          <table:table-cell table:formula="of:=[.A25]" office:value-type="string" office:string-value="AI_Enable1" calcext:value-type="string">
            <text:p>AI_Enable1</text:p>
          </table:table-cell>
          <table:table-cell table:formula="of:=[.B25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7_Stage2Vibration</text:p>
          </table:table-cell>
          <table:table-cell table:formula="of:=[.A26]" office:value-type="string" office:string-value="AI_Enable1" calcext:value-type="string">
            <text:p>AI_Enable1</text:p>
          </table:table-cell>
          <table:table-cell table:formula="of:=[.B26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1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8_Stage3Vibration</text:p>
          </table:table-cell>
          <table:table-cell table:formula="of:=[.A27]" office:value-type="string" office:string-value="AI_Enable1" calcext:value-type="string">
            <text:p>AI_Enable1</text:p>
          </table:table-cell>
          <table:table-cell table:formula="of:=[.B27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Enable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B1.DB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ai9_OilFilterDiffPressure</text:p>
          </table:table-cell>
          <table:table-cell table:formula="of:=[.A28]" office:value-type="string" office:string-value="AI_Enable2" calcext:value-type="string">
            <text:p>AI_Enable2</text:p>
          </table:table-cell>
          <table:table-cell table:formula="of:=[.B28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_IGVposition</text:p>
          </table:table-cell>
          <table:table-cell table:formula="of:=[.A29]" office:value-type="string" office:string-value="AI_WarnUse1" calcext:value-type="string">
            <text:p>AI_WarnUse1</text:p>
          </table:table-cell>
          <table:table-cell table:formula="of:=[.B2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2_BOVposition</text:p>
          </table:table-cell>
          <table:table-cell table:formula="of:=[.A30]" office:value-type="string" office:string-value="AI_WarnUse1" calcext:value-type="string">
            <text:p>AI_WarnUse1</text:p>
          </table:table-cell>
          <table:table-cell table:formula="of:=[.B30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3_SystemPressure</text:p>
          </table:table-cell>
          <table:table-cell table:formula="of:=[.A31]" office:value-type="string" office:string-value="AI_WarnUse1" calcext:value-type="string">
            <text:p>AI_WarnUse1</text:p>
          </table:table-cell>
          <table:table-cell table:formula="of:=[.B31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4_Stage3DischargePressure</text:p>
          </table:table-cell>
          <table:table-cell table:formula="of:=[.A32]" office:value-type="string" office:string-value="AI_WarnUse1" calcext:value-type="string">
            <text:p>AI_WarnUse1</text:p>
          </table:table-cell>
          <table:table-cell table:formula="of:=[.B32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5_OilSupplyPressure</text:p>
          </table:table-cell>
          <table:table-cell table:formula="of:=[.A33]" office:value-type="string" office:string-value="AI_WarnUse1" calcext:value-type="string">
            <text:p>AI_WarnUse1</text:p>
          </table:table-cell>
          <table:table-cell table:formula="of:=[.B33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6_Stage1Vibration</text:p>
          </table:table-cell>
          <table:table-cell table:formula="of:=[.A34]" office:value-type="string" office:string-value="AI_WarnUse1" calcext:value-type="string">
            <text:p>AI_WarnUse1</text:p>
          </table:table-cell>
          <table:table-cell table:formula="of:=[.B34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7_Stage2Vibration</text:p>
          </table:table-cell>
          <table:table-cell table:formula="of:=[.A35]" office:value-type="string" office:string-value="AI_WarnUse1" calcext:value-type="string">
            <text:p>AI_WarnUse1</text:p>
          </table:table-cell>
          <table:table-cell table:formula="of:=[.B35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8_Stage3Vibration</text:p>
          </table:table-cell>
          <table:table-cell table:formula="of:=[.A36]" office:value-type="string" office:string-value="AI_WarnUse1" calcext:value-type="string">
            <text:p>AI_WarnUse1</text:p>
          </table:table-cell>
          <table:table-cell table:formula="of:=[.B36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B1.DBX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9_OilFilterDiffPressure</text:p>
          </table:table-cell>
          <table:table-cell table:formula="of:=[.A37]" office:value-type="string" office:string-value="AI_Control2" calcext:value-type="string">
            <text:p>AI_Control2</text:p>
          </table:table-cell>
          <table:table-cell table:formula="of:=[.B37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0_MotorCurrent</text:p>
          </table:table-cell>
          <table:table-cell table:formula="of:=[.A38]" office:value-type="string" office:string-value="AI_WarnUse1" calcext:value-type="string">
            <text:p>AI_WarnUse1</text:p>
          </table:table-cell>
          <table:table-cell table:formula="of:=[.B3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1.DBX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1_CoolingWaterSupplyPressure</text:p>
          </table:table-cell>
          <table:table-cell table:formula="of:=[.A39]" office:value-type="string" office:string-value="AI_Control1" calcext:value-type="string">
            <text:p>AI_Control1</text:p>
          </table:table-cell>
          <table:table-cell table:formula="of:=[.B39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1.DB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2_MotorBearingDEVibration</text:p>
          </table:table-cell>
          <table:table-cell table:formula="of:=[.A40]" office:value-type="string" office:string-value="AI_Control1" calcext:value-type="string">
            <text:p>AI_Control1</text:p>
          </table:table-cell>
          <table:table-cell table:formula="of:=[.B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.DBX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3_MotorBearingNDEVibration</text:p>
          </table:table-cell>
          <table:table-cell table:formula="of:=[.A41]" office:value-type="string" office:string-value="AI_Control1" calcext:value-type="string">
            <text:p>AI_Control1</text:p>
          </table:table-cell>
          <table:table-cell table:formula="of:=[.B4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4_OilSupplyTemperature</text:p>
          </table:table-cell>
          <table:table-cell table:formula="of:=[.A42]" office:value-type="string" office:string-value="AI_WarnUse1" calcext:value-type="string">
            <text:p>AI_WarnUse1</text:p>
          </table:table-cell>
          <table:table-cell table:formula="of:=[.B42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5_Stage3InletTemperature</text:p>
          </table:table-cell>
          <table:table-cell table:formula="of:=[.A43]" office:value-type="string" office:string-value="AI_WarnUse1" calcext:value-type="string">
            <text:p>AI_WarnUse1</text:p>
          </table:table-cell>
          <table:table-cell table:formula="of:=[.B43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6_OilReservoirTemperature</text:p>
          </table:table-cell>
          <table:table-cell table:formula="of:=[.A44]" office:value-type="string" office:string-value="AI_WarnUse1" calcext:value-type="string">
            <text:p>AI_WarnUse1</text:p>
          </table:table-cell>
          <table:table-cell table:formula="of:=[.B44]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1.DBX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7_MotorWindingRTemperature</text:p>
          </table:table-cell>
          <table:table-cell table:formula="of:=[.A45]" office:value-type="string" office:string-value="AI_Control2" calcext:value-type="string">
            <text:p>AI_Control2</text:p>
          </table:table-cell>
          <table:table-cell table:formula="of:=[.B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1.DB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8_MotorBearingDETemperature</text:p>
          </table:table-cell>
          <table:table-cell table:formula="of:=[.A46]" office:value-type="string" office:string-value="AI_Control2" calcext:value-type="string">
            <text:p>AI_Control2</text:p>
          </table:table-cell>
          <table:table-cell table:formula="of:=[.B46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1.DBX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19_MotorBearingNDETemperature</text:p>
          </table:table-cell>
          <table:table-cell table:formula="of:=[.A47]" office:value-type="string" office:string-value="AI_Control2" calcext:value-type="string">
            <text:p>AI_Control2</text:p>
          </table:table-cell>
          <table:table-cell table:formula="of:=[.B47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20_Stage2InletTemperature</text:p>
          </table:table-cell>
          <table:table-cell table:formula="of:=[.A48]" office:value-type="string" office:string-value="AI_WarnUse2" calcext:value-type="string">
            <text:p>AI_WarnUse2</text:p>
          </table:table-cell>
          <table:table-cell table:formula="of:=[.B48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21_N1OutletTemp</text:p>
          </table:table-cell>
          <table:table-cell table:formula="of:=[.A49]" office:value-type="string" office:string-value="AI_WarnUse2" calcext:value-type="string">
            <text:p>AI_WarnUse2</text:p>
          </table:table-cell>
          <table:table-cell table:formula="of:=[.B49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22_N2OutletTemp</text:p>
          </table:table-cell>
          <table:table-cell table:formula="of:=[.A50]" office:value-type="string" office:string-value="AI_WarnUse2" calcext:value-type="string">
            <text:p>AI_WarnUse2</text:p>
          </table:table-cell>
          <table:table-cell table:formula="of:=[.B50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23_N3OutletTemp</text:p>
          </table:table-cell>
          <table:table-cell table:formula="of:=[.A51]" office:value-type="string" office:string-value="AI_WarnUse2" calcext:value-type="string">
            <text:p>AI_WarnUse2</text:p>
          </table:table-cell>
          <table:table-cell table:formula="of:=[.B51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B1.DBX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24_CoolingWaterSupplyTemp</text:p>
          </table:table-cell>
          <table:table-cell table:formula="of:=[.A52]" office:value-type="string" office:string-value="AI_WarnUse3" calcext:value-type="string">
            <text:p>AI_WarnUse3</text:p>
          </table:table-cell>
          <table:table-cell table:formula="of:=[.B52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WarnUs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1.DBX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25_CoolingWateReturnTemp</text:p>
          </table:table-cell>
          <table:table-cell table:formula="of:=[.A53]" office:value-type="string" office:string-value="AI_WarnUse3" calcext:value-type="string">
            <text:p>AI_WarnUse3</text:p>
          </table:table-cell>
          <table:table-cell table:formula="of:=[.B5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1.DBX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WarnUse</text:p>
          </table:table-cell>
          <table:table-cell office:value-type="string" calcext:value-type="string">
            <text:p>ai26_SystemTemperature</text:p>
          </table:table-cell>
          <table:table-cell table:formula="of:=[.A54]" office:value-type="string" office:string-value="AI_Control2" calcext:value-type="string">
            <text:p>AI_Control2</text:p>
          </table:table-cell>
          <table:table-cell table:formula="of:=[.B54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_IGVposition</text:p>
          </table:table-cell>
          <table:table-cell table:formula="of:=[.A55]" office:value-type="string" office:string-value="AI_AlarmUse1" calcext:value-type="string">
            <text:p>AI_AlarmUse1</text:p>
          </table:table-cell>
          <table:table-cell table:formula="of:=[.B55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2_BOVposition</text:p>
          </table:table-cell>
          <table:table-cell table:formula="of:=[.A56]" office:value-type="string" office:string-value="AI_AlarmUse1" calcext:value-type="string">
            <text:p>AI_AlarmUse1</text:p>
          </table:table-cell>
          <table:table-cell table:formula="of:=[.B56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3_SystemPressure</text:p>
          </table:table-cell>
          <table:table-cell table:formula="of:=[.A57]" office:value-type="string" office:string-value="AI_AlarmUse1" calcext:value-type="string">
            <text:p>AI_AlarmUse1</text:p>
          </table:table-cell>
          <table:table-cell table:formula="of:=[.B57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4_Stage3DischargePressure</text:p>
          </table:table-cell>
          <table:table-cell table:formula="of:=[.A58]" office:value-type="string" office:string-value="AI_AlarmUse1" calcext:value-type="string">
            <text:p>AI_AlarmUse1</text:p>
          </table:table-cell>
          <table:table-cell table:formula="of:=[.B58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5_OilSupplyPressure</text:p>
          </table:table-cell>
          <table:table-cell table:formula="of:=[.A59]" office:value-type="string" office:string-value="AI_AlarmUse1" calcext:value-type="string">
            <text:p>AI_AlarmUse1</text:p>
          </table:table-cell>
          <table:table-cell table:formula="of:=[.B59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6_Stage1Vibration</text:p>
          </table:table-cell>
          <table:table-cell table:formula="of:=[.A60]" office:value-type="string" office:string-value="AI_AlarmUse1" calcext:value-type="string">
            <text:p>AI_AlarmUse1</text:p>
          </table:table-cell>
          <table:table-cell table:formula="of:=[.B60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7_Stage2Vibration</text:p>
          </table:table-cell>
          <table:table-cell table:formula="of:=[.A61]" office:value-type="string" office:string-value="AI_AlarmUse1" calcext:value-type="string">
            <text:p>AI_AlarmUse1</text:p>
          </table:table-cell>
          <table:table-cell table:formula="of:=[.B61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1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8_Stage3Vibration</text:p>
          </table:table-cell>
          <table:table-cell table:formula="of:=[.A62]" office:value-type="string" office:string-value="AI_AlarmUse1" calcext:value-type="string">
            <text:p>AI_AlarmUse1</text:p>
          </table:table-cell>
          <table:table-cell table:formula="of:=[.B62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9_OilFilterDiffPressure</text:p>
          </table:table-cell>
          <table:table-cell table:formula="of:=[.A63]" office:value-type="string" office:string-value="AI_AlarmUse1" calcext:value-type="string">
            <text:p>AI_AlarmUse1</text:p>
          </table:table-cell>
          <table:table-cell table:formula="of:=[.B6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B1.DBX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0_MotorCurrent</text:p>
          </table:table-cell>
          <table:table-cell table:formula="of:=[.A64]" office:value-type="string" office:string-value="AI_Control2" calcext:value-type="string">
            <text:p>AI_Control2</text:p>
          </table:table-cell>
          <table:table-cell table:formula="of:=[.B6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1_CoolingWaterSupplyPressure</text:p>
          </table:table-cell>
          <table:table-cell table:formula="of:=[.A65]" office:value-type="string" office:string-value="AI_AlarmUse1" calcext:value-type="string">
            <text:p>AI_AlarmUse1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1.DB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2_MotorBearingDEVibration</text:p>
          </table:table-cell>
          <table:table-cell table:formula="of:=[.A66]" office:value-type="string" office:string-value="AI_AlarmUse3" calcext:value-type="string">
            <text:p>AI_AlarmUse3</text:p>
          </table:table-cell>
          <table:table-cell table:formula="of:=[.B66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B1.DB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3_MotorBearingNDEVibration</text:p>
          </table:table-cell>
          <table:table-cell table:formula="of:=[.A67]" office:value-type="string" office:string-value="AI_AlarmUse3" calcext:value-type="string">
            <text:p>AI_AlarmUse3</text:p>
          </table:table-cell>
          <table:table-cell table:formula="of:=[.B67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4_OilSupplyTemperature</text:p>
          </table:table-cell>
          <table:table-cell table:formula="of:=[.A68]" office:value-type="string" office:string-value="AI_AlarmUse1" calcext:value-type="string">
            <text:p>AI_AlarmUse1</text:p>
          </table:table-cell>
          <table:table-cell table:formula="of:=[.B6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5_Stage3InletTemperature</text:p>
          </table:table-cell>
          <table:table-cell table:formula="of:=[.A69]" office:value-type="string" office:string-value="AI_AlarmUse1" calcext:value-type="string">
            <text:p>AI_AlarmUse1</text:p>
          </table:table-cell>
          <table:table-cell table:formula="of:=[.B69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6_OilReservoirTemperature</text:p>
          </table:table-cell>
          <table:table-cell table:formula="of:=[.A70]" office:value-type="string" office:string-value="AI_AlarmUse1" calcext:value-type="string">
            <text:p>AI_AlarmUse1</text:p>
          </table:table-cell>
          <table:table-cell table:formula="of:=[.B70]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.DBX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7_MotorWindingRTemperature</text:p>
          </table:table-cell>
          <table:table-cell table:formula="of:=[.A71]" office:value-type="string" office:string-value="AI_Control2" calcext:value-type="string">
            <text:p>AI_Control2</text:p>
          </table:table-cell>
          <table:table-cell table:formula="of:=[.B7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1.DBX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8_MotorBearingDETemperature</text:p>
          </table:table-cell>
          <table:table-cell table:formula="of:=[.A72]" office:value-type="string" office:string-value="AI_Control2" calcext:value-type="string">
            <text:p>AI_Control2</text:p>
          </table:table-cell>
          <table:table-cell table:formula="of:=[.B72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Control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1.DBX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19_MotorBearingNDETemperature</text:p>
          </table:table-cell>
          <table:table-cell table:formula="of:=[.A73]" office:value-type="string" office:string-value="AI_Control2" calcext:value-type="string">
            <text:p>AI_Control2</text:p>
          </table:table-cell>
          <table:table-cell table:formula="of:=[.B73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20_Stage2InletTemperature</text:p>
          </table:table-cell>
          <table:table-cell table:formula="of:=[.A74]" office:value-type="string" office:string-value="AI_AlarmUse2" calcext:value-type="string">
            <text:p>AI_AlarmUse2</text:p>
          </table:table-cell>
          <table:table-cell table:formula="of:=[.B74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21_N1OutletTemp</text:p>
          </table:table-cell>
          <table:table-cell table:formula="of:=[.A75]" office:value-type="string" office:string-value="AI_AlarmUse2" calcext:value-type="string">
            <text:p>AI_AlarmUse2</text:p>
          </table:table-cell>
          <table:table-cell table:formula="of:=[.B7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22_N2OutletTemp</text:p>
          </table:table-cell>
          <table:table-cell table:formula="of:=[.A76]" office:value-type="string" office:string-value="AI_AlarmUse2" calcext:value-type="string">
            <text:p>AI_AlarmUse2</text:p>
          </table:table-cell>
          <table:table-cell table:formula="of:=[.B76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23_N3OutletTemp</text:p>
          </table:table-cell>
          <table:table-cell table:formula="of:=[.A77]" office:value-type="string" office:string-value="AI_AlarmUse2" calcext:value-type="string">
            <text:p>AI_AlarmUse2</text:p>
          </table:table-cell>
          <table:table-cell table:formula="of:=[.B77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1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24_CoolingWaterSupplyTemp</text:p>
          </table:table-cell>
          <table:table-cell table:formula="of:=[.A78]" office:value-type="string" office:string-value="AI_AlarmUse2" calcext:value-type="string">
            <text:p>AI_AlarmUse2</text:p>
          </table:table-cell>
          <table:table-cell table:formula="of:=[.B78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25_CoolingWateReturnTemp</text:p>
          </table:table-cell>
          <table:table-cell table:formula="of:=[.A79]" office:value-type="string" office:string-value="AI_AlarmUse2" calcext:value-type="string">
            <text:p>AI_AlarmUse2</text:p>
          </table:table-cell>
          <table:table-cell table:formula="of:=[.B7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_AlarmUs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Input</text:p>
          </table:table-cell>
          <table:table-cell office:value-type="string" calcext:value-type="string">
            <text:p>AlarmUse</text:p>
          </table:table-cell>
          <table:table-cell office:value-type="string" calcext:value-type="string">
            <text:p>ai26_SystemTemperature</text:p>
          </table:table-cell>
          <table:table-cell table:formula="of:=[.A80]" office:value-type="string" office:string-value="AI_AlarmUse2" calcext:value-type="string">
            <text:p>AI_AlarmUse2</text:p>
          </table:table-cell>
          <table:table-cell table:formula="of:=[.B80]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5" table:target-range-address="Маски.C3:Маски.G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굴림" svg:font-family="굴림" style:font-family-generic="modern" style:font-pitch="fixed"/>
    <style:font-face style:name="굴림체" svg:font-family="굴림체" style:font-family-generic="modern" style:font-pitch="fixed"/>
    <style:font-face style:name="돋움" svg:font-family="돋움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0" loext:min-decimal-places="0" number:min-integer-digits="1"/>
      <number:text> </number:text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22P0" style:volatile="true">
      <number:text> </number:text>
      <number:number number:decimal-places="2" loext:min-decimal-places="2" number:min-integer-digits="1" number:grouping="true"/>
      <number:text>    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122P2" style:volatile="true">
      <number:text>-</number:text>
      <number:number number:decimal-places="0" loext:min-decimal-places="0" number:min-integer-digits="0"/>
      <number:text>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4P0" style:volatile="true">
      <number:currency-symbol number:language="es" number:country="AR">$</number:currency-symbol>
      <number:number number:decimal-places="0" loext:min-decimal-places="0" number:min-integer-digits="0" number:grouping="true"/>
    </number:currency-style>
    <number:currency-style style:name="N124">
      <style:text-properties fo:color="#ff0000"/>
      <number:text>-</number:text>
      <number:currency-symbol number:language="es" number:country="AR">$</number:currency-symbol>
      <number:number number:decimal-places="0" loext:min-decimal-places="0" number:min-integer-digits="0" number:grouping="true"/>
      <style:map style:condition="value()&gt;=0" style:apply-style-name="N124P0"/>
    </number:currency-style>
    <number:number-style style:name="N128P0" style:volatile="true">
      <number:number number:decimal-places="2" loext:min-decimal-places="2" number:min-integer-digits="1" number:grouping="true" number:display-factor="1000"/>
    </number:number-style>
    <number:number-style style:name="N128P1" style:volatile="true">
      <number:number number:decimal-places="2" loext:min-decimal-places="2" number:min-integer-digits="1" number:grouping="true"/>
      <number:text>-</number:text>
    </number:number-style>
    <number:number-style style:name="N128P2" style:volatile="true">
      <number:text>-</number:text>
      <number:number number:decimal-places="0" loext:min-decimal-places="0" number:min-integer-digits="0" number:display-factor="1000"/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loext:min-decimal-places="0" number:min-integer-digits="2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33">
      <number:text>-</number:text>
      <number:number number:decimal-places="0" loext:min-decimal-places="0" number:min-integer-digits="7"/>
    </number:number-style>
    <number:currency-style style:name="N13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.</number:text>
      <number:day/>
      <number:text>.</number:text>
      <number:year number:style="long"/>
      <number:text> </number:text>
    </number:date-style>
    <number:number-style style:name="N140P0" style:volatile="true">
      <number:text> </number:text>
      <number:number number:decimal-places="2" loext:min-decimal-places="2" number:min-integer-digits="1" number:grouping="true"/>
      <number:text> kr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140P2" style:volatile="true">
      <number:text>-</number:text>
      <number:number number:decimal-places="0" loext:min-decimal-places="0" number:min-integer-digits="0"/>
      <number:text> kr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3" loext:min-decimal-places="0" number:min-integer-digits="1" number:decimal-replacement="" number:grouping="true"/>
    </number:number-style>
    <number:number-style style:name="N145P0" style:volatile="true">
      <number:number number:decimal-places="0" loext:min-decimal-places="0" number:min-integer-digits="1" number:grouping="true"/>
      <number:text> р.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145P2" style:volatile="true">
      <number:text> - р.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7" loext:min-decimal-places="7" number:min-integer-digits="1"/>
      <number:text>%</number:text>
    </number:percentage-style>
    <number:number-style style:name="N150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5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min-integer-digits="1"/>
      <number:text/>
    </number:number-style>
    <number:number-style style:name="N152P1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=0" style:apply-style-name="N152P0"/>
      <style:map style:condition="value()&lt;0" style:apply-style-name="N152P1"/>
    </number:text-style>
    <number:currency-style style:name="N156P0" style:volatile="true">
      <number:text> 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text>-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P2" style:volatile="true">
      <number:text> </number:text>
      <number:currency-symbol number:language="ru" number:country="RU">€</number:currency-symbol>
      <number:text> -</number:text>
      <number:number number:decimal-places="0" loext:min-decimal-places="0" number:min-integer-digits="0"/>
      <number:text> </number:text>
    </number:currency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8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5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58P0"/>
    </number:currency-style>
    <number:currency-style style:name="N161P0" style:volatile="true">
      <number:number number:decimal-places="2" loext:min-decimal-places="2" number:min-integer-digits="1" number:grouping="true"/>
      <number:text> </number:text>
      <number:currency-symbol>руб</number:currency-symbol>
    </number:currency-style>
    <number:number-style style:name="N16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0" loext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5P0" style:volatile="true">
      <number:number number:decimal-places="0" loext:min-decimal-places="0" number:min-integer-digits="1" number:grouping="true"/>
      <number:text> kr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165P2" style:volatile="true">
      <number:text> - kr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loext:min-decimal-places="2" number:min-integer-digits="1" number:display-factor="1000"/>
    </number:number-style>
    <number:number-style style:name="N167">
      <number:text>-</number:text>
      <number:number number:decimal-places="2" loext:min-decimal-places="2" number:min-integer-digits="1" number:display-factor="1000"/>
      <style:map style:condition="value()&gt;=0" style:apply-style-name="N167P0"/>
    </number:number-style>
    <number:currency-style style:name="N171P0" style:volatile="true">
      <number:text> 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71P1" style:volatile="true">
      <number:text> </number:text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71P2" style:volatile="true">
      <number:text> </number:text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1" loext:min-decimal-places="1" number:min-integer-digits="1" number:grouping="true"/>
      <number:text>    </number:text>
    </number:number-style>
    <number:number-style style:name="N17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£</number:text>
      <number:number number:decimal-places="0" loext:min-decimal-places="0" number:min-integer-digits="1" number:grouping="true"/>
    </number:number-style>
    <number:number-style style:name="N17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7P0"/>
    </number:number-style>
    <number:number-style style:name="N180P0" style:volatile="true">
      <number:number number:decimal-places="2" loext:min-decimal-places="2" number:min-integer-digits="1" number:grouping="true"/>
      <number:text> ₽ </number:text>
    </number:number-style>
    <number:number-style style:name="N180P1" style:volatile="true">
      <number:number number:decimal-places="2" loext:min-decimal-places="2" number:min-integer-digits="1" number:grouping="true"/>
      <number:text> ₽ </number:text>
    </number:number-style>
    <number:number-style style:name="N180P2" style:volatile="true">
      <number:text>-</number:text>
      <number:number number:decimal-places="0" loext:min-decimal-places="0" number:min-integer-digits="0"/>
      <number:text> ₽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loext:min-decimal-places="0" number:min-integer-digits="0" number:display-factor="1000"/>
    </number:number-style>
    <number:number-style style:name="N182">
      <number:text>-  </number:text>
      <style:map style:condition="value()&gt;=0" style:apply-style-name="N182P0"/>
    </number:number-style>
    <number:number-style style:name="N183">
      <number:number number:decimal-places="2" loext:min-decimal-places="2" number:min-integer-digits="1" number:grouping="true"/>
      <number:text>р.</number:text>
    </number:number-style>
    <number:number-style style:name="N185P0" style:volatile="true">
      <number:number number:decimal-places="3" loext:min-decimal-places="0" number:min-integer-digits="1" number:decimal-replacement=""/>
      <number:text>    </number:text>
    </number:number-style>
    <number:number-style style:name="N185">
      <number:text> -    </number:text>
      <style:map style:condition="value()&gt;=0" style:apply-style-name="N185P0"/>
    </number:number-style>
    <number:number-style style:name="N186">
      <number:text>$</number:text>
      <number:number number:decimal-places="0" loext:min-decimal-places="0" number:min-integer-digits="1" number:grouping="true"/>
    </number:number-style>
    <number:number-style style:name="N189P0" style:volatile="true">
      <number:number number:decimal-places="3" loext:min-decimal-places="3" number:min-integer-digits="1" number:grouping="true"/>
      <number:text>    </number:text>
    </number:number-style>
    <number:number-style style:name="N189P1" style:volatile="true">
      <number:number number:decimal-places="3" loext:min-decimal-places="3" number:min-integer-digits="1" number:grouping="true"/>
      <number:text>    </number:text>
    </number:number-style>
    <number:number-style style:name="N189P2" style:volatile="true">
      <number:text>-</number:text>
      <number:number number:decimal-places="0" loext:min-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1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number-style style:name="N193P0" style:volatile="true">
      <number:text>Истина</number:text>
    </number:number-style>
    <number:number-style style:name="N193P1" style:volatile="true">
      <number:text>Истина</number:text>
    </number:number-style>
    <number:number-style style:name="N193">
      <number:text>Ложь</number:text>
      <style:map style:condition="value()&gt;0" style:apply-style-name="N193P0"/>
      <style:map style:condition="value()&lt;0" style:apply-style-name="N193P1"/>
    </number:number-style>
    <number:number-style style:name="N19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9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97P2" style:volatile="true">
      <number:text> €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0" loext:min-decimal-places="0" number:min-integer-digits="0" number:grouping="true"/>
    </number:number-style>
    <number:number-style style:name="N200P0" style:volatile="true">
      <number:number number:decimal-places="2" loext:min-decimal-places="2" number:min-integer-digits="1" number:grouping="true"/>
      <number:text> р.</number:text>
    </number:number-style>
    <number:number-style style:name="N200">
      <style:text-properties fo:color="#ff0000"/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200P0"/>
    </number:number-style>
    <number:number-style style:name="N201">
      <number:number number:decimal-places="4" loext:min-decimal-places="4" number:min-integer-digits="1" number:grouping="true"/>
      <number:text>р.</number:text>
    </number:number-style>
    <number:number-style style:name="N20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0" loext:min-decimal-places="0" number:min-integer-digits="1" number:grouping="true"/>
      <number:text>    </number:text>
    </number:number-style>
    <number:number-style style:name="N20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8P2" style:volatile="true">
      <number:text>-</number:text>
      <number:number number:decimal-places="0" loext:min-decimal-places="0" number:min-integer-digits="0"/>
      <number:text>    </number:text>
    </number:number-style>
    <number:text-style style:name="N208" number:title="Особый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currency-style style:name="N209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number-style style:name="N210">
      <number:number number:decimal-places="11" loext:min-decimal-places="11" number:min-integer-digits="1"/>
    </number:number-style>
    <number:currency-style style:name="N211P0" style:volatile="true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currency-style style:name="N211">
      <number:text>-</number:text>
      <number:number number:decimal-places="0" loext:min-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211P0"/>
    </number:currency-style>
    <number:number-style style:name="N21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4P2" style:volatile="true">
      <number:text>-</number:text>
      <number:number number:decimal-places="0" loext:min-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loext:min-decimal-places="2" number:min-integer-digits="1" number:grouping="true"/>
      <number:text> р. </number:text>
    </number:number-style>
    <number:number-style style:name="N218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218P2" style:volatile="true">
      <number:text>-</number:text>
      <number:number number:decimal-places="0" loext:min-decimal-places="0" number:min-integer-digits="0"/>
      <number:text> р.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5" loext:min-decimal-places="5" number:min-integer-digits="1"/>
    </number:number-style>
    <number:number-style style:name="N223P0" style:volatile="true">
      <number:number number:decimal-places="0" loext:min-decimal-places="0" number:min-integer-digits="1" number:grouping="true"/>
      <number:text>р.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223P2" style:volatile="true">
      <number:text> -р.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5P0"/>
    </number:currency-style>
    <number:number-style style:name="N227P0" style:volatile="true">
      <number:number number:decimal-places="2" loext:min-decimal-places="2" number:min-integer-digits="1" number:grouping="true"/>
      <number:text> kr</number:text>
    </number:number-style>
    <number:number-style style:name="N22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27P0"/>
    </number:number-style>
    <number:percentage-style style:name="N228">
      <number:number number:decimal-places="4" loext:min-decimal-places="4" number:min-integer-digits="1"/>
      <number:text>%</number:text>
    </number:percentage-style>
    <number:number-style style:name="N229">
      <number:number number:decimal-places="0" loext:min-decimal-places="0" number:min-integer-digits="1" number:grouping="true"/>
      <number:text> </number:text>
    </number:number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30P2" style:volatile="true">
      <number:text> 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number number:decimal-places="2" loext:min-decimal-places="2" number:min-integer-digits="1" number:grouping="true"/>
      <number:text>    </number:text>
    </number:number-style>
    <number:number-style style:name="N2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2P2" style:volatile="true">
      <number:text>-</number:text>
      <number:number number:decimal-places="0" loext:min-decimal-places="0" number:min-integer-digits="0"/>
      <number:text>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date-style style:name="N233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234">
      <number:number number:decimal-places="3" loext:min-decimal-places="3" number:min-integer-digits="1" number:grouping="true"/>
    </number:number-style>
    <number:number-style style:name="N2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6P0"/>
    </number:number-style>
    <number:number-style style:name="N237">
      <number:number number:decimal-places="2" loext:min-decimal-places="2" number:min-integer-digits="1"/>
      <number:text> </number:text>
    </number:number-style>
    <number:number-style style:name="N238P0" style:volatile="true">
      <number:number number:decimal-places="0" loext:min-decimal-places="0" number:min-integer-digits="1" number:grouping="true"/>
      <number:text>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8P2" style:volatile="true">
      <number:text> -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number:number number:decimal-places="3" loext:min-decimal-places="3" number:min-integer-digits="1" number:grouping="true"/>
      <number:text>    </number:text>
    </number:number-style>
    <number:number-style style:name="N240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240P2" style:volatile="true">
      <number:text> -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number number:decimal-places="2" loext:min-decimal-places="2" number:min-integer-digits="1" number:grouping="true"/>
      <number:text> </number:text>
    </number:number-style>
    <number:number-style style:name="N241">
      <number:text>(</number:text>
      <number:number number:decimal-places="2" loext:min-decimal-places="2" number:min-integer-digits="1" number:grouping="true"/>
      <number:text>)</number:text>
      <style:map style:condition="value()&gt;=0" style:apply-style-name="N241P0"/>
    </number:number-style>
    <number:number-style style:name="N242">
      <number:text>$</number:text>
      <number:number number:decimal-places="2" loext:min-decimal-places="2" number:min-integer-digits="1" number:grouping="true"/>
    </number:number-style>
    <number:number-style style:name="N244P0" style:volatile="true">
      <number:number number:decimal-places="2" loext:min-decimal-places="2" number:min-integer-digits="1" number:grouping="true"/>
      <number:text>     </number:text>
    </number:number-style>
    <number:number-style style:name="N244P1" style:volatile="true">
      <number:number number:decimal-places="2" loext:min-decimal-places="2" number:min-integer-digits="1" number:grouping="true"/>
      <number:text>     </number:text>
    </number:number-style>
    <number:number-style style:name="N244P2" style:volatile="true">
      <number:text>-</number:text>
      <number:number number:decimal-places="0" loext:min-decimal-places="0" number:min-integer-digits="0"/>
      <number:text>    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Вкл</number:text>
    </number:number-style>
    <number:number-style style:name="N246P1" style:volatile="true">
      <number:text>Вкл</number:text>
    </number:number-style>
    <number:number-style style:name="N246">
      <number:text>Выкл</number:text>
      <style:map style:condition="value()&gt;0" style:apply-style-name="N246P0"/>
      <style:map style:condition="value()&lt;0" style:apply-style-name="N246P1"/>
    </number:number-style>
    <number:number-style style:name="N248P0" style:volatile="true">
      <number:text>£</number:text>
      <number:number number:decimal-places="2" loext:min-decimal-places="2" number:min-integer-digits="1" number:grouping="true"/>
    </number:number-style>
    <number:number-style style:name="N248">
      <number:text>-£</number:text>
      <number:number number:decimal-places="2" loext:min-decimal-places="2" number:min-integer-digits="1" number:grouping="true"/>
      <style:map style:condition="value()&gt;=0" style:apply-style-name="N248P0"/>
    </number:number-style>
    <number:number-style style:name="N250P0" style:volatile="true">
      <number:number number:decimal-places="0" loext:min-decimal-places="0" number:min-integer-digits="1" number:grouping="true"/>
      <number:text>    </number:text>
    </number:number-style>
    <number:number-style style:name="N250P1" style:volatile="true">
      <number:number number:decimal-places="0" loext:min-decimal-places="0" number:min-integer-digits="1" number:grouping="true"/>
      <number:text>    </number:text>
    </number:number-style>
    <number:number-style style:name="N250P2" style:volatile="true">
      <number:text>-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number number:decimal-places="0" loext:min-decimal-places="0" number:min-integer-digits="7"/>
      <number:text>    </number:text>
    </number:number-style>
    <number:number-style style:name="N252P1" style:volatile="true">
      <number:text> -    </number:text>
    </number:number-style>
    <number:text-style style:name="N252">
      <number:text-content/>
      <number:text> </number:text>
      <style:map style:condition="value()&gt;=0" style:apply-style-name="N252P0"/>
      <style:map style:condition="value()&lt;0" style:apply-style-name="N252P1"/>
    </number:text-style>
    <number:number-style style:name="N253P0" style:volatile="true">
      <number:number number:decimal-places="0" loext:min-decimal-places="0" number:min-integer-digits="1" number:grouping="true"/>
      <number:text>    </number:text>
    </number:number-style>
    <number:number-style style:name="N253P1" style:volatile="true">
      <number:number number:decimal-places="0" loext:min-decimal-places="0" number:min-integer-digits="1" number:grouping="true"/>
      <number:text>    </number:text>
    </number:number-style>
    <number:number-style style:name="N253P2" style:volatile="true">
      <number:text>-</number:text>
      <number:number number:decimal-places="0" loext:min-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">
      <number:number number:decimal-places="3" loext:min-decimal-places="0" number:min-integer-digits="1" number:decimal-replacement="" number:grouping="true" number:display-factor="1000"/>
    </number:number-style>
    <number:number-style style:name="N256P0" style:volatile="true">
      <number:number number:decimal-places="3" loext:min-decimal-places="3" number:min-integer-digits="1" number:grouping="true"/>
      <number:text> </number:text>
    </number:number-style>
    <number:number-style style:name="N256">
      <number:text>-</number:text>
      <number:number number:decimal-places="3" loext:min-decimal-places="3" number:min-integer-digits="1" number:grouping="true"/>
      <number:text> </number:text>
      <style:map style:condition="value()&gt;=0" style:apply-style-name="N256P0"/>
    </number:number-style>
    <number:number-style style:name="N25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58P0" style:volatile="true">
      <number:number number:decimal-places="2" loext:min-decimal-places="2" number:min-integer-digits="1" number:grouping="true"/>
      <number:text> </number:text>
    </number:number-style>
    <number:number-style style:name="N258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8P0"/>
    </number:number-style>
    <number:number-style style:name="N260P0" style:volatile="true">
      <number:number number:decimal-places="0" loext:min-decimal-places="0" number:min-integer-digits="1" number:grouping="true"/>
      <number:text> р.</number:text>
    </number:number-style>
    <number:number-style style:name="N260">
      <style:text-properties fo:color="#ff0000"/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260P0"/>
    </number:number-style>
    <number:number-style style:name="N261">
      <number:number number:decimal-places="0" loext:min-decimal-places="0" number:min-integer-digits="0"/>
    </number:number-style>
    <number:date-style style:name="N26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</number:date-style>
    <number:number-style style:name="N263P0" style:volatile="true">
      <number:number number:decimal-places="0" loext:min-decimal-places="0" number:min-integer-digits="0"/>
    </number:number-style>
    <number:number-style style:name="N263P1" style:volatile="true">
      <number:text> -    </number:text>
    </number:number-style>
    <number:text-style style:name="N263">
      <number:text-content/>
      <number:text> </number:text>
      <style:map style:condition="value()&gt;=0" style:apply-style-name="N263P0"/>
      <style:map style:condition="value()&lt;0" style:apply-style-name="N263P1"/>
    </number:text-style>
    <number:number-style style:name="N265P0" style:volatile="true">
      <number:number number:decimal-places="2" loext:min-decimal-places="2" number:min-integer-digits="1" number:grouping="true" number:display-factor="1000"/>
    </number:number-style>
    <number:number-style style:name="N265P1" style:volatile="true">
      <number:text>-</number:text>
      <number:number number:decimal-places="2" loext:min-decimal-places="2" number:min-integer-digits="1" number:grouping="true" number:display-factor="1000"/>
    </number:number-style>
    <number:number-style style:name="N265P2" style:volatile="true">
      <number:text>-</number:text>
      <number:number number:decimal-places="0" loext:min-decimal-places="0" number:min-integer-digits="0" number:display-factor="1000"/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percentage-style style:name="N266">
      <number:number number:decimal-places="3" loext:min-decimal-places="3" number:min-integer-digits="1"/>
      <number:text>%</number:text>
    </number:percentage-style>
    <number:number-style style:name="N2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7P0"/>
    </number:number-style>
    <number:date-style style:name="N268">
      <number:day/>
      <number:text>-</number:text>
      <number:month number:textual="true"/>
      <number:text>-</number:text>
      <number:year/>
    </number:date-style>
    <number:number-style style:name="N269">
      <number:number number:decimal-places="5" loext:min-decimal-places="5" number:min-integer-digits="1" number:grouping="true"/>
    </number:number-style>
    <number:currency-style style:name="N27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27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71P0"/>
    </number:currency-style>
    <number:number-style style:name="N273P0" style:volatile="true">
      <number:number number:decimal-places="0" loext:min-decimal-places="0" number:min-integer-digits="1" number:grouping="true"/>
      <number:text> ₽</number:text>
    </number:number-style>
    <number:number-style style:name="N273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273P0"/>
    </number:number-style>
    <number:currency-style style:name="N275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275">
      <style:text-properties fo:color="#ff0000"/>
      <number:text>-</number:text>
      <number:currency-symbol number:language="es" number:country="AR">$</number:currency-symbol>
      <number:number number:decimal-places="0" loext:min-decimal-places="0" number:min-integer-digits="1" number:grouping="true"/>
      <style:map style:condition="value()&gt;=0" style:apply-style-name="N275P0"/>
    </number:currency-style>
    <number:number-style style:name="N276">
      <number:number number:decimal-places="0" loext:min-decimal-places="0" number:min-integer-digits="7"/>
    </number:number-style>
    <number:number-style style:name="N278P0" style:volatile="true">
      <number:number number:decimal-places="3" loext:min-decimal-places="3" number:min-integer-digits="1"/>
      <number:text> </number:text>
    </number:number-style>
    <number:number-style style:name="N278">
      <number:text>-</number:text>
      <number:number number:decimal-places="3" loext:min-decimal-places="3" number:min-integer-digits="1"/>
      <number:text> </number:text>
      <style:map style:condition="value()&gt;=0" style:apply-style-name="N278P0"/>
    </number:number-style>
    <number:number-style style:name="N281P0" style:volatile="true">
      <number:text> </number:text>
      <number:number number:decimal-places="5" loext:min-decimal-places="5" number:min-integer-digits="1" number:grouping="true"/>
      <number:text>    </number:text>
    </number:number-style>
    <number:number-style style:name="N281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281P2" style:volatile="true">
      <number:text>-</number:text>
      <number:number number:decimal-places="0" loext:min-decimal-places="0" number:min-integer-digits="0"/>
      <number:text>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number number:decimal-places="2" loext:min-decimal-places="2" number:min-integer-digits="1" number:grouping="true"/>
      <number:text> €</number:text>
    </number:number-style>
    <number:number-style style:name="N28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83P0"/>
    </number:number-style>
    <number:number-style style:name="N285P0" style:volatile="true">
      <number:text>On</number:text>
    </number:number-style>
    <number:number-style style:name="N285P1" style:volatile="true">
      <number:text>On</number:text>
    </number:number-style>
    <number:number-style style:name="N285">
      <number:text>Off</number:text>
      <style:map style:condition="value()&gt;0" style:apply-style-name="N285P0"/>
      <style:map style:condition="value()&lt;0" style:apply-style-name="N285P1"/>
    </number:number-style>
    <number:currency-style style:name="N287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287P1" style:volatile="true">
      <number:text>-</number:text>
      <number:number number:decimal-places="0" loext:min-decimal-places="0" number:min-integer-digits="0"/>
      <number:text> </number:text>
    </number:number-style>
    <number:text-style style:name="N287">
      <number:text-content/>
      <number:text> </number:text>
      <style:map style:condition="value()&gt;=0" style:apply-style-name="N287P0"/>
      <style:map style:condition="value()&lt;0" style:apply-style-name="N287P1"/>
    </number:text-style>
    <number:number-style style:name="N291P0" style:volatile="true">
      <number:text> fl </number:text>
      <number:number number:decimal-places="2" loext:min-decimal-places="2" number:min-integer-digits="1" number:grouping="true" number:display-factor="1000"/>
    </number:number-style>
    <number:number-style style:name="N291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291P2" style:volatile="true">
      <number:text> fl -</number:text>
      <number:number number:decimal-places="0" loext:min-decimal-places="0" number:min-integer-digits="0" number:display-factor="1000"/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4P0" style:volatile="true">
      <number:number number:decimal-places="4" loext:min-decimal-places="4" number:min-integer-digits="1" number:grouping="true"/>
      <number:text>    </number:text>
    </number:number-style>
    <number:number-style style:name="N294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294P2" style:volatile="true">
      <number:text>-</number:text>
      <number:number number:decimal-places="0" loext:min-decimal-places="0" number:min-integer-digits="0"/>
      <number:text>   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currency-style style:name="N29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295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95P0"/>
    </number:currency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0P0" style:volatile="true">
      <number:number number:decimal-places="2" loext:min-decimal-places="2" number:min-integer-digits="1" number:grouping="true"/>
      <number:text>р. </number:text>
    </number:number-style>
    <number:number-style style:name="N300P1" style:volatile="true">
      <number:number number:decimal-places="2" loext:min-decimal-places="2" number:min-integer-digits="1" number:grouping="true"/>
      <number:text>р. </number:text>
    </number:number-style>
    <number:number-style style:name="N300P2" style:volatile="true">
      <number:text>-</number:text>
      <number:number number:decimal-places="0" loext:min-decimal-places="0" number:min-integer-digits="0"/>
      <number:text>р.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">
      <number:number number:decimal-places="0" loext:min-decimal-places="0" number:min-integer-digits="1" number:grouping="true"/>
      <number:text>р.</number:text>
    </number:number-style>
    <number:number-style style:name="N304P0" style:volatile="true">
      <number:number number:decimal-places="0" loext:min-decimal-places="0" number:min-integer-digits="1" number:grouping="true" number:display-factor="1000"/>
    </number:number-style>
    <number:number-style style:name="N304P1" style:volatile="true">
      <number:number number:decimal-places="0" loext:min-decimal-places="0" number:min-integer-digits="1" number:grouping="true"/>
      <number:text>-</number:text>
    </number:number-style>
    <number:number-style style:name="N304P2" style:volatile="true">
      <number:text> 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">
      <number:number number:decimal-places="0" loext:min-decimal-places="0" number:min-integer-digits="1">
        <number:embedded-text number:position="3"> </number:embedded-text>
      </number:number>
    </number:number-style>
    <number:number-style style:name="N306P0" style:volatile="true">
      <number:number number:decimal-places="0" loext:min-decimal-places="0" number:min-integer-digits="1" number:grouping="true"/>
      <number:text>р.</number:text>
    </number:number-style>
    <number:number-style style:name="N306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306P0"/>
    </number:number-style>
    <number:number-style style:name="N309P0" style:volatile="true">
      <number:text> €</number:text>
      <number:number number:decimal-places="0" loext:min-decimal-places="0" number:min-integer-digits="1" number:grouping="true" number:display-factor="1000"/>
    </number:number-style>
    <number:number-style style:name="N309P1" style:volatile="true">
      <number:text>-€</number:text>
      <number:number number:decimal-places="0" loext:min-decimal-places="0" number:min-integer-digits="1" number:grouping="true" number:display-factor="1000"/>
    </number:number-style>
    <number:number-style style:name="N309P2" style:volatile="true">
      <number:text> €-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">
      <number:number number:decimal-places="3" loext:min-decimal-places="3" number:min-integer-digits="1"/>
    </number:number-style>
    <number:currency-style style:name="N311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3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11">
      <number:text>-</number:text>
      <number:number number:decimal-places="0" loext:min-decimal-places="0" number:min-integer-digits="0"/>
      <number:text> </number:text>
      <style:map style:condition="value()&gt;0" style:apply-style-name="N311P0"/>
      <style:map style:condition="value()&lt;0" style:apply-style-name="N311P1"/>
    </number:number-style>
    <number:number-style style:name="N312">
      <number:fraction number:min-integer-digits="0" number:min-numerator-digits="3" loext:max-numerator-digits="3" number:min-denominator-digits="3" loext:max-denominator-value="999"/>
    </number:number-style>
    <number:number-style style:name="N313">
      <number:number number:decimal-places="0" loext:min-decimal-places="0" number:min-integer-digits="8"/>
    </number:number-style>
    <number:currency-style style:name="N314">
      <number:number number:decimal-places="1" loext:min-decimal-places="1" number:min-integer-digits="1" number:grouping="true"/>
      <number:text> </number:text>
      <number:currency-symbol number:language="ar" number:country="SA">€</number:currency-symbol>
    </number:currency-style>
    <number:number-style style:name="N316P0" style:volatile="true">
      <number:number number:decimal-places="0" loext:min-decimal-places="0" number:min-integer-digits="0"/>
      <number:text>    </number:text>
    </number:number-style>
    <number:number-style style:name="N316">
      <number:text> -    </number:text>
      <style:map style:condition="value()&gt;=0" style:apply-style-name="N316P0"/>
    </number:number-style>
    <number:number-style style:name="N317P0" style:volatile="true">
      <number:number number:decimal-places="2" loext:min-decimal-places="2" number:min-integer-digits="1" number:grouping="true"/>
      <number:text>р.</number:text>
    </number:number-style>
    <number:number-style style:name="N31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317P0"/>
    </number:number-style>
    <number:number-style style:name="N318P0" style:volatile="true">
      <number:number number:decimal-places="3" loext:min-decimal-places="3" number:min-integer-digits="1" number:grouping="true"/>
      <number:text>    </number:text>
    </number:number-style>
    <number:number-style style:name="N318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318P2" style:volatile="true">
      <number:text>-</number:text>
      <number:number number:decimal-places="0" loext:min-decimal-places="0" number:min-integer-digits="0"/>
      <number:text>   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€</number:text>
      <number:number number:decimal-places="2" loext:min-decimal-places="2" number:min-integer-digits="1" number:grouping="true"/>
    </number:number-style>
    <number:number-style style:name="N320">
      <number:text>-€</number:text>
      <number:number number:decimal-places="2" loext:min-decimal-places="2" number:min-integer-digits="1" number:grouping="true"/>
      <style:map style:condition="value()&gt;=0" style:apply-style-name="N320P0"/>
    </number:number-style>
    <number:number-style style:name="N3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3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22P2" style:volatile="true">
      <number:text> -   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4P0" style:volatile="true">
      <number:text> </number:text>
      <number:number number:decimal-places="0" loext:min-decimal-places="0" number:min-integer-digits="1" number:grouping="true"/>
      <number:text> kr </number:text>
    </number:number-style>
    <number:number-style style:name="N324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324P2" style:volatile="true">
      <number:text> - kr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date-style style:name="N32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326">
      <number:number number:decimal-places="5" loext:min-decimal-places="5" number:min-integer-digits="1"/>
      <number:text>%</number:text>
    </number:percentage-style>
    <number:currency-style style:name="N327">
      <number:number number:decimal-places="1" loext:min-decimal-places="1" number:min-integer-digits="1" number:grouping="true"/>
      <number:text> </number:text>
      <number:currency-symbol number:language="ar" number:country="EG">€</number:currency-symbol>
    </number:currency-style>
    <number:currency-style style:name="N328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2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329P1" style:volatile="true">
      <number:text> -    </number:text>
    </number:number-style>
    <number:text-style style:name="N329">
      <number:text-content/>
      <number:text> </number:text>
      <style:map style:condition="value()&gt;=0" style:apply-style-name="N329P0"/>
      <style:map style:condition="value()&lt;0" style:apply-style-name="N329P1"/>
    </number:text-style>
    <number:number-style style:name="N330P0" style:volatile="true">
      <number:number number:decimal-places="2" loext:min-decimal-places="2" number:min-integer-digits="1" number:grouping="true" number:display-factor="1000"/>
    </number:number-style>
    <number:number-style style:name="N3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30P0"/>
    </number:number-style>
    <number:number-style style:name="N332P0" style:volatile="true">
      <number:number number:decimal-places="0" loext:min-decimal-places="0" number:min-integer-digits="1" number:grouping="true"/>
      <number:text> </number:text>
    </number:number-style>
    <number:number-style style:name="N3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2P2" style:volatile="true">
      <number:text> -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6P0" style:volatile="true">
      <number:number number:decimal-places="2" loext:min-decimal-places="2" number:min-integer-digits="1" number:grouping="true"/>
      <number:text>       </number:text>
    </number:number-style>
    <number:number-style style:name="N33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336P2" style:volatile="true">
      <number:text>-</number:text>
      <number:number number:decimal-places="0" loext:min-decimal-places="0" number:min-integer-digits="0"/>
      <number:text>      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date-style style:name="N337">
      <number:day number:style="long"/>
      <number:text>-</number:text>
      <number:month number:textual="true"/>
      <number:text>-</number:text>
      <number:year/>
    </number:date-style>
    <number:currency-style style:name="N341P0" style:volatile="true">
      <number:text> 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41P1" style:volatile="true">
      <number:text>-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41P2" style:volatile="true">
      <number:text>-</number:text>
      <number:number number:decimal-places="0" loext:min-decimal-places="0" number:min-integer-digits="0"/>
      <number:currency-symbol number:language="ru" number:country="RU">р.</number:currency-symbol>
      <number:text> </number:text>
    </number:currency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34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344P2" style:volatile="true">
      <number:text>-</number:text>
      <number:number number:decimal-places="0" loext:min-decimal-places="0" number:min-integer-digits="0"/>
      <number:text>р.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text> -    </number:text>
    </number:number-style>
    <number:text-style style:name="N345">
      <number:text-content/>
      <number:text> </number:text>
      <style:map style:condition="value()&lt;=1.79769313486232E+308" style:apply-style-name="N345P0"/>
    </number:text-style>
    <number:number-style style:name="N346P0" style:volatile="true">
      <number:number number:decimal-places="0" loext:min-decimal-places="0" number:min-integer-digits="1" number:grouping="true" number:display-factor="1000"/>
    </number:number-style>
    <number:number-style style:name="N3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346P0"/>
    </number:number-style>
    <number:date-style style:name="N347">
      <number:month number:textual="true"/>
      <number:text>-</number:text>
      <number:year/>
    </number:date-style>
    <number:number-style style:name="N349P0" style:volatile="true">
      <number:text>True</number:text>
    </number:number-style>
    <number:number-style style:name="N349P1" style:volatile="true">
      <number:text>True</number:text>
    </number:number-style>
    <number:number-style style:name="N349">
      <number:text>False</number:text>
      <style:map style:condition="value()&gt;0" style:apply-style-name="N349P0"/>
      <style:map style:condition="value()&lt;0" style:apply-style-name="N349P1"/>
    </number:number-style>
    <number:currency-style style:name="N351P0" style:volatile="true">
      <number:number number:decimal-places="1" loext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351">
      <number:text>-</number:text>
      <number:number number:decimal-places="1" loext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351P0"/>
    </number:currency-style>
    <number:number-style style:name="N352">
      <number:number number:decimal-places="1" loext:min-decimal-places="1" number:min-integer-digits="1" number:grouping="true"/>
      <number:text>р.</number:text>
    </number:number-style>
    <number:number-style style:name="N353P0" style:volatile="true">
      <number:number number:decimal-places="2" loext:min-decimal-places="2" number:min-integer-digits="1" number:grouping="true"/>
      <number:text>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53P2" style:volatile="true">
      <number:text>-</number:text>
      <number:number number:decimal-places="0" loext:min-decimal-places="0" number:min-integer-digits="0"/>
      <number:text>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5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55P0"/>
    </number:number-style>
    <number:number-style style:name="N359P0" style:volatile="true">
      <number:text> £</number:text>
      <number:number number:decimal-places="2" loext:min-decimal-places="2" number:min-integer-digits="1" number:grouping="true" number:display-factor="1000"/>
    </number:number-style>
    <number:number-style style:name="N359P1" style:volatile="true">
      <number:text>-£</number:text>
      <number:number number:decimal-places="2" loext:min-decimal-places="2" number:min-integer-digits="1" number:grouping="true" number:display-factor="1000"/>
    </number:number-style>
    <number:number-style style:name="N359P2" style:volatile="true">
      <number:text> £-</number:text>
      <number:number number:decimal-places="0" loext:min-decimal-places="0" number:min-integer-digits="0" number:display-factor="1000"/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3P0" style:volatile="true">
      <number:text> €</number:text>
      <number:number number:decimal-places="2" loext:min-decimal-places="2" number:min-integer-digits="1" number:grouping="true" number:display-factor="1000"/>
    </number:number-style>
    <number:number-style style:name="N363P1" style:volatile="true">
      <number:text>-€</number:text>
      <number:number number:decimal-places="2" loext:min-decimal-places="2" number:min-integer-digits="1" number:grouping="true" number:display-factor="1000"/>
    </number:number-style>
    <number:number-style style:name="N363P2" style:volatile="true">
      <number:text> €-</number:text>
      <number:number number:decimal-places="0" loext:min-decimal-places="0" number:min-integer-digits="0" number:display-factor="1000"/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6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64P0"/>
    </number:number-style>
    <number:number-style style:name="N365P0" style:volatile="true">
      <number:number number:decimal-places="2" loext:min-decimal-places="2" number:min-integer-digits="1" number:grouping="true"/>
      <number:text>р. </number:text>
    </number:number-style>
    <number:number-style style:name="N365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365P2" style:volatile="true">
      <number:text>-</number:text>
      <number:number number:decimal-places="0" loext:min-decimal-places="0" number:min-integer-digits="0"/>
      <number:text>р.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currency-style style:name="N367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367P1" style:volatile="true">
      <number:text>- </number:text>
    </number:number-style>
    <number:text-style style:name="N367">
      <number:text-content/>
      <number:text> </number:text>
      <style:map style:condition="value()&gt;=0" style:apply-style-name="N367P0"/>
      <style:map style:condition="value()&lt;0" style:apply-style-name="N367P1"/>
    </number:text-style>
    <number:number-style style:name="N368">
      <number:number number:min-integer-digits="1"/>
      <number:text> </number:text>
    </number:number-style>
    <number:currency-style style:name="N370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370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370P0"/>
    </number:currency-style>
    <number:number-style style:name="N374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374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374P2" style:volatile="true">
      <number:text> -    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text> fl </number:text>
      <number:number number:decimal-places="0" loext:min-decimal-places="0" number:min-integer-digits="1" number:grouping="true" number:display-factor="1000"/>
    </number:number-style>
    <number:number-style style:name="N378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378P2" style:volatile="true">
      <number:text> fl -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currency-style style:name="N379">
      <number:currency-symbol number:language="ru" number:country="RU">€</number:currency-symbol>
      <number:text> </number:text>
      <number:number number:decimal-places="2" loext:min-decimal-places="2" number:min-integer-digits="1" number:grouping="true"/>
    </number:currency-style>
    <number:currency-style style:name="N380">
      <number:currency-symbol number:language="en" number:country="US">$</number:currency-symbol>
      <number:number number:decimal-places="0" loext:min-decimal-places="0" number:min-integer-digits="1" number:grouping="true"/>
    </number:currency-style>
    <number:number-style style:name="N382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38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82P0"/>
    </number:number-style>
    <number:number-style style:name="N383P0" style:volatile="true">
      <number:number number:decimal-places="2" loext:min-decimal-places="2" number:min-integer-digits="1"/>
    </number:number-style>
    <number:number-style style:name="N383">
      <style:text-properties fo:color="#ff0000"/>
      <number:number number:decimal-places="2" loext:min-decimal-places="2" number:min-integer-digits="1"/>
      <style:map style:condition="value()&gt;=0" style:apply-style-name="N383P0"/>
    </number:number-style>
    <number:currency-style style:name="N385P0" style:volatile="true"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85P1" style:volatile="true">
      <number:text>-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85P2" style:volatile="true">
      <number:text>-</number:text>
      <number:number number:decimal-places="0" loext:min-decimal-places="0" number:min-integer-digits="0"/>
      <number:currency-symbol number:language="ru" number:country="RU">р.</number:currency-symbol>
      <number:text> </number:text>
    </number:currency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percentage-style style:name="N386">
      <number:number number:decimal-places="1" loext:min-decimal-places="1" number:min-integer-digits="1"/>
      <number:text>%</number:text>
    </number:percentage-style>
    <number:currency-style style:name="N38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38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387P0"/>
    </number:currency-style>
    <number:number-style style:name="N388P0" style:volatile="true">
      <number:number number:decimal-places="0" loext:min-decimal-places="0" number:min-integer-digits="1" number:grouping="true"/>
      <number:text>р.</number:text>
    </number:number-style>
    <number:number-style style:name="N38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388P0"/>
    </number:number-style>
    <number:number-style style:name="N390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3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90P0"/>
    </number:number-style>
    <number:number-style style:name="N392P0" style:volatile="true">
      <number:number number:decimal-places="2" loext:min-decimal-places="2" number:min-integer-digits="1" number:grouping="true"/>
      <number:text> ₽</number:text>
    </number:number-style>
    <number:number-style style:name="N392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392P0"/>
    </number:number-style>
    <number:number-style style:name="N393P0" style:volatile="true">
      <number:number number:decimal-places="3" loext:min-decimal-places="0" number:min-integer-digits="1" number:decimal-replacement="" number:grouping="true" number:display-factor="1000"/>
    </number:number-style>
    <number:number-style style:name="N393">
      <number:text>-  </number:text>
      <style:map style:condition="value()&gt;=0" style:apply-style-name="N393P0"/>
    </number:number-style>
    <number:time-style style:name="N394">
      <number:hours number:style="long"/>
      <number:text>.</number:text>
      <number:minutes number:style="long"/>
    </number:time-style>
    <number:number-style style:name="N396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39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96">
      <number:text> -    </number:text>
      <style:map style:condition="value()&gt;0" style:apply-style-name="N396P0"/>
      <style:map style:condition="value()&lt;0" style:apply-style-name="N396P1"/>
    </number:number-style>
    <number:currency-style style:name="N397P0" style:volatile="true">
      <number:number number:decimal-places="1" loext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397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397P0"/>
    </number:currency-style>
    <number:number-style style:name="N398P0" style:volatile="true">
      <number:number number:decimal-places="2" loext:min-decimal-places="2" number:min-integer-digits="1" number:grouping="true" number:display-factor="1000"/>
    </number:number-style>
    <number:number-style style:name="N398">
      <number:text>-</number:text>
      <number:number number:decimal-places="2" loext:min-decimal-places="2" number:min-integer-digits="1" number:grouping="true" number:display-factor="1000"/>
      <style:map style:condition="value()&gt;=0" style:apply-style-name="N398P0"/>
    </number:number-style>
    <number:number-style style:name="N402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40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402P2" style:volatile="true">
      <number:text> $-</number:text>
      <number:number number:decimal-places="0" loext:min-decimal-places="0" number:min-integer-digits="0" number:display-factor="1000"/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text>Да</number:text>
    </number:number-style>
    <number:number-style style:name="N404P1" style:volatile="true">
      <number:text>Да</number:text>
    </number:number-style>
    <number:number-style style:name="N404">
      <number:text>Нет</number:text>
      <style:map style:condition="value()&gt;0" style:apply-style-name="N404P0"/>
      <style:map style:condition="value()&lt;0" style:apply-style-name="N404P1"/>
    </number:number-style>
    <number:number-style style:name="N405P0" style:volatile="true">
      <number:number number:decimal-places="0" loext:min-decimal-places="0" number:min-integer-digits="1" number:grouping="true" number:display-factor="1000"/>
    </number:number-style>
    <number:number-style style:name="N40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05P0"/>
    </number:number-style>
    <number:number-style style:name="N407P0" style:volatile="true">
      <number:number number:decimal-places="0" loext:min-decimal-places="0" number:min-integer-digits="1" number:grouping="true"/>
      <number:text> €</number:text>
    </number:number-style>
    <number:number-style style:name="N40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407P0"/>
    </number:number-style>
    <number:number-style style:name="N409P0" style:volatile="true">
      <number:text> </number:text>
      <number:number number:decimal-places="0" loext:min-decimal-places="0" number:min-integer-digits="1" number:grouping="true"/>
      <number:text> р. </number:text>
    </number:number-style>
    <number:number-style style:name="N409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409P2" style:volatile="true">
      <number:text> - р.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date-style style:name="N410">
      <number:day number:style="long"/>
      <number:text>-</number:text>
      <number:month number:textual="true"/>
    </number:date-style>
    <number:number-style style:name="N411P0" style:volatile="true">
      <number:number number:decimal-places="2" loext:min-decimal-places="2" number:min-integer-digits="1" number:grouping="true"/>
      <number:text>р.</number:text>
    </number:number-style>
    <number:number-style style:name="N411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411P0"/>
    </number:number-style>
    <number:number-style style:name="N412P0" style:volatile="true">
      <number:text>€</number:text>
      <number:number number:decimal-places="2" loext:min-decimal-places="2" number:min-integer-digits="1" number:grouping="true"/>
    </number:number-style>
    <number:number-style style:name="N412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412P0"/>
    </number:number-style>
    <number:number-style style:name="N414P0" style:volatile="true">
      <number:text>Yes</number:text>
    </number:number-style>
    <number:number-style style:name="N414P1" style:volatile="true">
      <number:text>Yes</number:text>
    </number:number-style>
    <number:number-style style:name="N414">
      <number:text>No</number:text>
      <style:map style:condition="value()&gt;0" style:apply-style-name="N414P0"/>
      <style:map style:condition="value()&lt;0" style:apply-style-name="N414P1"/>
    </number:number-style>
    <number:number-style style:name="N416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416P1" style:volatile="true">
      <number:text/>
    </number:number-style>
    <number:number-style style:name="N416P2" style:volatile="true">
      <number:text> -   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currency-style style:name="N417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419P0" style:volatile="true">
      <number:number number:decimal-places="2" loext:min-decimal-places="2" number:min-integer-digits="0" number:grouping="true"/>
      <number:currency-symbol number:language="ru" number:country="RU">р.</number:currency-symbol>
    </number:currency-style>
    <number:currency-style style:name="N419">
      <style:text-properties fo:color="#ff0000"/>
      <number:text>-</number:text>
      <number:number number:decimal-places="2" loext:min-decimal-places="2" number:min-integer-digits="0" number:grouping="true"/>
      <number:currency-symbol number:language="ru" number:country="RU">р.</number:currency-symbol>
      <style:map style:condition="value()&gt;=0" style:apply-style-name="N419P0"/>
    </number:currency-style>
    <number:currency-style style:name="N421P0" style:volatile="true">
      <number:currency-symbol>€</number:currency-symbol>
      <number:text> </number:text>
      <number:number number:decimal-places="0" loext:min-decimal-places="0" number:min-integer-digits="3" number:grouping="true" number:display-factor="1000"/>
    </number:currency-style>
    <number:currency-style style:name="N421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421P0"/>
    </number:currency-style>
    <number:time-style style:name="N422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423">
      <number:month/>
      <number:text>/</number:text>
      <number:day/>
      <number:text>/</number:text>
      <number:year/>
    </number:date-style>
    <number:number-style style:name="N42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42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426P2" style:volatile="true">
      <number:text> $-</number:text>
      <number:number number:decimal-places="0" loext:min-decimal-places="0" number:min-integer-digits="0"/>
      <number:text>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4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428P2" style:volatile="true">
      <number:text> -р.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time-style style:name="N429">
      <number:hours number:style="long"/>
      <number:text>.</number:text>
      <number:minutes number:style="long"/>
      <number:text>.</number:text>
      <number:seconds number:style="long"/>
    </number:time-style>
    <number:currency-style style:name="N433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433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433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currency-style style:name="N435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435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435P0"/>
    </number:currency-style>
    <number:percentage-style style:name="N436">
      <number:number number:decimal-places="3" loext:min-decimal-places="3" number:min-integer-digits="1"/>
      <number:text>% </number:text>
    </number:percentage-style>
    <number:number-style style:name="N437P0" style:volatile="true">
      <number:number number:min-integer-digits="1"/>
      <number:text/>
    </number:number-style>
    <number:number-style style:name="N437">
      <number:text>-</number:text>
      <style:map style:condition="value()&gt;=0" style:apply-style-name="N437P0"/>
    </number:number-style>
    <number:number-style style:name="N439P0" style:volatile="true">
      <number:number number:decimal-places="2" loext:min-decimal-places="2" number:min-integer-digits="1" number:grouping="true"/>
      <number:text> </number:text>
    </number:number-style>
    <number:number-style style:name="N43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439P2" style:volatile="true">
      <number:text>-</number:text>
      <number:number number:decimal-places="0" loext:min-decimal-places="0" number:min-integer-digits="0"/>
      <number:text>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currency-style style:name="N440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4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40">
      <number:number number:min-integer-digits="1"/>
      <number:text/>
      <style:map style:condition="value()&gt;0" style:apply-style-name="N440P0"/>
      <style:map style:condition="value()&lt;0" style:apply-style-name="N440P1"/>
    </number:number-style>
    <number:number-style style:name="N4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442">
      <number:number number:decimal-places="4" loext:min-decimal-places="4" number:min-integer-digits="1" number:grouping="true"/>
      <number:text>   </number:text>
    </number:number-style>
    <number:number-style style:name="N443">
      <number:fraction number:min-integer-digits="0" number:min-numerator-digits="2" loext:max-numerator-digits="2" number:min-denominator-digits="2" loext:max-denominator-value="99"/>
      <number:text> </number:text>
    </number:number-style>
    <number:number-style style:name="N444">
      <number:text>31-5</number:text>
    </number:number-style>
    <number:number-style style:name="N445">
      <number:number number:decimal-places="12" loext:min-decimal-places="12" number:min-integer-digits="1"/>
    </number:number-style>
    <number:number-style style:name="N446">
      <number:fraction number:min-integer-digits="0" number:min-numerator-digits="3" loext:max-numerator-digits="3" number:min-denominator-digits="3" loext:max-denominator-value="999"/>
      <number:text> </number:text>
    </number:number-style>
    <number:percentage-style style:name="N448P0" style:volatile="true">
      <number:number number:decimal-places="2" loext:min-decimal-places="2" number:min-integer-digits="1" number:grouping="true"/>
      <number:text>%</number:text>
    </number:percentage-style>
    <number:percentage-style style:name="N448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448P0"/>
    </number:percentage-style>
    <number:number-style style:name="N45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45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450P2" style:volatile="true">
      <number:text>-</number:text>
      <number:number number:decimal-places="0" loext:min-decimal-places="0" number:min-integer-digits="0"/>
      <number:text> </number:text>
    </number:number-style>
    <number:text-style style:name="N450">
      <number:text-content/>
      <number:text> </number:text>
      <style:map style:condition="value()&gt;0" style:apply-style-name="N450P0"/>
      <style:map style:condition="value()&lt;0" style:apply-style-name="N450P1"/>
      <style:map style:condition="value()=0" style:apply-style-name="N450P2"/>
    </number:text-style>
    <number:date-style style:name="N451">
      <number:text>B2</number:text>
      <number:day number:style="long"/>
      <number:text>.</number:text>
      <number:month number:style="long"/>
      <number:text>.</number:text>
      <number:year number:style="long"/>
    </number:date-style>
    <number:currency-style style:name="N453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number-style style:name="N45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53">
      <number:text>-</number:text>
      <number:number number:decimal-places="0" loext:min-decimal-places="0" number:min-integer-digits="0"/>
      <number:text> </number:text>
      <style:map style:condition="value()&gt;0" style:apply-style-name="N453P0"/>
      <style:map style:condition="value()&lt;0" style:apply-style-name="N453P1"/>
    </number:number-style>
    <number:number-style style:name="N454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45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454P2" style:volatile="true">
      <number:text>-</number:text>
      <number:number number:decimal-places="0" loext:min-decimal-places="0" number:min-integer-digits="0"/>
      <number:text>   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5P0" style:volatile="true">
      <number:number number:decimal-places="3" loext:min-decimal-places="3" number:min-integer-digits="1"/>
    </number:number-style>
    <number:number-style style:name="N455">
      <style:text-properties fo:color="#ff0000"/>
      <number:text>-</number:text>
      <number:number number:decimal-places="3" loext:min-decimal-places="3" number:min-integer-digits="1"/>
      <style:map style:condition="value()&gt;=0" style:apply-style-name="N455P0"/>
    </number:number-style>
    <number:currency-style style:name="N459P0" style:volatile="true">
      <number:number number:decimal-places="2" loext:min-decimal-places="2" number:min-integer-digits="1" number:grouping="true"/>
      <number:text> </number:text>
      <number:currency-symbol>USD</number:currency-symbol>
      <number:text> </number:text>
    </number:currency-style>
    <number:currency-style style:name="N459P1" style:volatile="true">
      <number:text>-</number:text>
      <number:number number:decimal-places="2" loext:min-decimal-places="2" number:min-integer-digits="1" number:grouping="true"/>
      <number:text> </number:text>
      <number:currency-symbol>USD</number:currency-symbol>
      <number:text> </number:text>
    </number:currency-style>
    <number:currency-style style:name="N459P2" style:volatile="true">
      <number:text>-</number:text>
      <number:number number:decimal-places="0" loext:min-decimal-places="0" number:min-integer-digits="0"/>
      <number:text> </number:text>
      <number:currency-symbol>USD</number:currency-symbol>
      <number:text> </number:text>
    </number:currency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number-style style:name="N460P0" style:volatile="true">
      <number:number number:decimal-places="2" loext:min-decimal-places="2" number:min-integer-digits="1"/>
    </number:number-style>
    <number:number-style style:name="N460">
      <style:text-properties fo:color="#ff0000"/>
      <number:text>-</number:text>
      <number:number number:decimal-places="2" loext:min-decimal-places="2" number:min-integer-digits="1"/>
      <style:map style:condition="value()&gt;=0" style:apply-style-name="N460P0"/>
    </number:number-style>
    <number:currency-style style:name="N462P0" style:volatile="true">
      <number:number number:decimal-places="2" loext:min-decimal-places="2" number:min-integer-digits="1" number:grouping="true"/>
      <number:currency-symbol number:language="ru" number:country="RU">руб.</number:currency-symbol>
    </number:currency-style>
    <number:currency-style style:name="N462">
      <style:text-properties fo:color="#ff0000"/>
      <number:text>-</number:text>
      <number:number number:decimal-places="2" loext:min-decimal-places="2" number:min-integer-digits="1" number:grouping="true"/>
      <number:currency-symbol number:language="ru" number:country="RU">руб.</number:currency-symbol>
      <style:map style:condition="value()&gt;=0" style:apply-style-name="N462P0"/>
    </number:currency-style>
    <number:number-style style:name="N464P0" style:volatile="true">
      <number:number number:decimal-places="1" loext:min-decimal-places="1" number:min-integer-digits="1"/>
      <number:text> </number:text>
    </number:number-style>
    <number:number-style style:name="N464">
      <number:text>-</number:text>
      <number:number number:decimal-places="1" loext:min-decimal-places="1" number:min-integer-digits="1"/>
      <number:text> </number:text>
      <style:map style:condition="value()&gt;=0" style:apply-style-name="N464P0"/>
    </number:number-style>
    <number:number-style style:name="N466P0" style:volatile="true">
      <number:text>fl </number:text>
      <number:number number:decimal-places="2" loext:min-decimal-places="2" number:min-integer-digits="1" number:grouping="true" number:display-factor="1000"/>
    </number:number-style>
    <number:number-style style:name="N466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466P0"/>
    </number:number-style>
    <number:number-style style:name="N467P0" style:volatile="true">
      <number:number number:decimal-places="2" loext:min-decimal-places="2" number:min-integer-digits="1" number:grouping="true"/>
      <number:text> </number:text>
    </number:number-style>
    <number:number-style style:name="N467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467P0"/>
    </number:number-style>
    <number:number-style style:name="N468P0" style:volatile="true">
      <number:number number:decimal-places="0" loext:min-decimal-places="0" number:min-integer-digits="1" number:grouping="true"/>
      <number:text> </number:text>
    </number:number-style>
    <number:number-style style:name="N468">
      <number:text>(</number:text>
      <number:number number:decimal-places="0" loext:min-decimal-places="0" number:min-integer-digits="1" number:grouping="true"/>
      <number:text>)</number:text>
      <style:map style:condition="value()&gt;=0" style:apply-style-name="N468P0"/>
    </number:number-style>
    <number:number-style style:name="N469P0" style:volatile="true">
      <number:number number:decimal-places="2" loext:min-decimal-places="2" number:min-integer-digits="1" number:grouping="true"/>
      <number:text> р.</number:text>
    </number:number-style>
    <number:number-style style:name="N469"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469P0"/>
    </number:number-style>
    <number:number-style style:name="N470P0" style:volatile="true">
      <number:text>£</number:text>
      <number:number number:decimal-places="0" loext:min-decimal-places="0" number:min-integer-digits="1" number:grouping="true"/>
    </number:number-style>
    <number:number-style style:name="N470">
      <number:text>-£</number:text>
      <number:number number:decimal-places="0" loext:min-decimal-places="0" number:min-integer-digits="1" number:grouping="true"/>
      <style:map style:condition="value()&gt;=0" style:apply-style-name="N470P0"/>
    </number:number-style>
    <number:number-style style:name="N472P0" style:volatile="true">
      <number:number number:min-integer-digits="1"/>
      <number:text/>
    </number:number-style>
    <number:number-style style:name="N472P1" style:volatile="true">
      <number:text>-</number:text>
    </number:number-style>
    <number:text-style style:name="N472">
      <number:text-content/>
      <style:map style:condition="value()&gt;=0" style:apply-style-name="N472P0"/>
      <style:map style:condition="value()&lt;0" style:apply-style-name="N472P1"/>
    </number:text-style>
    <number:currency-style style:name="N473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473"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473P0"/>
    </number:currency-style>
    <number:currency-style style:name="N47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text-style style:name="N474">
      <number:text-content/>
      <number:text> </number:text>
      <style:map style:condition="value()&lt;=1.79769313486232E+308" style:apply-style-name="N474P0"/>
    </number:text-style>
    <number:currency-style style:name="N475">
      <number:number number:decimal-places="2" loext:min-decimal-places="2" number:min-integer-digits="1" number:grouping="true"/>
      <number:text> </number:text>
      <number:currency-symbol>USD</number:currency-symbol>
    </number:currency-style>
    <number:number-style style:name="N476P0" style:volatile="true">
      <number:number number:decimal-places="0" loext:min-decimal-places="0" number:min-integer-digits="1" number:grouping="true"/>
      <number:text> </number:text>
    </number:number-style>
    <number:number-style style:name="N47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76P0"/>
    </number:number-style>
    <number:percentage-style style:name="N477">
      <number:number number:decimal-places="6" loext:min-decimal-places="6" number:min-integer-digits="1"/>
      <number:text>%</number:text>
    </number:percentage-style>
    <number:number-style style:name="N480P0" style:volatile="true">
      <number:number number:decimal-places="2" loext:min-decimal-places="2" number:min-integer-digits="1" number:grouping="true"/>
      <number:text> € </number:text>
    </number:number-style>
    <number:number-style style:name="N480P1" style:volatile="true">
      <number:number number:decimal-places="2" loext:min-decimal-places="2" number:min-integer-digits="1" number:grouping="true"/>
      <number:text> € </number:text>
    </number:number-style>
    <number:number-style style:name="N480P2" style:volatile="true">
      <number:text>-</number:text>
      <number:number number:decimal-places="0" loext:min-decimal-places="0" number:min-integer-digits="0"/>
      <number:text> €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1">
      <number:number number:decimal-places="1" loext:min-decimal-places="1" number:min-integer-digits="0"/>
    </number:number-style>
    <number:number-style style:name="N483P0" style:volatile="true">
      <number:text> </number:text>
      <number:number number:decimal-places="1" loext:min-decimal-places="1" number:min-integer-digits="1" number:grouping="true"/>
      <number:text>    </number:text>
    </number:number-style>
    <number:number-style style:name="N483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483P2" style:volatile="true">
      <number:text>-</number:text>
      <number:number number:decimal-places="0" loext:min-decimal-places="0" number:min-integer-digits="0"/>
      <number:text>    </number:text>
    </number:number-style>
    <number:text-style style:name="N483">
      <number:text-content/>
      <number:text> </number:text>
      <style:map style:condition="value()&gt;0" style:apply-style-name="N483P0"/>
      <style:map style:condition="value()&lt;0" style:apply-style-name="N483P1"/>
      <style:map style:condition="value()=0" style:apply-style-name="N483P2"/>
    </number:text-style>
    <number:number-style style:name="N484">
      <number:number number:decimal-places="2" loext:min-decimal-places="2" number:min-integer-digits="1"/>
      <number:text>%</number:text>
    </number:number-style>
    <number:number-style style:name="N485">
      <number:number number:decimal-places="2" loext:min-decimal-places="2" number:min-integer-digits="1" number:grouping="true"/>
      <number:text>   </number:text>
    </number:number-style>
    <number:number-style style:name="N487P0" style:volatile="true">
      <number:text>€</number:text>
      <number:number number:decimal-places="0" loext:min-decimal-places="0" number:min-integer-digits="1" number:grouping="true"/>
    </number:number-style>
    <number:number-style style:name="N487">
      <number:text>-€</number:text>
      <number:number number:decimal-places="0" loext:min-decimal-places="0" number:min-integer-digits="1" number:grouping="true"/>
      <style:map style:condition="value()&gt;=0" style:apply-style-name="N487P0"/>
    </number:number-style>
    <number:number-style style:name="N488P0" style:volatile="true">
      <number:number number:decimal-places="0" loext:min-decimal-places="0" number:min-integer-digits="1" number:grouping="true"/>
      <number:text> ₽</number:text>
    </number:number-style>
    <number:number-style style:name="N488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488P0"/>
    </number:number-style>
    <number:currency-style style:name="N489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number-style style:name="N490">
      <number:number number:decimal-places="0" loext:min-decimal-places="0" number:min-integer-digits="1" number:grouping="true"/>
      <number:text>,   </number:text>
    </number:number-style>
    <number:number-style style:name="N491P0" style:volatile="true">
      <number:number number:decimal-places="2" loext:min-decimal-places="2" number:min-integer-digits="1" number:grouping="true"/>
      <number:text>    </number:text>
    </number:number-style>
    <number:number-style style:name="N491P1" style:volatile="true">
      <number:number number:decimal-places="2" loext:min-decimal-places="2" number:min-integer-digits="1" number:grouping="true"/>
      <number:text>    </number:text>
    </number:number-style>
    <number:number-style style:name="N491P2" style:volatile="true">
      <number:text>-</number:text>
      <number:number number:decimal-places="0" loext:min-decimal-places="0" number:min-integer-digits="0"/>
      <number:text>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2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49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492P0"/>
    </number:number-style>
    <number:currency-style style:name="N493">
      <number:number number:decimal-places="0" loext:min-decimal-places="0" number:min-integer-digits="1" number:grouping="true"/>
      <number:text> </number:text>
      <number:currency-symbol>USD</number:currency-symbol>
    </number:currency-style>
    <number:date-style style:name="N494">
      <number:day number:style="long"/>
      <number:month number:style="long"/>
      <number:year number:style="long"/>
    </number:date-style>
    <number:number-style style:name="N497P0" style:volatile="true">
      <number:number number:decimal-places="0" loext:min-decimal-places="0" number:min-integer-digits="1" number:grouping="true"/>
      <number:text>     </number:text>
    </number:number-style>
    <number:number-style style:name="N497P1" style:volatile="true">
      <number:number number:decimal-places="0" loext:min-decimal-places="0" number:min-integer-digits="1" number:grouping="true"/>
      <number:text>     </number:text>
    </number:number-style>
    <number:number-style style:name="N497P2" style:volatile="true">
      <number:text>-    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8">
      <number:number number:decimal-places="4" loext:min-decimal-places="4" number:min-integer-digits="1"/>
    </number:number-style>
    <number:number-style style:name="N499P0" style:volatile="true">
      <number:number number:decimal-places="2" loext:min-decimal-places="2" number:min-integer-digits="1" number:grouping="true"/>
      <number:text>    </number:text>
    </number:number-style>
    <number:number-style style:name="N49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499P2" style:volatile="true">
      <number:text>-</number:text>
      <number:number number:decimal-places="0" loext:min-decimal-places="0" number:min-integer-digits="0"/>
      <number:text>   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0" loext:min-decimal-places="0" number:min-integer-digits="1" number:grouping="true" number:display-factor="1000"/>
    </number:number-style>
    <number:number-style style:name="N501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501P2" style:volatile="true">
      <number:text> -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date-style style:name="N502">
      <number:month number:style="long" number:textual="true"/>
      <number:text> </number:text>
      <number:day/>
      <number:text>, </number:text>
      <number:year number:style="long"/>
    </number:date-style>
    <number:number-style style:name="N50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50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503P0"/>
    </number:number-style>
    <number:number-style style:name="N504P0" style:volatile="true">
      <number:number number:decimal-places="0" loext:min-decimal-places="0" number:min-integer-digits="1" number:grouping="true" number:display-factor="1000"/>
    </number:number-style>
    <number:number-style style:name="N50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04P2" style:volatile="true">
      <number:text> -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number-style style:name="N505P0" style:volatile="true">
      <number:text>$</number:text>
      <number:number number:decimal-places="2" loext:min-decimal-places="2" number:min-integer-digits="1" number:grouping="true"/>
    </number:number-style>
    <number:number-style style:name="N505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505P0"/>
    </number:number-style>
    <number:number-style style:name="N506P0" style:volatile="true">
      <number:number number:decimal-places="2" loext:min-decimal-places="2" number:min-integer-digits="1" number:grouping="true" number:display-factor="1000"/>
    </number:number-style>
    <number:number-style style:name="N50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506P2" style:volatile="true">
      <number:text>-</number:text>
      <number:number number:decimal-places="0" loext:min-decimal-places="0" number:min-integer-digits="0" number:display-factor="1000"/>
    </number:number-style>
    <number:text-style style:name="N506">
      <number:text-content/>
      <number:text> </number:text>
      <style:map style:condition="value()&gt;0" style:apply-style-name="N506P0"/>
      <style:map style:condition="value()&lt;0" style:apply-style-name="N506P1"/>
      <style:map style:condition="value()=0" style:apply-style-name="N506P2"/>
    </number:text-style>
    <number:number-style style:name="N507P0" style:volatile="true">
      <number:text/>
    </number:number-style>
    <number:number-style style:name="N507P1" style:volatile="true">
      <number:text/>
    </number:number-style>
    <number:number-style style:name="N507P2" style:volatile="true">
      <number:text/>
    </number:number-style>
    <number:text-style style:name="N507">
      <number:text/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currency-style style:name="N50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51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51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11P2" style:volatile="true">
      <number:text>-</number:text>
      <number:number number:decimal-places="0" loext:min-decimal-places="0" number:min-integer-digits="0"/>
      <number:text> €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2">
      <number:number number:decimal-places="0" loext:min-decimal-places="0" number:min-integer-digits="1" number:grouping="true"/>
      <number:text>   </number:text>
    </number:number-style>
    <number:number-style style:name="N514P0" style:volatile="true">
      <number:number number:decimal-places="0" loext:min-decimal-places="0" number:min-integer-digits="1" number:grouping="true"/>
      <number:text> kr</number:text>
    </number:number-style>
    <number:number-style style:name="N514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14P0"/>
    </number:number-style>
    <number:date-style style:name="N516P0" style:volatile="true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text-style style:name="N516">
      <number:text-content/>
      <style:map style:condition="value()&lt;=1.79769313486232E+308" style:apply-style-name="N516P0"/>
    </number:text-style>
    <number:number-style style:name="N517P0" style:volatile="true">
      <number:text>€</number:text>
      <number:number number:decimal-places="0" loext:min-decimal-places="0" number:min-integer-digits="1" number:grouping="true"/>
    </number:number-style>
    <number:number-style style:name="N517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517P0"/>
    </number:number-style>
    <number:number-style style:name="N518P0" style:volatile="true">
      <number:number number:decimal-places="0" loext:min-decimal-places="0" number:min-integer-digits="1" number:grouping="true"/>
      <number:text> kr</number:text>
    </number:number-style>
    <number:number-style style:name="N5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18P0"/>
    </number:number-style>
    <number:number-style style:name="N520P0" style:volatile="true">
      <number:text> </number:text>
      <number:number number:decimal-places="2" loext:min-decimal-places="2" number:min-integer-digits="1" number:grouping="true"/>
      <number:text> р. </number:text>
    </number:number-style>
    <number:number-style style:name="N520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520P2" style:volatile="true">
      <number:text>-</number:text>
      <number:number number:decimal-places="0" loext:min-decimal-places="0" number:min-integer-digits="0"/>
      <number:text> р.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number number:decimal-places="0" loext:min-decimal-places="0" number:min-integer-digits="1" number:grouping="true"/>
      <number:text> ₽ </number:text>
    </number:number-style>
    <number:number-style style:name="N523P1" style:volatile="true">
      <number:number number:decimal-places="0" loext:min-decimal-places="0" number:min-integer-digits="1" number:grouping="true"/>
      <number:text> ₽ </number:text>
    </number:number-style>
    <number:number-style style:name="N523P2" style:volatile="true">
      <number:text>- ₽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currency-style style:name="N525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525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525P0"/>
    </number:currency-style>
    <number:number-style style:name="N526P0" style:volatile="true">
      <number:number number:decimal-places="2" loext:min-decimal-places="2" number:min-integer-digits="1" number:grouping="true"/>
      <number:text> kr</number:text>
    </number:number-style>
    <number:number-style style:name="N52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526P0"/>
    </number:number-style>
    <number:number-style style:name="N528P0" style:volatile="true">
      <number:text> </number:text>
      <number:number number:decimal-places="4" loext:min-decimal-places="4" number:min-integer-digits="1" number:grouping="true"/>
      <number:text>    </number:text>
    </number:number-style>
    <number:number-style style:name="N528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528P2" style:volatile="true">
      <number:text>-</number:text>
      <number:number number:decimal-places="0" loext:min-decimal-places="0" number:min-integer-digits="0"/>
      <number:text>   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currency-style style:name="N529">
      <number:currency-symbol number:language="en" number:country="AU">$</number:currency-symbol>
      <number:number number:decimal-places="1" loext:min-decimal-places="1" number:min-integer-digits="1" number:grouping="true"/>
    </number:currency-style>
    <number:number-style style:name="N530P0" style:volatile="true">
      <number:number number:decimal-places="2" loext:min-decimal-places="2" number:min-integer-digits="1" number:grouping="true"/>
      <number:text> ₽</number:text>
    </number:number-style>
    <number:number-style style:name="N530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530P0"/>
    </number:number-style>
    <number:percentage-style style:name="N531">
      <number:number number:decimal-places="2" loext:min-decimal-places="2" number:min-integer-digits="1"/>
      <number:text>% </number:text>
    </number:percentage-style>
    <number:number-style style:name="N532P0" style:volatile="true">
      <number:number number:decimal-places="2" loext:min-decimal-places="2" number:min-integer-digits="1" number:grouping="true"/>
      <number:text> € </number:text>
    </number:number-style>
    <number:number-style style:name="N5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32P2" style:volatile="true">
      <number:text>-</number:text>
      <number:number number:decimal-places="0" loext:min-decimal-places="0" number:min-integer-digits="0"/>
      <number:text> €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date-style style:name="N533">
      <number:month number:textual="true"/>
      <number:text>.</number:text>
      <number:year number:style="long"/>
    </number:date-style>
    <number:number-style style:name="N534P0" style:volatile="true">
      <number:number number:decimal-places="0" loext:min-decimal-places="0" number:min-integer-digits="1"/>
      <number:text> </number:text>
    </number:number-style>
    <number:number-style style:name="N534">
      <number:text>-</number:text>
      <number:number number:decimal-places="0" loext:min-decimal-places="0" number:min-integer-digits="1"/>
      <number:text> </number:text>
      <style:map style:condition="value()&gt;=0" style:apply-style-name="N534P0"/>
    </number:number-style>
    <number:currency-style style:name="N538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538P1" style:volatile="true">
      <number:currency-symbol>€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538P2" style:volatile="true">
      <number:currency-symbol>€</number:currency-symbol>
      <number:text> -</number:text>
      <number:number number:decimal-places="0" loext:min-decimal-places="0" number:min-integer-digits="0" number:display-factor="1000"/>
    </number:currency-style>
    <number:text-style style:name="N538">
      <number:text-content/>
      <number:text> </number:text>
      <style:map style:condition="value()&gt;0" style:apply-style-name="N538P0"/>
      <style:map style:condition="value()&lt;0" style:apply-style-name="N538P1"/>
      <style:map style:condition="value()=0" style:apply-style-name="N538P2"/>
    </number:text-style>
    <number:currency-style style:name="N540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540P1" style:volatile="true">
      <number:text>-# ""</number:text>
    </number:number-style>
    <number:number-style style:name="N540">
      <number:text>@ "</number:text>
      <style:map style:condition="value()&gt;0" style:apply-style-name="N540P0"/>
      <style:map style:condition="value()&lt;0" style:apply-style-name="N540P1"/>
    </number:number-style>
    <number:number-style style:name="N542P0" style:volatile="true">
      <number:number number:decimal-places="0" loext:min-decimal-places="0" number:min-integer-digits="7"/>
      <number:text>    </number:text>
    </number:number-style>
    <number:number-style style:name="N542P1" style:volatile="true">
      <number:text>-</number:text>
      <number:number number:decimal-places="0" loext:min-decimal-places="0" number:min-integer-digits="1"/>
      <number:text>    </number:text>
    </number:number-style>
    <number:number-style style:name="N542P2" style:volatile="true">
      <number:text> -    </number:text>
    </number:number-style>
    <number:text-style style:name="N542">
      <number:text-content/>
      <number:text> </number:text>
      <style:map style:condition="value()&gt;0" style:apply-style-name="N542P0"/>
      <style:map style:condition="value()&lt;0" style:apply-style-name="N542P1"/>
      <style:map style:condition="value()=0" style:apply-style-name="N542P2"/>
    </number:text-style>
    <number:number-style style:name="N543P0" style:volatile="true">
      <number:number number:decimal-places="2" loext:min-decimal-places="2" number:min-integer-digits="1"/>
      <number:text> </number:text>
    </number:number-style>
    <number:number-style style:name="N543">
      <number:text>-</number:text>
      <number:number number:decimal-places="2" loext:min-decimal-places="2" number:min-integer-digits="1"/>
      <number:text> </number:text>
      <style:map style:condition="value()&gt;=0" style:apply-style-name="N543P0"/>
    </number:number-style>
    <number:date-style style:name="N544">
      <number:day number:style="long"/>
      <number:text> </number:text>
      <number:month number:textual="true"/>
      <number:text> </number:text>
      <number:year/>
    </number:date-style>
    <number:number-style style:name="N545">
      <number:number number:decimal-places="0" loext:min-decimal-places="0" number:min-integer-digits="3"/>
    </number:number-style>
    <number:number-style style:name="N546P0" style:volatile="true">
      <number:number number:decimal-places="0" loext:min-decimal-places="0" number:min-integer-digits="1" number:grouping="true"/>
      <number:text> €</number:text>
    </number:number-style>
    <number:number-style style:name="N54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546P0"/>
    </number:number-style>
    <number:number-style style:name="N547">
      <number:number number:decimal-places="9" loext:min-decimal-places="9" number:min-integer-digits="1"/>
    </number:number-style>
    <number:currency-style style:name="N548">
      <number:currency-symbol number:language="en" number:country="AU">$</number:currency-symbol>
      <number:number number:decimal-places="0" loext:min-decimal-places="0" number:min-integer-digits="1" number:grouping="true"/>
    </number:currency-style>
    <number:number-style style:name="N549P0" style:volatile="true">
      <number:text>£</number:text>
      <number:number number:decimal-places="2" loext:min-decimal-places="2" number:min-integer-digits="1" number:grouping="true"/>
    </number:number-style>
    <number:number-style style:name="N54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549P0"/>
    </number:number-style>
    <number:number-style style:name="N551P0" style:volatile="true">
      <number:text>fl </number:text>
      <number:number number:decimal-places="0" loext:min-decimal-places="0" number:min-integer-digits="1" number:grouping="true" number:display-factor="1000"/>
    </number:number-style>
    <number:number-style style:name="N551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551P0"/>
    </number:number-style>
    <number:number-style style:name="N552P0" style:volatile="true">
      <number:number number:decimal-places="0" loext:min-decimal-places="0" number:min-integer-digits="1" number:grouping="true"/>
      <number:text>     </number:text>
    </number:number-style>
    <number:number-style style:name="N552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552P2" style:volatile="true">
      <number:text> -     </number:text>
    </number:number-style>
    <number:text-style style:name="N552">
      <number:text-content/>
      <number:text> </number:text>
      <style:map style:condition="value()&gt;0" style:apply-style-name="N552P0"/>
      <style:map style:condition="value()&lt;0" style:apply-style-name="N552P1"/>
      <style:map style:condition="value()=0" style:apply-style-name="N552P2"/>
    </number:text-style>
    <number:number-style style:name="N553P0" style:volatile="true">
      <number:number number:decimal-places="0" loext:min-decimal-places="0" number:min-integer-digits="1" number:grouping="true"/>
    </number:number-style>
    <number:number-style style:name="N553">
      <style:text-properties fo:color="#ff0000"/>
      <number:number number:decimal-places="0" loext:min-decimal-places="0" number:min-integer-digits="1" number:grouping="true"/>
      <style:map style:condition="value()&gt;=0" style:apply-style-name="N553P0"/>
    </number:number-style>
    <number:number-style style:name="N554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554">
      <number:text> -    </number:text>
      <style:map style:condition="value()&gt;=0" style:apply-style-name="N554P0"/>
    </number:number-style>
    <number:number-style style:name="N555P0" style:volatile="true">
      <number:number number:decimal-places="2" loext:min-decimal-places="2" number:min-integer-digits="1" number:grouping="true"/>
      <number:text>    </number:text>
    </number:number-style>
    <number:number-style style:name="N55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555P2" style:volatile="true">
      <number:text> -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currency-style style:name="N557P0" style:volatile="true">
      <number:currency-symbol number:language="en" number:country="IE">€</number:currency-symbol>
      <number:number number:decimal-places="0" loext:min-decimal-places="0" number:min-integer-digits="1" number:grouping="true"/>
    </number:currency-style>
    <number:currency-style style:name="N557">
      <number:text>-</number:text>
      <number:currency-symbol number:language="en" number:country="IE">€</number:currency-symbol>
      <number:number number:decimal-places="0" loext:min-decimal-places="0" number:min-integer-digits="1" number:grouping="true"/>
      <style:map style:condition="value()&gt;=0" style:apply-style-name="N557P0"/>
    </number:currency-style>
    <number:number-style style:name="N559P0" style:volatile="true">
      <number:number number:decimal-places="2" loext:min-decimal-places="2" number:min-integer-digits="1" number:grouping="true"/>
      <number:text> kr </number:text>
    </number:number-style>
    <number:number-style style:name="N559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559P2" style:volatile="true">
      <number:text>-</number:text>
      <number:number number:decimal-places="0" loext:min-decimal-places="0" number:min-integer-digits="0"/>
      <number:text> kr </number:text>
    </number:number-style>
    <number:text-style style:name="N559">
      <number:text-content/>
      <number:text> </number:text>
      <style:map style:condition="value()&gt;0" style:apply-style-name="N559P0"/>
      <style:map style:condition="value()&lt;0" style:apply-style-name="N559P1"/>
      <style:map style:condition="value()=0" style:apply-style-name="N559P2"/>
    </number:text-style>
    <number:date-style style:name="N560P0" style:volatile="true">
      <number:day number:style="long"/>
      <number:text>.</number:text>
      <number:month number:style="long"/>
      <number:text>.</number:text>
      <number:year/>
    </number:date-style>
    <number:text-style style:name="N560">
      <number:text-content/>
      <style:map style:condition="value()&lt;=1.79769313486232E+308" style:apply-style-name="N560P0"/>
    </number:text-style>
    <number:date-style style:name="N561">
      <number:text>B2</number:text>
      <number:day number:style="long"/>
      <number:text>.</number:text>
      <number:month number:textual="true"/>
    </number:date-style>
    <number:number-style style:name="N562">
      <number:number number:decimal-places="6" loext:min-decimal-places="6" number:min-integer-digits="1"/>
    </number:number-style>
    <number:number-style style:name="N563">
      <number:number number:decimal-places="7" loext:min-decimal-places="7" number:min-integer-digits="1"/>
    </number:number-style>
    <number:number-style style:name="N565P0" style:volatile="true">
      <number:number number:decimal-places="2" loext:min-decimal-places="2" number:min-integer-digits="1" number:grouping="true"/>
      <number:text> </number:text>
    </number:number-style>
    <number:number-style style:name="N56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565P2" style:volatile="true">
      <number:text>-</number:text>
      <number:number number:decimal-places="0" loext:min-decimal-places="0" number:min-integer-digits="0"/>
      <number:text>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6P0" style:volatile="true">
      <number:number number:decimal-places="1" loext:min-decimal-places="1" number:min-integer-digits="1" number:grouping="true"/>
      <number:text>    </number:text>
    </number:number-style>
    <number:number-style style:name="N566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566P2" style:volatile="true">
      <number:text>-</number:text>
      <number:number number:decimal-places="0" loext:min-decimal-places="0" number:min-integer-digits="0"/>
      <number:text>    </number:text>
    </number:number-style>
    <number:text-style style:name="N566">
      <number:text-content/>
      <number:text> </number:text>
      <style:map style:condition="value()&gt;0" style:apply-style-name="N566P0"/>
      <style:map style:condition="value()&lt;0" style:apply-style-name="N566P1"/>
      <style:map style:condition="value()=0" style:apply-style-name="N566P2"/>
    </number:text-style>
    <number:number-style style:name="N567">
      <number:number number:decimal-places="1" loext:min-decimal-places="1" number:min-integer-digits="1"/>
      <number:text> недели</number:text>
    </number:number-style>
    <number:number-style style:name="N568P0" style:volatile="true">
      <number:number number:decimal-places="0" loext:min-decimal-places="0" number:min-integer-digits="1" number:grouping="true"/>
      <number:text> </number:text>
    </number:number-style>
    <number:number-style style:name="N568">
      <number:text>-</number:text>
      <number:number number:decimal-places="0" loext:min-decimal-places="0" number:min-integer-digits="1" number:grouping="true"/>
      <number:text> </number:text>
      <style:map style:condition="value()&gt;=0" style:apply-style-name="N568P0"/>
    </number:number-style>
    <number:date-style style:name="N569">
      <number:day number:style="long"/>
      <number:text> </number:text>
      <number:month number:style="long" number:textual="true"/>
      <number:text> </number:text>
      <number:year number:style="long"/>
      <number:text> </number:text>
      <number:hours/>
      <number:text>:</number:text>
      <number:minutes number:style="long"/>
    </number:date-style>
    <number:number-style style:name="N570P0" style:volatile="true">
      <number:number number:decimal-places="2" loext:min-decimal-places="2" number:min-integer-digits="1" number:grouping="true"/>
      <number:text>     </number:text>
    </number:number-style>
    <number:number-style style:name="N570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570P2" style:volatile="true">
      <number:text>-</number:text>
      <number:number number:decimal-places="0" loext:min-decimal-places="0" number:min-integer-digits="0"/>
      <number:text>    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currency-style style:name="N57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57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571P0"/>
    </number:currency-style>
    <number:date-style style:name="N572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currency-style style:name="N573">
      <number:currency-symbol>€</number:currency-symbol>
      <number:text> </number:text>
      <number:number number:decimal-places="1" loext:min-decimal-places="1" number:min-integer-digits="1" number:grouping="true"/>
    </number:currency-style>
    <number:number-style style:name="N574P0" style:volatile="true">
      <number:number number:decimal-places="2" loext:min-decimal-places="2" number:min-integer-digits="1" number:grouping="true" number:display-factor="1000"/>
    </number:number-style>
    <number:number-style style:name="N574">
      <number:text>(</number:text>
      <number:number number:decimal-places="2" loext:min-decimal-places="2" number:min-integer-digits="1" number:grouping="true"/>
      <number:text>)</number:text>
      <style:map style:condition="value()&gt;=0" style:apply-style-name="N574P0"/>
    </number:number-style>
    <number:currency-style style:name="N57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75"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75P0"/>
    </number:currency-style>
    <number:currency-style style:name="N576">
      <number:number number:decimal-places="0" loext:min-decimal-places="0" number:min-integer-digits="1" number:grouping="true"/>
      <number:text> </number:text>
      <number:currency-symbol>RUR</number:currency-symbol>
    </number:currency-style>
    <number:number-style style:name="N57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57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577P2" style:volatile="true">
      <number:text> - </number:text>
    </number:number-style>
    <number:text-style style:name="N577">
      <number:text-content/>
      <number:text> </number:text>
      <style:map style:condition="value()&gt;0" style:apply-style-name="N577P0"/>
      <style:map style:condition="value()&lt;0" style:apply-style-name="N577P1"/>
      <style:map style:condition="value()=0" style:apply-style-name="N577P2"/>
    </number:text-style>
    <number:number-style style:name="N578">
      <number:number number:decimal-places="2" loext:min-decimal-places="2" number:min-integer-digits="0"/>
    </number:number-style>
    <number:number-style style:name="N582P0" style:volatile="true">
      <number:text> £</number:text>
      <number:number number:decimal-places="0" loext:min-decimal-places="0" number:min-integer-digits="1" number:grouping="true" number:display-factor="1000"/>
    </number:number-style>
    <number:number-style style:name="N582P1" style:volatile="true">
      <number:text>-£</number:text>
      <number:number number:decimal-places="0" loext:min-decimal-places="0" number:min-integer-digits="1" number:grouping="true" number:display-factor="1000"/>
    </number:number-style>
    <number:number-style style:name="N582P2" style:volatile="true">
      <number:text> £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time-style style:name="N583">
      <number:hours/>
      <number:text>.</number:text>
      <number:minutes number:style="long"/>
      <number:text> </number:text>
      <number:am-pm/>
    </number:time-style>
    <number:number-style style:name="N584P0" style:volatile="true">
      <number:number number:decimal-places="3" loext:min-decimal-places="0" number:min-integer-digits="1" number:decimal-replacement="" number:grouping="true"/>
    </number:number-style>
    <number:number-style style:name="N58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584P2" style:volatile="true">
      <number:text> -    </number:text>
    </number:number-style>
    <number:text-style style:name="N584">
      <number:text-content/>
      <number:text> </number:text>
      <style:map style:condition="value()&gt;0" style:apply-style-name="N584P0"/>
      <style:map style:condition="value()&lt;0" style:apply-style-name="N584P1"/>
      <style:map style:condition="value()=0" style:apply-style-name="N584P2"/>
    </number:text-style>
    <number:currency-style style:name="N586P0" style:volatile="true">
      <number:number number:decimal-places="3" loext:min-decimal-places="3" number:min-integer-digits="1" number:grouping="true"/>
      <number:text> </number:text>
      <number:currency-symbol number:language="ru" number:country="RU">руб.</number:currency-symbol>
    </number:currency-style>
    <number:currency-style style:name="N586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ru" number:country="RU">руб.</number:currency-symbol>
      <style:map style:condition="value()&gt;=0" style:apply-style-name="N586P0"/>
    </number:currency-style>
    <number:currency-style style:name="N587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587P1" style:volatile="true">
      <number:text>-# ""</number:text>
    </number:number-style>
    <number:number-style style:name="N587">
      <number:text>"@ </number:text>
      <style:map style:condition="value()&gt;0" style:apply-style-name="N587P0"/>
      <style:map style:condition="value()&lt;0" style:apply-style-name="N587P1"/>
    </number:number-style>
    <number:currency-style style:name="N588">
      <number:currency-symbol number:language="en" number:country="AU">$</number:currency-symbol>
      <number:number number:decimal-places="2" loext:min-decimal-places="2" number:min-integer-digits="1" number:grouping="true"/>
    </number:currency-style>
    <number:number-style style:name="N589">
      <number:number number:decimal-places="0" loext:min-decimal-places="0" number:min-integer-digits="0">
        <number:embedded-text number:position="3">.</number:embedded-text>
      </number:number>
    </number:number-style>
    <number:number-style style:name="N591P0" style:volatile="true">
      <number:number number:decimal-places="0" loext:min-decimal-places="0" number:min-integer-digits="1" number:grouping="true"/>
      <number:text> </number:text>
    </number:number-style>
    <number:number-style style:name="N59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91P2" style:volatile="true">
      <number:text>-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currency-style style:name="N59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59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593P0"/>
    </number:currency-style>
    <number:currency-style style:name="N594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59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594P0"/>
    </number:currency-style>
    <number:number-style style:name="N595">
      <number:number number:decimal-places="1" loext:min-decimal-places="0" number:min-integer-digits="1" number:decimal-replacement="" number:grouping="true"/>
    </number:number-style>
    <number:number-style style:name="N596P0" style:volatile="true">
      <number:number number:decimal-places="2" loext:min-decimal-places="2" number:min-integer-digits="1" number:grouping="true"/>
      <number:text> €</number:text>
    </number:number-style>
    <number:number-style style:name="N59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596P0"/>
    </number:number-style>
    <number:currency-style style:name="N59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59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597P0"/>
    </number:currency-style>
    <number:date-style style:name="N598">
      <number:day/>
      <number:text>-</number:text>
      <number:month number:textual="true"/>
    </number:date-style>
    <number:number-style style:name="N599">
      <number:number number:decimal-places="3" loext:min-decimal-places="0" number:min-integer-digits="1" number:decimal-replacement="" number:grouping="true" number:display-factor="1000000"/>
    </number:number-style>
    <number:currency-style style:name="N600">
      <number:currency-symbol>€</number:currency-symbol>
      <number:text> </number:text>
      <number:number number:decimal-places="4" loext:min-decimal-places="4" number:min-integer-digits="1" number:grouping="true"/>
    </number:currency-style>
    <number:number-style style:name="N602P0" style:volatile="true">
      <number:number number:decimal-places="0" loext:min-decimal-places="0" number:min-integer-digits="1"/>
      <number:text>    </number:text>
    </number:number-style>
    <number:number-style style:name="N602">
      <number:text> -    </number:text>
      <style:map style:condition="value()&gt;=0" style:apply-style-name="N602P0"/>
    </number:number-style>
    <number:number-style style:name="N60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60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03P2" style:volatile="true">
      <number:text> -    </number:text>
    </number:number-style>
    <number:text-style style:name="N603">
      <number:text-content/>
      <number:text> </number:text>
      <style:map style:condition="value()&gt;0" style:apply-style-name="N603P0"/>
      <style:map style:condition="value()&lt;0" style:apply-style-name="N603P1"/>
      <style:map style:condition="value()=0" style:apply-style-name="N603P2"/>
    </number:text-style>
    <number:number-style style:name="N60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60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604P2" style:volatile="true">
      <number:text>-</number:text>
      <number:number number:decimal-places="0" loext:min-decimal-places="0" number:min-integer-digits="0"/>
      <number:text> </number:text>
    </number:number-style>
    <number:text-style style:name="N604">
      <number:text-content/>
      <number:text> </number:text>
      <style:map style:condition="value()&gt;0" style:apply-style-name="N604P0"/>
      <style:map style:condition="value()&lt;0" style:apply-style-name="N604P1"/>
      <style:map style:condition="value()=0" style:apply-style-name="N604P2"/>
    </number:text-style>
    <number:date-style style:name="N605">
      <number:day/>
      <number:text>-</number:text>
      <number:month number:textual="true"/>
      <number:text>-</number:text>
      <number:year number:style="long"/>
    </number:date-style>
    <number:number-style style:name="N606">
      <number:number number:decimal-places="1" loext:min-decimal-places="1" number:min-integer-digits="1" number:grouping="true"/>
    </number:number-style>
    <number:currency-style style:name="N607P0" style:volatile="true">
      <number:number number:decimal-places="1" loext:min-decimal-places="1" number:min-integer-digits="1" number:grouping="true"/>
      <number:text> </number:text>
      <number:currency-symbol number:language="ar" number:country="EG">€</number:currency-symbol>
    </number:currency-style>
    <number:currency-style style:name="N607">
      <number:text>-</number:text>
      <number:number number:decimal-places="1" loext:min-decimal-places="1" number:min-integer-digits="1" number:grouping="true"/>
      <number:text> </number:text>
      <number:currency-symbol number:language="ar" number:country="EG">€</number:currency-symbol>
      <style:map style:condition="value()&gt;=0" style:apply-style-name="N607P0"/>
    </number:currency-style>
    <number:number-style style:name="N608">
      <number:number number:decimal-places="0" loext:min-decimal-places="0" number:min-integer-digits="1" number:display-factor="1000"/>
    </number:number-style>
    <number:number-style style:name="N609P0" style:volatile="true">
      <number:text>-</number:text>
    </number:number-style>
    <number:text-style style:name="N609">
      <number:text-content/>
      <style:map style:condition="value()&lt;=1.79769313486232E+308" style:apply-style-name="N609P0"/>
    </number:text-style>
    <number:number-style style:name="N610">
      <number:number number:decimal-places="2" loext:min-decimal-places="0" number:min-integer-digits="1" number:decimal-replacement="" number:grouping="true" number:display-factor="1000"/>
    </number:number-style>
    <number:number-style style:name="N612P0" style:volatile="true">
      <number:number number:decimal-places="5" loext:min-decimal-places="5" number:min-integer-digits="1" number:grouping="true"/>
      <number:text>    </number:text>
    </number:number-style>
    <number:number-style style:name="N612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612P2" style:volatile="true">
      <number:text>-</number:text>
      <number:number number:decimal-places="0" loext:min-decimal-places="0" number:min-integer-digits="0"/>
      <number:text>    </number:text>
    </number:number-style>
    <number:text-style style:name="N612">
      <number:text-content/>
      <number:text> </number:text>
      <style:map style:condition="value()&gt;0" style:apply-style-name="N612P0"/>
      <style:map style:condition="value()&lt;0" style:apply-style-name="N612P1"/>
      <style:map style:condition="value()=0" style:apply-style-name="N612P2"/>
    </number:text-style>
    <number:number-style style:name="N613P0" style:volatile="true">
      <number:number number:decimal-places="0" loext:min-decimal-places="0" number:min-integer-digits="1" number:grouping="true"/>
      <number:text> р.</number:text>
    </number:number-style>
    <number:number-style style:name="N613"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613P0"/>
    </number:number-style>
    <number:number-style style:name="N614">
      <number:number number:decimal-places="0" loext:min-decimal-places="0" number:min-integer-digits="6"/>
    </number:number-style>
    <number:date-style style:name="N615">
      <number:month number:textual="true"/>
      <number:text>-</number:text>
      <number:year number:style="long"/>
    </number:date-style>
    <number:number-style style:name="N616">
      <number:number number:decimal-places="4" loext:min-decimal-places="4" number:min-integer-digits="1"/>
      <number:text> </number:text>
    </number:number-style>
    <number:number-style style:name="N617P0" style:volatile="true">
      <number:number number:decimal-places="4" loext:min-decimal-places="4" number:min-integer-digits="1"/>
      <number:text> </number:text>
    </number:number-style>
    <number:number-style style:name="N617">
      <number:text>-</number:text>
      <number:number number:decimal-places="4" loext:min-decimal-places="4" number:min-integer-digits="1"/>
      <number:text> </number:text>
      <style:map style:condition="value()&gt;=0" style:apply-style-name="N617P0"/>
    </number:number-style>
    <number:number-style style:name="N621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62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621P2" style:volatile="true">
      <number:text> - € </number:text>
    </number:number-style>
    <number:text-style style:name="N621">
      <number:text-content/>
      <number:text> </number:text>
      <style:map style:condition="value()&gt;0" style:apply-style-name="N621P0"/>
      <style:map style:condition="value()&lt;0" style:apply-style-name="N621P1"/>
      <style:map style:condition="value()=0" style:apply-style-name="N621P2"/>
    </number:text-style>
    <number:currency-style style:name="N623P0" style:volatile="true"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623">
      <style:text-properties fo:color="#ff0000"/>
      <number:text>(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623P0"/>
    </number:currency-style>
    <number:number-style style:name="N624P0" style:volatile="true">
      <number:text>$</number:text>
      <number:number number:decimal-places="2" loext:min-decimal-places="2" number:min-integer-digits="1" number:grouping="true"/>
    </number:number-style>
    <number:number-style style:name="N624">
      <number:text>$</number:text>
      <number:number number:decimal-places="2" loext:min-decimal-places="2" number:min-integer-digits="1" number:grouping="true"/>
      <style:map style:condition="value()&gt;=0" style:apply-style-name="N624P0"/>
    </number:number-style>
    <number:number-style style:name="N626P0" style:volatile="true">
      <number:number number:decimal-places="0" loext:min-decimal-places="0" number:min-integer-digits="1" number:grouping="true"/>
      <number:text> € </number:text>
    </number:number-style>
    <number:number-style style:name="N6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626P2" style:volatile="true">
      <number:text> - € </number:text>
    </number:number-style>
    <number:text-style style:name="N626">
      <number:text-content/>
      <number:text> </number:text>
      <style:map style:condition="value()&gt;0" style:apply-style-name="N626P0"/>
      <style:map style:condition="value()&lt;0" style:apply-style-name="N626P1"/>
      <style:map style:condition="value()=0" style:apply-style-name="N626P2"/>
    </number:text-style>
    <number:currency-style style:name="N628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628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628P0"/>
    </number:currency-style>
    <number:currency-style style:name="N629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62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629P2" style:volatile="true">
      <number:text>-</number:text>
      <number:number number:decimal-places="0" loext:min-decimal-places="0" number:min-integer-digits="0"/>
      <number:text>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0P0" style:volatile="true">
      <number:number number:decimal-places="0" loext:min-decimal-places="0" number:min-integer-digits="1"/>
    </number:number-style>
    <number:number-style style:name="N630">
      <style:text-properties fo:color="#ff0000"/>
      <number:text>-</number:text>
      <number:number number:decimal-places="0" loext:min-decimal-places="0" number:min-integer-digits="1"/>
      <style:map style:condition="value()&gt;=0" style:apply-style-name="N630P0"/>
    </number:number-style>
    <number:number-style style:name="N632P0" style:volatile="true">
      <number:number number:decimal-places="3" loext:min-decimal-places="3" number:min-integer-digits="1"/>
      <number:text> шт</number:text>
    </number:number-style>
    <number:number-style style:name="N632">
      <style:text-properties fo:color="#ff0000"/>
      <number:text>-</number:text>
      <number:number number:decimal-places="3" loext:min-decimal-places="3" number:min-integer-digits="1"/>
      <number:text> шт</number:text>
      <style:map style:condition="value()&gt;=0" style:apply-style-name="N632P0"/>
    </number:number-style>
    <number:number-style style:name="N633">
      <number:number number:decimal-places="10" loext:min-decimal-places="10" number:min-integer-digits="1"/>
    </number:number-style>
    <number:number-style style:name="N634">
      <number:number number:decimal-places="4" loext:min-decimal-places="4" number:min-integer-digits="1" number:grouping="true"/>
    </number:number-style>
    <number:number-style style:name="N636P0" style:volatile="true">
      <number:text> </number:text>
      <number:number number:decimal-places="3" loext:min-decimal-places="3" number:min-integer-digits="1" number:grouping="true"/>
      <number:text>    </number:text>
    </number:number-style>
    <number:number-style style:name="N636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636P2" style:volatile="true">
      <number:text>-</number:text>
      <number:number number:decimal-places="0" loext:min-decimal-places="0" number:min-integer-digits="0"/>
      <number:text>    </number:text>
    </number:number-style>
    <number:text-style style:name="N636"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">
      <number:number number:decimal-places="2" loext:min-decimal-places="0" number:min-integer-digits="1" number:decimal-replacement="" number:grouping="true"/>
    </number:number-style>
    <number:number-style style:name="N638P0" style:volatile="true">
      <number:number number:decimal-places="2" loext:min-decimal-places="2" number:min-integer-digits="1" number:grouping="true"/>
      <number:text> р. </number:text>
    </number:number-style>
    <number:number-style style:name="N638P1" style:volatile="true">
      <number:number number:decimal-places="2" loext:min-decimal-places="2" number:min-integer-digits="1" number:grouping="true"/>
      <number:text> р. </number:text>
    </number:number-style>
    <number:number-style style:name="N638P2" style:volatile="true">
      <number:text>-</number:text>
      <number:number number:decimal-places="0" loext:min-decimal-places="0" number:min-integer-digits="0"/>
      <number:text> р. </number:text>
    </number:number-style>
    <number:text-style style:name="N638">
      <number:text-content/>
      <number:text> </number:text>
      <style:map style:condition="value()&gt;0" style:apply-style-name="N638P0"/>
      <style:map style:condition="value()&lt;0" style:apply-style-name="N638P1"/>
      <style:map style:condition="value()=0" style:apply-style-name="N638P2"/>
    </number:text-style>
    <number:currency-style style:name="N639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640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number-style style:name="N642P0" style:volatile="true">
      <number:number number:decimal-places="0" loext:min-decimal-places="0" number:min-integer-digits="1" number:grouping="true"/>
      <number:text> р. </number:text>
    </number:number-style>
    <number:number-style style:name="N642P1" style:volatile="true">
      <number:number number:decimal-places="0" loext:min-decimal-places="0" number:min-integer-digits="1" number:grouping="true"/>
      <number:text> р. </number:text>
    </number:number-style>
    <number:number-style style:name="N642P2" style:volatile="true">
      <number:text>- р. </number:text>
    </number:number-style>
    <number:text-style style:name="N642">
      <number:text-content/>
      <number:text> </number:text>
      <style:map style:condition="value()&gt;0" style:apply-style-name="N642P0"/>
      <style:map style:condition="value()&lt;0" style:apply-style-name="N642P1"/>
      <style:map style:condition="value()=0" style:apply-style-name="N642P2"/>
    </number:text-style>
    <number:number-style style:name="N644P0" style:volatile="true">
      <number:number number:decimal-places="0" loext:min-decimal-places="0" number:min-integer-digits="1" number:grouping="true"/>
      <number:text>р. </number:text>
    </number:number-style>
    <number:number-style style:name="N644P1" style:volatile="true">
      <number:number number:decimal-places="0" loext:min-decimal-places="0" number:min-integer-digits="1" number:grouping="true"/>
      <number:text>р. </number:text>
    </number:number-style>
    <number:number-style style:name="N644P2" style:volatile="true">
      <number:text>-р. </number:text>
    </number:number-style>
    <number:text-style style:name="N644">
      <number:text-content/>
      <number:text> </number:text>
      <style:map style:condition="value()&gt;0" style:apply-style-name="N644P0"/>
      <style:map style:condition="value()&lt;0" style:apply-style-name="N644P1"/>
      <style:map style:condition="value()=0" style:apply-style-name="N644P2"/>
    </number:text-style>
    <number:number-style style:name="N645">
      <number:number number:decimal-places="8" loext:min-decimal-places="8" number:min-integer-digits="1"/>
    </number:number-style>
    <number:number-style style:name="N64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64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649P2" style:volatile="true">
      <number:text> €-</number:text>
      <number:number number:decimal-places="0" loext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number number:decimal-places="6" loext:min-decimal-places="6" number:min-integer-digits="1" number:grouping="true"/>
    </number:number-style>
    <number:currency-style style:name="N652P0" style:volatile="true">
      <number:number number:decimal-places="0" loext:min-decimal-places="0" number:min-integer-digits="1" number:grouping="true"/>
      <number:text> </number:text>
      <number:currency-symbol>руб</number:currency-symbol>
    </number:currency-style>
    <number:number-style style:name="N6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652">
      <number:text>-</number:text>
      <number:number number:decimal-places="0" loext:min-decimal-places="0" number:min-integer-digits="0"/>
      <number:text> </number:text>
      <style:map style:condition="value()&gt;0" style:apply-style-name="N652P0"/>
      <style:map style:condition="value()&lt;0" style:apply-style-name="N652P1"/>
    </number:number-style>
    <number:text-style style:name="N653P0" style:volatile="true">
      <number:text-content/>
    </number:text-style>
    <number:number-style style:name="N653">
      <number:text>-</number:text>
      <style:map style:condition="value()&gt;=0" style:apply-style-name="N653P0"/>
    </number:number-style>
    <number:number-style style:name="N655P0" style:volatile="true">
      <number:number number:decimal-places="3" loext:min-decimal-places="3" number:min-integer-digits="1" number:grouping="true" number:display-factor="1000"/>
    </number:number-style>
    <number:number-style style:name="N655">
      <number:text>-</number:text>
      <number:number number:decimal-places="3" loext:min-decimal-places="3" number:min-integer-digits="1" number:grouping="true" number:display-factor="1000"/>
      <style:map style:condition="value()&gt;=0" style:apply-style-name="N655P0"/>
    </number:number-style>
    <number:number-style style:name="N656P0" style:volatile="true">
      <number:number number:decimal-places="0" loext:min-decimal-places="0" number:min-integer-digits="1"/>
      <number:text>    </number:text>
    </number:number-style>
    <number:number-style style:name="N656P1" style:volatile="true">
      <number:text>-</number:text>
      <number:number number:decimal-places="0" loext:min-decimal-places="0" number:min-integer-digits="1"/>
      <number:text>    </number:text>
    </number:number-style>
    <number:number-style style:name="N656P2" style:volatile="true">
      <number:text> -    </number:text>
    </number:number-style>
    <number:text-style style:name="N656">
      <number:text-content/>
      <number:text> </number:text>
      <style:map style:condition="value()&gt;0" style:apply-style-name="N656P0"/>
      <style:map style:condition="value()&lt;0" style:apply-style-name="N656P1"/>
      <style:map style:condition="value()=0" style:apply-style-name="N656P2"/>
    </number:text-style>
    <number:currency-style style:name="N657">
      <number:currency-symbol>€</number:currency-symbol>
      <number:text> </number:text>
      <number:number number:decimal-places="3" loext:min-decimal-places="3" number:min-integer-digits="1" number:grouping="true"/>
    </number:currency-style>
    <number:time-style style:name="N658">
      <number:minutes number:style="long"/>
      <number:text>:</number:text>
      <number:seconds number:style="long"/>
      <number:text>,</number:text>
    </number:time-style>
    <number:number-style style:name="N659">
      <number:number number:decimal-places="13" loext:min-decimal-places="13" number:min-integer-digits="1"/>
    </number:number-style>
    <number:number-style style:name="N660">
      <number:number number:decimal-places="14" loext:min-decimal-places="14" number:min-integer-digits="1"/>
    </number:number-style>
    <number:number-style style:name="N661">
      <number:number number:decimal-places="15" loext:min-decimal-places="15" number:min-integer-digits="1"/>
    </number:number-style>
    <number:number-style style:name="N662">
      <number:number number:decimal-places="16" loext:min-decimal-places="16" number:min-integer-digits="1"/>
    </number:number-style>
    <number:number-style style:name="N663">
      <number:number number:decimal-places="17" loext:min-decimal-places="17" number:min-integer-digits="1"/>
    </number:number-style>
    <number:number-style style:name="N664">
      <number:number number:decimal-places="18" loext:min-decimal-places="18" number:min-integer-digits="1"/>
    </number:number-style>
    <number:number-style style:name="N665">
      <number:number number:decimal-places="19" loext:min-decimal-places="19" number:min-integer-digits="1"/>
    </number:number-style>
    <number:number-style style:name="N666">
      <number:number number:decimal-places="20" loext:min-decimal-places="20" number:min-integer-digits="1"/>
    </number:number-style>
    <number:number-style style:name="N667P0" style:volatile="true">
      <number:number number:decimal-places="0" loext:min-decimal-places="0" number:min-integer-digits="1" number:grouping="true"/>
      <number:text>    </number:text>
    </number:number-style>
    <number:number-style style:name="N66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67P2" style:volatile="true">
      <number:number number:decimal-places="0" loext:min-decimal-places="0" number:min-integer-digits="0"/>
      <number:text>    </number:text>
    </number:number-style>
    <number:text-style style:name="N667" number:title="Особый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68P0" style:volatile="true">
      <number:number number:decimal-places="0" loext:min-decimal-places="0" number:min-integer-digits="1" number:grouping="true"/>
      <number:text>    </number:text>
    </number:number-style>
    <number:number-style style:name="N66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68P2" style:volatile="true">
      <number:number number:decimal-places="0" loext:min-decimal-places="0" number:min-integer-digits="0"/>
    </number:number-style>
    <number:text-style style:name="N668" number:title="Особый">
      <number:text-content/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P0" style:volatile="true">
      <number:number number:decimal-places="0" loext:min-decimal-places="0" number:min-integer-digits="0"/>
    </number:number-style>
    <number:text-style style:name="N669" number:title="Особый">
      <number:text-content/>
      <style:map style:condition="value()&lt;=1.79769313486232E+308" style:apply-style-name="N669P0"/>
    </number:text-style>
    <number:number-style style:name="N67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672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672P2" style:volatile="true">
      <loext:fill-character> </loext:fill-character>
      <number:text>-   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675P1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675P2" style:volatile="true">
      <loext:fill-character> </loext:fill-character>
      <number:text>-р.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678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6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678">
      <number:text-content/>
      <number:text> </number:text>
      <style:map style:condition="value()&gt;0" style:apply-style-name="N678P0"/>
      <style:map style:condition="value()&lt;0" style:apply-style-name="N678P1"/>
      <style:map style:condition="value()=0" style:apply-style-name="N678P2"/>
    </number:text-style>
    <number:number-style style:name="N681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681P1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681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3P0" style:volatile="true">
      <number:number number:decimal-places="0" loext:min-decimal-places="0" number:min-integer-digits="1" number:grouping="true"/>
      <number:text> Lari</number:text>
    </number:number-style>
    <number:number-style style:name="N683">
      <number:text>-</number:text>
      <number:number number:decimal-places="0" loext:min-decimal-places="0" number:min-integer-digits="1" number:grouping="true"/>
      <number:text> Lari</number:text>
      <style:map style:condition="value()&gt;=0" style:apply-style-name="N683P0"/>
    </number:number-style>
    <number:number-style style:name="N684P0" style:volatile="true">
      <number:number number:decimal-places="0" loext:min-decimal-places="0" number:min-integer-digits="1" number:grouping="true"/>
      <number:text> Lari</number:text>
    </number:number-style>
    <number:number-style style:name="N684">
      <style:text-properties fo:color="#ff0000"/>
      <number:text>-</number:text>
      <number:number number:decimal-places="0" loext:min-decimal-places="0" number:min-integer-digits="1" number:grouping="true"/>
      <number:text> Lari</number:text>
      <style:map style:condition="value()&gt;=0" style:apply-style-name="N684P0"/>
    </number:number-style>
    <number:number-style style:name="N686P0" style:volatile="true">
      <number:number number:decimal-places="2" loext:min-decimal-places="2" number:min-integer-digits="1" number:grouping="true"/>
      <number:text> Lari</number:text>
    </number:number-style>
    <number:number-style style:name="N686">
      <number:text>-</number:text>
      <number:number number:decimal-places="2" loext:min-decimal-places="2" number:min-integer-digits="1" number:grouping="true"/>
      <number:text> Lari</number:text>
      <style:map style:condition="value()&gt;=0" style:apply-style-name="N686P0"/>
    </number:number-style>
    <number:number-style style:name="N687P0" style:volatile="true">
      <number:number number:decimal-places="2" loext:min-decimal-places="2" number:min-integer-digits="1" number:grouping="true"/>
      <number:text> Lari</number:text>
    </number:number-style>
    <number:number-style style:name="N687">
      <style:text-properties fo:color="#ff0000"/>
      <number:text>-</number:text>
      <number:number number:decimal-places="2" loext:min-decimal-places="2" number:min-integer-digits="1" number:grouping="true"/>
      <number:text> Lari</number:text>
      <style:map style:condition="value()&gt;=0" style:apply-style-name="N687P0"/>
    </number:number-style>
    <number:number-style style:name="N691P0" style:volatile="true">
      <number:text> </number:text>
      <number:number number:decimal-places="0" loext:min-decimal-places="0" number:min-integer-digits="1" number:grouping="true"/>
      <number:text> Lari </number:text>
    </number:number-style>
    <number:number-style style:name="N691P1" style:volatile="true">
      <number:text>-</number:text>
      <number:number number:decimal-places="0" loext:min-decimal-places="0" number:min-integer-digits="1" number:grouping="true"/>
      <number:text> Lari </number:text>
    </number:number-style>
    <number:number-style style:name="N691P2" style:volatile="true">
      <number:text> - Lari </number:text>
    </number:number-style>
    <number:text-style style:name="N691">
      <number:text-content/>
      <number:text> </number:text>
      <style:map style:condition="value()&gt;0" style:apply-style-name="N691P0"/>
      <style:map style:condition="value()&lt;0" style:apply-style-name="N691P1"/>
      <style:map style:condition="value()=0" style:apply-style-name="N691P2"/>
    </number:text-style>
    <number:number-style style:name="N695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695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695P2" style:volatile="true">
      <number:text> -       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9P0" style:volatile="true">
      <number:text> </number:text>
      <number:number number:decimal-places="2" loext:min-decimal-places="2" number:min-integer-digits="1" number:grouping="true"/>
      <number:text> Lari </number:text>
    </number:number-style>
    <number:number-style style:name="N699P1" style:volatile="true">
      <number:text>-</number:text>
      <number:number number:decimal-places="2" loext:min-decimal-places="2" number:min-integer-digits="1" number:grouping="true"/>
      <number:text> Lari </number:text>
    </number:number-style>
    <number:number-style style:name="N699P2" style:volatile="true">
      <number:text>-</number:text>
      <number:number number:decimal-places="0" loext:min-decimal-places="0" number:min-integer-digits="0"/>
      <number:text> Lari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</number:text>
      <number:number number:decimal-places="2" loext:min-decimal-places="2" number:min-integer-digits="1" number:grouping="true"/>
      <number:text>        </number:text>
    </number:number-style>
    <number:number-style style:name="N703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703P2" style:volatile="true">
      <number:text>-</number:text>
      <number:number number:decimal-places="0" loext:min-decimal-places="0" number:min-integer-digits="0"/>
      <number:text>       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0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07P2" style:volatile="true">
      <loext:text> </loext:text>
      <loext:fill-character> </loext:fill-character>
      <number:text>-    </number:text>
    </number:number-style>
    <number:text-style style:name="N707">
      <number:text> </number:text>
      <number:text-content/>
      <number:text> </number:text>
      <style:map style:condition="value()&gt;0" style:apply-style-name="N707P0"/>
      <style:map style:condition="value()&lt;0" style:apply-style-name="N707P1"/>
      <style:map style:condition="value()=0" style:apply-style-name="N707P2"/>
    </number:text-style>
    <number:number-style style:name="N711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11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11P2" style:volatile="true">
      <loext:text> </loext:text>
      <loext:fill-character> </loext:fill-character>
      <number:text>-р. </number:text>
    </number:number-style>
    <number:text-style style:name="N711">
      <number:text> </number:text>
      <number:text-content/>
      <number:text> </number:text>
      <style:map style:condition="value()&gt;0" style:apply-style-name="N711P0"/>
      <style:map style:condition="value()&lt;0" style:apply-style-name="N711P1"/>
      <style:map style:condition="value()=0" style:apply-style-name="N711P2"/>
    </number:text-style>
    <number:number-style style:name="N71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1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15">
      <number:text> </number:text>
      <number:text-content/>
      <number:text> </number:text>
      <style:map style:condition="value()&gt;0" style:apply-style-name="N715P0"/>
      <style:map style:condition="value()&lt;0" style:apply-style-name="N715P1"/>
      <style:map style:condition="value()=0" style:apply-style-name="N715P2"/>
    </number:text-style>
    <number:number-style style:name="N719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19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19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719">
      <number:text> </number:text>
      <number:text-content/>
      <number:text> </number:text>
      <style:map style:condition="value()&gt;0" style:apply-style-name="N719P0"/>
      <style:map style:condition="value()&lt;0" style:apply-style-name="N719P1"/>
      <style:map style:condition="value()=0" style:apply-style-name="N719P2"/>
    </number:text-style>
    <number:number-style style:name="N720P0" style:volatile="true">
      <number:text>-</number:text>
      <number:number number:decimal-places="0" loext:min-decimal-places="0" number:min-integer-digits="0"/>
      <number:text>    </number:text>
    </number:number-style>
    <number:text-style style:name="N720" number:title="Особый">
      <number:text-content/>
      <number:text> </number:text>
      <style:map style:condition="value()&lt;=1.79769313486232E+308" style:apply-style-name="N720P0"/>
    </number:text-style>
    <number:text-style style:name="N721" number:title="Особый">
      <number:text-content/>
      <number:text> </number:text>
    </number:text-style>
    <number:number-style style:name="N722" number:title="Особый">
      <number:number number:decimal-places="0" loext:min-decimal-places="0" number:min-integer-digits="0"/>
      <number:text> </number:text>
    </number:number-style>
    <number:date-style style:name="N723">
      <number:day number:style="long"/>
      <number:text>.</number:text>
      <number:month number:textual="true"/>
      <number:text>.</number:text>
      <number:year/>
    </number:date-style>
    <number:date-style style:name="N724">
      <number:month number:textual="true"/>
      <number:text>.</number:text>
      <number:year/>
    </number:date-style>
    <number:time-style style:name="N725">
      <number:hours/>
      <number:text>:</number:text>
      <number:minutes number:style="long"/>
      <number:text> </number:text>
      <number:am-pm/>
    </number:time-style>
    <number:time-style style:name="N7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727">
      <number:hours/>
      <number:text>:</number:text>
      <number:minutes number:style="long"/>
    </number:time-style>
    <number:time-style style:name="N728">
      <number:hours/>
      <number:text>:</number:text>
      <number:minutes number:style="long"/>
      <number:text>:</number:text>
      <number:seconds number:style="long"/>
    </number:time-style>
    <number:date-style style:name="N72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730P0" style:volatile="true">
      <number:number number:decimal-places="0" loext:min-decimal-places="0" number:min-integer-digits="1" number:grouping="true"/>
      <number:text>   </number:text>
    </number:number-style>
    <number:number-style style:name="N7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730P0"/>
    </number:number-style>
    <number:number-style style:name="N731P0" style:volatile="true">
      <number:number number:decimal-places="0" loext:min-decimal-places="0" number:min-integer-digits="1" number:grouping="true"/>
      <number:text>   </number:text>
    </number:number-style>
    <number:number-style style:name="N7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731P0"/>
    </number:number-style>
    <number:number-style style:name="N732P0" style:volatile="true">
      <number:number number:decimal-places="2" loext:min-decimal-places="2" number:min-integer-digits="1" number:grouping="true"/>
      <number:text>   </number:text>
    </number:number-style>
    <number:number-style style:name="N7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732P0"/>
    </number:number-style>
    <number:number-style style:name="N733P0" style:volatile="true">
      <number:number number:decimal-places="2" loext:min-decimal-places="2" number:min-integer-digits="1" number:grouping="true"/>
      <number:text>   </number:text>
    </number:number-style>
    <number:number-style style:name="N7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733P0"/>
    </number:number-style>
    <number:number-style style:name="N736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36P1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36P2" style:volatile="true">
      <loext:fill-character> </loext:fill-character>
      <number:text>-     </number:text>
    </number:number-style>
    <number:text-style style:name="N736">
      <number:text-content/>
      <number:text> </number:text>
      <style:map style:condition="value()&gt;0" style:apply-style-name="N736P0"/>
      <style:map style:condition="value()&lt;0" style:apply-style-name="N736P1"/>
      <style:map style:condition="value()=0" style:apply-style-name="N736P2"/>
    </number:text-style>
    <number:number-style style:name="N739P0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39P1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39P2" style:volatile="true">
      <loext:fill-character> </loext:fill-character>
      <number:text>- р. </number:text>
    </number:number-style>
    <number:text-style style:name="N739">
      <number:text-content/>
      <number:text> </number:text>
      <style:map style:condition="value()&gt;0" style:apply-style-name="N739P0"/>
      <style:map style:condition="value()&lt;0" style:apply-style-name="N739P1"/>
      <style:map style:condition="value()=0" style:apply-style-name="N739P2"/>
    </number:text-style>
    <number:number-style style:name="N742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42P1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42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742"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number-style style:name="N745P0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45P1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45P2" style:volatile="true"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745">
      <number:text-content/>
      <number:text> </number:text>
      <style:map style:condition="value()&gt;0" style:apply-style-name="N745P0"/>
      <style:map style:condition="value()&lt;0" style:apply-style-name="N745P1"/>
      <style:map style:condition="value()=0" style:apply-style-name="N745P2"/>
    </number:text-style>
    <number:number-style style:name="N7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7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749P2" style:volatile="true">
      <loext:fill-character> </loext:fill-character>
      <number:text>- </number:text>
    </number:number-style>
    <number:text-style style:name="N749">
      <number:text-content/>
      <number:text> </number:text>
      <style:map style:condition="value()&gt;0" style:apply-style-name="N749P0"/>
      <style:map style:condition="value()&lt;0" style:apply-style-name="N749P1"/>
      <style:map style:condition="value()=0" style:apply-style-name="N749P2"/>
    </number:text-style>
    <number:number-style style:name="N75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75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7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753">
      <number:text-content/>
      <number:text> </number:text>
      <style:map style:condition="value()&gt;0" style:apply-style-name="N753P0"/>
      <style:map style:condition="value()&lt;0" style:apply-style-name="N753P1"/>
      <style:map style:condition="value()=0" style:apply-style-name="N753P2"/>
    </number:text-style>
    <number:number-style style:name="N755P0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755P1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7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55">
      <number:text-content/>
      <number:text> </number:text>
      <style:map style:condition="value()&gt;0" style:apply-style-name="N755P0"/>
      <style:map style:condition="value()&lt;0" style:apply-style-name="N755P1"/>
      <style:map style:condition="value()=0" style:apply-style-name="N755P2"/>
    </number:text-style>
    <number:number-style style:name="N75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758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75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758">
      <number:text-content/>
      <number:text> </number:text>
      <style:map style:condition="value()&gt;0" style:apply-style-name="N758P0"/>
      <style:map style:condition="value()&lt;0" style:apply-style-name="N758P1"/>
      <style:map style:condition="value()=0" style:apply-style-name="N758P2"/>
    </number:text-style>
    <number:number-style style:name="N761P0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761P1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761P2" style:volatile="true">
      <loext:fill-character> </loext:fill-character>
      <number:text>- ₽ </number:text>
    </number:number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4P0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764P1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764P2" style:volatile="true"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764">
      <number:text-content/>
      <number:text> </number:text>
      <style:map style:condition="value()&gt;0" style:apply-style-name="N764P0"/>
      <style:map style:condition="value()&lt;0" style:apply-style-name="N764P1"/>
      <style:map style:condition="value()=0" style:apply-style-name="N764P2"/>
    </number:text-style>
    <number:number-style style:name="N76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65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6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65">
      <number:text-content/>
      <number:text> </number:text>
      <style:map style:condition="value()&gt;0" style:apply-style-name="N765P0"/>
      <style:map style:condition="value()&lt;0" style:apply-style-name="N765P1"/>
      <style:map style:condition="value()=0" style:apply-style-name="N765P2"/>
    </number:text-style>
    <number:number-style style:name="N766">
      <number:number number:decimal-places="1" loext:min-decimal-places="1" number:min-integer-digits="0" number:grouping="true"/>
    </number:number-style>
    <number:number-style style:name="N76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768P1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76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68">
      <number:text-content/>
      <number:text> </number:text>
      <style:map style:condition="value()&gt;0" style:apply-style-name="N768P0"/>
      <style:map style:condition="value()&lt;0" style:apply-style-name="N768P1"/>
      <style:map style:condition="value()=0" style:apply-style-name="N768P2"/>
    </number:text-style>
    <number:currency-style style:name="N76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76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769P0"/>
    </number:currency-style>
    <number:currency-style style:name="N770P0" style:volatile="true">
      <number:number number:decimal-places="0" loext:min-decimal-places="0" number:min-integer-digits="1" number:grouping="true"/>
      <number:text> </number:text>
      <number:currency-symbol>USD</number:currency-symbol>
    </number:currency-style>
    <number:currency-style style:name="N77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USD</number:currency-symbol>
      <style:map style:condition="value()&gt;=0" style:apply-style-name="N770P0"/>
    </number:currency-style>
    <number:number-style style:name="N771P0" style:volatile="true">
      <number:number number:decimal-places="0" loext:min-decimal-places="0" number:min-integer-digits="1" number:grouping="true"/>
    </number:number-style>
    <number:number-style style:name="N771">
      <number:number number:decimal-places="0" loext:min-decimal-places="0" number:min-integer-digits="1" number:grouping="true"/>
      <style:map style:condition="value()&gt;=0" style:apply-style-name="N771P0"/>
    </number:number-style>
    <number:number-style style:name="N772P0" style:volatile="true">
      <number:number number:decimal-places="0" loext:min-decimal-places="0" number:min-integer-digits="1"/>
    </number:number-style>
    <number:number-style style:name="N772">
      <number:number number:decimal-places="0" loext:min-decimal-places="0" number:min-integer-digits="1"/>
      <style:map style:condition="value()&gt;=0" style:apply-style-name="N772P0"/>
    </number:number-style>
    <number:currency-style style:name="N773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773P1" style:volatile="true">
      <number:text>-# ""</number:text>
    </number:number-style>
    <number:number-style style:name="N773">
      <number:text>"@ </number:text>
      <style:map style:condition="value()&lt;=0" style:apply-style-name="N773P0"/>
      <style:map style:condition="value()&lt;0" style:apply-style-name="N773P1"/>
    </number:number-style>
    <number:currency-style style:name="N775P0" style:volatile="true">
      <number:currency-symbol number:language="en" number:country="IE">€</number:currency-symbol>
      <number:number number:decimal-places="2" loext:min-decimal-places="0" number:min-integer-digits="1" number:decimal-replacement="--" number:grouping="true"/>
    </number:currency-style>
    <number:currency-style style:name="N775">
      <style:text-properties fo:color="#ff0000"/>
      <number:text>-</number:text>
      <number:currency-symbol number:language="en" number:country="IE">€</number:currency-symbol>
      <number:number number:decimal-places="2" loext:min-decimal-places="0" number:min-integer-digits="1" number:decimal-replacement="--" number:grouping="true"/>
      <style:map style:condition="value()&gt;=0" style:apply-style-name="N775P0"/>
    </number:currency-style>
    <number:currency-style style:name="N777P0" style:volatile="true">
      <number:currency-symbol number:language="en" number:country="IE">€ </number:currency-symbol>
      <number:number number:decimal-places="0" loext:min-decimal-places="0" number:min-integer-digits="1" number:grouping="true"/>
    </number:currency-style>
    <number:currency-style style:name="N777">
      <style:text-properties fo:color="#ff0000"/>
      <number:text>-</number:text>
      <number:currency-symbol number:language="en" number:country="IE">€ </number:currency-symbol>
      <number:number number:decimal-places="0" loext:min-decimal-places="0" number:min-integer-digits="1" number:grouping="true"/>
      <style:map style:condition="value()&gt;=0" style:apply-style-name="N777P0"/>
    </number:currency-style>
    <number:number-style style:name="N77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7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7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78">
      <number:text-content/>
      <number:text> </number:text>
      <style:map style:condition="value()&gt;0" style:apply-style-name="N778P0"/>
      <style:map style:condition="value()&lt;0" style:apply-style-name="N778P1"/>
      <style:map style:condition="value()=0" style:apply-style-name="N778P2"/>
    </number:text-style>
    <number:number-style style:name="N782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82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82P2" style:volatile="true">
      <loext:text> </loext:text>
      <loext:fill-character> </loext:fill-character>
      <number:text>-     </number:text>
    </number:number-style>
    <number:text-style style:name="N782">
      <number:text-content/>
      <number:text> </number:text>
      <style:map style:condition="value()&gt;0" style:apply-style-name="N782P0"/>
      <style:map style:condition="value()&lt;0" style:apply-style-name="N782P1"/>
      <style:map style:condition="value()=0" style:apply-style-name="N782P2"/>
    </number:text-style>
    <number:number-style style:name="N786P0" style:volatile="true">
      <loext:text> 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86P1" style:volatile="true">
      <loext:text>-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86P2" style:volatile="true">
      <loext:text> </loext:text>
      <loext:fill-character> </loext:fill-character>
      <number:text>- р. </number:text>
    </number:number-style>
    <number:text-style style:name="N786">
      <number:text-content/>
      <number:text> </number:text>
      <style:map style:condition="value()&gt;0" style:apply-style-name="N786P0"/>
      <style:map style:condition="value()&lt;0" style:apply-style-name="N786P1"/>
      <style:map style:condition="value()=0" style:apply-style-name="N786P2"/>
    </number:text-style>
    <number:number-style style:name="N790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90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9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790">
      <number:text-content/>
      <number:text> </number:text>
      <style:map style:condition="value()&gt;0" style:apply-style-name="N790P0"/>
      <style:map style:condition="value()&lt;0" style:apply-style-name="N790P1"/>
      <style:map style:condition="value()=0" style:apply-style-name="N790P2"/>
    </number:text-style>
    <number:number-style style:name="N794P0" style:volatile="true">
      <loext:text> 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94P1" style:volatile="true">
      <loext:text>-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94P2" style:volatile="true">
      <loext:text> </loext:text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794">
      <number:text-content/>
      <number:text> </number:text>
      <style:map style:condition="value()&gt;0" style:apply-style-name="N794P0"/>
      <style:map style:condition="value()&lt;0" style:apply-style-name="N794P1"/>
      <style:map style:condition="value()=0" style:apply-style-name="N794P2"/>
    </number:text-style>
    <number:number-style style:name="N795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95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95P2" style:volatile="true">
      <loext:text> </loext:text>
      <loext:fill-character> </loext:fill-character>
      <number:text>-р. </number:text>
    </number:number-style>
    <number:text-style style:name="N795">
      <number:text-content/>
      <number:text> </number:text>
      <style:map style:condition="value()&gt;0" style:apply-style-name="N795P0"/>
      <style:map style:condition="value()&lt;0" style:apply-style-name="N795P1"/>
      <style:map style:condition="value()=0" style:apply-style-name="N795P2"/>
    </number:text-style>
    <number:number-style style:name="N79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9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96P2" style:volatile="true">
      <loext:text> </loext:text>
      <loext:fill-character> </loext:fill-character>
      <number:text>-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number-style style:name="N797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97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97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797">
      <number:text-content/>
      <number:text> </number:text>
      <style:map style:condition="value()&gt;0" style:apply-style-name="N797P0"/>
      <style:map style:condition="value()&lt;0" style:apply-style-name="N797P1"/>
      <style:map style:condition="value()=0" style:apply-style-name="N797P2"/>
    </number:text-style>
    <number:number-style style:name="N80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0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01P2" style:volatile="true">
      <loext:text> $</loext:text>
      <loext:fill-character> </loext:fill-character>
      <number:text>- </number:text>
    </number:number-style>
    <number:text-style style:name="N801">
      <number:text-content/>
      <number:text> </number:text>
      <style:map style:condition="value()&gt;0" style:apply-style-name="N801P0"/>
      <style:map style:condition="value()&lt;0" style:apply-style-name="N801P1"/>
      <style:map style:condition="value()=0" style:apply-style-name="N801P2"/>
    </number:text-style>
    <number:number-style style:name="N8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0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05P2" style:volatile="true">
      <loext:text> </loext:text>
      <loext:fill-character> </loext:fill-character>
      <number:text>- </number:text>
    </number:number-style>
    <number:text-style style:name="N805">
      <number:text-content/>
      <number:text> </number:text>
      <style:map style:condition="value()&gt;0" style:apply-style-name="N805P0"/>
      <style:map style:condition="value()&lt;0" style:apply-style-name="N805P1"/>
      <style:map style:condition="value()=0" style:apply-style-name="N805P2"/>
    </number:text-style>
    <number:number-style style:name="N80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0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09">
      <number:text-content/>
      <number:text> </number:text>
      <style:map style:condition="value()&gt;0" style:apply-style-name="N809P0"/>
      <style:map style:condition="value()&lt;0" style:apply-style-name="N809P1"/>
      <style:map style:condition="value()=0" style:apply-style-name="N809P2"/>
    </number:text-style>
    <number:number-style style:name="N8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13">
      <number:text-content/>
      <number:text> </number:text>
      <style:map style:condition="value()&gt;0" style:apply-style-name="N813P0"/>
      <style:map style:condition="value()&lt;0" style:apply-style-name="N813P1"/>
      <style:map style:condition="value()=0" style:apply-style-name="N813P2"/>
    </number:text-style>
    <number:number-style style:name="N816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816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8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816">
      <number:text-content/>
      <number:text> </number:text>
      <style:map style:condition="value()&gt;0" style:apply-style-name="N816P0"/>
      <style:map style:condition="value()&lt;0" style:apply-style-name="N816P1"/>
      <style:map style:condition="value()=0" style:apply-style-name="N816P2"/>
    </number:text-style>
    <number:number-style style:name="N8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8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8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820">
      <number:text-content/>
      <number:text> </number:text>
      <style:map style:condition="value()&gt;0" style:apply-style-name="N820P0"/>
      <style:map style:condition="value()&lt;0" style:apply-style-name="N820P1"/>
      <style:map style:condition="value()=0" style:apply-style-name="N820P2"/>
    </number:text-style>
    <number:number-style style:name="N82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2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24P2" style:volatile="true">
      <loext:text> </loext:text>
      <loext:fill-character> </loext:fill-character>
      <number:text>- ₽ </number:text>
    </number:number-style>
    <number:text-style style:name="N824">
      <number:text-content/>
      <number:text> </number:text>
      <style:map style:condition="value()&gt;0" style:apply-style-name="N824P0"/>
      <style:map style:condition="value()&lt;0" style:apply-style-name="N824P1"/>
      <style:map style:condition="value()=0" style:apply-style-name="N824P2"/>
    </number:text-style>
    <number:number-style style:name="N82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2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828">
      <number:text-content/>
      <number:text> </number:text>
      <style:map style:condition="value()&gt;0" style:apply-style-name="N828P0"/>
      <style:map style:condition="value()&lt;0" style:apply-style-name="N828P1"/>
      <style:map style:condition="value()=0" style:apply-style-name="N828P2"/>
    </number:text-style>
    <number:number-style style:name="N8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8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8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829">
      <number:text-content/>
      <number:text> </number:text>
      <style:map style:condition="value()&gt;0" style:apply-style-name="N829P0"/>
      <style:map style:condition="value()&lt;0" style:apply-style-name="N829P1"/>
      <style:map style:condition="value()=0" style:apply-style-name="N829P2"/>
    </number:text-style>
    <number:number-style style:name="N8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0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0P2" style:volatile="true">
      <loext:fill-character> </loext:fill-character>
      <number:text>- </number:text>
    </number:number-style>
    <number:text-style style:name="N830">
      <number:text-content/>
      <number:text> </number:text>
      <style:map style:condition="value()&gt;0" style:apply-style-name="N830P0"/>
      <style:map style:condition="value()&lt;0" style:apply-style-name="N830P1"/>
      <style:map style:condition="value()=0" style:apply-style-name="N830P2"/>
    </number:text-style>
    <number:number-style style:name="N8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31">
      <number:text-content/>
      <number:text> </number:text>
      <style:map style:condition="value()&gt;0" style:apply-style-name="N831P0"/>
      <style:map style:condition="value()&lt;0" style:apply-style-name="N831P1"/>
      <style:map style:condition="value()=0" style:apply-style-name="N831P2"/>
    </number:text-style>
    <number:number-style style:name="N832">
      <number:number number:decimal-places="0" loext:min-decimal-places="0" number:min-integer-digits="9"/>
    </number:number-style>
    <number:number-style style:name="N8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4P2" style:volatile="true">
      <loext:text> </loext:text>
      <loext:fill-character> </loext:fill-character>
      <number:text>- </number:text>
    </number:number-style>
    <number:text-style style:name="N834">
      <number:text> </number:text>
      <number:text-content/>
      <number:text> </number:text>
      <style:map style:condition="value()&gt;0" style:apply-style-name="N834P0"/>
      <style:map style:condition="value()&lt;0" style:apply-style-name="N834P1"/>
      <style:map style:condition="value()=0" style:apply-style-name="N834P2"/>
    </number:text-style>
    <number:number-style style:name="N835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35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35P2" style:volatile="true">
      <loext:text> </loext:text>
      <loext:fill-character> </loext:fill-character>
      <number:text>- ₽ </number:text>
    </number:number-style>
    <number:text-style style:name="N835">
      <number:text> </number:text>
      <number:text-content/>
      <number:text> </number:text>
      <style:map style:condition="value()&gt;0" style:apply-style-name="N835P0"/>
      <style:map style:condition="value()&lt;0" style:apply-style-name="N835P1"/>
      <style:map style:condition="value()=0" style:apply-style-name="N835P2"/>
    </number:text-style>
    <number:number-style style:name="N8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37">
      <number:text> </number:text>
      <number:text-content/>
      <number:text> </number:text>
      <style:map style:condition="value()&gt;0" style:apply-style-name="N837P0"/>
      <style:map style:condition="value()&lt;0" style:apply-style-name="N837P1"/>
      <style:map style:condition="value()=0" style:apply-style-name="N837P2"/>
    </number:text-style>
    <number:number-style style:name="N83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3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838">
      <number:text> </number:text>
      <number:text-content/>
      <number:text> </number:text>
      <style:map style:condition="value()&gt;0" style:apply-style-name="N838P0"/>
      <style:map style:condition="value()&lt;0" style:apply-style-name="N838P1"/>
      <style:map style:condition="value()=0" style:apply-style-name="N838P2"/>
    </number:text-style>
    <number:number-style style:name="N8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39P2" style:volatile="true">
      <loext:text> $</loext:text>
      <loext:fill-character> </loext:fill-character>
      <number:text>- </number:text>
    </number:number-style>
    <number:text-style style:name="N839">
      <number:text> </number:text>
      <number:text-content/>
      <number:text> </number:text>
      <style:map style:condition="value()&gt;0" style:apply-style-name="N839P0"/>
      <style:map style:condition="value()&lt;0" style:apply-style-name="N839P1"/>
      <style:map style:condition="value()=0" style:apply-style-name="N839P2"/>
    </number:text-style>
    <number:number-style style:name="N8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40P2" style:volatile="true">
      <loext:text> </loext:text>
      <loext:fill-character> </loext:fill-character>
      <number:text>- </number:text>
    </number:number-style>
    <number:text-style style:name="N840">
      <number:text> </number:text>
      <number:text-content/>
      <number:text> </number:text>
      <style:map style:condition="value()&gt;0" style:apply-style-name="N840P0"/>
      <style:map style:condition="value()&lt;0" style:apply-style-name="N840P1"/>
      <style:map style:condition="value()=0" style:apply-style-name="N840P2"/>
    </number:text-style>
    <number:number-style style:name="N8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4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41">
      <number:text> </number:text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number-style style:name="N8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42">
      <number:text> </number:text>
      <number:text-content/>
      <number:text> </number:text>
      <style:map style:condition="value()&gt;0" style:apply-style-name="N842P0"/>
      <style:map style:condition="value()&lt;0" style:apply-style-name="N842P1"/>
      <style:map style:condition="value()=0" style:apply-style-name="N842P2"/>
    </number:text-style>
    <number:currency-style style:name="N844P0" style:volatile="true">
      <number:number number:decimal-places="2" loext:min-decimal-places="2" number:min-integer-digits="1" number:grouping="true"/>
      <number:text> </number:text>
      <number:currency-symbol>GEL</number:currency-symbol>
    </number:currency-style>
    <number:currency-style style:name="N8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EL</number:currency-symbol>
      <style:map style:condition="value()&gt;=0" style:apply-style-name="N844P0"/>
    </number:currency-style>
    <number:number-style style:name="N845">
      <number:number number:decimal-places="0" loext:min-decimal-places="0" number:min-integer-digits="1"/>
      <number:text>  </number:text>
    </number:number-style>
    <number:number-style style:name="N846">
      <number:number number:decimal-places="0" loext:min-decimal-places="0" number:min-integer-digits="11"/>
    </number:number-style>
    <number:number-style style:name="N847">
      <number:number number:decimal-places="0" loext:min-decimal-places="0" number:min-integer-digits="1"/>
      <number:text> гр</number:text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46" number:language="ru" number:country="RU">
      <number:month number:textual="true"/>
      <number:text> </number:text>
      <number:day number:style="long"/>
    </number:date-style>
    <number:currency-style style:name="N1014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48P0"/>
    </number:currency-style>
    <number:number-style style:name="N10151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ru" number:country="RU">
      <number:text>-    </number:text>
    </number:number-style>
    <number:text-style style:name="N10151" number:language="ru" number:country="RU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54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54P2" style:volatile="true" number:language="ru" number:country="RU">
      <number:text>-р. </number:text>
    </number:number-style>
    <number:text-style style:name="N10154" number:language="ru" number:country="RU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56" number:language="ru" number:country="RU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8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8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58" number:language="ru" number:country="RU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1P0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1P1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1P2" style:volatile="true" number:language="ru" number:country="RU">
      <loext:fill-character> </loext:fill-character>
      <number:text>-    </number:text>
    </number:number-style>
    <number:text-style style:name="N10161" number:language="ru" number:country="RU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64P1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64P2" style:volatile="true" number:language="ru" number:country="RU">
      <loext:fill-character> </loext:fill-character>
      <number:text>-р. </number:text>
    </number:number-style>
    <number:text-style style:name="N10164" number:language="ru" number:country="RU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7P0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7P1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7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7" number:language="ru" number:country="RU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0P0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70P1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70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70" number:language="ru" number:country="RU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ru" number:country="RU">
      <number:minutes number:style="long"/>
      <number:text>:</number:text>
      <number:seconds number:style="long"/>
      <number:text>,</number:text>
    </number:time-style>
    <number:number-style style:name="N10175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75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75P2" style:volatile="true" number:language="ru" number:country="RU">
      <loext:text> </loext:text>
      <loext:fill-character> </loext:fill-character>
      <number:text>-    </number:text>
    </number:number-style>
    <number:text-style style:name="N10175" number:language="ru" number:country="RU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7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79P2" style:volatile="true" number:language="ru" number:country="RU">
      <loext:text> </loext:text>
      <loext:fill-character> </loext:fill-character>
      <number:text>-р. </number:text>
    </number:number-style>
    <number:text-style style:name="N10179" number:language="ru" number:country="RU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83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83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83" number:language="ru" number:country="RU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8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8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87" number:language="ru" number:country="RU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88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88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88P2" style:volatile="true" number:language="ru" number:country="RU">
      <loext:text> </loext:text>
      <loext:fill-character> </loext:fill-character>
      <number:text>-    </number:text>
    </number:number-style>
    <number:text-style style:name="N10188" number:language="ru" number:country="RU">
      <number:text> </number:text>
      <number:text-content/>
      <number:text> </number:text>
      <style:map style:condition="value()&gt;0" style:apply-style-name="N10188P0"/>
      <style:map style:condition="value()&lt;0" style:apply-style-name="N10188P1"/>
      <style:map style:condition="value()=0" style:apply-style-name="N10188P2"/>
    </number:text-style>
    <number:number-style style:name="N1018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8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89P2" style:volatile="true" number:language="ru" number:country="RU">
      <loext:text> </loext:text>
      <loext:fill-character> </loext:fill-character>
      <number:text>-р. </number:text>
    </number:number-style>
    <number:text-style style:name="N10189" number:language="ru" number:country="RU">
      <number:text> </number:text>
      <number:text-content/>
      <number:text> </number:text>
      <style:map style:condition="value()&gt;0" style:apply-style-name="N10189P0"/>
      <style:map style:condition="value()&lt;0" style:apply-style-name="N10189P1"/>
      <style:map style:condition="value()=0" style:apply-style-name="N10189P2"/>
    </number:text-style>
    <number:number-style style:name="N10190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90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90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90" number:language="ru" number:country="RU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9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9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91" number:language="ru" number:country="RU">
      <number:text> </number:text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2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20121" number:language="en" number:country="US">
      <number:text-content/>
      <style:map style:condition="value()&lt;=1.79769313486232E+308" style:apply-style-name="N20121P0"/>
    </number:text-style>
    <number:date-style style:name="N20122" number:language="en" number:country="US">
      <number:day number:style="long"/>
      <number:text> </number:text>
      <number:month number:style="long" number:textual="true"/>
      <number:text>,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19T17:56:24.001000000</meta:creation-date>
    <meta:editing-duration>PT3H35M38S</meta:editing-duration>
    <meta:editing-cycles>11</meta:editing-cycles>
    <meta:generator>LibreOffice/6.4.7.2$Linux_X86_64 LibreOffice_project/40$Build-2</meta:generator>
    <dc:date>2026-03-11T09:35:34.423157637</dc:date>
    <dc:creator>Dmitry  Egorov</dc:creator>
    <meta:document-statistic meta:table-count="6" meta:cell-count="3655" meta:object-count="0"/>
  </office:meta>
</office:document-meta>
</file>